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results_string" table:style-name="ta1">
        <table:shapes>
          <draw:frame draw:z-index="0" draw:style-name="gr1" draw:text-style-name="P1" svg:width="12.4567in" svg:height="5.9295in" svg:x="5.6598in" svg:y="0.5224in">
            <draw:object draw:notify-on-update-of-ranges="experiment_results_string.A2:experiment_results_string.A1001 experiment_results_string.B1:experiment_results_string.B1 experiment_results_string.B2:experiment_results_string.B1001 experiment_results_string.A2:experiment_results_string.A1001 experiment_results_string.C1:experiment_results_string.C1 experiment_results_string.C2:experiment_results_string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laidos tikimybė kanale</text:p>
          </table:table-cell>
          <table:table-cell office:value-type="string" calcext:value-type="string">
            <text:p>neužkoduotas pranešimas</text:p>
          </table:table-cell>
          <table:table-cell office:value-type="string" calcext:value-type="string">
            <text:p>užkoduotas pranešimas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98476210220794" calcext:value-type="float">
            <text:p>0.0009847621022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200839639266093" calcext:value-type="float">
            <text:p>0.0020083963926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290245672229709" calcext:value-type="float">
            <text:p>0.00290245672229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975018140355" calcext:value-type="float">
            <text:p>0.0040297501814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493676790712139" calcext:value-type="float">
            <text:p>0.0049367679071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570125427594071" calcext:value-type="float">
            <text:p>0.00570125427594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651757022908676" calcext:value-type="float">
            <text:p>0.00651757022908676</text:p>
          </table:table-cell>
          <table:table-cell office:value-type="float" office:value="0.0000518295843267337" calcext:value-type="float">
            <text:p>5.18295843267337E-05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813724473929719" calcext:value-type="float">
            <text:p>0.00813724473929719</text:p>
          </table:table-cell>
          <table:table-cell office:value-type="float" office:value="0.000181403545143568" calcext:value-type="float">
            <text:p>0.00018140354514356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51300922566601" calcext:value-type="float">
            <text:p>0.00851300922566601</text:p>
          </table:table-cell>
          <table:table-cell office:value-type="float" office:value="0.000116616564735151" calcext:value-type="float">
            <text:p>0.00011661656473515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00938115476314" calcext:value-type="float">
            <text:p>0.0100938115476314</text:p>
          </table:table-cell>
          <table:table-cell office:value-type="float" office:value="0.000116616564735151" calcext:value-type="float">
            <text:p>0.000116616564735151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105084482222453" calcext:value-type="float">
            <text:p>0.0105084482222453</text:p>
          </table:table-cell>
          <table:table-cell office:value-type="float" office:value="0.000272105317715352" calcext:value-type="float">
            <text:p>0.00027210531771535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119726339794755" calcext:value-type="float">
            <text:p>0.0119726339794755</text:p>
          </table:table-cell>
          <table:table-cell office:value-type="float" office:value="0.000362807090287136" calcext:value-type="float">
            <text:p>0.000362807090287136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132813309837255" calcext:value-type="float">
            <text:p>0.0132813309837255</text:p>
          </table:table-cell>
          <table:table-cell office:value-type="float" office:value="0.000285062713797035" calcext:value-type="float">
            <text:p>0.000285062713797035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134627345288691" calcext:value-type="float">
            <text:p>0.0134627345288691</text:p>
          </table:table-cell>
          <table:table-cell office:value-type="float" office:value="0.000583082823675754" calcext:value-type="float">
            <text:p>0.00058308282367575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7584741370374" calcext:value-type="float">
            <text:p>0.0147584741370374</text:p>
          </table:table-cell>
          <table:table-cell office:value-type="float" office:value="0.000349849694205452" calcext:value-type="float">
            <text:p>0.00034984969420545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159116823883072" calcext:value-type="float">
            <text:p>0.0159116823883072</text:p>
          </table:table-cell>
          <table:table-cell office:value-type="float" office:value="0.000608997615839121" calcext:value-type="float">
            <text:p>0.00060899761583912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171555924121489" calcext:value-type="float">
            <text:p>0.0171555924121489</text:p>
          </table:table-cell>
          <table:table-cell office:value-type="float" office:value="0.000466466258940603" calcext:value-type="float">
            <text:p>0.000466466258940603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176609308593345" calcext:value-type="float">
            <text:p>0.0176609308593345</text:p>
          </table:table-cell>
          <table:table-cell office:value-type="float" office:value="0.000686741992329222" calcext:value-type="float">
            <text:p>0.000686741992329222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187623095262776" calcext:value-type="float">
            <text:p>0.0187623095262776</text:p>
          </table:table-cell>
          <table:table-cell office:value-type="float" office:value="0.000699699388410905" calcext:value-type="float">
            <text:p>0.0006996993884109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93972219342801" calcext:value-type="float">
            <text:p>0.0193972219342801</text:p>
          </table:table-cell>
          <table:table-cell office:value-type="float" office:value="0.00112729345910646" calcext:value-type="float">
            <text:p>0.00112729345910646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209780242562455" calcext:value-type="float">
            <text:p>0.0209780242562455</text:p>
          </table:table-cell>
          <table:table-cell office:value-type="float" office:value="0.00101067689437131" calcext:value-type="float">
            <text:p>0.0010106768943713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223385508448222" calcext:value-type="float">
            <text:p>0.0223385508448222</text:p>
          </table:table-cell>
          <table:table-cell office:value-type="float" office:value="0.00141235617290349" calcext:value-type="float">
            <text:p>0.00141235617290349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22675443142946" calcext:value-type="float">
            <text:p>0.022675443142946</text:p>
          </table:table-cell>
          <table:table-cell office:value-type="float" office:value="0.00168446149061885" calcext:value-type="float">
            <text:p>0.00168446149061885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239582253550327" calcext:value-type="float">
            <text:p>0.0239582253550327</text:p>
          </table:table-cell>
          <table:table-cell office:value-type="float" office:value="0.00182699284751736" calcext:value-type="float">
            <text:p>0.00182699284751736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242821602570747" calcext:value-type="float">
            <text:p>0.0242821602570747</text:p>
          </table:table-cell>
          <table:table-cell office:value-type="float" office:value="0.00173629107494558" calcext:value-type="float">
            <text:p>0.00173629107494558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268347672851664" calcext:value-type="float">
            <text:p>0.0268347672851664</text:p>
          </table:table-cell>
          <table:table-cell office:value-type="float" office:value="0.0022675443142946" calcext:value-type="float">
            <text:p>0.0022675443142946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275733388618223" calcext:value-type="float">
            <text:p>0.0275733388618223</text:p>
          </table:table-cell>
          <table:table-cell office:value-type="float" office:value="0.00230641650253965" calcext:value-type="float">
            <text:p>0.0023064165025396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278195293873743" calcext:value-type="float">
            <text:p>0.0278195293873743</text:p>
          </table:table-cell>
          <table:table-cell office:value-type="float" office:value="0.00290245672229709" calcext:value-type="float">
            <text:p>0.00290245672229709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86358453405204" calcext:value-type="float">
            <text:p>0.0286358453405204</text:p>
          </table:table-cell>
          <table:table-cell office:value-type="float" office:value="0.00279879755364362" calcext:value-type="float">
            <text:p>0.0027987975536436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306053695449362" calcext:value-type="float">
            <text:p>0.0306053695449362</text:p>
          </table:table-cell>
          <table:table-cell office:value-type="float" office:value="0.00326526381258422" calcext:value-type="float">
            <text:p>0.00326526381258422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319140665491863" calcext:value-type="float">
            <text:p>0.0319140665491863</text:p>
          </table:table-cell>
          <table:table-cell office:value-type="float" office:value="0.00366694309111641" calcext:value-type="float">
            <text:p>0.0036669430911164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28988286513942" calcext:value-type="float">
            <text:p>0.0328988286513942</text:p>
          </table:table-cell>
          <table:table-cell office:value-type="float" office:value="0.00378355965585156" calcext:value-type="float">
            <text:p>0.00378355965585156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322380014512284" calcext:value-type="float">
            <text:p>0.0322380014512284</text:p>
          </table:table-cell>
          <table:table-cell office:value-type="float" office:value="0.00392609101275008" calcext:value-type="float">
            <text:p>0.00392609101275008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332875505338447" calcext:value-type="float">
            <text:p>0.0332875505338447</text:p>
          </table:table-cell>
          <table:table-cell office:value-type="float" office:value="0.00570125427594071" calcext:value-type="float">
            <text:p>0.0057012542759407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352182025500155" calcext:value-type="float">
            <text:p>0.0352182025500155</text:p>
          </table:table-cell>
          <table:table-cell office:value-type="float" office:value="0.00527366020524515" calcext:value-type="float">
            <text:p>0.00527366020524515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359826889188349" calcext:value-type="float">
            <text:p>0.0359826889188349</text:p>
          </table:table-cell>
          <table:table-cell office:value-type="float" office:value="0.00637503887218824" calcext:value-type="float">
            <text:p>0.0063750388721882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363973255934487" calcext:value-type="float">
            <text:p>0.0363973255934487</text:p>
          </table:table-cell>
          <table:table-cell office:value-type="float" office:value="0.00676376075463875" calcext:value-type="float">
            <text:p>0.00676376075463875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97144189903597" calcext:value-type="float">
            <text:p>0.0397144189903597</text:p>
          </table:table-cell>
          <table:table-cell office:value-type="float" office:value="0.00686741992329222" calcext:value-type="float">
            <text:p>0.00686741992329222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38677827303825" calcext:value-type="float">
            <text:p>0.038677827303825</text:p>
          </table:table-cell>
          <table:table-cell office:value-type="float" office:value="0.00807245775888877" calcext:value-type="float">
            <text:p>0.0080724577588887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397792059707681" calcext:value-type="float">
            <text:p>0.0397792059707681</text:p>
          </table:table-cell>
          <table:table-cell office:value-type="float" office:value="0.00850005182958433" calcext:value-type="float">
            <text:p>0.00850005182958433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411656473515082" calcext:value-type="float">
            <text:p>0.0411656473515082</text:p>
          </table:table-cell>
          <table:table-cell office:value-type="float" office:value="0.00805950036280709" calcext:value-type="float">
            <text:p>0.00805950036280709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429796828029439" calcext:value-type="float">
            <text:p>0.0429796828029439</text:p>
          </table:table-cell>
          <table:table-cell office:value-type="float" office:value="0.00870737016689126" calcext:value-type="float">
            <text:p>0.00870737016689126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43834870944335" calcext:value-type="float">
            <text:p>0.043834870944335</text:p>
          </table:table-cell>
          <table:table-cell office:value-type="float" office:value="0.00909609204934177" calcext:value-type="float">
            <text:p>0.00909609204934177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456748211879341" calcext:value-type="float">
            <text:p>0.0456748211879341</text:p>
          </table:table-cell>
          <table:table-cell office:value-type="float" office:value="0.00925158080232196" calcext:value-type="float">
            <text:p>0.00925158080232196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445604851249093" calcext:value-type="float">
            <text:p>0.0445604851249093</text:p>
          </table:table-cell>
          <table:table-cell office:value-type="float" office:value="0.0112988493832279" calcext:value-type="float">
            <text:p>0.0112988493832279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455452472271172" calcext:value-type="float">
            <text:p>0.0455452472271172</text:p>
          </table:table-cell>
          <table:table-cell office:value-type="float" office:value="0.0111563180263294" calcext:value-type="float">
            <text:p>0.011156318026329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477220897688401" calcext:value-type="float">
            <text:p>0.0477220897688401</text:p>
          </table:table-cell>
          <table:table-cell office:value-type="float" office:value="0.013138799626827" calcext:value-type="float">
            <text:p>0.013138799626827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469835181921841" calcext:value-type="float">
            <text:p>0.0469835181921841</text:p>
          </table:table-cell>
          <table:table-cell office:value-type="float" office:value="0.0126852907639681" calcext:value-type="float">
            <text:p>0.0126852907639681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488882554161916" calcext:value-type="float">
            <text:p>0.0488882554161916</text:p>
          </table:table-cell>
          <table:table-cell office:value-type="float" office:value="0.013177671815072" calcext:value-type="float">
            <text:p>0.01317767181507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503524411734218" calcext:value-type="float">
            <text:p>0.0503524411734218</text:p>
          </table:table-cell>
          <table:table-cell office:value-type="float" office:value="0.0130092256660102" calcext:value-type="float">
            <text:p>0.0130092256660102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505856743028921" calcext:value-type="float">
            <text:p>0.0505856743028921</text:p>
          </table:table-cell>
          <table:table-cell office:value-type="float" office:value="0.0163781486472478" calcext:value-type="float">
            <text:p>0.0163781486472478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534622162330258" calcext:value-type="float">
            <text:p>0.0534622162330258</text:p>
          </table:table-cell>
          <table:table-cell office:value-type="float" office:value="0.01547113092153" calcext:value-type="float">
            <text:p>0.01547113092153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529180055975951" calcext:value-type="float">
            <text:p>0.0529180055975951</text:p>
          </table:table-cell>
          <table:table-cell office:value-type="float" office:value="0.0153933865450399" calcext:value-type="float">
            <text:p>0.0153933865450399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53371514460454" calcext:value-type="float">
            <text:p>0.053371514460454</text:p>
          </table:table-cell>
          <table:table-cell office:value-type="float" office:value="0.0160542137452058" calcext:value-type="float">
            <text:p>0.0160542137452058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540582564527832" calcext:value-type="float">
            <text:p>0.0540582564527832</text:p>
          </table:table-cell>
          <table:table-cell office:value-type="float" office:value="0.0193972219342801" calcext:value-type="float">
            <text:p>0.0193972219342801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562869285788328" calcext:value-type="float">
            <text:p>0.0562869285788328</text:p>
          </table:table-cell>
          <table:table-cell office:value-type="float" office:value="0.0175443142945994" calcext:value-type="float">
            <text:p>0.017544314294599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557427179434021" calcext:value-type="float">
            <text:p>0.0557427179434021</text:p>
          </table:table-cell>
          <table:table-cell office:value-type="float" office:value="0.0213797035347777" calcext:value-type="float">
            <text:p>0.0213797035347777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568700114025086" calcext:value-type="float">
            <text:p>0.0568700114025086</text:p>
          </table:table-cell>
          <table:table-cell office:value-type="float" office:value="0.0218850419819633" calcext:value-type="float">
            <text:p>0.0218850419819633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595781071835804" calcext:value-type="float">
            <text:p>0.0595781071835804</text:p>
          </table:table-cell>
          <table:table-cell office:value-type="float" office:value="0.0233492277391935" calcext:value-type="float">
            <text:p>0.0233492277391935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603166787602363" calcext:value-type="float">
            <text:p>0.0603166787602363</text:p>
          </table:table-cell>
          <table:table-cell office:value-type="float" office:value="0.0224033378252306" calcext:value-type="float">
            <text:p>0.0224033378252306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611589095055458" calcext:value-type="float">
            <text:p>0.0611589095055458</text:p>
          </table:table-cell>
          <table:table-cell office:value-type="float" office:value="0.0225329117860475" calcext:value-type="float">
            <text:p>0.0225329117860475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618067793096299" calcext:value-type="float">
            <text:p>0.0618067793096299</text:p>
          </table:table-cell>
          <table:table-cell office:value-type="float" office:value="0.0255908572613248" calcext:value-type="float">
            <text:p>0.0255908572613248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62869285788328" calcext:value-type="float">
            <text:p>0.062869285788328</text:p>
          </table:table-cell>
          <table:table-cell office:value-type="float" office:value="0.0239323105628693" calcext:value-type="float">
            <text:p>0.0239323105628693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638410904944542" calcext:value-type="float">
            <text:p>0.0638410904944542</text:p>
          </table:table-cell>
          <table:table-cell office:value-type="float" office:value="0.0249818596454856" calcext:value-type="float">
            <text:p>0.0249818596454856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645278324867835" calcext:value-type="float">
            <text:p>0.0645278324867835</text:p>
          </table:table-cell>
          <table:table-cell office:value-type="float" office:value="0.0266533637400228" calcext:value-type="float">
            <text:p>0.0266533637400228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652534466673577" calcext:value-type="float">
            <text:p>0.0652534466673577</text:p>
          </table:table-cell>
          <table:table-cell office:value-type="float" office:value="0.0275603814657406" calcext:value-type="float">
            <text:p>0.0275603814657406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686741992329221" calcext:value-type="float">
            <text:p>0.0686741992329221</text:p>
          </table:table-cell>
          <table:table-cell office:value-type="float" office:value="0.0310200062195501" calcext:value-type="float">
            <text:p>0.0310200062195501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688167305898207" calcext:value-type="float">
            <text:p>0.0688167305898207</text:p>
          </table:table-cell>
          <table:table-cell office:value-type="float" office:value="0.033028402612211" calcext:value-type="float">
            <text:p>0.033028402612211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699699388410905" calcext:value-type="float">
            <text:p>0.0699699388410905</text:p>
          </table:table-cell>
          <table:table-cell office:value-type="float" office:value="0.0317844925883694" calcext:value-type="float">
            <text:p>0.031784492588369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713563802218306" calcext:value-type="float">
            <text:p>0.0713563802218306</text:p>
          </table:table-cell>
          <table:table-cell office:value-type="float" office:value="0.0328858712553125" calcext:value-type="float">
            <text:p>0.0328858712553125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711231470923603" calcext:value-type="float">
            <text:p>0.0711231470923603</text:p>
          </table:table-cell>
          <table:table-cell office:value-type="float" office:value="0.0363843681973671" calcext:value-type="float">
            <text:p>0.0363843681973671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733777340105732" calcext:value-type="float">
            <text:p>0.0733777340105732</text:p>
          </table:table-cell>
          <table:table-cell office:value-type="float" office:value="0.0349072250440551" calcext:value-type="float">
            <text:p>0.0349072250440551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724707162848554" calcext:value-type="float">
            <text:p>0.0724707162848554</text:p>
          </table:table-cell>
          <table:table-cell office:value-type="float" office:value="0.0374209598839017" calcext:value-type="float">
            <text:p>0.0374209598839017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738960298538406" calcext:value-type="float">
            <text:p>0.0738960298538406</text:p>
          </table:table-cell>
          <table:table-cell office:value-type="float" office:value="0.0368249196641443" calcext:value-type="float">
            <text:p>0.036824919664144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50103659168653" calcext:value-type="float">
            <text:p>0.0750103659168653</text:p>
          </table:table-cell>
          <table:table-cell office:value-type="float" office:value="0.0369804084171245" calcext:value-type="float">
            <text:p>0.0369804084171245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745957292422515" calcext:value-type="float">
            <text:p>0.0745957292422515</text:p>
          </table:table-cell>
          <table:table-cell office:value-type="float" office:value="0.0372136415465948" calcext:value-type="float">
            <text:p>0.0372136415465948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753602156110708" calcext:value-type="float">
            <text:p>0.0753602156110708</text:p>
          </table:table-cell>
          <table:table-cell office:value-type="float" office:value="0.0397921633668498" calcext:value-type="float">
            <text:p>0.0397921633668498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786643516119001" calcext:value-type="float">
            <text:p>0.0786643516119001</text:p>
          </table:table-cell>
          <table:table-cell office:value-type="float" office:value="0.0434850212501296" calcext:value-type="float">
            <text:p>0.0434850212501296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785477350471649" calcext:value-type="float">
            <text:p>0.0785477350471649</text:p>
          </table:table-cell>
          <table:table-cell office:value-type="float" office:value="0.0438996579247434" calcext:value-type="float">
            <text:p>0.043899657924743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791308178708407" calcext:value-type="float">
            <text:p>0.0791308178708407</text:p>
          </table:table-cell>
          <table:table-cell office:value-type="float" office:value="0.0434591064579662" calcext:value-type="float">
            <text:p>0.0434591064579662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801933243495387" calcext:value-type="float">
            <text:p>0.0801933243495387</text:p>
          </table:table-cell>
          <table:table-cell office:value-type="float" office:value="0.0446641442935628" calcext:value-type="float">
            <text:p>0.0446641442935628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830439514875091" calcext:value-type="float">
            <text:p>0.0830439514875091</text:p>
          </table:table-cell>
          <table:table-cell office:value-type="float" office:value="0.0482792578003524" calcext:value-type="float">
            <text:p>0.0482792578003524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841582875505338" calcext:value-type="float">
            <text:p>0.0841582875505338</text:p>
          </table:table-cell>
          <table:table-cell office:value-type="float" office:value="0.0497823157458277" calcext:value-type="float">
            <text:p>0.0497823157458277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850782626723334" calcext:value-type="float">
            <text:p>0.0850782626723334</text:p>
          </table:table-cell>
          <table:table-cell office:value-type="float" office:value="0.0514538198403649" calcext:value-type="float">
            <text:p>0.0514538198403649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845858816212294" calcext:value-type="float">
            <text:p>0.0845858816212294</text:p>
          </table:table-cell>
          <table:table-cell office:value-type="float" office:value="0.0511557997304862" calcext:value-type="float">
            <text:p>0.0511557997304862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863351300922567" calcext:value-type="float">
            <text:p>0.0863351300922567</text:p>
          </table:table-cell>
          <table:table-cell office:value-type="float" office:value="0.0526588576759614" calcext:value-type="float">
            <text:p>0.052658857675961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870477868767492" calcext:value-type="float">
            <text:p>0.0870477868767492</text:p>
          </table:table-cell>
          <table:table-cell office:value-type="float" office:value="0.057180988908469" calcext:value-type="float">
            <text:p>0.057180988908469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875401679278532" calcext:value-type="float">
            <text:p>0.0875401679278532</text:p>
          </table:table-cell>
          <table:table-cell office:value-type="float" office:value="0.0588006634186794" calcext:value-type="float">
            <text:p>0.058800663418679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890820980615736" calcext:value-type="float">
            <text:p>0.0890820980615736</text:p>
          </table:table-cell>
          <table:table-cell office:value-type="float" office:value="0.0571162019280605" calcext:value-type="float">
            <text:p>0.05711620192806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907924743443558" calcext:value-type="float">
            <text:p>0.0907924743443558</text:p>
          </table:table-cell>
          <table:table-cell office:value-type="float" office:value="0.0561314398258526" calcext:value-type="float">
            <text:p>0.0561314398258526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913885145641132" calcext:value-type="float">
            <text:p>0.0913885145641132</text:p>
          </table:table-cell>
          <table:table-cell office:value-type="float" office:value="0.061107079921219" calcext:value-type="float">
            <text:p>0.061107079921219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910127500777444" calcext:value-type="float">
            <text:p>0.0910127500777444</text:p>
          </table:table-cell>
          <table:table-cell office:value-type="float" office:value="0.0648647247849072" calcext:value-type="float">
            <text:p>0.0648647247849072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925805950036281" calcext:value-type="float">
            <text:p>0.0925805950036281</text:p>
          </table:table-cell>
          <table:table-cell office:value-type="float" office:value="0.0630118171452265" calcext:value-type="float">
            <text:p>0.0630118171452265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945501192080439" calcext:value-type="float">
            <text:p>0.0945501192080439</text:p>
          </table:table-cell>
          <table:table-cell office:value-type="float" office:value="0.0673914170208355" calcext:value-type="float">
            <text:p>0.0673914170208355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957551570436405" calcext:value-type="float">
            <text:p>0.0957551570436405</text:p>
          </table:table-cell>
          <table:table-cell office:value-type="float" office:value="0.0673395874365088" calcext:value-type="float">
            <text:p>0.0673395874365088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959365605887841" calcext:value-type="float">
            <text:p>0.0959365605887841</text:p>
          </table:table-cell>
          <table:table-cell office:value-type="float" office:value="0.0717321447081994" calcext:value-type="float">
            <text:p>0.071732144708199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967787913340935" calcext:value-type="float">
            <text:p>0.0967787913340935</text:p>
          </table:table-cell>
          <table:table-cell office:value-type="float" office:value="0.0690370063232093" calcext:value-type="float">
            <text:p>0.0690370063232093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994221001347569" calcext:value-type="float">
            <text:p>0.0994221001347569</text:p>
          </table:table-cell>
          <table:table-cell office:value-type="float" office:value="0.0739089872499223" calcext:value-type="float">
            <text:p>0.0739089872499223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968954078988287" calcext:value-type="float">
            <text:p>0.0968954078988287</text:p>
          </table:table-cell>
          <table:table-cell office:value-type="float" office:value="0.0747512179952317" calcext:value-type="float">
            <text:p>0.074751217995231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00251373483985" calcext:value-type="float">
            <text:p>0.100251373483985</text:p>
          </table:table-cell>
          <table:table-cell office:value-type="float" office:value="0.0735332227635534" calcext:value-type="float">
            <text:p>0.0735332227635534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100108842127086" calcext:value-type="float">
            <text:p>0.100108842127086</text:p>
          </table:table-cell>
          <table:table-cell office:value-type="float" office:value="0.0725355032652638" calcext:value-type="float">
            <text:p>0.0725355032652638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101365709547009" calcext:value-type="float">
            <text:p>0.101365709547009</text:p>
          </table:table-cell>
          <table:table-cell office:value-type="float" office:value="0.0766559552192391" calcext:value-type="float">
            <text:p>0.0766559552192391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0044573442521" calcext:value-type="float">
            <text:p>0.10044573442521</text:p>
          </table:table-cell>
          <table:table-cell office:value-type="float" office:value="0.0797268580905981" calcext:value-type="float">
            <text:p>0.0797268580905981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102816937908158" calcext:value-type="float">
            <text:p>0.102816937908158</text:p>
          </table:table-cell>
          <table:table-cell office:value-type="float" office:value="0.082720016585467" calcext:value-type="float">
            <text:p>0.082720016585467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06898517673888" calcext:value-type="float">
            <text:p>0.106898517673888</text:p>
          </table:table-cell>
          <table:table-cell office:value-type="float" office:value="0.0828366331502021" calcext:value-type="float">
            <text:p>0.0828366331502021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104255208873225" calcext:value-type="float">
            <text:p>0.104255208873225</text:p>
          </table:table-cell>
          <table:table-cell office:value-type="float" office:value="0.0849098165232715" calcext:value-type="float">
            <text:p>0.0849098165232715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06406136622784" calcext:value-type="float">
            <text:p>0.106406136622784</text:p>
          </table:table-cell>
          <table:table-cell office:value-type="float" office:value="0.084767285166373" calcext:value-type="float">
            <text:p>0.084767285166373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106898517673888" calcext:value-type="float">
            <text:p>0.106898517673888</text:p>
          </table:table-cell>
          <table:table-cell office:value-type="float" office:value="0.0863351300922567" calcext:value-type="float">
            <text:p>0.0863351300922567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08233129470302" calcext:value-type="float">
            <text:p>0.108233129470302</text:p>
          </table:table-cell>
          <table:table-cell office:value-type="float" office:value="0.0917513216544003" calcext:value-type="float">
            <text:p>0.091751321654400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11083756608272" calcext:value-type="float">
            <text:p>0.111083756608272</text:p>
          </table:table-cell>
          <table:table-cell office:value-type="float" office:value="0.0882269099201824" calcext:value-type="float">
            <text:p>0.088226909920182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112107390898725" calcext:value-type="float">
            <text:p>0.112107390898725</text:p>
          </table:table-cell>
          <table:table-cell office:value-type="float" office:value="0.0955867108945786" calcext:value-type="float">
            <text:p>0.0955867108945786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112677516326319" calcext:value-type="float">
            <text:p>0.112677516326319</text:p>
          </table:table-cell>
          <table:table-cell office:value-type="float" office:value="0.0958199440240489" calcext:value-type="float">
            <text:p>0.0958199440240489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114750699699388" calcext:value-type="float">
            <text:p>0.114750699699388</text:p>
          </table:table-cell>
          <table:table-cell office:value-type="float" office:value="0.0945760340002073" calcext:value-type="float">
            <text:p>0.0945760340002073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113325386130403" calcext:value-type="float">
            <text:p>0.113325386130403</text:p>
          </table:table-cell>
          <table:table-cell office:value-type="float" office:value="0.0974396185342594" calcext:value-type="float">
            <text:p>0.097439618534259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115968694931067" calcext:value-type="float">
            <text:p>0.115968694931067</text:p>
          </table:table-cell>
          <table:table-cell office:value-type="float" office:value="0.100666010158599" calcext:value-type="float">
            <text:p>0.100666010158599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114336063024775" calcext:value-type="float">
            <text:p>0.114336063024775</text:p>
          </table:table-cell>
          <table:table-cell office:value-type="float" office:value="0.100277288276148" calcext:value-type="float">
            <text:p>0.100277288276148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116163055872292" calcext:value-type="float">
            <text:p>0.116163055872292</text:p>
          </table:table-cell>
          <table:table-cell office:value-type="float" office:value="0.103659168653467" calcext:value-type="float">
            <text:p>0.103659168653467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119104384782834" calcext:value-type="float">
            <text:p>0.119104384782834</text:p>
          </table:table-cell>
          <table:table-cell office:value-type="float" office:value="0.103814657406448" calcext:value-type="float">
            <text:p>0.103814657406448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119311703120141" calcext:value-type="float">
            <text:p>0.119311703120141</text:p>
          </table:table-cell>
          <table:table-cell office:value-type="float" office:value="0.104255208873225" calcext:value-type="float">
            <text:p>0.10425520887322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119182129159324" calcext:value-type="float">
            <text:p>0.119182129159324</text:p>
          </table:table-cell>
          <table:table-cell office:value-type="float" office:value="0.108129470301648" calcext:value-type="float">
            <text:p>0.108129470301648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121099823779413" calcext:value-type="float">
            <text:p>0.121099823779413</text:p>
          </table:table-cell>
          <table:table-cell office:value-type="float" office:value="0.110656162537576" calcext:value-type="float">
            <text:p>0.110656162537576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122214159842438" calcext:value-type="float">
            <text:p>0.122214159842438</text:p>
          </table:table-cell>
          <table:table-cell office:value-type="float" office:value="0.110021250129574" calcext:value-type="float">
            <text:p>0.11002125012957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121747693583497" calcext:value-type="float">
            <text:p>0.121747693583497</text:p>
          </table:table-cell>
          <table:table-cell office:value-type="float" office:value="0.112703431118482" calcext:value-type="float">
            <text:p>0.11270343111848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124585363325386" calcext:value-type="float">
            <text:p>0.124585363325386</text:p>
          </table:table-cell>
          <table:table-cell office:value-type="float" office:value="0.116927542241111" calcext:value-type="float">
            <text:p>0.11692754224111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123743132580077" calcext:value-type="float">
            <text:p>0.123743132580077</text:p>
          </table:table-cell>
          <table:table-cell office:value-type="float" office:value="0.117018244013683" calcext:value-type="float">
            <text:p>0.117018244013683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126049549082616" calcext:value-type="float">
            <text:p>0.126049549082616</text:p>
          </table:table-cell>
          <table:table-cell office:value-type="float" office:value="0.117121903182336" calcext:value-type="float">
            <text:p>0.117121903182336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126684461490619" calcext:value-type="float">
            <text:p>0.126684461490619</text:p>
          </table:table-cell>
          <table:table-cell office:value-type="float" office:value="0.118586088939567" calcext:value-type="float">
            <text:p>0.118586088939567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128524411734218" calcext:value-type="float">
            <text:p>0.128524411734218</text:p>
          </table:table-cell>
          <table:table-cell office:value-type="float" office:value="0.123678345599668" calcext:value-type="float">
            <text:p>0.123678345599668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129029750181404" calcext:value-type="float">
            <text:p>0.129029750181404</text:p>
          </table:table-cell>
          <table:table-cell office:value-type="float" office:value="0.120853633253861" calcext:value-type="float">
            <text:p>0.12085363325386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129301855499119" calcext:value-type="float">
            <text:p>0.129301855499119</text:p>
          </table:table-cell>
          <table:table-cell office:value-type="float" office:value="0.120814761065616" calcext:value-type="float">
            <text:p>0.120814761065616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130286617601327" calcext:value-type="float">
            <text:p>0.130286617601327</text:p>
          </table:table-cell>
          <table:table-cell office:value-type="float" office:value="0.129794236550223" calcext:value-type="float">
            <text:p>0.129794236550223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131141805742718" calcext:value-type="float">
            <text:p>0.131141805742718</text:p>
          </table:table-cell>
          <table:table-cell office:value-type="float" office:value="0.127332331294703" calcext:value-type="float">
            <text:p>0.127332331294703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131815590338965" calcext:value-type="float">
            <text:p>0.131815590338965</text:p>
          </table:table-cell>
          <table:table-cell office:value-type="float" office:value="0.126451228361149" calcext:value-type="float">
            <text:p>0.126451228361149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134886493210324" calcext:value-type="float">
            <text:p>0.134886493210324</text:p>
          </table:table-cell>
          <table:table-cell office:value-type="float" office:value="0.134536643516119" calcext:value-type="float">
            <text:p>0.134536643516119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35780553539961" calcext:value-type="float">
            <text:p>0.135780553539961</text:p>
          </table:table-cell>
          <table:table-cell office:value-type="float" office:value="0.134808748833834" calcext:value-type="float">
            <text:p>0.13480874883383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135106768943713" calcext:value-type="float">
            <text:p>0.135106768943713</text:p>
          </table:table-cell>
          <table:table-cell office:value-type="float" office:value="0.135780553539961" calcext:value-type="float">
            <text:p>0.135780553539961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137439100238416" calcext:value-type="float">
            <text:p>0.137439100238416</text:p>
          </table:table-cell>
          <table:table-cell office:value-type="float" office:value="0.137477972426661" calcext:value-type="float">
            <text:p>0.137477972426661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136428423344045" calcext:value-type="float">
            <text:p>0.136428423344045</text:p>
          </table:table-cell>
          <table:table-cell office:value-type="float" office:value="0.138294288379807" calcext:value-type="float">
            <text:p>0.138294288379807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138372032756297" calcext:value-type="float">
            <text:p>0.138372032756297</text:p>
          </table:table-cell>
          <table:table-cell office:value-type="float" office:value="0.138333160568052" calcext:value-type="float">
            <text:p>0.13833316056805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139939877682181" calcext:value-type="float">
            <text:p>0.139939877682181</text:p>
          </table:table-cell>
          <table:table-cell office:value-type="float" office:value="0.142712760443661" calcext:value-type="float">
            <text:p>0.142712760443661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141689126153208" calcext:value-type="float">
            <text:p>0.141689126153208</text:p>
          </table:table-cell>
          <table:table-cell office:value-type="float" office:value="0.14724784907225" calcext:value-type="float">
            <text:p>0.14724784907225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141002384160879" calcext:value-type="float">
            <text:p>0.141002384160879</text:p>
          </table:table-cell>
          <table:table-cell office:value-type="float" office:value="0.148439929511765" calcext:value-type="float">
            <text:p>0.148439929511765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144384264538198" calcext:value-type="float">
            <text:p>0.144384264538198</text:p>
          </table:table-cell>
          <table:table-cell office:value-type="float" office:value="0.146599979268166" calcext:value-type="float">
            <text:p>0.146599979268166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144487923706852" calcext:value-type="float">
            <text:p>0.144487923706852</text:p>
          </table:table-cell>
          <table:table-cell office:value-type="float" office:value="0.146612936664248" calcext:value-type="float">
            <text:p>0.146612936664248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144772986420649" calcext:value-type="float">
            <text:p>0.144772986420649</text:p>
          </table:table-cell>
          <table:table-cell office:value-type="float" office:value="0.150163263190629" calcext:value-type="float">
            <text:p>0.150163263190629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146366746138696" calcext:value-type="float">
            <text:p>0.146366746138696</text:p>
          </table:table-cell>
          <table:table-cell office:value-type="float" office:value="0.151459002798798" calcext:value-type="float">
            <text:p>0.151459002798798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147364465636986" calcext:value-type="float">
            <text:p>0.147364465636986</text:p>
          </table:table-cell>
          <table:table-cell office:value-type="float" office:value="0.156032963615632" calcext:value-type="float">
            <text:p>0.15603296361563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147286721260496" calcext:value-type="float">
            <text:p>0.147286721260496</text:p>
          </table:table-cell>
          <table:table-cell office:value-type="float" office:value="0.151005493935939" calcext:value-type="float">
            <text:p>0.151005493935939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148375142531357" calcext:value-type="float">
            <text:p>0.148375142531357</text:p>
          </table:table-cell>
          <table:table-cell office:value-type="float" office:value="0.154361459521095" calcext:value-type="float">
            <text:p>0.15436145952109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51186897481082" calcext:value-type="float">
            <text:p>0.151186897481082</text:p>
          </table:table-cell>
          <table:table-cell office:value-type="float" office:value="0.161397325593449" calcext:value-type="float">
            <text:p>0.161397325593449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151964341245983" calcext:value-type="float">
            <text:p>0.151964341245983</text:p>
          </table:table-cell>
          <table:table-cell office:value-type="float" office:value="0.161915621436716" calcext:value-type="float">
            <text:p>0.161915621436716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153104592101171" calcext:value-type="float">
            <text:p>0.153104592101171</text:p>
          </table:table-cell>
          <table:table-cell office:value-type="float" office:value="0.164805120762931" calcext:value-type="float">
            <text:p>0.16480512076293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153376697418887" calcext:value-type="float">
            <text:p>0.153376697418887</text:p>
          </table:table-cell>
          <table:table-cell office:value-type="float" office:value="0.165517777547424" calcext:value-type="float">
            <text:p>0.16551777754742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153700632320929" calcext:value-type="float">
            <text:p>0.153700632320929</text:p>
          </table:table-cell>
          <table:table-cell office:value-type="float" office:value="0.168187001140251" calcext:value-type="float">
            <text:p>0.168187001140251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1556312843371" calcext:value-type="float">
            <text:p>0.1556312843371</text:p>
          </table:table-cell>
          <table:table-cell office:value-type="float" office:value="0.166126775163263" calcext:value-type="float">
            <text:p>0.166126775163263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155955219239142" calcext:value-type="float">
            <text:p>0.155955219239142</text:p>
          </table:table-cell>
          <table:table-cell office:value-type="float" office:value="0.170635948999689" calcext:value-type="float">
            <text:p>0.170635948999689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157263916243392" calcext:value-type="float">
            <text:p>0.157263916243392</text:p>
          </table:table-cell>
          <table:table-cell office:value-type="float" office:value="0.173227428216026" calcext:value-type="float">
            <text:p>0.173227428216026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158987249922256" calcext:value-type="float">
            <text:p>0.158987249922256</text:p>
          </table:table-cell>
          <table:table-cell office:value-type="float" office:value="0.173693894474966" calcext:value-type="float">
            <text:p>0.173693894474966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156641961231471" calcext:value-type="float">
            <text:p>0.156641961231471</text:p>
          </table:table-cell>
          <table:table-cell office:value-type="float" office:value="0.176324245879548" calcext:value-type="float">
            <text:p>0.17632424587954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59648077122421" calcext:value-type="float">
            <text:p>0.159648077122421</text:p>
          </table:table-cell>
          <table:table-cell office:value-type="float" office:value="0.179732041049031" calcext:value-type="float">
            <text:p>0.179732041049031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163004042707577" calcext:value-type="float">
            <text:p>0.163004042707577</text:p>
          </table:table-cell>
          <table:table-cell office:value-type="float" office:value="0.178254897895719" calcext:value-type="float">
            <text:p>0.178254897895719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163625997719498" calcext:value-type="float">
            <text:p>0.163625997719498</text:p>
          </table:table-cell>
          <table:table-cell office:value-type="float" office:value="0.179006426868457" calcext:value-type="float">
            <text:p>0.179006426868457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162783766974189" calcext:value-type="float">
            <text:p>0.162783766974189</text:p>
          </table:table-cell>
          <table:table-cell office:value-type="float" office:value="0.181481289520058" calcext:value-type="float">
            <text:p>0.181481289520058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161228879444387" calcext:value-type="float">
            <text:p>0.161228879444387</text:p>
          </table:table-cell>
          <table:table-cell office:value-type="float" office:value="0.18395615217166" calcext:value-type="float">
            <text:p>0.18395615217166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64908779931585" calcext:value-type="float">
            <text:p>0.164908779931585</text:p>
          </table:table-cell>
          <table:table-cell office:value-type="float" office:value="0.187765626619674" calcext:value-type="float">
            <text:p>0.1877656266196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161941536228879" calcext:value-type="float">
            <text:p>0.161941536228879</text:p>
          </table:table-cell>
          <table:table-cell office:value-type="float" office:value="0.185990463356484" calcext:value-type="float">
            <text:p>0.185990463356484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167552088732248" calcext:value-type="float">
            <text:p>0.167552088732248</text:p>
          </table:table-cell>
          <table:table-cell office:value-type="float" office:value="0.183463771120556" calcext:value-type="float">
            <text:p>0.183463771120556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167953768010781" calcext:value-type="float">
            <text:p>0.167953768010781</text:p>
          </table:table-cell>
          <table:table-cell office:value-type="float" office:value="0.186677205348813" calcext:value-type="float">
            <text:p>0.186677205348813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169417953768011" calcext:value-type="float">
            <text:p>0.169417953768011</text:p>
          </table:table-cell>
          <table:table-cell office:value-type="float" office:value="0.186327355654608" calcext:value-type="float">
            <text:p>0.18632735565460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67837151446045" calcext:value-type="float">
            <text:p>0.167837151446045</text:p>
          </table:table-cell>
          <table:table-cell office:value-type="float" office:value="0.190357105836011" calcext:value-type="float">
            <text:p>0.190357105836011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169547527728828" calcext:value-type="float">
            <text:p>0.169547527728828</text:p>
          </table:table-cell>
          <table:table-cell office:value-type="float" office:value="0.191510314087281" calcext:value-type="float">
            <text:p>0.191510314087281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173940085000518" calcext:value-type="float">
            <text:p>0.173940085000518</text:p>
          </table:table-cell>
          <table:table-cell office:value-type="float" office:value="0.194866279672437" calcext:value-type="float">
            <text:p>0.194866279672437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168731211775682" calcext:value-type="float">
            <text:p>0.168731211775682</text:p>
          </table:table-cell>
          <table:table-cell office:value-type="float" office:value="0.190758785114543" calcext:value-type="float">
            <text:p>0.190758785114543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175300611589095" calcext:value-type="float">
            <text:p>0.175300611589095</text:p>
          </table:table-cell>
          <table:table-cell office:value-type="float" office:value="0.198999689022494" calcext:value-type="float">
            <text:p>0.19899968902249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76078055353996" calcext:value-type="float">
            <text:p>0.176078055353996</text:p>
          </table:table-cell>
          <table:table-cell office:value-type="float" office:value="0.198934902042086" calcext:value-type="float">
            <text:p>0.198934902042086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177814346428942" calcext:value-type="float">
            <text:p>0.177814346428942</text:p>
          </table:table-cell>
          <table:table-cell office:value-type="float" office:value="0.199219964755883" calcext:value-type="float">
            <text:p>0.199219964755883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177360837566083" calcext:value-type="float">
            <text:p>0.177360837566083</text:p>
          </table:table-cell>
          <table:table-cell office:value-type="float" office:value="0.202420441588058" calcext:value-type="float">
            <text:p>0.202420441588058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176777754742407" calcext:value-type="float">
            <text:p>0.176777754742407</text:p>
          </table:table-cell>
          <table:table-cell office:value-type="float" office:value="0.205089665180885" calcext:value-type="float">
            <text:p>0.205089665180885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177153519228776" calcext:value-type="float">
            <text:p>0.177153519228776</text:p>
          </table:table-cell>
          <table:table-cell office:value-type="float" office:value="0.205115579973049" calcext:value-type="float">
            <text:p>0.20511557997304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180600186586504" calcext:value-type="float">
            <text:p>0.180600186586504</text:p>
          </table:table-cell>
          <table:table-cell office:value-type="float" office:value="0.20874365087592" calcext:value-type="float">
            <text:p>0.20874365087592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181753394837773" calcext:value-type="float">
            <text:p>0.181753394837773</text:p>
          </table:table-cell>
          <table:table-cell office:value-type="float" office:value="0.207940292318856" calcext:value-type="float">
            <text:p>0.207940292318856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183295324971494" calcext:value-type="float">
            <text:p>0.183295324971494</text:p>
          </table:table-cell>
          <table:table-cell office:value-type="float" office:value="0.210946408209806" calcext:value-type="float">
            <text:p>0.210946408209806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184020939152068" calcext:value-type="float">
            <text:p>0.184020939152068</text:p>
          </table:table-cell>
          <table:table-cell office:value-type="float" office:value="0.206476106561625" calcext:value-type="float">
            <text:p>0.206476106561625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183813620814761" calcext:value-type="float">
            <text:p>0.183813620814761</text:p>
          </table:table-cell>
          <table:table-cell office:value-type="float" office:value="0.213330569088836" calcext:value-type="float">
            <text:p>0.213330569088836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8434487405411" calcext:value-type="float">
            <text:p>0.18434487405411</text:p>
          </table:table-cell>
          <table:table-cell office:value-type="float" office:value="0.213356483880999" calcext:value-type="float">
            <text:p>0.213356483880999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186003420752566" calcext:value-type="float">
            <text:p>0.186003420752566</text:p>
          </table:table-cell>
          <table:table-cell office:value-type="float" office:value="0.217580595003628" calcext:value-type="float">
            <text:p>0.217580595003628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189242769772986" calcext:value-type="float">
            <text:p>0.189242769772986</text:p>
          </table:table-cell>
          <table:table-cell office:value-type="float" office:value="0.217127086140769" calcext:value-type="float">
            <text:p>0.217127086140769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187843370996165" calcext:value-type="float">
            <text:p>0.187843370996165</text:p>
          </table:table-cell>
          <table:table-cell office:value-type="float" office:value="0.222569192495076" calcext:value-type="float">
            <text:p>0.222569192495076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18827096506686" calcext:value-type="float">
            <text:p>0.18827096506686</text:p>
          </table:table-cell>
          <table:table-cell office:value-type="float" office:value="0.221480771224215" calcext:value-type="float">
            <text:p>0.2214807712242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189463045506375" calcext:value-type="float">
            <text:p>0.189463045506375</text:p>
          </table:table-cell>
          <table:table-cell office:value-type="float" office:value="0.220703327459314" calcext:value-type="float">
            <text:p>0.22070332745931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188892920078781" calcext:value-type="float">
            <text:p>0.188892920078781</text:p>
          </table:table-cell>
          <table:table-cell office:value-type="float" office:value="0.224499844511247" calcext:value-type="float">
            <text:p>0.22449984451124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190279361459521" calcext:value-type="float">
            <text:p>0.190279361459521</text:p>
          </table:table-cell>
          <table:table-cell office:value-type="float" office:value="0.223826059914999" calcext:value-type="float">
            <text:p>0.223826059914999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195138384990152" calcext:value-type="float">
            <text:p>0.195138384990152</text:p>
          </table:table-cell>
          <table:table-cell office:value-type="float" office:value="0.227091323727584" calcext:value-type="float">
            <text:p>0.22709132372758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192663522338551" calcext:value-type="float">
            <text:p>0.192663522338551</text:p>
          </table:table-cell>
          <table:table-cell office:value-type="float" office:value="0.226275007774438" calcext:value-type="float">
            <text:p>0.22627500777443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19550119208044" calcext:value-type="float">
            <text:p>0.19550119208044</text:p>
          </table:table-cell>
          <table:table-cell office:value-type="float" office:value="0.227039494143257" calcext:value-type="float">
            <text:p>0.227039494143257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196783974292526" calcext:value-type="float">
            <text:p>0.196783974292526</text:p>
          </table:table-cell>
          <table:table-cell office:value-type="float" office:value="0.22968280294392" calcext:value-type="float">
            <text:p>0.22968280294392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195384575515704" calcext:value-type="float">
            <text:p>0.195384575515704</text:p>
          </table:table-cell>
          <table:table-cell office:value-type="float" office:value="0.232611174458381" calcext:value-type="float">
            <text:p>0.232611174458381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199207007359801" calcext:value-type="float">
            <text:p>0.199207007359801</text:p>
          </table:table-cell>
          <table:table-cell office:value-type="float" office:value="0.233505234788017" calcext:value-type="float">
            <text:p>0.233505234788017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200308386026744" calcext:value-type="float">
            <text:p>0.200308386026744</text:p>
          </table:table-cell>
          <table:table-cell office:value-type="float" office:value="0.230278843163678" calcext:value-type="float">
            <text:p>0.2302788431636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00010365916865" calcext:value-type="float">
            <text:p>0.200010365916865</text:p>
          </table:table-cell>
          <table:table-cell office:value-type="float" office:value="0.234191976780346" calcext:value-type="float">
            <text:p>0.234191976780346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200710065305276" calcext:value-type="float">
            <text:p>0.200710065305276</text:p>
          </table:table-cell>
          <table:table-cell office:value-type="float" office:value="0.235889395667047" calcext:value-type="float">
            <text:p>0.235889395667047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01591168238831" calcext:value-type="float">
            <text:p>0.201591168238831</text:p>
          </table:table-cell>
          <table:table-cell office:value-type="float" office:value="0.235150824090391" calcext:value-type="float">
            <text:p>0.235150824090391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20096921322691" calcext:value-type="float">
            <text:p>0.20096921322691</text:p>
          </table:table-cell>
          <table:table-cell office:value-type="float" office:value="0.236705711620193" calcext:value-type="float">
            <text:p>0.236705711620193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04040116098269" calcext:value-type="float">
            <text:p>0.204040116098269</text:p>
          </table:table-cell>
          <table:table-cell office:value-type="float" office:value="0.239271276044366" calcext:value-type="float">
            <text:p>0.239271276044366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204636156318026" calcext:value-type="float">
            <text:p>0.204636156318026</text:p>
          </table:table-cell>
          <table:table-cell office:value-type="float" office:value="0.243624961127812" calcext:value-type="float">
            <text:p>0.243624961127812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0243339898414" calcext:value-type="float">
            <text:p>0.20243339898414</text:p>
          </table:table-cell>
          <table:table-cell office:value-type="float" office:value="0.241422203793926" calcext:value-type="float">
            <text:p>0.241422203793926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211101896962786" calcext:value-type="float">
            <text:p>0.211101896962786</text:p>
          </table:table-cell>
          <table:table-cell office:value-type="float" office:value="0.247343733803255" calcext:value-type="float">
            <text:p>0.247343733803255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07007359800974" calcext:value-type="float">
            <text:p>0.207007359800974</text:p>
          </table:table-cell>
          <table:table-cell office:value-type="float" office:value="0.243067793096299" calcext:value-type="float">
            <text:p>0.243067793096299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210246708821395" calcext:value-type="float">
            <text:p>0.210246708821395</text:p>
          </table:table-cell>
          <table:table-cell office:value-type="float" office:value="0.248082305379911" calcext:value-type="float">
            <text:p>0.24808230537991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09028713589717" calcext:value-type="float">
            <text:p>0.209028713589717</text:p>
          </table:table-cell>
          <table:table-cell office:value-type="float" office:value="0.251516015341557" calcext:value-type="float">
            <text:p>0.251516015341557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210544728931274" calcext:value-type="float">
            <text:p>0.210544728931274</text:p>
          </table:table-cell>
          <table:table-cell office:value-type="float" office:value="0.249468746760651" calcext:value-type="float">
            <text:p>0.249468746760651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11322172696175" calcext:value-type="float">
            <text:p>0.211322172696175</text:p>
          </table:table-cell>
          <table:table-cell office:value-type="float" office:value="0.249650150305795" calcext:value-type="float">
            <text:p>0.249650150305795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215909090909091" calcext:value-type="float">
            <text:p>0.215909090909091</text:p>
          </table:table-cell>
          <table:table-cell office:value-type="float" office:value="0.252591479216337" calcext:value-type="float">
            <text:p>0.252591479216337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15002073183373" calcext:value-type="float">
            <text:p>0.215002073183373</text:p>
          </table:table-cell>
          <table:table-cell office:value-type="float" office:value="0.249546491137141" calcext:value-type="float">
            <text:p>0.249546491137141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216738364258319" calcext:value-type="float">
            <text:p>0.216738364258319</text:p>
          </table:table-cell>
          <table:table-cell office:value-type="float" office:value="0.256660101585985" calcext:value-type="float">
            <text:p>0.256660101585985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18487612729346" calcext:value-type="float">
            <text:p>0.218487612729346</text:p>
          </table:table-cell>
          <table:table-cell office:value-type="float" office:value="0.255377319373899" calcext:value-type="float">
            <text:p>0.255377319373899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214108012853737" calcext:value-type="float">
            <text:p>0.214108012853737</text:p>
          </table:table-cell>
          <table:table-cell office:value-type="float" office:value="0.261337721571473" calcext:value-type="float">
            <text:p>0.261337721571473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19252099098165" calcext:value-type="float">
            <text:p>0.219252099098165</text:p>
          </table:table-cell>
          <table:table-cell office:value-type="float" office:value="0.261182232818493" calcext:value-type="float">
            <text:p>0.261182232818493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218604229294081" calcext:value-type="float">
            <text:p>0.218604229294081</text:p>
          </table:table-cell>
          <table:table-cell office:value-type="float" office:value="0.259484813931792" calcext:value-type="float">
            <text:p>0.25948481393179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21817663522339" calcext:value-type="float">
            <text:p>0.221817663522339</text:p>
          </table:table-cell>
          <table:table-cell office:value-type="float" office:value="0.26455115579973" calcext:value-type="float">
            <text:p>0.26455115579973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220146159427801" calcext:value-type="float">
            <text:p>0.220146159427801</text:p>
          </table:table-cell>
          <table:table-cell office:value-type="float" office:value="0.263475691924951" calcext:value-type="float">
            <text:p>0.263475691924951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4590546283819" calcext:value-type="float">
            <text:p>0.224590546283819</text:p>
          </table:table-cell>
          <table:table-cell office:value-type="float" office:value="0.262154037524619" calcext:value-type="float">
            <text:p>0.262154037524619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224733077640717" calcext:value-type="float">
            <text:p>0.224733077640717</text:p>
          </table:table-cell>
          <table:table-cell office:value-type="float" office:value="0.261441380740126" calcext:value-type="float">
            <text:p>0.261441380740126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62651601534" calcext:value-type="float">
            <text:p>0.224862651601534</text:p>
          </table:table-cell>
          <table:table-cell office:value-type="float" office:value="0.267272208976884" calcext:value-type="float">
            <text:p>0.26727220897688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26223178190111" calcext:value-type="float">
            <text:p>0.226223178190111</text:p>
          </table:table-cell>
          <table:table-cell office:value-type="float" office:value="0.268334715455582" calcext:value-type="float">
            <text:p>0.268334715455582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7920597076811" calcext:value-type="float">
            <text:p>0.227920597076811</text:p>
          </table:table-cell>
          <table:table-cell office:value-type="float" office:value="0.268503161604644" calcext:value-type="float">
            <text:p>0.26850316160464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227091323727584" calcext:value-type="float">
            <text:p>0.227091323727584</text:p>
          </table:table-cell>
          <table:table-cell office:value-type="float" office:value="0.272999378044988" calcext:value-type="float">
            <text:p>0.272999378044988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28788742614284" calcext:value-type="float">
            <text:p>0.228788742614284</text:p>
          </table:table-cell>
          <table:table-cell office:value-type="float" office:value="0.271314916554369" calcext:value-type="float">
            <text:p>0.271314916554369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229488442002695" calcext:value-type="float">
            <text:p>0.229488442002695</text:p>
          </table:table-cell>
          <table:table-cell office:value-type="float" office:value="0.273154866797968" calcext:value-type="float">
            <text:p>0.27315486679796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30265885767596" calcext:value-type="float">
            <text:p>0.230265885767596</text:p>
          </table:table-cell>
          <table:table-cell office:value-type="float" office:value="0.275746346014305" calcext:value-type="float">
            <text:p>0.275746346014305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227687363947341" calcext:value-type="float">
            <text:p>0.227687363947341</text:p>
          </table:table-cell>
          <table:table-cell office:value-type="float" office:value="0.276264641857572" calcext:value-type="float">
            <text:p>0.276264641857572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31872602881725" calcext:value-type="float">
            <text:p>0.231872602881725</text:p>
          </table:table-cell>
          <table:table-cell office:value-type="float" office:value="0.277884316367783" calcext:value-type="float">
            <text:p>0.277884316367783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233544106976262" calcext:value-type="float">
            <text:p>0.233544106976262</text:p>
          </table:table-cell>
          <table:table-cell office:value-type="float" office:value="0.27678293770084" calcext:value-type="float">
            <text:p>0.2767829377008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29242251477143" calcext:value-type="float">
            <text:p>0.229242251477143</text:p>
          </table:table-cell>
          <table:table-cell office:value-type="float" office:value="0.275357624131854" calcext:value-type="float">
            <text:p>0.27535762413185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230939670363844" calcext:value-type="float">
            <text:p>0.230939670363844</text:p>
          </table:table-cell>
          <table:table-cell office:value-type="float" office:value="0.278506271379704" calcext:value-type="float">
            <text:p>0.27850627137970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3699077433399" calcext:value-type="float">
            <text:p>0.23699077433399</text:p>
          </table:table-cell>
          <table:table-cell office:value-type="float" office:value="0.276899554265575" calcext:value-type="float">
            <text:p>0.276899554265575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235332227635534" calcext:value-type="float">
            <text:p>0.235332227635534</text:p>
          </table:table-cell>
          <table:table-cell office:value-type="float" office:value="0.284013164714419" calcext:value-type="float">
            <text:p>0.284013164714419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3814398258526" calcext:value-type="float">
            <text:p>0.23814398258526</text:p>
          </table:table-cell>
          <table:table-cell office:value-type="float" office:value="0.287835596558516" calcext:value-type="float">
            <text:p>0.287835596558516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237794132891054" calcext:value-type="float">
            <text:p>0.237794132891054</text:p>
          </table:table-cell>
          <table:table-cell office:value-type="float" office:value="0.281110707992122" calcext:value-type="float">
            <text:p>0.28111070799212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38429045299057" calcext:value-type="float">
            <text:p>0.238429045299057</text:p>
          </table:table-cell>
          <table:table-cell office:value-type="float" office:value="0.287770809578107" calcext:value-type="float">
            <text:p>0.287770809578107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24322328184928" calcext:value-type="float">
            <text:p>0.24322328184928</text:p>
          </table:table-cell>
          <table:table-cell office:value-type="float" office:value="0.288988804809785" calcext:value-type="float">
            <text:p>0.288988804809785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41759096092049" calcext:value-type="float">
            <text:p>0.241759096092049</text:p>
          </table:table-cell>
          <table:table-cell office:value-type="float" office:value="0.287433917279983" calcext:value-type="float">
            <text:p>0.28743391727998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243339898414015" calcext:value-type="float">
            <text:p>0.243339898414015</text:p>
          </table:table-cell>
          <table:table-cell office:value-type="float" office:value="0.288353892401783" calcext:value-type="float">
            <text:p>0.288353892401783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43275111433606" calcext:value-type="float">
            <text:p>0.243275111433606</text:p>
          </table:table-cell>
          <table:table-cell office:value-type="float" office:value="0.290245672229709" calcext:value-type="float">
            <text:p>0.290245672229709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24515393386545" calcext:value-type="float">
            <text:p>0.24515393386545</text:p>
          </table:table-cell>
          <table:table-cell office:value-type="float" office:value="0.292098579869389" calcext:value-type="float">
            <text:p>0.292098579869389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4607390898725" calcext:value-type="float">
            <text:p>0.24607390898725</text:p>
          </table:table-cell>
          <table:table-cell office:value-type="float" office:value="0.292215196434125" calcext:value-type="float">
            <text:p>0.292215196434125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244622680626101" calcext:value-type="float">
            <text:p>0.244622680626101</text:p>
          </table:table-cell>
          <table:table-cell office:value-type="float" office:value="0.294988079195605" calcext:value-type="float">
            <text:p>0.294988079195605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48963408313465" calcext:value-type="float">
            <text:p>0.248963408313465</text:p>
          </table:table-cell>
          <table:table-cell office:value-type="float" office:value="0.293653467399191" calcext:value-type="float">
            <text:p>0.293653467399191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250816315953146" calcext:value-type="float">
            <text:p>0.250816315953146</text:p>
          </table:table-cell>
          <table:table-cell office:value-type="float" office:value="0.297216751321654" calcext:value-type="float">
            <text:p>0.29721675132165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48730175183995" calcext:value-type="float">
            <text:p>0.248730175183995</text:p>
          </table:table-cell>
          <table:table-cell office:value-type="float" office:value="0.299017829377008" calcext:value-type="float">
            <text:p>0.299017829377008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252604436612418" calcext:value-type="float">
            <text:p>0.252604436612418</text:p>
          </table:table-cell>
          <table:table-cell office:value-type="float" office:value="0.29526018451332" calcext:value-type="float">
            <text:p>0.2952601845133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50803358557064" calcext:value-type="float">
            <text:p>0.250803358557064</text:p>
          </table:table-cell>
          <table:table-cell office:value-type="float" office:value="0.29618015963512" calcext:value-type="float">
            <text:p>0.29618015963512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252708095781072" calcext:value-type="float">
            <text:p>0.252708095781072</text:p>
          </table:table-cell>
          <table:table-cell office:value-type="float" office:value="0.301272416295221" calcext:value-type="float">
            <text:p>0.301272416295221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52954286306624" calcext:value-type="float">
            <text:p>0.252954286306624</text:p>
          </table:table-cell>
          <table:table-cell office:value-type="float" office:value="0.301583393801182" calcext:value-type="float">
            <text:p>0.30158339380118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253757644863688" calcext:value-type="float">
            <text:p>0.253757644863688</text:p>
          </table:table-cell>
          <table:table-cell office:value-type="float" office:value="0.302218306209184" calcext:value-type="float">
            <text:p>0.30221830620918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54133409350057" calcext:value-type="float">
            <text:p>0.254133409350057</text:p>
          </table:table-cell>
          <table:table-cell office:value-type="float" office:value="0.302827303825023" calcext:value-type="float">
            <text:p>0.302827303825023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257282056597906" calcext:value-type="float">
            <text:p>0.257282056597906</text:p>
          </table:table-cell>
          <table:table-cell office:value-type="float" office:value="0.306261013786669" calcext:value-type="float">
            <text:p>0.306261013786669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5746346014305" calcext:value-type="float">
            <text:p>0.25746346014305</text:p>
          </table:table-cell>
          <table:table-cell office:value-type="float" office:value="0.306001865865036" calcext:value-type="float">
            <text:p>0.306001865865036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261402508551881" calcext:value-type="float">
            <text:p>0.261402508551881</text:p>
          </table:table-cell>
          <table:table-cell office:value-type="float" office:value="0.306105525033689" calcext:value-type="float">
            <text:p>0.30610552503368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59821706229916" calcext:value-type="float">
            <text:p>0.259821706229916</text:p>
          </table:table-cell>
          <table:table-cell office:value-type="float" office:value="0.30895615217166" calcext:value-type="float">
            <text:p>0.30895615217166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263644138074013" calcext:value-type="float">
            <text:p>0.263644138074013</text:p>
          </table:table-cell>
          <table:table-cell office:value-type="float" office:value="0.302892090805432" calcext:value-type="float">
            <text:p>0.30289209080543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61402508551881" calcext:value-type="float">
            <text:p>0.261402508551881</text:p>
          </table:table-cell>
          <table:table-cell office:value-type="float" office:value="0.308606302477454" calcext:value-type="float">
            <text:p>0.30860630247745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264304965274178" calcext:value-type="float">
            <text:p>0.264304965274178</text:p>
          </table:table-cell>
          <table:table-cell office:value-type="float" office:value="0.310381465740645" calcext:value-type="float">
            <text:p>0.310381465740645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63812584223075" calcext:value-type="float">
            <text:p>0.263812584223075</text:p>
          </table:table-cell>
          <table:table-cell office:value-type="float" office:value="0.309176427905048" calcext:value-type="float">
            <text:p>0.309176427905048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265497045713693" calcext:value-type="float">
            <text:p>0.265497045713693</text:p>
          </table:table-cell>
          <table:table-cell office:value-type="float" office:value="0.312998859749145" calcext:value-type="float">
            <text:p>0.31299885974914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6554887529802" calcext:value-type="float">
            <text:p>0.26554887529802</text:p>
          </table:table-cell>
          <table:table-cell office:value-type="float" office:value="0.312519436094122" calcext:value-type="float">
            <text:p>0.312519436094122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269850730797139" calcext:value-type="float">
            <text:p>0.269850730797139</text:p>
          </table:table-cell>
          <table:table-cell office:value-type="float" office:value="0.316069762620504" calcext:value-type="float">
            <text:p>0.31606976262050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6963045506375" calcext:value-type="float">
            <text:p>0.26963045506375</text:p>
          </table:table-cell>
          <table:table-cell office:value-type="float" office:value="0.311690162744895" calcext:value-type="float">
            <text:p>0.311690162744895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267246294184721" calcext:value-type="float">
            <text:p>0.267246294184721</text:p>
          </table:table-cell>
          <table:table-cell office:value-type="float" office:value="0.319024048927128" calcext:value-type="float">
            <text:p>0.31902404892712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70083963926609" calcext:value-type="float">
            <text:p>0.270083963926609</text:p>
          </table:table-cell>
          <table:table-cell office:value-type="float" office:value="0.319982896237172" calcext:value-type="float">
            <text:p>0.319982896237172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270459728412978" calcext:value-type="float">
            <text:p>0.270459728412978</text:p>
          </table:table-cell>
          <table:table-cell office:value-type="float" office:value="0.314242769772986" calcext:value-type="float">
            <text:p>0.314242769772986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70978024256245" calcext:value-type="float">
            <text:p>0.270978024256245</text:p>
          </table:table-cell>
          <table:table-cell office:value-type="float" office:value="0.323312947030165" calcext:value-type="float">
            <text:p>0.323312947030165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274968902249404" calcext:value-type="float">
            <text:p>0.274968902249404</text:p>
          </table:table-cell>
          <table:table-cell office:value-type="float" office:value="0.317482118793407" calcext:value-type="float">
            <text:p>0.317482118793407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72377423033067" calcext:value-type="float">
            <text:p>0.272377423033067</text:p>
          </table:table-cell>
          <table:table-cell office:value-type="float" office:value="0.323338861822328" calcext:value-type="float">
            <text:p>0.32333886182232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278130506893335" calcext:value-type="float">
            <text:p>0.278130506893335</text:p>
          </table:table-cell>
          <table:table-cell office:value-type="float" office:value="0.325995128019073" calcext:value-type="float">
            <text:p>0.325995128019073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7309007981756" calcext:value-type="float">
            <text:p>0.27309007981756</text:p>
          </table:table-cell>
          <table:table-cell office:value-type="float" office:value="0.32450502746968" calcext:value-type="float">
            <text:p>0.32450502746968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274191458484503" calcext:value-type="float">
            <text:p>0.274191458484503</text:p>
          </table:table-cell>
          <table:table-cell office:value-type="float" office:value="0.322950139939878" calcext:value-type="float">
            <text:p>0.322950139939878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77638125842231" calcext:value-type="float">
            <text:p>0.277638125842231</text:p>
          </table:table-cell>
          <table:table-cell office:value-type="float" office:value="0.322626205037836" calcext:value-type="float">
            <text:p>0.322626205037836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277145744791127" calcext:value-type="float">
            <text:p>0.277145744791127</text:p>
          </table:table-cell>
          <table:table-cell office:value-type="float" office:value="0.322392971908365" calcext:value-type="float">
            <text:p>0.3223929719083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9568777858402" calcext:value-type="float">
            <text:p>0.279568777858402</text:p>
          </table:table-cell>
          <table:table-cell office:value-type="float" office:value="0.322457758888774" calcext:value-type="float">
            <text:p>0.32245775888877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280851560070488" calcext:value-type="float">
            <text:p>0.280851560070488</text:p>
          </table:table-cell>
          <table:table-cell office:value-type="float" office:value="0.333639991707266" calcext:value-type="float">
            <text:p>0.333639991707266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79465118689748" calcext:value-type="float">
            <text:p>0.279465118689748</text:p>
          </table:table-cell>
          <table:table-cell office:value-type="float" office:value="0.330374727894682" calcext:value-type="float">
            <text:p>0.330374727894682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284738778894993" calcext:value-type="float">
            <text:p>0.284738778894993</text:p>
          </table:table-cell>
          <table:table-cell office:value-type="float" office:value="0.328625479423655" calcext:value-type="float">
            <text:p>0.328625479423655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85088628589199" calcext:value-type="float">
            <text:p>0.285088628589199</text:p>
          </table:table-cell>
          <table:table-cell office:value-type="float" office:value="0.329986006012232" calcext:value-type="float">
            <text:p>0.329986006012232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286241836840469" calcext:value-type="float">
            <text:p>0.286241836840469</text:p>
          </table:table-cell>
          <table:table-cell office:value-type="float" office:value="0.332979164507101" calcext:value-type="float">
            <text:p>0.332979164507101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286539856950347" calcext:value-type="float">
            <text:p>0.286539856950347</text:p>
          </table:table-cell>
          <table:table-cell office:value-type="float" office:value="0.332318337306935" calcext:value-type="float">
            <text:p>0.332318337306935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286747175287654" calcext:value-type="float">
            <text:p>0.286747175287654</text:p>
          </table:table-cell>
          <table:table-cell office:value-type="float" office:value="0.336231470923603" calcext:value-type="float">
            <text:p>0.336231470923603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287706022597699" calcext:value-type="float">
            <text:p>0.287706022597699</text:p>
          </table:table-cell>
          <table:table-cell office:value-type="float" office:value="0.334261946719187" calcext:value-type="float">
            <text:p>0.334261946719187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288457551570436" calcext:value-type="float">
            <text:p>0.288457551570436</text:p>
          </table:table-cell>
          <table:table-cell office:value-type="float" office:value="0.337553125323935" calcext:value-type="float">
            <text:p>0.33755312532393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291385923084897" calcext:value-type="float">
            <text:p>0.291385923084897</text:p>
          </table:table-cell>
          <table:table-cell office:value-type="float" office:value="0.33667202239038" calcext:value-type="float">
            <text:p>0.33667202239038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290841712449466" calcext:value-type="float">
            <text:p>0.290841712449466</text:p>
          </table:table-cell>
          <table:table-cell office:value-type="float" office:value="0.338149165543692" calcext:value-type="float">
            <text:p>0.338149165543692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290660308904323" calcext:value-type="float">
            <text:p>0.290660308904323</text:p>
          </table:table-cell>
          <table:table-cell office:value-type="float" office:value="0.342632424587955" calcext:value-type="float">
            <text:p>0.342632424587955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294275422411112" calcext:value-type="float">
            <text:p>0.294275422411112</text:p>
          </table:table-cell>
          <table:table-cell office:value-type="float" office:value="0.34151808852493" calcext:value-type="float">
            <text:p>0.34151808852493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292513216544003" calcext:value-type="float">
            <text:p>0.292513216544003</text:p>
          </table:table-cell>
          <table:table-cell office:value-type="float" office:value="0.339885456618638" calcext:value-type="float">
            <text:p>0.33988545661863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293964444905152" calcext:value-type="float">
            <text:p>0.293964444905152</text:p>
          </table:table-cell>
          <table:table-cell office:value-type="float" office:value="0.341608790297502" calcext:value-type="float">
            <text:p>0.341608790297502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297916450710065" calcext:value-type="float">
            <text:p>0.297916450710065</text:p>
          </table:table-cell>
          <table:table-cell office:value-type="float" office:value="0.345431222141598" calcext:value-type="float">
            <text:p>0.345431222141598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299328806882969" calcext:value-type="float">
            <text:p>0.299328806882969</text:p>
          </table:table-cell>
          <table:table-cell office:value-type="float" office:value="0.343500570125428" calcext:value-type="float">
            <text:p>0.343500570125428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299574997408521" calcext:value-type="float">
            <text:p>0.299574997408521</text:p>
          </table:table-cell>
          <table:table-cell office:value-type="float" office:value="0.345768114439722" calcext:value-type="float">
            <text:p>0.345768114439722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300313568985177" calcext:value-type="float">
            <text:p>0.300313568985177</text:p>
          </table:table-cell>
          <table:table-cell office:value-type="float" office:value="0.345483051725925" calcext:value-type="float">
            <text:p>0.34548305172592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980330672748" calcext:value-type="float">
            <text:p>0.2980330672748</text:p>
          </table:table-cell>
          <table:table-cell office:value-type="float" office:value="0.347232300196952" calcext:value-type="float">
            <text:p>0.34723230019695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303708406758578" calcext:value-type="float">
            <text:p>0.303708406758578</text:p>
          </table:table-cell>
          <table:table-cell office:value-type="float" office:value="0.345910645796621" calcext:value-type="float">
            <text:p>0.345910645796621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299639784388929" calcext:value-type="float">
            <text:p>0.299639784388929</text:p>
          </table:table-cell>
          <table:table-cell office:value-type="float" office:value="0.34813931792267" calcext:value-type="float">
            <text:p>0.3481393179226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298629107494558" calcext:value-type="float">
            <text:p>0.298629107494558</text:p>
          </table:table-cell>
          <table:table-cell office:value-type="float" office:value="0.345910645796621" calcext:value-type="float">
            <text:p>0.34591064579662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307232818492796" calcext:value-type="float">
            <text:p>0.307232818492796</text:p>
          </table:table-cell>
          <table:table-cell office:value-type="float" office:value="0.349733077640717" calcext:value-type="float">
            <text:p>0.349733077640717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03319684876127" calcext:value-type="float">
            <text:p>0.303319684876127</text:p>
          </table:table-cell>
          <table:table-cell office:value-type="float" office:value="0.347037939255727" calcext:value-type="float">
            <text:p>0.34703793925572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309331916658028" calcext:value-type="float">
            <text:p>0.309331916658028</text:p>
          </table:table-cell>
          <table:table-cell office:value-type="float" office:value="0.352415258629626" calcext:value-type="float">
            <text:p>0.352415258629626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309435575826682" calcext:value-type="float">
            <text:p>0.309435575826682</text:p>
          </table:table-cell>
          <table:table-cell office:value-type="float" office:value="0.350121799523168" calcext:value-type="float">
            <text:p>0.350121799523168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308204623198922" calcext:value-type="float">
            <text:p>0.308204623198922</text:p>
          </table:table-cell>
          <table:table-cell office:value-type="float" office:value="0.354112677516326" calcext:value-type="float">
            <text:p>0.354112677516326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309228257489375" calcext:value-type="float">
            <text:p>0.309228257489375</text:p>
          </table:table-cell>
          <table:table-cell office:value-type="float" office:value="0.35152119829999" calcext:value-type="float">
            <text:p>0.3515211982999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30811392142635" calcext:value-type="float">
            <text:p>0.30811392142635</text:p>
          </table:table-cell>
          <table:table-cell office:value-type="float" office:value="0.355019695242044" calcext:value-type="float">
            <text:p>0.35501969524204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310705400642687" calcext:value-type="float">
            <text:p>0.310705400642687</text:p>
          </table:table-cell>
          <table:table-cell office:value-type="float" office:value="0.355356587540168" calcext:value-type="float">
            <text:p>0.355356587540168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313283922462942" calcext:value-type="float">
            <text:p>0.313283922462942</text:p>
          </table:table-cell>
          <table:table-cell office:value-type="float" office:value="0.359826889188349" calcext:value-type="float">
            <text:p>0.359826889188349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311262568674199" calcext:value-type="float">
            <text:p>0.311262568674199</text:p>
          </table:table-cell>
          <table:table-cell office:value-type="float" office:value="0.355848968591272" calcext:value-type="float">
            <text:p>0.355848968591272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312752669223593" calcext:value-type="float">
            <text:p>0.312752669223593</text:p>
          </table:table-cell>
          <table:table-cell office:value-type="float" office:value="0.355512076293148" calcext:value-type="float">
            <text:p>0.355512076293148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14488960298538" calcext:value-type="float">
            <text:p>0.314488960298538</text:p>
          </table:table-cell>
          <table:table-cell office:value-type="float" office:value="0.358945786254794" calcext:value-type="float">
            <text:p>0.35894578625479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315085000518296" calcext:value-type="float">
            <text:p>0.315085000518296</text:p>
          </table:table-cell>
          <table:table-cell office:value-type="float" office:value="0.358349746035037" calcext:value-type="float">
            <text:p>0.358349746035037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318531667876024" calcext:value-type="float">
            <text:p>0.318531667876024</text:p>
          </table:table-cell>
          <table:table-cell office:value-type="float" office:value="0.361925987353581" calcext:value-type="float">
            <text:p>0.361925987353581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319529387374313" calcext:value-type="float">
            <text:p>0.319529387374313</text:p>
          </table:table-cell>
          <table:table-cell office:value-type="float" office:value="0.363662278428527" calcext:value-type="float">
            <text:p>0.363662278428527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319529387374313" calcext:value-type="float">
            <text:p>0.319529387374313</text:p>
          </table:table-cell>
          <table:table-cell office:value-type="float" office:value="0.367108945786255" calcext:value-type="float">
            <text:p>0.36710894578625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320695553021665" calcext:value-type="float">
            <text:p>0.320695553021665</text:p>
          </table:table-cell>
          <table:table-cell office:value-type="float" office:value="0.3636104488442" calcext:value-type="float">
            <text:p>0.3636104488442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321524826370893" calcext:value-type="float">
            <text:p>0.321524826370893</text:p>
          </table:table-cell>
          <table:table-cell office:value-type="float" office:value="0.363182854773505" calcext:value-type="float">
            <text:p>0.363182854773505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321162019280605" calcext:value-type="float">
            <text:p>0.321162019280605</text:p>
          </table:table-cell>
          <table:table-cell office:value-type="float" office:value="0.365268995542656" calcext:value-type="float">
            <text:p>0.365268995542656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327018762309526" calcext:value-type="float">
            <text:p>0.327018762309526</text:p>
          </table:table-cell>
          <table:table-cell office:value-type="float" office:value="0.36484140147196" calcext:value-type="float">
            <text:p>0.36484140147196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322846480771224" calcext:value-type="float">
            <text:p>0.322846480771224</text:p>
          </table:table-cell>
          <table:table-cell office:value-type="float" office:value="0.366435161190007" calcext:value-type="float">
            <text:p>0.36643516119000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325943298434747" calcext:value-type="float">
            <text:p>0.325943298434747</text:p>
          </table:table-cell>
          <table:table-cell office:value-type="float" office:value="0.365126464185757" calcext:value-type="float">
            <text:p>0.36512646418575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327213123250751" calcext:value-type="float">
            <text:p>0.327213123250751</text:p>
          </table:table-cell>
          <table:table-cell office:value-type="float" office:value="0.365333782523064" calcext:value-type="float">
            <text:p>0.365333782523064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327951694827407" calcext:value-type="float">
            <text:p>0.327951694827407</text:p>
          </table:table-cell>
          <table:table-cell office:value-type="float" office:value="0.367808645174666" calcext:value-type="float">
            <text:p>0.367808645174666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328936456929615" calcext:value-type="float">
            <text:p>0.328936456929615</text:p>
          </table:table-cell>
          <table:table-cell office:value-type="float" office:value="0.37130714211672" calcext:value-type="float">
            <text:p>0.37130714211672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326694827407484" calcext:value-type="float">
            <text:p>0.326694827407484</text:p>
          </table:table-cell>
          <table:table-cell office:value-type="float" office:value="0.371631077018762" calcext:value-type="float">
            <text:p>0.37163107701876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330672748004561" calcext:value-type="float">
            <text:p>0.330672748004561</text:p>
          </table:table-cell>
          <table:table-cell office:value-type="float" office:value="0.369117342178916" calcext:value-type="float">
            <text:p>0.36911734217891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33097076811444" calcext:value-type="float">
            <text:p>0.33097076811444</text:p>
          </table:table-cell>
          <table:table-cell office:value-type="float" office:value="0.37261583912097" calcext:value-type="float">
            <text:p>0.3726158391209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33143723437338" calcext:value-type="float">
            <text:p>0.33143723437338</text:p>
          </table:table-cell>
          <table:table-cell office:value-type="float" office:value="0.373237794132891" calcext:value-type="float">
            <text:p>0.373237794132891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335622473307764" calcext:value-type="float">
            <text:p>0.335622473307764</text:p>
          </table:table-cell>
          <table:table-cell office:value-type="float" office:value="0.375272105317715" calcext:value-type="float">
            <text:p>0.37527210531771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334547009432984" calcext:value-type="float">
            <text:p>0.334547009432984</text:p>
          </table:table-cell>
          <table:table-cell office:value-type="float" office:value="0.37384679174873" calcext:value-type="float">
            <text:p>0.37384679174873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334857986938945" calcext:value-type="float">
            <text:p>0.334857986938945</text:p>
          </table:table-cell>
          <table:table-cell office:value-type="float" office:value="0.377125012957396" calcext:value-type="float">
            <text:p>0.377125012957396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337488338343526" calcext:value-type="float">
            <text:p>0.337488338343526</text:p>
          </table:table-cell>
          <table:table-cell office:value-type="float" office:value="0.376049549082616" calcext:value-type="float">
            <text:p>0.376049549082616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336063024774541" calcext:value-type="float">
            <text:p>0.336063024774541</text:p>
          </table:table-cell>
          <table:table-cell office:value-type="float" office:value="0.378498496942054" calcext:value-type="float">
            <text:p>0.37849849694205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337293977402301" calcext:value-type="float">
            <text:p>0.337293977402301</text:p>
          </table:table-cell>
          <table:table-cell office:value-type="float" office:value="0.38000155488753" calcext:value-type="float">
            <text:p>0.38000155488753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340611070799212" calcext:value-type="float">
            <text:p>0.340611070799212</text:p>
          </table:table-cell>
          <table:table-cell office:value-type="float" office:value="0.382502332331295" calcext:value-type="float">
            <text:p>0.38250233233129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34290452990567" calcext:value-type="float">
            <text:p>0.34290452990567</text:p>
          </table:table-cell>
          <table:table-cell office:value-type="float" office:value="0.380778998652431" calcext:value-type="float">
            <text:p>0.380778998652431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340222348916762" calcext:value-type="float">
            <text:p>0.340222348916762</text:p>
          </table:table-cell>
          <table:table-cell office:value-type="float" office:value="0.378291178604748" calcext:value-type="float">
            <text:p>0.378291178604748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343098890846895" calcext:value-type="float">
            <text:p>0.343098890846895</text:p>
          </table:table-cell>
          <table:table-cell office:value-type="float" office:value="0.38039027676998" calcext:value-type="float">
            <text:p>0.38039027676998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340196434124598" calcext:value-type="float">
            <text:p>0.340196434124598</text:p>
          </table:table-cell>
          <table:table-cell office:value-type="float" office:value="0.378446667357728" calcext:value-type="float">
            <text:p>0.378446667357728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343085933450814" calcext:value-type="float">
            <text:p>0.343085933450814</text:p>
          </table:table-cell>
          <table:table-cell office:value-type="float" office:value="0.383836944127708" calcext:value-type="float">
            <text:p>0.38383694412770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347996786565772" calcext:value-type="float">
            <text:p>0.347996786565772</text:p>
          </table:table-cell>
          <table:table-cell office:value-type="float" office:value="0.384769876645589" calcext:value-type="float">
            <text:p>0.384769876645589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343915206800041" calcext:value-type="float">
            <text:p>0.343915206800041</text:p>
          </table:table-cell>
          <table:table-cell office:value-type="float" office:value="0.385897170104696" calcext:value-type="float">
            <text:p>0.385897170104696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347465533326423" calcext:value-type="float">
            <text:p>0.347465533326423</text:p>
          </table:table-cell>
          <table:table-cell office:value-type="float" office:value="0.385067896755468" calcext:value-type="float">
            <text:p>0.38506789675546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349253653985695" calcext:value-type="float">
            <text:p>0.349253653985695</text:p>
          </table:table-cell>
          <table:table-cell office:value-type="float" office:value="0.385041981963305" calcext:value-type="float">
            <text:p>0.385041981963305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353361148543589" calcext:value-type="float">
            <text:p>0.353361148543589</text:p>
          </table:table-cell>
          <table:table-cell office:value-type="float" office:value="0.386156318026329" calcext:value-type="float">
            <text:p>0.38615631802632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351378666943091" calcext:value-type="float">
            <text:p>0.351378666943091</text:p>
          </table:table-cell>
          <table:table-cell office:value-type="float" office:value="0.387166994920701" calcext:value-type="float">
            <text:p>0.387166994920701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354125634912408" calcext:value-type="float">
            <text:p>0.354125634912408</text:p>
          </table:table-cell>
          <table:table-cell office:value-type="float" office:value="0.390484088317612" calcext:value-type="float">
            <text:p>0.390484088317612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350821498911579" calcext:value-type="float">
            <text:p>0.350821498911579</text:p>
          </table:table-cell>
          <table:table-cell office:value-type="float" office:value="0.393438374624235" calcext:value-type="float">
            <text:p>0.393438374624235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354268166269306" calcext:value-type="float">
            <text:p>0.354268166269306</text:p>
          </table:table-cell>
          <table:table-cell office:value-type="float" office:value="0.391002384160879" calcext:value-type="float">
            <text:p>0.391002384160879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35552503368923" calcext:value-type="float">
            <text:p>0.35552503368923</text:p>
          </table:table-cell>
          <table:table-cell office:value-type="float" office:value="0.390691406654919" calcext:value-type="float">
            <text:p>0.39069140665491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35429408106147" calcext:value-type="float">
            <text:p>0.35429408106147</text:p>
          </table:table-cell>
          <table:table-cell office:value-type="float" office:value="0.390665491862755" calcext:value-type="float">
            <text:p>0.390665491862755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353490722504405" calcext:value-type="float">
            <text:p>0.353490722504405</text:p>
          </table:table-cell>
          <table:table-cell office:value-type="float" office:value="0.392492484710273" calcext:value-type="float">
            <text:p>0.392492484710273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358336788638955" calcext:value-type="float">
            <text:p>0.358336788638955</text:p>
          </table:table-cell>
          <table:table-cell office:value-type="float" office:value="0.395122836114854" calcext:value-type="float">
            <text:p>0.39512283611485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358349746035037" calcext:value-type="float">
            <text:p>0.358349746035037</text:p>
          </table:table-cell>
          <table:table-cell office:value-type="float" office:value="0.394760029024567" calcext:value-type="float">
            <text:p>0.394760029024567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360409972012024" calcext:value-type="float">
            <text:p>0.360409972012024</text:p>
          </table:table-cell>
          <table:table-cell office:value-type="float" office:value="0.393554991188971" calcext:value-type="float">
            <text:p>0.39355499118897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58582979164507" calcext:value-type="float">
            <text:p>0.358582979164507</text:p>
          </table:table-cell>
          <table:table-cell office:value-type="float" office:value="0.394293562765627" calcext:value-type="float">
            <text:p>0.394293562765627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360371099823779" calcext:value-type="float">
            <text:p>0.360371099823779</text:p>
          </table:table-cell>
          <table:table-cell office:value-type="float" office:value="0.394747071628486" calcext:value-type="float">
            <text:p>0.394747071628486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361589095055458" calcext:value-type="float">
            <text:p>0.361589095055458</text:p>
          </table:table-cell>
          <table:table-cell office:value-type="float" office:value="0.39531719705608" calcext:value-type="float">
            <text:p>0.39531719705608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36230175183995" calcext:value-type="float">
            <text:p>0.36230175183995</text:p>
          </table:table-cell>
          <table:table-cell office:value-type="float" office:value="0.396522234891676" calcext:value-type="float">
            <text:p>0.396522234891676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364284233440448" calcext:value-type="float">
            <text:p>0.364284233440448</text:p>
          </table:table-cell>
          <table:table-cell office:value-type="float" office:value="0.397999378044988" calcext:value-type="float">
            <text:p>0.397999378044988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364025085518814" calcext:value-type="float">
            <text:p>0.364025085518814</text:p>
          </table:table-cell>
          <table:table-cell office:value-type="float" office:value="0.399657924743444" calcext:value-type="float">
            <text:p>0.39965792474344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364336063024775" calcext:value-type="float">
            <text:p>0.364336063024775</text:p>
          </table:table-cell>
          <table:table-cell office:value-type="float" office:value="0.398426972115684" calcext:value-type="float">
            <text:p>0.39842697211568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371592204830517" calcext:value-type="float">
            <text:p>0.371592204830517</text:p>
          </table:table-cell>
          <table:table-cell office:value-type="float" office:value="0.404465118689748" calcext:value-type="float">
            <text:p>0.404465118689748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369195086555406" calcext:value-type="float">
            <text:p>0.369195086555406</text:p>
          </table:table-cell>
          <table:table-cell office:value-type="float" office:value="0.40309163470509" calcext:value-type="float">
            <text:p>0.40309163470509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369907743339898" calcext:value-type="float">
            <text:p>0.369907743339898</text:p>
          </table:table-cell>
          <table:table-cell office:value-type="float" office:value="0.40594226184306" calcext:value-type="float">
            <text:p>0.4059422618430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37115165336374" calcext:value-type="float">
            <text:p>0.37115165336374</text:p>
          </table:table-cell>
          <table:table-cell office:value-type="float" office:value="0.404413289105421" calcext:value-type="float">
            <text:p>0.404413289105421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369778169379082" calcext:value-type="float">
            <text:p>0.369778169379082</text:p>
          </table:table-cell>
          <table:table-cell office:value-type="float" office:value="0.403065719912926" calcext:value-type="float">
            <text:p>0.403065719912926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37722867212605" calcext:value-type="float">
            <text:p>0.37722867212605</text:p>
          </table:table-cell>
          <table:table-cell office:value-type="float" office:value="0.406395770705919" calcext:value-type="float">
            <text:p>0.40639577070591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373134134964238" calcext:value-type="float">
            <text:p>0.373134134964238</text:p>
          </table:table-cell>
          <table:table-cell office:value-type="float" office:value="0.406551259458899" calcext:value-type="float">
            <text:p>0.406551259458899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373665388203587" calcext:value-type="float">
            <text:p>0.373665388203587</text:p>
          </table:table-cell>
          <table:table-cell office:value-type="float" office:value="0.406927023945268" calcext:value-type="float">
            <text:p>0.40692702394526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377215714729968" calcext:value-type="float">
            <text:p>0.377215714729968</text:p>
          </table:table-cell>
          <table:table-cell office:value-type="float" office:value="0.406149580180367" calcext:value-type="float">
            <text:p>0.406149580180367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375466466258941" calcext:value-type="float">
            <text:p>0.375466466258941</text:p>
          </table:table-cell>
          <table:table-cell office:value-type="float" office:value="0.406512387270654" calcext:value-type="float">
            <text:p>0.40651238727065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376217995231678" calcext:value-type="float">
            <text:p>0.376217995231678</text:p>
          </table:table-cell>
          <table:table-cell office:value-type="float" office:value="0.409207525655644" calcext:value-type="float">
            <text:p>0.40920752565564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378809474448015" calcext:value-type="float">
            <text:p>0.378809474448015</text:p>
          </table:table-cell>
          <table:table-cell office:value-type="float" office:value="0.410749455789365" calcext:value-type="float">
            <text:p>0.410749455789365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380740126464186" calcext:value-type="float">
            <text:p>0.380740126464186</text:p>
          </table:table-cell>
          <table:table-cell office:value-type="float" office:value="0.41125479423655" calcext:value-type="float">
            <text:p>0.4112547942365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80260702809163" calcext:value-type="float">
            <text:p>0.380260702809163</text:p>
          </table:table-cell>
          <table:table-cell office:value-type="float" office:value="0.411786047475899" calcext:value-type="float">
            <text:p>0.411786047475899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382320928786151" calcext:value-type="float">
            <text:p>0.382320928786151</text:p>
          </table:table-cell>
          <table:table-cell office:value-type="float" office:value="0.413807401264642" calcext:value-type="float">
            <text:p>0.413807401264642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381012231781901" calcext:value-type="float">
            <text:p>0.381012231781901</text:p>
          </table:table-cell>
          <table:table-cell office:value-type="float" office:value="0.413004042707578" calcext:value-type="float">
            <text:p>0.413004042707578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384834663625998" calcext:value-type="float">
            <text:p>0.384834663625998</text:p>
          </table:table-cell>
          <table:table-cell office:value-type="float" office:value="0.411863791852389" calcext:value-type="float">
            <text:p>0.41186379185238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383720327562973" calcext:value-type="float">
            <text:p>0.383720327562973</text:p>
          </table:table-cell>
          <table:table-cell office:value-type="float" office:value="0.413548253343008" calcext:value-type="float">
            <text:p>0.413548253343008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38500310977506" calcext:value-type="float">
            <text:p>0.38500310977506</text:p>
          </table:table-cell>
          <table:table-cell office:value-type="float" office:value="0.41471441899036" calcext:value-type="float">
            <text:p>0.41471441899036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386143360630248" calcext:value-type="float">
            <text:p>0.386143360630248</text:p>
          </table:table-cell>
          <table:table-cell office:value-type="float" office:value="0.4177982792578" calcext:value-type="float">
            <text:p>0.4177982792578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387257696693272" calcext:value-type="float">
            <text:p>0.387257696693272</text:p>
          </table:table-cell>
          <table:table-cell office:value-type="float" office:value="0.418096299367679" calcext:value-type="float">
            <text:p>0.418096299367679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390808023219654" calcext:value-type="float">
            <text:p>0.390808023219654</text:p>
          </table:table-cell>
          <table:table-cell office:value-type="float" office:value="0.420933969109568" calcext:value-type="float">
            <text:p>0.420933969109568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391119000725614" calcext:value-type="float">
            <text:p>0.391119000725614</text:p>
          </table:table-cell>
          <table:table-cell office:value-type="float" office:value="0.417357727791023" calcext:value-type="float">
            <text:p>0.41735772779102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387179952316782" calcext:value-type="float">
            <text:p>0.387179952316782</text:p>
          </table:table-cell>
          <table:table-cell office:value-type="float" office:value="0.41848502125013" calcext:value-type="float">
            <text:p>0.41848502125013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392609101275008" calcext:value-type="float">
            <text:p>0.392609101275008</text:p>
          </table:table-cell>
          <table:table-cell office:value-type="float" office:value="0.4213356483881" calcext:value-type="float">
            <text:p>0.4213356483881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393878926091013" calcext:value-type="float">
            <text:p>0.393878926091013</text:p>
          </table:table-cell>
          <table:table-cell office:value-type="float" office:value="0.418821913548253" calcext:value-type="float">
            <text:p>0.41882191354825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394798901212812" calcext:value-type="float">
            <text:p>0.394798901212812</text:p>
          </table:table-cell>
          <table:table-cell office:value-type="float" office:value="0.41979371825438" calcext:value-type="float">
            <text:p>0.41979371825438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392907121384886" calcext:value-type="float">
            <text:p>0.392907121384886</text:p>
          </table:table-cell>
          <table:table-cell office:value-type="float" office:value="0.424873017518399" calcext:value-type="float">
            <text:p>0.42487301751839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396574064476003" calcext:value-type="float">
            <text:p>0.396574064476003</text:p>
          </table:table-cell>
          <table:table-cell office:value-type="float" office:value="0.422035347776511" calcext:value-type="float">
            <text:p>0.42203534777651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394462008914688" calcext:value-type="float">
            <text:p>0.394462008914688</text:p>
          </table:table-cell>
          <table:table-cell office:value-type="float" office:value="0.424600912200684" calcext:value-type="float">
            <text:p>0.42460091220068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393956670467503" calcext:value-type="float">
            <text:p>0.393956670467503</text:p>
          </table:table-cell>
          <table:table-cell office:value-type="float" office:value="0.426324245879548" calcext:value-type="float">
            <text:p>0.42632424587954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399683839535607" calcext:value-type="float">
            <text:p>0.399683839535607</text:p>
          </table:table-cell>
          <table:table-cell office:value-type="float" office:value="0.423810511039701" calcext:value-type="float">
            <text:p>0.42381051103970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40086296257904" calcext:value-type="float">
            <text:p>0.40086296257904</text:p>
          </table:table-cell>
          <table:table-cell office:value-type="float" office:value="0.42387529802011" calcext:value-type="float">
            <text:p>0.4238752980201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96418575723023" calcext:value-type="float">
            <text:p>0.396418575723023</text:p>
          </table:table-cell>
          <table:table-cell office:value-type="float" office:value="0.427581113299471" calcext:value-type="float">
            <text:p>0.427581113299471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401549704571369" calcext:value-type="float">
            <text:p>0.401549704571369</text:p>
          </table:table-cell>
          <table:table-cell office:value-type="float" office:value="0.42680366953457" calcext:value-type="float">
            <text:p>0.42680366953457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402754742406966" calcext:value-type="float">
            <text:p>0.402754742406966</text:p>
          </table:table-cell>
          <table:table-cell office:value-type="float" office:value="0.428488131025189" calcext:value-type="float">
            <text:p>0.42848813102518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403778376697419" calcext:value-type="float">
            <text:p>0.403778376697419</text:p>
          </table:table-cell>
          <table:table-cell office:value-type="float" office:value="0.427166476624857" calcext:value-type="float">
            <text:p>0.427166476624857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402754742406966" calcext:value-type="float">
            <text:p>0.402754742406966</text:p>
          </table:table-cell>
          <table:table-cell office:value-type="float" office:value="0.427309007981756" calcext:value-type="float">
            <text:p>0.427309007981756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404918627552607" calcext:value-type="float">
            <text:p>0.404918627552607</text:p>
          </table:table-cell>
          <table:table-cell office:value-type="float" office:value="0.433411941536229" calcext:value-type="float">
            <text:p>0.433411941536229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40617549497253" calcext:value-type="float">
            <text:p>0.40617549497253</text:p>
          </table:table-cell>
          <table:table-cell office:value-type="float" office:value="0.430885249300301" calcext:value-type="float">
            <text:p>0.430885249300301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407069555302166" calcext:value-type="float">
            <text:p>0.407069555302166</text:p>
          </table:table-cell>
          <table:table-cell office:value-type="float" office:value="0.433243495387167" calcext:value-type="float">
            <text:p>0.433243495387167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407756297294496" calcext:value-type="float">
            <text:p>0.407756297294496</text:p>
          </table:table-cell>
          <table:table-cell office:value-type="float" office:value="0.432466051622266" calcext:value-type="float">
            <text:p>0.432466051622266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409259355239971" calcext:value-type="float">
            <text:p>0.409259355239971</text:p>
          </table:table-cell>
          <table:table-cell office:value-type="float" office:value="0.436223696485954" calcext:value-type="float">
            <text:p>0.43622369648595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407730382502332" calcext:value-type="float">
            <text:p>0.407730382502332</text:p>
          </table:table-cell>
          <table:table-cell office:value-type="float" office:value="0.429589509692132" calcext:value-type="float">
            <text:p>0.429589509692132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408093189592619" calcext:value-type="float">
            <text:p>0.408093189592619</text:p>
          </table:table-cell>
          <table:table-cell office:value-type="float" office:value="0.436793821913548" calcext:value-type="float">
            <text:p>0.436793821913548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410956774126672" calcext:value-type="float">
            <text:p>0.410956774126672</text:p>
          </table:table-cell>
          <table:table-cell office:value-type="float" office:value="0.434085726132476" calcext:value-type="float">
            <text:p>0.434085726132476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412550533844719" calcext:value-type="float">
            <text:p>0.412550533844719</text:p>
          </table:table-cell>
          <table:table-cell office:value-type="float" office:value="0.437908157976573" calcext:value-type="float">
            <text:p>0.437908157976573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413042914895823" calcext:value-type="float">
            <text:p>0.413042914895823</text:p>
          </table:table-cell>
          <table:table-cell office:value-type="float" office:value="0.435148232611174" calcext:value-type="float">
            <text:p>0.43514823261117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413975847413704" calcext:value-type="float">
            <text:p>0.413975847413704</text:p>
          </table:table-cell>
          <table:table-cell office:value-type="float" office:value="0.437687882243184" calcext:value-type="float">
            <text:p>0.43768788224318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414364569296154" calcext:value-type="float">
            <text:p>0.414364569296154</text:p>
          </table:table-cell>
          <table:table-cell office:value-type="float" office:value="0.437493521301959" calcext:value-type="float">
            <text:p>0.437493521301959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416295221312325" calcext:value-type="float">
            <text:p>0.416295221312325</text:p>
          </table:table-cell>
          <table:table-cell office:value-type="float" office:value="0.436560588784078" calcext:value-type="float">
            <text:p>0.436560588784078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417694620089147" calcext:value-type="float">
            <text:p>0.417694620089147</text:p>
          </table:table-cell>
          <table:table-cell office:value-type="float" office:value="0.441691717632425" calcext:value-type="float">
            <text:p>0.441691717632425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41895148750907" calcext:value-type="float">
            <text:p>0.41895148750907</text:p>
          </table:table-cell>
          <table:table-cell office:value-type="float" office:value="0.439955426557479" calcext:value-type="float">
            <text:p>0.43995542655747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19936249611278" calcext:value-type="float">
            <text:p>0.419936249611278</text:p>
          </table:table-cell>
          <table:table-cell office:value-type="float" office:value="0.439968383953561" calcext:value-type="float">
            <text:p>0.439968383953561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419353166787602" calcext:value-type="float">
            <text:p>0.419353166787602</text:p>
          </table:table-cell>
          <table:table-cell office:value-type="float" office:value="0.441510314087281" calcext:value-type="float">
            <text:p>0.441510314087281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421737327666632" calcext:value-type="float">
            <text:p>0.421737327666632</text:p>
          </table:table-cell>
          <table:table-cell office:value-type="float" office:value="0.44442572820566" calcext:value-type="float">
            <text:p>0.44442572820566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421750285062714" calcext:value-type="float">
            <text:p>0.421750285062714</text:p>
          </table:table-cell>
          <table:table-cell office:value-type="float" office:value="0.444386856017415" calcext:value-type="float">
            <text:p>0.444386856017415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426777754742407" calcext:value-type="float">
            <text:p>0.426777754742407</text:p>
          </table:table-cell>
          <table:table-cell office:value-type="float" office:value="0.442598735358142" calcext:value-type="float">
            <text:p>0.44259873535814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425326526381258" calcext:value-type="float">
            <text:p>0.425326526381258</text:p>
          </table:table-cell>
          <table:table-cell office:value-type="float" office:value="0.4431947755779" calcext:value-type="float">
            <text:p>0.4431947755779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42426401990256" calcext:value-type="float">
            <text:p>0.42426401990256</text:p>
          </table:table-cell>
          <table:table-cell office:value-type="float" office:value="0.446576655955219" calcext:value-type="float">
            <text:p>0.446576655955219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425352441173422" calcext:value-type="float">
            <text:p>0.425352441173422</text:p>
          </table:table-cell>
          <table:table-cell office:value-type="float" office:value="0.447483673680937" calcext:value-type="float">
            <text:p>0.447483673680937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42887685290764" calcext:value-type="float">
            <text:p>0.42887685290764</text:p>
          </table:table-cell>
          <table:table-cell office:value-type="float" office:value="0.447587332849591" calcext:value-type="float">
            <text:p>0.447587332849591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431040738053281" calcext:value-type="float">
            <text:p>0.431040738053281</text:p>
          </table:table-cell>
          <table:table-cell office:value-type="float" office:value="0.450800767077848" calcext:value-type="float">
            <text:p>0.45080076707784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429770913237276" calcext:value-type="float">
            <text:p>0.429770913237276</text:p>
          </table:table-cell>
          <table:table-cell office:value-type="float" office:value="0.446472996786566" calcext:value-type="float">
            <text:p>0.446472996786566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431299885974914" calcext:value-type="float">
            <text:p>0.431299885974914</text:p>
          </table:table-cell>
          <table:table-cell office:value-type="float" office:value="0.4510469576034" calcext:value-type="float">
            <text:p>0.451046957603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432323520265367" calcext:value-type="float">
            <text:p>0.432323520265367</text:p>
          </table:table-cell>
          <table:table-cell office:value-type="float" office:value="0.449323623924536" calcext:value-type="float">
            <text:p>0.449323623924536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434940914273868" calcext:value-type="float">
            <text:p>0.434940914273868</text:p>
          </table:table-cell>
          <table:table-cell office:value-type="float" office:value="0.451059914999482" calcext:value-type="float">
            <text:p>0.451059914999482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433049134445942" calcext:value-type="float">
            <text:p>0.433049134445942</text:p>
          </table:table-cell>
          <table:table-cell office:value-type="float" office:value="0.452226080646833" calcext:value-type="float">
            <text:p>0.452226080646833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437078884627345" calcext:value-type="float">
            <text:p>0.437078884627345</text:p>
          </table:table-cell>
          <table:table-cell office:value-type="float" office:value="0.453573649839328" calcext:value-type="float">
            <text:p>0.453573649839328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435666528454442" calcext:value-type="float">
            <text:p>0.435666528454442</text:p>
          </table:table-cell>
          <table:table-cell office:value-type="float" office:value="0.451319062921115" calcext:value-type="float">
            <text:p>0.451319062921115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437493521301959" calcext:value-type="float">
            <text:p>0.437493521301959</text:p>
          </table:table-cell>
          <table:table-cell office:value-type="float" office:value="0.452886907846999" calcext:value-type="float">
            <text:p>0.452886907846999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439139110604333" calcext:value-type="float">
            <text:p>0.439139110604333</text:p>
          </table:table-cell>
          <table:table-cell office:value-type="float" office:value="0.454454752772883" calcext:value-type="float">
            <text:p>0.454454752772883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439838809992744" calcext:value-type="float">
            <text:p>0.439838809992744</text:p>
          </table:table-cell>
          <table:table-cell office:value-type="float" office:value="0.456294703016482" calcext:value-type="float">
            <text:p>0.45629470301648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441406654918628" calcext:value-type="float">
            <text:p>0.441406654918628</text:p>
          </table:table-cell>
          <table:table-cell office:value-type="float" office:value="0.454027158702187" calcext:value-type="float">
            <text:p>0.454027158702187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439139110604333" calcext:value-type="float">
            <text:p>0.439139110604333</text:p>
          </table:table-cell>
          <table:table-cell office:value-type="float" office:value="0.455905981134031" calcext:value-type="float">
            <text:p>0.455905981134031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441432569710791" calcext:value-type="float">
            <text:p>0.441432569710791</text:p>
          </table:table-cell>
          <table:table-cell office:value-type="float" office:value="0.457072146781383" calcext:value-type="float">
            <text:p>0.457072146781383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440992018244014" calcext:value-type="float">
            <text:p>0.440992018244014</text:p>
          </table:table-cell>
          <table:table-cell office:value-type="float" office:value="0.459987560899762" calcext:value-type="float">
            <text:p>0.459987560899762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443946304550637" calcext:value-type="float">
            <text:p>0.443946304550637</text:p>
          </table:table-cell>
          <table:table-cell office:value-type="float" office:value="0.459171244946616" calcext:value-type="float">
            <text:p>0.459171244946616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445332745931378" calcext:value-type="float">
            <text:p>0.445332745931378</text:p>
          </table:table-cell>
          <table:table-cell office:value-type="float" office:value="0.457888462734529" calcext:value-type="float">
            <text:p>0.457888462734529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446861718669016" calcext:value-type="float">
            <text:p>0.446861718669016</text:p>
          </table:table-cell>
          <table:table-cell office:value-type="float" office:value="0.460985280398051" calcext:value-type="float">
            <text:p>0.460985280398051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445345703327459" calcext:value-type="float">
            <text:p>0.445345703327459</text:p>
          </table:table-cell>
          <table:table-cell office:value-type="float" office:value="0.459547009432984" calcext:value-type="float">
            <text:p>0.45954700943298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4475095884731" calcext:value-type="float">
            <text:p>0.4475095884731</text:p>
          </table:table-cell>
          <table:table-cell office:value-type="float" office:value="0.463291696900591" calcext:value-type="float">
            <text:p>0.463291696900591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450334300818907" calcext:value-type="float">
            <text:p>0.450334300818907</text:p>
          </table:table-cell>
          <table:table-cell office:value-type="float" office:value="0.46513164714419" calcext:value-type="float">
            <text:p>0.4651316471441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451889188348709" calcext:value-type="float">
            <text:p>0.451889188348709</text:p>
          </table:table-cell>
          <table:table-cell office:value-type="float" office:value="0.465481496838395" calcext:value-type="float">
            <text:p>0.465481496838395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450554576552296" calcext:value-type="float">
            <text:p>0.450554576552296</text:p>
          </table:table-cell>
          <table:table-cell office:value-type="float" office:value="0.4650539027677" calcext:value-type="float">
            <text:p>0.465053902767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447911267751633" calcext:value-type="float">
            <text:p>0.447911267751633</text:p>
          </table:table-cell>
          <table:table-cell office:value-type="float" office:value="0.468422825748938" calcext:value-type="float">
            <text:p>0.468422825748938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455918938530113" calcext:value-type="float">
            <text:p>0.455918938530113</text:p>
          </table:table-cell>
          <table:table-cell office:value-type="float" office:value="0.46520939152068" calcext:value-type="float">
            <text:p>0.4652093915206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454415880584638" calcext:value-type="float">
            <text:p>0.454415880584638</text:p>
          </table:table-cell>
          <table:table-cell office:value-type="float" office:value="0.465157561936353" calcext:value-type="float">
            <text:p>0.46515756193635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452899865243081" calcext:value-type="float">
            <text:p>0.452899865243081</text:p>
          </table:table-cell>
          <table:table-cell office:value-type="float" office:value="0.465727687363947" calcext:value-type="float">
            <text:p>0.46572768736394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459015756193635" calcext:value-type="float">
            <text:p>0.459015756193635</text:p>
          </table:table-cell>
          <table:table-cell office:value-type="float" office:value="0.465624028195294" calcext:value-type="float">
            <text:p>0.46562402819529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453444075878511" calcext:value-type="float">
            <text:p>0.453444075878511</text:p>
          </table:table-cell>
          <table:table-cell office:value-type="float" office:value="0.472880170001037" calcext:value-type="float">
            <text:p>0.47288017000103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45874365087592" calcext:value-type="float">
            <text:p>0.45874365087592</text:p>
          </table:table-cell>
          <table:table-cell office:value-type="float" office:value="0.470275733388618" calcext:value-type="float">
            <text:p>0.470275733388618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456216958639992" calcext:value-type="float">
            <text:p>0.456216958639992</text:p>
          </table:table-cell>
          <table:table-cell office:value-type="float" office:value="0.469433502643309" calcext:value-type="float">
            <text:p>0.469433502643309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462229190421893" calcext:value-type="float">
            <text:p>0.462229190421893</text:p>
          </table:table-cell>
          <table:table-cell office:value-type="float" office:value="0.470197989012128" calcext:value-type="float">
            <text:p>0.470197989012128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459767285166373" calcext:value-type="float">
            <text:p>0.459767285166373</text:p>
          </table:table-cell>
          <table:table-cell office:value-type="float" office:value="0.474149994817042" calcext:value-type="float">
            <text:p>0.474149994817042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459780242562455" calcext:value-type="float">
            <text:p>0.459780242562455</text:p>
          </table:table-cell>
          <table:table-cell office:value-type="float" office:value="0.473968591271898" calcext:value-type="float">
            <text:p>0.473968591271898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463408313465326" calcext:value-type="float">
            <text:p>0.463408313465326</text:p>
          </table:table-cell>
          <table:table-cell office:value-type="float" office:value="0.475264330880066" calcext:value-type="float">
            <text:p>0.47526433088006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466142324038561" calcext:value-type="float">
            <text:p>0.466142324038561</text:p>
          </table:table-cell>
          <table:table-cell office:value-type="float" office:value="0.473152275318752" calcext:value-type="float">
            <text:p>0.473152275318752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465585156007049" calcext:value-type="float">
            <text:p>0.465585156007049</text:p>
          </table:table-cell>
          <table:table-cell office:value-type="float" office:value="0.476611900072561" calcext:value-type="float">
            <text:p>0.476611900072561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466142324038561" calcext:value-type="float">
            <text:p>0.466142324038561</text:p>
          </table:table-cell>
          <table:table-cell office:value-type="float" office:value="0.478102000621955" calcext:value-type="float">
            <text:p>0.478102000621955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469303928682492" calcext:value-type="float">
            <text:p>0.469303928682492</text:p>
          </table:table-cell>
          <table:table-cell office:value-type="float" office:value="0.478089043225873" calcext:value-type="float">
            <text:p>0.478089043225873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467813828133098" calcext:value-type="float">
            <text:p>0.467813828133098</text:p>
          </table:table-cell>
          <table:table-cell office:value-type="float" office:value="0.475406862236965" calcext:value-type="float">
            <text:p>0.475406862236965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467088213952524" calcext:value-type="float">
            <text:p>0.467088213952524</text:p>
          </table:table-cell>
          <table:table-cell office:value-type="float" office:value="0.476015859852804" calcext:value-type="float">
            <text:p>0.47601585985280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467321447081994" calcext:value-type="float">
            <text:p>0.467321447081994</text:p>
          </table:table-cell>
          <table:table-cell office:value-type="float" office:value="0.477169068104074" calcext:value-type="float">
            <text:p>0.47716906810407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470457136933762" calcext:value-type="float">
            <text:p>0.470457136933762</text:p>
          </table:table-cell>
          <table:table-cell office:value-type="float" office:value="0.479099720120245" calcext:value-type="float">
            <text:p>0.479099720120245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471156836322173" calcext:value-type="float">
            <text:p>0.471156836322173</text:p>
          </table:table-cell>
          <table:table-cell office:value-type="float" office:value="0.478542552088732" calcext:value-type="float">
            <text:p>0.478542552088732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472413703742096" calcext:value-type="float">
            <text:p>0.472413703742096</text:p>
          </table:table-cell>
          <table:table-cell office:value-type="float" office:value="0.479112677516326" calcext:value-type="float">
            <text:p>0.479112677516326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473255934487405" calcext:value-type="float">
            <text:p>0.473255934487405</text:p>
          </table:table-cell>
          <table:table-cell office:value-type="float" office:value="0.483090598113403" calcext:value-type="float">
            <text:p>0.48309059811340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476663729656888" calcext:value-type="float">
            <text:p>0.476663729656888</text:p>
          </table:table-cell>
          <table:table-cell office:value-type="float" office:value="0.481172903493314" calcext:value-type="float">
            <text:p>0.48117290349331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477233855084482" calcext:value-type="float">
            <text:p>0.477233855084482</text:p>
          </table:table-cell>
          <table:table-cell office:value-type="float" office:value="0.480719394630455" calcext:value-type="float">
            <text:p>0.480719394630455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476689644449052" calcext:value-type="float">
            <text:p>0.476689644449052</text:p>
          </table:table-cell>
          <table:table-cell office:value-type="float" office:value="0.481056286928579" calcext:value-type="float">
            <text:p>0.481056286928579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47659894267648" calcext:value-type="float">
            <text:p>0.47659894267648</text:p>
          </table:table-cell>
          <table:table-cell office:value-type="float" office:value="0.484671400435369" calcext:value-type="float">
            <text:p>0.484671400435369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479592101171349" calcext:value-type="float">
            <text:p>0.479592101171349</text:p>
          </table:table-cell>
          <table:table-cell office:value-type="float" office:value="0.485293355447289" calcext:value-type="float">
            <text:p>0.48529335544728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482494557893646" calcext:value-type="float">
            <text:p>0.482494557893646</text:p>
          </table:table-cell>
          <table:table-cell office:value-type="float" office:value="0.483427490411527" calcext:value-type="float">
            <text:p>0.483427490411527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479488442002695" calcext:value-type="float">
            <text:p>0.479488442002695</text:p>
          </table:table-cell>
          <table:table-cell office:value-type="float" office:value="0.486407691510314" calcext:value-type="float">
            <text:p>0.48640769151031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478723955633876" calcext:value-type="float">
            <text:p>0.478723955633876</text:p>
          </table:table-cell>
          <table:table-cell office:value-type="float" office:value="0.484956463149165" calcext:value-type="float">
            <text:p>0.484956463149165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483388618223282" calcext:value-type="float">
            <text:p>0.483388618223282</text:p>
          </table:table-cell>
          <table:table-cell office:value-type="float" office:value="0.487042603918317" calcext:value-type="float">
            <text:p>0.487042603918317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481807815901316" calcext:value-type="float">
            <text:p>0.481807815901316</text:p>
          </table:table-cell>
          <table:table-cell office:value-type="float" office:value="0.487534984969421" calcext:value-type="float">
            <text:p>0.487534984969421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486278117549497" calcext:value-type="float">
            <text:p>0.486278117549497</text:p>
          </table:table-cell>
          <table:table-cell office:value-type="float" office:value="0.489193531667876" calcext:value-type="float">
            <text:p>0.489193531667876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484282678552918" calcext:value-type="float">
            <text:p>0.484282678552918</text:p>
          </table:table-cell>
          <table:table-cell office:value-type="float" office:value="0.490502228672126" calcext:value-type="float">
            <text:p>0.490502228672126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488519747071628" calcext:value-type="float">
            <text:p>0.488519747071628</text:p>
          </table:table-cell>
          <table:table-cell office:value-type="float" office:value="0.489672955322898" calcext:value-type="float">
            <text:p>0.489672955322898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488701150616772" calcext:value-type="float">
            <text:p>0.488701150616772</text:p>
          </table:table-cell>
          <table:table-cell office:value-type="float" office:value="0.489595210946408" calcext:value-type="float">
            <text:p>0.489595210946408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488208769565668" calcext:value-type="float">
            <text:p>0.488208769565668</text:p>
          </table:table-cell>
          <table:table-cell office:value-type="float" office:value="0.491266715040945" calcext:value-type="float">
            <text:p>0.49126671504094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489828444075878" calcext:value-type="float">
            <text:p>0.489828444075878</text:p>
          </table:table-cell>
          <table:table-cell office:value-type="float" office:value="0.494791126775163" calcext:value-type="float">
            <text:p>0.49479112677516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489659997926817" calcext:value-type="float">
            <text:p>0.489659997926817</text:p>
          </table:table-cell>
          <table:table-cell office:value-type="float" office:value="0.493624961127812" calcext:value-type="float">
            <text:p>0.49362496112781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494596765833938" calcext:value-type="float">
            <text:p>0.494596765833938</text:p>
          </table:table-cell>
          <table:table-cell office:value-type="float" office:value="0.494026640406344" calcext:value-type="float">
            <text:p>0.49402664040634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494363532704468" calcext:value-type="float">
            <text:p>0.494363532704468</text:p>
          </table:table-cell>
          <table:table-cell office:value-type="float" office:value="0.495555613143983" calcext:value-type="float">
            <text:p>0.495555613143983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490929822742822" calcext:value-type="float">
            <text:p>0.490929822742822</text:p>
          </table:table-cell>
          <table:table-cell office:value-type="float" office:value="0.495063232092879" calcext:value-type="float">
            <text:p>0.49506323209287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93935938633772" calcext:value-type="float">
            <text:p>0.493935938633772</text:p>
          </table:table-cell>
          <table:table-cell office:value-type="float" office:value="0.496786565771743" calcext:value-type="float">
            <text:p>0.496786565771743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495866590649943" calcext:value-type="float">
            <text:p>0.495866590649943</text:p>
          </table:table-cell>
          <table:table-cell office:value-type="float" office:value="0.496022079402923" calcext:value-type="float">
            <text:p>0.496022079402923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495503783559656" calcext:value-type="float">
            <text:p>0.495503783559656</text:p>
          </table:table-cell>
          <table:table-cell office:value-type="float" office:value="0.495633357520473" calcext:value-type="float">
            <text:p>0.495633357520473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502150927749559" calcext:value-type="float">
            <text:p>0.502150927749559</text:p>
          </table:table-cell>
          <table:table-cell office:value-type="float" office:value="0.499753809474448" calcext:value-type="float">
            <text:p>0.499753809474448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499235513631181" calcext:value-type="float">
            <text:p>0.499235513631181</text:p>
          </table:table-cell>
          <table:table-cell office:value-type="float" office:value="0.497654711309215" calcext:value-type="float">
            <text:p>0.49765471130921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01684461490619" calcext:value-type="float">
            <text:p>0.501684461490619</text:p>
          </table:table-cell>
          <table:table-cell office:value-type="float" office:value="0.497862029646522" calcext:value-type="float">
            <text:p>0.497862029646522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499313258007671" calcext:value-type="float">
            <text:p>0.499313258007671</text:p>
          </table:table-cell>
          <table:table-cell office:value-type="float" office:value="0.499339172799834" calcext:value-type="float">
            <text:p>0.49933917279983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501321654400332" calcext:value-type="float">
            <text:p>0.501321654400332</text:p>
          </table:table-cell>
          <table:table-cell office:value-type="float" office:value="0.503213434228258" calcext:value-type="float">
            <text:p>0.503213434228258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49976676687053" calcext:value-type="float">
            <text:p>0.49976676687053</text:p>
          </table:table-cell>
          <table:table-cell office:value-type="float" office:value="0.500090701772572" calcext:value-type="float">
            <text:p>0.500090701772572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503187519436094" calcext:value-type="float">
            <text:p>0.503187519436094</text:p>
          </table:table-cell>
          <table:table-cell office:value-type="float" office:value="0.500907017725718" calcext:value-type="float">
            <text:p>0.50090701772571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507165440033171" calcext:value-type="float">
            <text:p>0.507165440033171</text:p>
          </table:table-cell>
          <table:table-cell office:value-type="float" office:value="0.507217269617498" calcext:value-type="float">
            <text:p>0.507217269617498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502150927749559" calcext:value-type="float">
            <text:p>0.502150927749559</text:p>
          </table:table-cell>
          <table:table-cell office:value-type="float" office:value="0.502682180988908" calcext:value-type="float">
            <text:p>0.502682180988908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508124287343215" calcext:value-type="float">
            <text:p>0.508124287343215</text:p>
          </table:table-cell>
          <table:table-cell office:value-type="float" office:value="0.503900176220587" calcext:value-type="float">
            <text:p>0.503900176220587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509899450606406" calcext:value-type="float">
            <text:p>0.509899450606406</text:p>
          </table:table-cell>
          <table:table-cell office:value-type="float" office:value="0.504742406965896" calcext:value-type="float">
            <text:p>0.504742406965896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512750077744377" calcext:value-type="float">
            <text:p>0.512750077744377</text:p>
          </table:table-cell>
          <table:table-cell office:value-type="float" office:value="0.508189074323624" calcext:value-type="float">
            <text:p>0.50818907432362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506556442417332" calcext:value-type="float">
            <text:p>0.506556442417332</text:p>
          </table:table-cell>
          <table:table-cell office:value-type="float" office:value="0.508888773712035" calcext:value-type="float">
            <text:p>0.508888773712035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5113895511558" calcext:value-type="float">
            <text:p>0.5113895511558</text:p>
          </table:table-cell>
          <table:table-cell office:value-type="float" office:value="0.509458899139629" calcext:value-type="float">
            <text:p>0.509458899139629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512503887218824" calcext:value-type="float">
            <text:p>0.512503887218824</text:p>
          </table:table-cell>
          <table:table-cell office:value-type="float" office:value="0.506932206903701" calcext:value-type="float">
            <text:p>0.506932206903701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514292007878097" calcext:value-type="float">
            <text:p>0.514292007878097</text:p>
          </table:table-cell>
          <table:table-cell office:value-type="float" office:value="0.512270654089354" calcext:value-type="float">
            <text:p>0.51227065408935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514343837462423" calcext:value-type="float">
            <text:p>0.514343837462423</text:p>
          </table:table-cell>
          <table:table-cell office:value-type="float" office:value="0.507891054213745" calcext:value-type="float">
            <text:p>0.507891054213745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516455893023738" calcext:value-type="float">
            <text:p>0.516455893023738</text:p>
          </table:table-cell>
          <table:table-cell office:value-type="float" office:value="0.511583912097025" calcext:value-type="float">
            <text:p>0.511583912097025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14771431533119" calcext:value-type="float">
            <text:p>0.514771431533119</text:p>
          </table:table-cell>
          <table:table-cell office:value-type="float" office:value="0.509899450606406" calcext:value-type="float">
            <text:p>0.509899450606406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518840053902768" calcext:value-type="float">
            <text:p>0.518840053902768</text:p>
          </table:table-cell>
          <table:table-cell office:value-type="float" office:value="0.512763035140458" calcext:value-type="float">
            <text:p>0.512763035140458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518593863377216" calcext:value-type="float">
            <text:p>0.518593863377216</text:p>
          </table:table-cell>
          <table:table-cell office:value-type="float" office:value="0.514641857572302" calcext:value-type="float">
            <text:p>0.514641857572302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520058049134446" calcext:value-type="float">
            <text:p>0.520058049134446</text:p>
          </table:table-cell>
          <table:table-cell office:value-type="float" office:value="0.511609826889188" calcext:value-type="float">
            <text:p>0.51160982688918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522390380429149" calcext:value-type="float">
            <text:p>0.522390380429149</text:p>
          </table:table-cell>
          <table:table-cell office:value-type="float" office:value="0.515043536850834" calcext:value-type="float">
            <text:p>0.51504353685083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517894163988805" calcext:value-type="float">
            <text:p>0.517894163988805</text:p>
          </table:table-cell>
          <table:table-cell office:value-type="float" office:value="0.513320203171971" calcext:value-type="float">
            <text:p>0.513320203171971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521522234891676" calcext:value-type="float">
            <text:p>0.521522234891676</text:p>
          </table:table-cell>
          <table:table-cell office:value-type="float" office:value="0.517894163988805" calcext:value-type="float">
            <text:p>0.517894163988805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524100756711931" calcext:value-type="float">
            <text:p>0.524100756711931</text:p>
          </table:table-cell>
          <table:table-cell office:value-type="float" office:value="0.51677982792578" calcext:value-type="float">
            <text:p>0.51677982792578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524463563802218" calcext:value-type="float">
            <text:p>0.524463563802218</text:p>
          </table:table-cell>
          <table:table-cell office:value-type="float" office:value="0.516727998341453" calcext:value-type="float">
            <text:p>0.51672799834145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525072561418057" calcext:value-type="float">
            <text:p>0.525072561418057</text:p>
          </table:table-cell>
          <table:table-cell office:value-type="float" office:value="0.51701306105525" calcext:value-type="float">
            <text:p>0.51701306105525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526329428837981" calcext:value-type="float">
            <text:p>0.526329428837981</text:p>
          </table:table-cell>
          <table:table-cell office:value-type="float" office:value="0.520174665699181" calcext:value-type="float">
            <text:p>0.520174665699181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52732714833627" calcext:value-type="float">
            <text:p>0.52732714833627</text:p>
          </table:table-cell>
          <table:table-cell office:value-type="float" office:value="0.518710479941951" calcext:value-type="float">
            <text:p>0.518710479941951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29283715144605" calcext:value-type="float">
            <text:p>0.529283715144605</text:p>
          </table:table-cell>
          <table:table-cell office:value-type="float" office:value="0.519695242044159" calcext:value-type="float">
            <text:p>0.519695242044159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528117549497253" calcext:value-type="float">
            <text:p>0.528117549497253</text:p>
          </table:table-cell>
          <table:table-cell office:value-type="float" office:value="0.51839950243599" calcext:value-type="float">
            <text:p>0.5183995024359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28117549497253" calcext:value-type="float">
            <text:p>0.528117549497253</text:p>
          </table:table-cell>
          <table:table-cell office:value-type="float" office:value="0.522144189903597" calcext:value-type="float">
            <text:p>0.522144189903597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530851560070488" calcext:value-type="float">
            <text:p>0.530851560070488</text:p>
          </table:table-cell>
          <table:table-cell office:value-type="float" office:value="0.521794340209391" calcext:value-type="float">
            <text:p>0.521794340209391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529905670156525" calcext:value-type="float">
            <text:p>0.529905670156525</text:p>
          </table:table-cell>
          <table:table-cell office:value-type="float" office:value="0.521690681040738" calcext:value-type="float">
            <text:p>0.52169068104073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530683113921426" calcext:value-type="float">
            <text:p>0.530683113921426</text:p>
          </table:table-cell>
          <table:table-cell office:value-type="float" office:value="0.522895718876335" calcext:value-type="float">
            <text:p>0.52289571887633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534142738675236" calcext:value-type="float">
            <text:p>0.534142738675236</text:p>
          </table:table-cell>
          <table:table-cell office:value-type="float" office:value="0.52455426557479" calcext:value-type="float">
            <text:p>0.52455426557479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532717425106251" calcext:value-type="float">
            <text:p>0.532717425106251</text:p>
          </table:table-cell>
          <table:table-cell office:value-type="float" office:value="0.525007774437649" calcext:value-type="float">
            <text:p>0.52500777443764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536112262879652" calcext:value-type="float">
            <text:p>0.536112262879652</text:p>
          </table:table-cell>
          <table:table-cell office:value-type="float" office:value="0.5235565460765" calcext:value-type="float">
            <text:p>0.5235565460765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539597802425624" calcext:value-type="float">
            <text:p>0.539597802425624</text:p>
          </table:table-cell>
          <table:table-cell office:value-type="float" office:value="0.528687674924847" calcext:value-type="float">
            <text:p>0.528687674924847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537382087695657" calcext:value-type="float">
            <text:p>0.537382087695657</text:p>
          </table:table-cell>
          <table:table-cell office:value-type="float" office:value="0.528998652430807" calcext:value-type="float">
            <text:p>0.528998652430807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540206800041464" calcext:value-type="float">
            <text:p>0.540206800041464</text:p>
          </table:table-cell>
          <table:table-cell office:value-type="float" office:value="0.528350782626723" calcext:value-type="float">
            <text:p>0.52835078262672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538833316056805" calcext:value-type="float">
            <text:p>0.538833316056805</text:p>
          </table:table-cell>
          <table:table-cell office:value-type="float" office:value="0.52863584534052" calcext:value-type="float">
            <text:p>0.52863584534052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542578003524412" calcext:value-type="float">
            <text:p>0.542578003524412</text:p>
          </table:table-cell>
          <table:table-cell office:value-type="float" office:value="0.530579454752773" calcext:value-type="float">
            <text:p>0.530579454752773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542733492277392" calcext:value-type="float">
            <text:p>0.542733492277392</text:p>
          </table:table-cell>
          <table:table-cell office:value-type="float" office:value="0.526757022908676" calcext:value-type="float">
            <text:p>0.526757022908676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543342489893231" calcext:value-type="float">
            <text:p>0.543342489893231</text:p>
          </table:table-cell>
          <table:table-cell office:value-type="float" office:value="0.527029128226392" calcext:value-type="float">
            <text:p>0.527029128226392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543808956152172" calcext:value-type="float">
            <text:p>0.543808956152172</text:p>
          </table:table-cell>
          <table:table-cell office:value-type="float" office:value="0.52986679796828" calcext:value-type="float">
            <text:p>0.52986679796828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544197678034622" calcext:value-type="float">
            <text:p>0.544197678034622</text:p>
          </table:table-cell>
          <table:table-cell office:value-type="float" office:value="0.531577174251063" calcext:value-type="float">
            <text:p>0.531577174251063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543912615320825" calcext:value-type="float">
            <text:p>0.543912615320825</text:p>
          </table:table-cell>
          <table:table-cell office:value-type="float" office:value="0.535334819114751" calcext:value-type="float">
            <text:p>0.535334819114751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548227428216026" calcext:value-type="float">
            <text:p>0.548227428216026</text:p>
          </table:table-cell>
          <table:table-cell office:value-type="float" office:value="0.533689229812377" calcext:value-type="float">
            <text:p>0.533689229812377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548447703949414" calcext:value-type="float">
            <text:p>0.548447703949414</text:p>
          </table:table-cell>
          <table:table-cell office:value-type="float" office:value="0.533909505545766" calcext:value-type="float">
            <text:p>0.533909505545766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548667979682803" calcext:value-type="float">
            <text:p>0.548667979682803</text:p>
          </table:table-cell>
          <table:table-cell office:value-type="float" office:value="0.538509381154763" calcext:value-type="float">
            <text:p>0.5385093811547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48784596247538" calcext:value-type="float">
            <text:p>0.548784596247538</text:p>
          </table:table-cell>
          <table:table-cell office:value-type="float" office:value="0.533443039286825" calcext:value-type="float">
            <text:p>0.533443039286825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553371514460454" calcext:value-type="float">
            <text:p>0.553371514460454</text:p>
          </table:table-cell>
          <table:table-cell office:value-type="float" office:value="0.539843992951177" calcext:value-type="float">
            <text:p>0.539843992951177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553591790193843" calcext:value-type="float">
            <text:p>0.553591790193843</text:p>
          </table:table-cell>
          <table:table-cell office:value-type="float" office:value="0.5375634912408" calcext:value-type="float">
            <text:p>0.5375634912408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551531564216855" calcext:value-type="float">
            <text:p>0.551531564216855</text:p>
          </table:table-cell>
          <table:table-cell office:value-type="float" office:value="0.539170208354929" calcext:value-type="float">
            <text:p>0.539170208354929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554408106146989" calcext:value-type="float">
            <text:p>0.554408106146989</text:p>
          </table:table-cell>
          <table:table-cell office:value-type="float" office:value="0.541036073390691" calcext:value-type="float">
            <text:p>0.54103607339069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557673369959573" calcext:value-type="float">
            <text:p>0.557673369959573</text:p>
          </table:table-cell>
          <table:table-cell office:value-type="float" office:value="0.542616875712657" calcext:value-type="float">
            <text:p>0.542616875712657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559202342697212" calcext:value-type="float">
            <text:p>0.559202342697212</text:p>
          </table:table-cell>
          <table:table-cell office:value-type="float" office:value="0.542098579869389" calcext:value-type="float">
            <text:p>0.542098579869389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555211464704053" calcext:value-type="float">
            <text:p>0.555211464704053</text:p>
          </table:table-cell>
          <table:table-cell office:value-type="float" office:value="0.541282263916243" calcext:value-type="float">
            <text:p>0.541282263916243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558515600704882" calcext:value-type="float">
            <text:p>0.558515600704882</text:p>
          </table:table-cell>
          <table:table-cell office:value-type="float" office:value="0.543627552607028" calcext:value-type="float">
            <text:p>0.543627552607028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557608582979164" calcext:value-type="float">
            <text:p>0.557608582979164</text:p>
          </table:table-cell>
          <table:table-cell office:value-type="float" office:value="0.54248730175184" calcext:value-type="float">
            <text:p>0.5424873017518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559007981755986" calcext:value-type="float">
            <text:p>0.559007981755986</text:p>
          </table:table-cell>
          <table:table-cell office:value-type="float" office:value="0.541735772779102" calcext:value-type="float">
            <text:p>0.541735772779102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561016378148647" calcext:value-type="float">
            <text:p>0.561016378148647</text:p>
          </table:table-cell>
          <table:table-cell office:value-type="float" office:value="0.54164507100653" calcext:value-type="float">
            <text:p>0.54164507100653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561042292940811" calcext:value-type="float">
            <text:p>0.561042292940811</text:p>
          </table:table-cell>
          <table:table-cell office:value-type="float" office:value="0.547514771431533" calcext:value-type="float">
            <text:p>0.547514771431533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564527832486784" calcext:value-type="float">
            <text:p>0.564527832486784</text:p>
          </table:table-cell>
          <table:table-cell office:value-type="float" office:value="0.546750285062714" calcext:value-type="float">
            <text:p>0.54675028506271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562791541411838" calcext:value-type="float">
            <text:p>0.562791541411838</text:p>
          </table:table-cell>
          <table:table-cell office:value-type="float" office:value="0.54410697626205" calcext:value-type="float">
            <text:p>0.54410697626205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562934072768736" calcext:value-type="float">
            <text:p>0.562934072768736</text:p>
          </table:table-cell>
          <table:table-cell office:value-type="float" office:value="0.544625272105318" calcext:value-type="float">
            <text:p>0.544625272105318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563556027780657" calcext:value-type="float">
            <text:p>0.563556027780657</text:p>
          </table:table-cell>
          <table:table-cell office:value-type="float" office:value="0.547838706333575" calcext:value-type="float">
            <text:p>0.547838706333575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568635327044677" calcext:value-type="float">
            <text:p>0.568635327044677</text:p>
          </table:table-cell>
          <table:table-cell office:value-type="float" office:value="0.547346325282471" calcext:value-type="float">
            <text:p>0.547346325282471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566911993365813" calcext:value-type="float">
            <text:p>0.566911993365813</text:p>
          </table:table-cell>
          <table:table-cell office:value-type="float" office:value="0.548758681455375" calcext:value-type="float">
            <text:p>0.548758681455375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568713071421167" calcext:value-type="float">
            <text:p>0.568713071421167</text:p>
          </table:table-cell>
          <table:table-cell office:value-type="float" office:value="0.549976676687053" calcext:value-type="float">
            <text:p>0.54997667668705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568259562558308" calcext:value-type="float">
            <text:p>0.568259562558308</text:p>
          </table:table-cell>
          <table:table-cell office:value-type="float" office:value="0.550987353581424" calcext:value-type="float">
            <text:p>0.55098735358142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572911267751633" calcext:value-type="float">
            <text:p>0.572911267751633</text:p>
          </table:table-cell>
          <table:table-cell office:value-type="float" office:value="0.551181714522649" calcext:value-type="float">
            <text:p>0.551181714522649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571719187312118" calcext:value-type="float">
            <text:p>0.571719187312118</text:p>
          </table:table-cell>
          <table:table-cell office:value-type="float" office:value="0.552503368922981" calcext:value-type="float">
            <text:p>0.552503368922981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574725303203068" calcext:value-type="float">
            <text:p>0.574725303203068</text:p>
          </table:table-cell>
          <table:table-cell office:value-type="float" office:value="0.553241940499637" calcext:value-type="float">
            <text:p>0.553241940499637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577290867627242" calcext:value-type="float">
            <text:p>0.577290867627242</text:p>
          </table:table-cell>
          <table:table-cell office:value-type="float" office:value="0.552918005597595" calcext:value-type="float">
            <text:p>0.55291800559759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575062195501192" calcext:value-type="float">
            <text:p>0.575062195501192</text:p>
          </table:table-cell>
          <table:table-cell office:value-type="float" office:value="0.554706126256867" calcext:value-type="float">
            <text:p>0.554706126256867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576344977713279" calcext:value-type="float">
            <text:p>0.576344977713279</text:p>
          </table:table-cell>
          <table:table-cell office:value-type="float" office:value="0.556351715559241" calcext:value-type="float">
            <text:p>0.556351715559241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576059914999482" calcext:value-type="float">
            <text:p>0.576059914999482</text:p>
          </table:table-cell>
          <table:table-cell office:value-type="float" office:value="0.557310562869286" calcext:value-type="float">
            <text:p>0.557310562869286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580543174043744" calcext:value-type="float">
            <text:p>0.580543174043744</text:p>
          </table:table-cell>
          <table:table-cell office:value-type="float" office:value="0.557064372343734" calcext:value-type="float">
            <text:p>0.55706437234373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581191043847828" calcext:value-type="float">
            <text:p>0.581191043847828</text:p>
          </table:table-cell>
          <table:table-cell office:value-type="float" office:value="0.555690888359075" calcext:value-type="float">
            <text:p>0.55569088835907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79571369337618" calcext:value-type="float">
            <text:p>0.579571369337618</text:p>
          </table:table-cell>
          <table:table-cell office:value-type="float" office:value="0.557388307245776" calcext:value-type="float">
            <text:p>0.55738830724577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578327459313776" calcext:value-type="float">
            <text:p>0.578327459313776</text:p>
          </table:table-cell>
          <table:table-cell office:value-type="float" office:value="0.558463771120556" calcext:value-type="float">
            <text:p>0.558463771120556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583264227220898" calcext:value-type="float">
            <text:p>0.583264227220898</text:p>
          </table:table-cell>
          <table:table-cell office:value-type="float" office:value="0.559591064579662" calcext:value-type="float">
            <text:p>0.559591064579662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580154452161294" calcext:value-type="float">
            <text:p>0.580154452161294</text:p>
          </table:table-cell>
          <table:table-cell office:value-type="float" office:value="0.560705400642687" calcext:value-type="float">
            <text:p>0.560705400642687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585998237794133" calcext:value-type="float">
            <text:p>0.585998237794133</text:p>
          </table:table-cell>
          <table:table-cell office:value-type="float" office:value="0.56026484917591" calcext:value-type="float">
            <text:p>0.5602648491759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58536332538613" calcext:value-type="float">
            <text:p>0.58536332538613</text:p>
          </table:table-cell>
          <table:table-cell office:value-type="float" office:value="0.561936353270447" calcext:value-type="float">
            <text:p>0.561936353270447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587319892194465" calcext:value-type="float">
            <text:p>0.587319892194465</text:p>
          </table:table-cell>
          <table:table-cell office:value-type="float" office:value="0.560627656266197" calcext:value-type="float">
            <text:p>0.56062765626619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588084378563284" calcext:value-type="float">
            <text:p>0.588084378563284</text:p>
          </table:table-cell>
          <table:table-cell office:value-type="float" office:value="0.562247330776407" calcext:value-type="float">
            <text:p>0.562247330776407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589431947755779" calcext:value-type="float">
            <text:p>0.589431947755779</text:p>
          </table:table-cell>
          <table:table-cell office:value-type="float" office:value="0.564709236031927" calcext:value-type="float">
            <text:p>0.56470923603192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585777962060744" calcext:value-type="float">
            <text:p>0.585777962060744</text:p>
          </table:table-cell>
          <table:table-cell office:value-type="float" office:value="0.564527832486784" calcext:value-type="float">
            <text:p>0.56452783248678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588887737120348" calcext:value-type="float">
            <text:p>0.588887737120348</text:p>
          </table:table-cell>
          <table:table-cell office:value-type="float" office:value="0.565072043122214" calcext:value-type="float">
            <text:p>0.56507204312221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590727687363947" calcext:value-type="float">
            <text:p>0.590727687363947</text:p>
          </table:table-cell>
          <table:table-cell office:value-type="float" office:value="0.570902871358972" calcext:value-type="float">
            <text:p>0.57090287135897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595042500259148" calcext:value-type="float">
            <text:p>0.595042500259148</text:p>
          </table:table-cell>
          <table:table-cell office:value-type="float" office:value="0.564709236031927" calcext:value-type="float">
            <text:p>0.564709236031927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59390224940396" calcext:value-type="float">
            <text:p>0.59390224940396</text:p>
          </table:table-cell>
          <table:table-cell office:value-type="float" office:value="0.566639888048098" calcext:value-type="float">
            <text:p>0.566639888048098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591958639991707" calcext:value-type="float">
            <text:p>0.591958639991707</text:p>
          </table:table-cell>
          <table:table-cell office:value-type="float" office:value="0.569412770809578" calcext:value-type="float">
            <text:p>0.569412770809578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596156836322173" calcext:value-type="float">
            <text:p>0.596156836322173</text:p>
          </table:table-cell>
          <table:table-cell office:value-type="float" office:value="0.567741266715041" calcext:value-type="float">
            <text:p>0.567741266715041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595651497874987" calcext:value-type="float">
            <text:p>0.595651497874987</text:p>
          </table:table-cell>
          <table:table-cell office:value-type="float" office:value="0.56588835907536" calcext:value-type="float">
            <text:p>0.56588835907536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596973152275319" calcext:value-type="float">
            <text:p>0.596973152275319</text:p>
          </table:table-cell>
          <table:table-cell office:value-type="float" office:value="0.569322069037006" calcext:value-type="float">
            <text:p>0.569322069037006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596143878926091" calcext:value-type="float">
            <text:p>0.596143878926091</text:p>
          </table:table-cell>
          <table:table-cell office:value-type="float" office:value="0.569775577899865" calcext:value-type="float">
            <text:p>0.569775577899865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599422100134757" calcext:value-type="float">
            <text:p>0.599422100134757</text:p>
          </table:table-cell>
          <table:table-cell office:value-type="float" office:value="0.570786254794237" calcext:value-type="float">
            <text:p>0.57078625479423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01326837358764" calcext:value-type="float">
            <text:p>0.601326837358764</text:p>
          </table:table-cell>
          <table:table-cell office:value-type="float" office:value="0.570293873743133" calcext:value-type="float">
            <text:p>0.570293873743133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600510521405618" calcext:value-type="float">
            <text:p>0.600510521405618</text:p>
          </table:table-cell>
          <table:table-cell office:value-type="float" office:value="0.573986731626412" calcext:value-type="float">
            <text:p>0.573986731626412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599771949828962" calcext:value-type="float">
            <text:p>0.599771949828962</text:p>
          </table:table-cell>
          <table:table-cell office:value-type="float" office:value="0.572405929304447" calcext:value-type="float">
            <text:p>0.572405929304447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602285684668809" calcext:value-type="float">
            <text:p>0.602285684668809</text:p>
          </table:table-cell>
          <table:table-cell office:value-type="float" office:value="0.572574375453509" calcext:value-type="float">
            <text:p>0.572574375453509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603179744998445" calcext:value-type="float">
            <text:p>0.603179744998445</text:p>
          </table:table-cell>
          <table:table-cell office:value-type="float" office:value="0.577692546905774" calcext:value-type="float">
            <text:p>0.577692546905774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605926712967762" calcext:value-type="float">
            <text:p>0.605926712967762</text:p>
          </table:table-cell>
          <table:table-cell office:value-type="float" office:value="0.578094226184306" calcext:value-type="float">
            <text:p>0.578094226184306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606470923603193" calcext:value-type="float">
            <text:p>0.606470923603193</text:p>
          </table:table-cell>
          <table:table-cell office:value-type="float" office:value="0.57950658235721" calcext:value-type="float">
            <text:p>0.57950658235721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609049445423448" calcext:value-type="float">
            <text:p>0.609049445423448</text:p>
          </table:table-cell>
          <table:table-cell office:value-type="float" office:value="0.577070591893853" calcext:value-type="float">
            <text:p>0.577070591893853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604851249092982" calcext:value-type="float">
            <text:p>0.604851249092982</text:p>
          </table:table-cell>
          <table:table-cell office:value-type="float" office:value="0.576811443972219" calcext:value-type="float">
            <text:p>0.576811443972219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609969420545247" calcext:value-type="float">
            <text:p>0.609969420545247</text:p>
          </table:table-cell>
          <table:table-cell office:value-type="float" office:value="0.580335855706437" calcext:value-type="float">
            <text:p>0.580335855706437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10941225251374" calcext:value-type="float">
            <text:p>0.610941225251374</text:p>
          </table:table-cell>
          <table:table-cell office:value-type="float" office:value="0.578171970560796" calcext:value-type="float">
            <text:p>0.578171970560796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612820047683218" calcext:value-type="float">
            <text:p>0.612820047683218</text:p>
          </table:table-cell>
          <table:table-cell office:value-type="float" office:value="0.578962371721779" calcext:value-type="float">
            <text:p>0.578962371721779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613351300922567" calcext:value-type="float">
            <text:p>0.613351300922567</text:p>
          </table:table-cell>
          <table:table-cell office:value-type="float" office:value="0.580828236757541" calcext:value-type="float">
            <text:p>0.580828236757541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612327666632114" calcext:value-type="float">
            <text:p>0.612327666632114</text:p>
          </table:table-cell>
          <table:table-cell office:value-type="float" office:value="0.580348813102519" calcext:value-type="float">
            <text:p>0.580348813102519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61329947133824" calcext:value-type="float">
            <text:p>0.61329947133824</text:p>
          </table:table-cell>
          <table:table-cell office:value-type="float" office:value="0.5812817456204" calcext:value-type="float">
            <text:p>0.581281745620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616188970664455" calcext:value-type="float">
            <text:p>0.616188970664455</text:p>
          </table:table-cell>
          <table:table-cell office:value-type="float" office:value="0.584210117134861" calcext:value-type="float">
            <text:p>0.584210117134861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618599046335648" calcext:value-type="float">
            <text:p>0.618599046335648</text:p>
          </table:table-cell>
          <table:table-cell office:value-type="float" office:value="0.584883901731108" calcext:value-type="float">
            <text:p>0.584883901731108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612807090287136" calcext:value-type="float">
            <text:p>0.612807090287136</text:p>
          </table:table-cell>
          <table:table-cell office:value-type="float" office:value="0.586659064994299" calcext:value-type="float">
            <text:p>0.586659064994299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20737016689126" calcext:value-type="float">
            <text:p>0.620737016689126</text:p>
          </table:table-cell>
          <table:table-cell office:value-type="float" office:value="0.582214678138281" calcext:value-type="float">
            <text:p>0.582214678138281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1892298123769" calcext:value-type="float">
            <text:p>0.61892298123769</text:p>
          </table:table-cell>
          <table:table-cell office:value-type="float" office:value="0.582460868663833" calcext:value-type="float">
            <text:p>0.58246086866383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21864310148233" calcext:value-type="float">
            <text:p>0.621864310148233</text:p>
          </table:table-cell>
          <table:table-cell office:value-type="float" office:value="0.584210117134861" calcext:value-type="float">
            <text:p>0.584210117134861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620827718461698" calcext:value-type="float">
            <text:p>0.620827718461698</text:p>
          </table:table-cell>
          <table:table-cell office:value-type="float" office:value="0.586581320617809" calcext:value-type="float">
            <text:p>0.586581320617809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22810200062195" calcext:value-type="float">
            <text:p>0.622810200062195</text:p>
          </table:table-cell>
          <table:table-cell office:value-type="float" office:value="0.587410593967036" calcext:value-type="float">
            <text:p>0.587410593967036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24883383435265" calcext:value-type="float">
            <text:p>0.624883383435265</text:p>
          </table:table-cell>
          <table:table-cell office:value-type="float" office:value="0.588408313465326" calcext:value-type="float">
            <text:p>0.588408313465326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62607546387478" calcext:value-type="float">
            <text:p>0.62607546387478</text:p>
          </table:table-cell>
          <table:table-cell office:value-type="float" office:value="0.589367160775371" calcext:value-type="float">
            <text:p>0.58936716077537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623432155074116" calcext:value-type="float">
            <text:p>0.623432155074116</text:p>
          </table:table-cell>
          <table:table-cell office:value-type="float" office:value="0.587812273245569" calcext:value-type="float">
            <text:p>0.587812273245569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62607546387478" calcext:value-type="float">
            <text:p>0.62607546387478</text:p>
          </table:table-cell>
          <table:table-cell office:value-type="float" office:value="0.589950243599046" calcext:value-type="float">
            <text:p>0.589950243599046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628641028298953" calcext:value-type="float">
            <text:p>0.628641028298953</text:p>
          </table:table-cell>
          <table:table-cell office:value-type="float" office:value="0.590338965481497" calcext:value-type="float">
            <text:p>0.590338965481497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626710376282782" calcext:value-type="float">
            <text:p>0.626710376282782</text:p>
          </table:table-cell>
          <table:table-cell office:value-type="float" office:value="0.592282574893749" calcext:value-type="float">
            <text:p>0.592282574893749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29794236550223" calcext:value-type="float">
            <text:p>0.629794236550223</text:p>
          </table:table-cell>
          <table:table-cell office:value-type="float" office:value="0.592697211568363" calcext:value-type="float">
            <text:p>0.59269721156836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27073183373069" calcext:value-type="float">
            <text:p>0.627073183373069</text:p>
          </table:table-cell>
          <table:table-cell office:value-type="float" office:value="0.594938841090494" calcext:value-type="float">
            <text:p>0.594938841090494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627980201098787" calcext:value-type="float">
            <text:p>0.627980201098787</text:p>
          </table:table-cell>
          <table:table-cell office:value-type="float" office:value="0.595107287239556" calcext:value-type="float">
            <text:p>0.595107287239556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632320928786151" calcext:value-type="float">
            <text:p>0.632320928786151</text:p>
          </table:table-cell>
          <table:table-cell office:value-type="float" office:value="0.593798590235306" calcext:value-type="float">
            <text:p>0.593798590235306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637037420959884" calcext:value-type="float">
            <text:p>0.637037420959884</text:p>
          </table:table-cell>
          <table:table-cell office:value-type="float" office:value="0.597361874157769" calcext:value-type="float">
            <text:p>0.597361874157769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635793510936042" calcext:value-type="float">
            <text:p>0.635793510936042</text:p>
          </table:table-cell>
          <table:table-cell office:value-type="float" office:value="0.597219342800871" calcext:value-type="float">
            <text:p>0.597219342800871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634614387892609" calcext:value-type="float">
            <text:p>0.634614387892609</text:p>
          </table:table-cell>
          <table:table-cell office:value-type="float" office:value="0.596182751114336" calcext:value-type="float">
            <text:p>0.596182751114336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36687571265678" calcext:value-type="float">
            <text:p>0.636687571265678</text:p>
          </table:table-cell>
          <table:table-cell office:value-type="float" office:value="0.599590546283819" calcext:value-type="float">
            <text:p>0.599590546283819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636532082512698" calcext:value-type="float">
            <text:p>0.636532082512698</text:p>
          </table:table-cell>
          <table:table-cell office:value-type="float" office:value="0.596506686016378" calcext:value-type="float">
            <text:p>0.596506686016378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641494765211983" calcext:value-type="float">
            <text:p>0.641494765211983</text:p>
          </table:table-cell>
          <table:table-cell office:value-type="float" office:value="0.599305483570022" calcext:value-type="float">
            <text:p>0.599305483570022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640704364051" calcext:value-type="float">
            <text:p>0.640704364051</text:p>
          </table:table-cell>
          <table:table-cell office:value-type="float" office:value="0.599227739193532" calcext:value-type="float">
            <text:p>0.59922773919353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390069451643" calcext:value-type="float">
            <text:p>0.6390069451643</text:p>
          </table:table-cell>
          <table:table-cell office:value-type="float" office:value="0.603646211257386" calcext:value-type="float">
            <text:p>0.603646211257386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63793148128952" calcext:value-type="float">
            <text:p>0.63793148128952</text:p>
          </table:table-cell>
          <table:table-cell office:value-type="float" office:value="0.601352752150928" calcext:value-type="float">
            <text:p>0.601352752150928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64324401368301" calcext:value-type="float">
            <text:p>0.64324401368301</text:p>
          </table:table-cell>
          <table:table-cell office:value-type="float" office:value="0.603879444386856" calcext:value-type="float">
            <text:p>0.603879444386856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645045091738364" calcext:value-type="float">
            <text:p>0.645045091738364</text:p>
          </table:table-cell>
          <table:table-cell office:value-type="float" office:value="0.604112677516326" calcext:value-type="float">
            <text:p>0.604112677516326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642181507204312" calcext:value-type="float">
            <text:p>0.642181507204312</text:p>
          </table:table-cell>
          <table:table-cell office:value-type="float" office:value="0.59929252617394" calcext:value-type="float">
            <text:p>0.5992925261739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646224214781797" calcext:value-type="float">
            <text:p>0.646224214781797</text:p>
          </table:table-cell>
          <table:table-cell office:value-type="float" office:value="0.601858090598113" calcext:value-type="float">
            <text:p>0.601858090598113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645213537887426" calcext:value-type="float">
            <text:p>0.645213537887426</text:p>
          </table:table-cell>
          <table:table-cell office:value-type="float" office:value="0.599758992432881" calcext:value-type="float">
            <text:p>0.599758992432881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649269202860993" calcext:value-type="float">
            <text:p>0.649269202860993</text:p>
          </table:table-cell>
          <table:table-cell office:value-type="float" office:value="0.608207214678138" calcext:value-type="float">
            <text:p>0.608207214678138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648634290452991" calcext:value-type="float">
            <text:p>0.648634290452991</text:p>
          </table:table-cell>
          <table:table-cell office:value-type="float" office:value="0.606172903493314" calcext:value-type="float">
            <text:p>0.60617290349331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648543588680419" calcext:value-type="float">
            <text:p>0.648543588680419</text:p>
          </table:table-cell>
          <table:table-cell office:value-type="float" office:value="0.604643930755675" calcext:value-type="float">
            <text:p>0.60464393075567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48802736602052" calcext:value-type="float">
            <text:p>0.648802736602052</text:p>
          </table:table-cell>
          <table:table-cell office:value-type="float" office:value="0.604941950865554" calcext:value-type="float">
            <text:p>0.60494195086555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54180055975951" calcext:value-type="float">
            <text:p>0.654180055975951</text:p>
          </table:table-cell>
          <table:table-cell office:value-type="float" office:value="0.610513631180678" calcext:value-type="float">
            <text:p>0.610513631180678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651459002798798" calcext:value-type="float">
            <text:p>0.651459002798798</text:p>
          </table:table-cell>
          <table:table-cell office:value-type="float" office:value="0.60683373069348" calcext:value-type="float">
            <text:p>0.60683373069348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653661760132684" calcext:value-type="float">
            <text:p>0.653661760132684</text:p>
          </table:table-cell>
          <table:table-cell office:value-type="float" office:value="0.608025811132995" calcext:value-type="float">
            <text:p>0.60802581113299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55540582564528" calcext:value-type="float">
            <text:p>0.655540582564528</text:p>
          </table:table-cell>
          <table:table-cell office:value-type="float" office:value="0.610358142427698" calcext:value-type="float">
            <text:p>0.610358142427698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657030683113921" calcext:value-type="float">
            <text:p>0.657030683113921</text:p>
          </table:table-cell>
          <table:table-cell office:value-type="float" office:value="0.612405411008604" calcext:value-type="float">
            <text:p>0.61240541100860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656875194360941" calcext:value-type="float">
            <text:p>0.656875194360941</text:p>
          </table:table-cell>
          <table:table-cell office:value-type="float" office:value="0.611809370788846" calcext:value-type="float">
            <text:p>0.611809370788846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660205245153934" calcext:value-type="float">
            <text:p>0.660205245153934</text:p>
          </table:table-cell>
          <table:table-cell office:value-type="float" office:value="0.614167616875713" calcext:value-type="float">
            <text:p>0.614167616875713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659531460557686" calcext:value-type="float">
            <text:p>0.659531460557686</text:p>
          </table:table-cell>
          <table:table-cell office:value-type="float" office:value="0.60952886907847" calcext:value-type="float">
            <text:p>0.60952886907847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663522338550845" calcext:value-type="float">
            <text:p>0.663522338550845</text:p>
          </table:table-cell>
          <table:table-cell office:value-type="float" office:value="0.612586814553747" calcext:value-type="float">
            <text:p>0.61258681455374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55916347050897" calcext:value-type="float">
            <text:p>0.655916347050897</text:p>
          </table:table-cell>
          <table:table-cell office:value-type="float" office:value="0.613480874883383" calcext:value-type="float">
            <text:p>0.613480874883383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658287550533845" calcext:value-type="float">
            <text:p>0.658287550533845</text:p>
          </table:table-cell>
          <table:table-cell office:value-type="float" office:value="0.613597491448119" calcext:value-type="float">
            <text:p>0.613597491448119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662161811962268" calcext:value-type="float">
            <text:p>0.662161811962268</text:p>
          </table:table-cell>
          <table:table-cell office:value-type="float" office:value="0.614193531667876" calcext:value-type="float">
            <text:p>0.614193531667876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665090183476729" calcext:value-type="float">
            <text:p>0.665090183476729</text:p>
          </table:table-cell>
          <table:table-cell office:value-type="float" office:value="0.61560588784078" calcext:value-type="float">
            <text:p>0.61560588784078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665064268684565" calcext:value-type="float">
            <text:p>0.665064268684565</text:p>
          </table:table-cell>
          <table:table-cell office:value-type="float" office:value="0.617160775370582" calcext:value-type="float">
            <text:p>0.617160775370582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63250233233129" calcext:value-type="float">
            <text:p>0.663250233233129</text:p>
          </table:table-cell>
          <table:table-cell office:value-type="float" office:value="0.619013683010262" calcext:value-type="float">
            <text:p>0.619013683010262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663379807193946" calcext:value-type="float">
            <text:p>0.663379807193946</text:p>
          </table:table-cell>
          <table:table-cell office:value-type="float" office:value="0.616240800248782" calcext:value-type="float">
            <text:p>0.616240800248782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667370685187105" calcext:value-type="float">
            <text:p>0.667370685187105</text:p>
          </table:table-cell>
          <table:table-cell office:value-type="float" office:value="0.618158494868871" calcext:value-type="float">
            <text:p>0.618158494868871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667863066238209" calcext:value-type="float">
            <text:p>0.667863066238209</text:p>
          </table:table-cell>
          <table:table-cell office:value-type="float" office:value="0.616785010884213" calcext:value-type="float">
            <text:p>0.616785010884213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667292940810615" calcext:value-type="float">
            <text:p>0.667292940810615</text:p>
          </table:table-cell>
          <table:table-cell office:value-type="float" office:value="0.618171452264953" calcext:value-type="float">
            <text:p>0.618171452264953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68472063854048" calcext:value-type="float">
            <text:p>0.668472063854048</text:p>
          </table:table-cell>
          <table:table-cell office:value-type="float" office:value="0.620659272312636" calcext:value-type="float">
            <text:p>0.620659272312636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671789157250959" calcext:value-type="float">
            <text:p>0.671789157250959</text:p>
          </table:table-cell>
          <table:table-cell office:value-type="float" office:value="0.619324660516223" calcext:value-type="float">
            <text:p>0.619324660516223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670985798693895" calcext:value-type="float">
            <text:p>0.670985798693895</text:p>
          </table:table-cell>
          <table:table-cell office:value-type="float" office:value="0.620464911371411" calcext:value-type="float">
            <text:p>0.620464911371411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673240385612107" calcext:value-type="float">
            <text:p>0.673240385612107</text:p>
          </table:table-cell>
          <table:table-cell office:value-type="float" office:value="0.623743132580077" calcext:value-type="float">
            <text:p>0.623743132580077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674056701565253" calcext:value-type="float">
            <text:p>0.674056701565253</text:p>
          </table:table-cell>
          <table:table-cell office:value-type="float" office:value="0.622175287654193" calcext:value-type="float">
            <text:p>0.62217528765419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676039183165751" calcext:value-type="float">
            <text:p>0.676039183165751</text:p>
          </table:table-cell>
          <table:table-cell office:value-type="float" office:value="0.624442831968488" calcext:value-type="float">
            <text:p>0.624442831968488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678475173629107" calcext:value-type="float">
            <text:p>0.678475173629107</text:p>
          </table:table-cell>
          <table:table-cell office:value-type="float" office:value="0.624378044988079" calcext:value-type="float">
            <text:p>0.624378044988079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678760236342905" calcext:value-type="float">
            <text:p>0.678760236342905</text:p>
          </table:table-cell>
          <table:table-cell office:value-type="float" office:value="0.62376904737224" calcext:value-type="float">
            <text:p>0.6237690473722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677464496734736" calcext:value-type="float">
            <text:p>0.677464496734736</text:p>
          </table:table-cell>
          <table:table-cell office:value-type="float" office:value="0.626192080439515" calcext:value-type="float">
            <text:p>0.626192080439515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675482015134239" calcext:value-type="float">
            <text:p>0.675482015134239</text:p>
          </table:table-cell>
          <table:table-cell office:value-type="float" office:value="0.627319373898621" calcext:value-type="float">
            <text:p>0.62731937389862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79408106146989" calcext:value-type="float">
            <text:p>0.679408106146989</text:p>
          </table:table-cell>
          <table:table-cell office:value-type="float" office:value="0.623678345599668" calcext:value-type="float">
            <text:p>0.623678345599668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041878304136" calcext:value-type="float">
            <text:p>0.68041878304136</text:p>
          </table:table-cell>
          <table:table-cell office:value-type="float" office:value="0.625207318337307" calcext:value-type="float">
            <text:p>0.625207318337307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684357831450192" calcext:value-type="float">
            <text:p>0.684357831450192</text:p>
          </table:table-cell>
          <table:table-cell office:value-type="float" office:value="0.626438270965067" calcext:value-type="float">
            <text:p>0.626438270965067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682764071732145" calcext:value-type="float">
            <text:p>0.682764071732145</text:p>
          </table:table-cell>
          <table:table-cell office:value-type="float" office:value="0.627669223592827" calcext:value-type="float">
            <text:p>0.627669223592827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685355550948481" calcext:value-type="float">
            <text:p>0.685355550948481</text:p>
          </table:table-cell>
          <table:table-cell office:value-type="float" office:value="0.629586918212916" calcext:value-type="float">
            <text:p>0.629586918212916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84642894163989" calcext:value-type="float">
            <text:p>0.684642894163989</text:p>
          </table:table-cell>
          <table:table-cell office:value-type="float" office:value="0.629910853114958" calcext:value-type="float">
            <text:p>0.629910853114958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687545350886286" calcext:value-type="float">
            <text:p>0.687545350886286</text:p>
          </table:table-cell>
          <table:table-cell office:value-type="float" office:value="0.630403234166062" calcext:value-type="float">
            <text:p>0.630403234166062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68657354618016" calcext:value-type="float">
            <text:p>0.68657354618016</text:p>
          </table:table-cell>
          <table:table-cell office:value-type="float" office:value="0.631530527625168" calcext:value-type="float">
            <text:p>0.631530527625168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686741992329222" calcext:value-type="float">
            <text:p>0.686741992329222</text:p>
          </table:table-cell>
          <table:table-cell office:value-type="float" office:value="0.631413911060433" calcext:value-type="float">
            <text:p>0.631413911060433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688646729553229" calcext:value-type="float">
            <text:p>0.688646729553229</text:p>
          </table:table-cell>
          <table:table-cell office:value-type="float" office:value="0.632826267233337" calcext:value-type="float">
            <text:p>0.63282626723333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8957966207111" calcext:value-type="float">
            <text:p>0.68957966207111</text:p>
          </table:table-cell>
          <table:table-cell office:value-type="float" office:value="0.634134964237587" calcext:value-type="float">
            <text:p>0.634134964237587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690681040738053" calcext:value-type="float">
            <text:p>0.690681040738053</text:p>
          </table:table-cell>
          <table:table-cell office:value-type="float" office:value="0.631724888566394" calcext:value-type="float">
            <text:p>0.63172488856639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693091116409246" calcext:value-type="float">
            <text:p>0.693091116409246</text:p>
          </table:table-cell>
          <table:table-cell office:value-type="float" office:value="0.634277495594485" calcext:value-type="float">
            <text:p>0.634277495594485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693129988597491" calcext:value-type="float">
            <text:p>0.693129988597491</text:p>
          </table:table-cell>
          <table:table-cell office:value-type="float" office:value="0.636337721571473" calcext:value-type="float">
            <text:p>0.636337721571473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692831968487613" calcext:value-type="float">
            <text:p>0.692831968487613</text:p>
          </table:table-cell>
          <table:table-cell office:value-type="float" office:value="0.635301129884938" calcext:value-type="float">
            <text:p>0.635301129884938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694646003939048" calcext:value-type="float">
            <text:p>0.694646003939048</text:p>
          </table:table-cell>
          <table:table-cell office:value-type="float" office:value="0.638540478905359" calcext:value-type="float">
            <text:p>0.638540478905359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694464600393905" calcext:value-type="float">
            <text:p>0.694464600393905</text:p>
          </table:table-cell>
          <table:table-cell office:value-type="float" office:value="0.637050378355966" calcext:value-type="float">
            <text:p>0.637050378355966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696693272519954" calcext:value-type="float">
            <text:p>0.696693272519954</text:p>
          </table:table-cell>
          <table:table-cell office:value-type="float" office:value="0.63384990152379" calcext:value-type="float">
            <text:p>0.63384990152379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700593448740541" calcext:value-type="float">
            <text:p>0.700593448740541</text:p>
          </table:table-cell>
          <table:table-cell office:value-type="float" office:value="0.638903285995646" calcext:value-type="float">
            <text:p>0.638903285995646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697652119829999" calcext:value-type="float">
            <text:p>0.697652119829999</text:p>
          </table:table-cell>
          <table:table-cell office:value-type="float" office:value="0.637983310873847" calcext:value-type="float">
            <text:p>0.6379833108738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0204467710169" calcext:value-type="float">
            <text:p>0.70204467710169</text:p>
          </table:table-cell>
          <table:table-cell office:value-type="float" office:value="0.63924017829377" calcext:value-type="float">
            <text:p>0.6392401782937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01059914999482" calcext:value-type="float">
            <text:p>0.701059914999482</text:p>
          </table:table-cell>
          <table:table-cell office:value-type="float" office:value="0.639343837462423" calcext:value-type="float">
            <text:p>0.639343837462423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03107183580388" calcext:value-type="float">
            <text:p>0.703107183580388</text:p>
          </table:table-cell>
          <table:table-cell office:value-type="float" office:value="0.638825541619156" calcext:value-type="float">
            <text:p>0.63882554161915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70227791023116" calcext:value-type="float">
            <text:p>0.70227791023116</text:p>
          </table:table-cell>
          <table:table-cell office:value-type="float" office:value="0.640497045713693" calcext:value-type="float">
            <text:p>0.64049704571369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705258111329947" calcext:value-type="float">
            <text:p>0.705258111329947</text:p>
          </table:table-cell>
          <table:table-cell office:value-type="float" office:value="0.640276769980305" calcext:value-type="float">
            <text:p>0.64027676998030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04402923188556" calcext:value-type="float">
            <text:p>0.704402923188556</text:p>
          </table:table-cell>
          <table:table-cell office:value-type="float" office:value="0.64285529180056" calcext:value-type="float">
            <text:p>0.6428552918005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707033274593138" calcext:value-type="float">
            <text:p>0.707033274593138</text:p>
          </table:table-cell>
          <table:table-cell office:value-type="float" office:value="0.643425417228154" calcext:value-type="float">
            <text:p>0.64342541722815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705763449777133" calcext:value-type="float">
            <text:p>0.705763449777133</text:p>
          </table:table-cell>
          <table:table-cell office:value-type="float" office:value="0.642725717839743" calcext:value-type="float">
            <text:p>0.64272571783974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709171244946616" calcext:value-type="float">
            <text:p>0.709171244946616</text:p>
          </table:table-cell>
          <table:table-cell office:value-type="float" office:value="0.641170830309941" calcext:value-type="float">
            <text:p>0.641170830309941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706294703016482" calcext:value-type="float">
            <text:p>0.706294703016482</text:p>
          </table:table-cell>
          <table:table-cell office:value-type="float" office:value="0.641494765211983" calcext:value-type="float">
            <text:p>0.64149476521198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09987560899762" calcext:value-type="float">
            <text:p>0.709987560899762</text:p>
          </table:table-cell>
          <table:table-cell office:value-type="float" office:value="0.643749352130196" calcext:value-type="float">
            <text:p>0.643749352130196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712488338343527" calcext:value-type="float">
            <text:p>0.712488338343527</text:p>
          </table:table-cell>
          <table:table-cell office:value-type="float" office:value="0.646314916554369" calcext:value-type="float">
            <text:p>0.646314916554369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709534052036903" calcext:value-type="float">
            <text:p>0.709534052036903</text:p>
          </table:table-cell>
          <table:table-cell office:value-type="float" office:value="0.644345392349953" calcext:value-type="float">
            <text:p>0.644345392349953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713019591582876" calcext:value-type="float">
            <text:p>0.713019591582876</text:p>
          </table:table-cell>
          <table:table-cell office:value-type="float" office:value="0.64670363843682" calcext:value-type="float">
            <text:p>0.64670363843682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715598113403131" calcext:value-type="float">
            <text:p>0.715598113403131</text:p>
          </table:table-cell>
          <table:table-cell office:value-type="float" office:value="0.646768425417228" calcext:value-type="float">
            <text:p>0.646768425417228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13084378563284" calcext:value-type="float">
            <text:p>0.713084378563284</text:p>
          </table:table-cell>
          <table:table-cell office:value-type="float" office:value="0.64578366331502" calcext:value-type="float">
            <text:p>0.64578366331502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715170519332435" calcext:value-type="float">
            <text:p>0.715170519332435</text:p>
          </table:table-cell>
          <table:table-cell office:value-type="float" office:value="0.648336270343112" calcext:value-type="float">
            <text:p>0.648336270343112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719679693168861" calcext:value-type="float">
            <text:p>0.719679693168861</text:p>
          </table:table-cell>
          <table:table-cell office:value-type="float" office:value="0.647753187519436" calcext:value-type="float">
            <text:p>0.647753187519436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718837462423551" calcext:value-type="float">
            <text:p>0.718837462423551</text:p>
          </table:table-cell>
          <table:table-cell office:value-type="float" office:value="0.648219653778377" calcext:value-type="float">
            <text:p>0.648219653778377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716388514564113" calcext:value-type="float">
            <text:p>0.716388514564113</text:p>
          </table:table-cell>
          <table:table-cell office:value-type="float" office:value="0.647455167409557" calcext:value-type="float">
            <text:p>0.64745516740955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22595107287239" calcext:value-type="float">
            <text:p>0.722595107287239</text:p>
          </table:table-cell>
          <table:table-cell office:value-type="float" office:value="0.648517673888255" calcext:value-type="float">
            <text:p>0.648517673888255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20314605576863" calcext:value-type="float">
            <text:p>0.720314605576863</text:p>
          </table:table-cell>
          <table:table-cell office:value-type="float" office:value="0.648465844303929" calcext:value-type="float">
            <text:p>0.64846584430392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723851974707163" calcext:value-type="float">
            <text:p>0.723851974707163</text:p>
          </table:table-cell>
          <table:table-cell office:value-type="float" office:value="0.65309163470509" calcext:value-type="float">
            <text:p>0.65309163470509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722439618534259" calcext:value-type="float">
            <text:p>0.722439618534259</text:p>
          </table:table-cell>
          <table:table-cell office:value-type="float" office:value="0.653039805120763" calcext:value-type="float">
            <text:p>0.653039805120763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722996786565772" calcext:value-type="float">
            <text:p>0.722996786565772</text:p>
          </table:table-cell>
          <table:table-cell office:value-type="float" office:value="0.653804291489582" calcext:value-type="float">
            <text:p>0.653804291489582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2698766455893" calcext:value-type="float">
            <text:p>0.72698766455893</text:p>
          </table:table-cell>
          <table:table-cell office:value-type="float" office:value="0.651523789779206" calcext:value-type="float">
            <text:p>0.651523789779206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730421374520576" calcext:value-type="float">
            <text:p>0.730421374520576</text:p>
          </table:table-cell>
          <table:table-cell office:value-type="float" office:value="0.654542863066238" calcext:value-type="float">
            <text:p>0.654542863066238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728568466880896" calcext:value-type="float">
            <text:p>0.728568466880896</text:p>
          </table:table-cell>
          <table:table-cell office:value-type="float" office:value="0.653506271379704" calcext:value-type="float">
            <text:p>0.65350627137970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729838291696901" calcext:value-type="float">
            <text:p>0.729838291696901</text:p>
          </table:table-cell>
          <table:table-cell office:value-type="float" office:value="0.652884316367783" calcext:value-type="float">
            <text:p>0.652884316367783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731587540167928" calcext:value-type="float">
            <text:p>0.731587540167928</text:p>
          </table:table-cell>
          <table:table-cell office:value-type="float" office:value="0.656499429874572" calcext:value-type="float">
            <text:p>0.65649942987457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30343630144086" calcext:value-type="float">
            <text:p>0.730343630144086</text:p>
          </table:table-cell>
          <table:table-cell office:value-type="float" office:value="0.653376697418887" calcext:value-type="float">
            <text:p>0.653376697418887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730032652638126" calcext:value-type="float">
            <text:p>0.730032652638126</text:p>
          </table:table-cell>
          <table:table-cell office:value-type="float" office:value="0.655773815693998" calcext:value-type="float">
            <text:p>0.65577381569399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732131750803359" calcext:value-type="float">
            <text:p>0.732131750803359</text:p>
          </table:table-cell>
          <table:table-cell office:value-type="float" office:value="0.654672437027055" calcext:value-type="float">
            <text:p>0.654672437027055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731276562661968" calcext:value-type="float">
            <text:p>0.731276562661968</text:p>
          </table:table-cell>
          <table:table-cell office:value-type="float" office:value="0.655346221623303" calcext:value-type="float">
            <text:p>0.655346221623303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733025811132995" calcext:value-type="float">
            <text:p>0.733025811132995</text:p>
          </table:table-cell>
          <table:table-cell office:value-type="float" office:value="0.658002487820048" calcext:value-type="float">
            <text:p>0.658002487820048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35798693894475" calcext:value-type="float">
            <text:p>0.735798693894475</text:p>
          </table:table-cell>
          <table:table-cell office:value-type="float" office:value="0.657665595521924" calcext:value-type="float">
            <text:p>0.65766559552192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736057841816109" calcext:value-type="float">
            <text:p>0.736057841816109</text:p>
          </table:table-cell>
          <table:table-cell office:value-type="float" office:value="0.659997926816627" calcext:value-type="float">
            <text:p>0.659997926816627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736589095055458" calcext:value-type="float">
            <text:p>0.736589095055458</text:p>
          </table:table-cell>
          <table:table-cell office:value-type="float" office:value="0.659375971804706" calcext:value-type="float">
            <text:p>0.659375971804706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737807090287136" calcext:value-type="float">
            <text:p>0.737807090287136</text:p>
          </table:table-cell>
          <table:table-cell office:value-type="float" office:value="0.658870633357521" calcext:value-type="float">
            <text:p>0.658870633357521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738429045299057" calcext:value-type="float">
            <text:p>0.738429045299057</text:p>
          </table:table-cell>
          <table:table-cell office:value-type="float" office:value="0.658831761169275" calcext:value-type="float">
            <text:p>0.65883176116927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39336063024775" calcext:value-type="float">
            <text:p>0.739336063024775</text:p>
          </table:table-cell>
          <table:table-cell office:value-type="float" office:value="0.660982688918835" calcext:value-type="float">
            <text:p>0.660982688918835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740191251166166" calcext:value-type="float">
            <text:p>0.740191251166166</text:p>
          </table:table-cell>
          <table:table-cell office:value-type="float" office:value="0.660749455789365" calcext:value-type="float">
            <text:p>0.660749455789365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743132580076708" calcext:value-type="float">
            <text:p>0.743132580076708</text:p>
          </table:table-cell>
          <table:table-cell office:value-type="float" office:value="0.660995646314917" calcext:value-type="float">
            <text:p>0.660995646314917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744985487716389" calcext:value-type="float">
            <text:p>0.744985487716389</text:p>
          </table:table-cell>
          <table:table-cell office:value-type="float" office:value="0.66240800248782" calcext:value-type="float">
            <text:p>0.6624080024878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744000725614181" calcext:value-type="float">
            <text:p>0.744000725614181</text:p>
          </table:table-cell>
          <table:table-cell office:value-type="float" office:value="0.660568052244221" calcext:value-type="float">
            <text:p>0.660568052244221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45516740955738" calcext:value-type="float">
            <text:p>0.745516740955738</text:p>
          </table:table-cell>
          <table:table-cell office:value-type="float" office:value="0.663664869907743" calcext:value-type="float">
            <text:p>0.663664869907743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746695863999171" calcext:value-type="float">
            <text:p>0.746695863999171</text:p>
          </table:table-cell>
          <table:table-cell office:value-type="float" office:value="0.66332797760962" calcext:value-type="float">
            <text:p>0.66332797760962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74746035036799" calcext:value-type="float">
            <text:p>0.74746035036799</text:p>
          </table:table-cell>
          <table:table-cell office:value-type="float" office:value="0.663379807193946" calcext:value-type="float">
            <text:p>0.663379807193946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749909298227428" calcext:value-type="float">
            <text:p>0.749909298227428</text:p>
          </table:table-cell>
          <table:table-cell office:value-type="float" office:value="0.662757852182026" calcext:value-type="float">
            <text:p>0.662757852182026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747680626101379" calcext:value-type="float">
            <text:p>0.747680626101379</text:p>
          </table:table-cell>
          <table:table-cell office:value-type="float" office:value="0.665427075774852" calcext:value-type="float">
            <text:p>0.66542707577485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52086140769151" calcext:value-type="float">
            <text:p>0.752086140769151</text:p>
          </table:table-cell>
          <table:table-cell office:value-type="float" office:value="0.665686223696486" calcext:value-type="float">
            <text:p>0.665686223696486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752112055561314" calcext:value-type="float">
            <text:p>0.752112055561314</text:p>
          </table:table-cell>
          <table:table-cell office:value-type="float" office:value="0.664312739711827" calcext:value-type="float">
            <text:p>0.664312739711827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753368922981238" calcext:value-type="float">
            <text:p>0.753368922981238</text:p>
          </table:table-cell>
          <table:table-cell office:value-type="float" office:value="0.665116098268892" calcext:value-type="float">
            <text:p>0.665116098268892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751451228361149" calcext:value-type="float">
            <text:p>0.751451228361149</text:p>
          </table:table-cell>
          <table:table-cell office:value-type="float" office:value="0.667992640199026" calcext:value-type="float">
            <text:p>0.667992640199026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753796517051933" calcext:value-type="float">
            <text:p>0.753796517051933</text:p>
          </table:table-cell>
          <table:table-cell office:value-type="float" office:value="0.667396599979268" calcext:value-type="float">
            <text:p>0.667396599979268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753511454338136" calcext:value-type="float">
            <text:p>0.753511454338136</text:p>
          </table:table-cell>
          <table:table-cell office:value-type="float" office:value="0.666748730175184" calcext:value-type="float">
            <text:p>0.66674873017518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755817870840676" calcext:value-type="float">
            <text:p>0.755817870840676</text:p>
          </table:table-cell>
          <table:table-cell office:value-type="float" office:value="0.667163366849798" calcext:value-type="float">
            <text:p>0.667163366849798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757359800974396" calcext:value-type="float">
            <text:p>0.757359800974396</text:p>
          </table:table-cell>
          <table:table-cell office:value-type="float" office:value="0.669132891054214" calcext:value-type="float">
            <text:p>0.66913289105421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753822431844097" calcext:value-type="float">
            <text:p>0.753822431844097</text:p>
          </table:table-cell>
          <table:table-cell office:value-type="float" office:value="0.668692339587436" calcext:value-type="float">
            <text:p>0.668692339587436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759147921633669" calcext:value-type="float">
            <text:p>0.759147921633669</text:p>
          </table:table-cell>
          <table:table-cell office:value-type="float" office:value="0.671542966725407" calcext:value-type="float">
            <text:p>0.67154296672540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8370477868768" calcext:value-type="float">
            <text:p>0.758370477868768</text:p>
          </table:table-cell>
          <table:table-cell office:value-type="float" office:value="0.669780760858298" calcext:value-type="float">
            <text:p>0.669780760858298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76177827303825" calcext:value-type="float">
            <text:p>0.76177827303825</text:p>
          </table:table-cell>
          <table:table-cell office:value-type="float" office:value="0.669975121799523" calcext:value-type="float">
            <text:p>0.669975121799523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762905566497357" calcext:value-type="float">
            <text:p>0.762905566497357</text:p>
          </table:table-cell>
          <table:table-cell office:value-type="float" office:value="0.671231989219447" calcext:value-type="float">
            <text:p>0.671231989219447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762037420959884" calcext:value-type="float">
            <text:p>0.762037420959884</text:p>
          </table:table-cell>
          <table:table-cell office:value-type="float" office:value="0.669404996371929" calcext:value-type="float">
            <text:p>0.669404996371929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76523789779206" calcext:value-type="float">
            <text:p>0.76523789779206</text:p>
          </table:table-cell>
          <table:table-cell office:value-type="float" office:value="0.671206074427283" calcext:value-type="float">
            <text:p>0.671206074427283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766442935627656" calcext:value-type="float">
            <text:p>0.766442935627656</text:p>
          </table:table-cell>
          <table:table-cell office:value-type="float" office:value="0.67141339276459" calcext:value-type="float">
            <text:p>0.67141339276459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766067171141287" calcext:value-type="float">
            <text:p>0.766067171141287</text:p>
          </table:table-cell>
          <table:table-cell office:value-type="float" office:value="0.67549497253032" calcext:value-type="float">
            <text:p>0.67549497253032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767609101275008" calcext:value-type="float">
            <text:p>0.767609101275008</text:p>
          </table:table-cell>
          <table:table-cell office:value-type="float" office:value="0.673603192702395" calcext:value-type="float">
            <text:p>0.673603192702395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770692961542448" calcext:value-type="float">
            <text:p>0.770692961542448</text:p>
          </table:table-cell>
          <table:table-cell office:value-type="float" office:value="0.67295532289831" calcext:value-type="float">
            <text:p>0.67295532289831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768192184098684" calcext:value-type="float">
            <text:p>0.768192184098684</text:p>
          </table:table-cell>
          <table:table-cell office:value-type="float" office:value="0.673318129988598" calcext:value-type="float">
            <text:p>0.67331812998859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770990981652327" calcext:value-type="float">
            <text:p>0.770990981652327</text:p>
          </table:table-cell>
          <table:table-cell office:value-type="float" office:value="0.673732766663211" calcext:value-type="float">
            <text:p>0.673732766663211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772895718876335" calcext:value-type="float">
            <text:p>0.772895718876335</text:p>
          </table:table-cell>
          <table:table-cell office:value-type="float" office:value="0.676389032859956" calcext:value-type="float">
            <text:p>0.676389032859956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773504716492174" calcext:value-type="float">
            <text:p>0.773504716492174</text:p>
          </table:table-cell>
          <table:table-cell office:value-type="float" office:value="0.676479734632528" calcext:value-type="float">
            <text:p>0.676479734632528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770109878718773" calcext:value-type="float">
            <text:p>0.770109878718773</text:p>
          </table:table-cell>
          <table:table-cell office:value-type="float" office:value="0.673693894474966" calcext:value-type="float">
            <text:p>0.673693894474966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774670882139525" calcext:value-type="float">
            <text:p>0.774670882139525</text:p>
          </table:table-cell>
          <table:table-cell office:value-type="float" office:value="0.675196952420442" calcext:value-type="float">
            <text:p>0.67519695242044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776484917590961" calcext:value-type="float">
            <text:p>0.776484917590961</text:p>
          </table:table-cell>
          <table:table-cell office:value-type="float" office:value="0.678216025707474" calcext:value-type="float">
            <text:p>0.67821602570747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775292837151446" calcext:value-type="float">
            <text:p>0.775292837151446</text:p>
          </table:table-cell>
          <table:table-cell office:value-type="float" office:value="0.678475173629107" calcext:value-type="float">
            <text:p>0.678475173629107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77701617083031" calcext:value-type="float">
            <text:p>0.77701617083031</text:p>
          </table:table-cell>
          <table:table-cell office:value-type="float" office:value="0.677373794962164" calcext:value-type="float">
            <text:p>0.67737379496216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779491033481911" calcext:value-type="float">
            <text:p>0.779491033481911</text:p>
          </table:table-cell>
          <table:table-cell office:value-type="float" office:value="0.675754120451954" calcext:value-type="float">
            <text:p>0.67575412045195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777858401575619" calcext:value-type="float">
            <text:p>0.777858401575619</text:p>
          </table:table-cell>
          <table:table-cell office:value-type="float" office:value="0.678565875401679" calcext:value-type="float">
            <text:p>0.67856587540167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78894993262154" calcext:value-type="float">
            <text:p>0.778894993262154</text:p>
          </table:table-cell>
          <table:table-cell office:value-type="float" office:value="0.678850938115476" calcext:value-type="float">
            <text:p>0.678850938115476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81343941121592" calcext:value-type="float">
            <text:p>0.781343941121592</text:p>
          </table:table-cell>
          <table:table-cell office:value-type="float" office:value="0.681053695449362" calcext:value-type="float">
            <text:p>0.681053695449362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784129781279154" calcext:value-type="float">
            <text:p>0.784129781279154</text:p>
          </table:table-cell>
          <table:table-cell office:value-type="float" office:value="0.681248056390588" calcext:value-type="float">
            <text:p>0.681248056390588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783533741059397" calcext:value-type="float">
            <text:p>0.783533741059397</text:p>
          </table:table-cell>
          <table:table-cell office:value-type="float" office:value="0.681468332123976" calcext:value-type="float">
            <text:p>0.681468332123976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784272312636053" calcext:value-type="float">
            <text:p>0.784272312636053</text:p>
          </table:table-cell>
          <table:table-cell office:value-type="float" office:value="0.679408106146989" calcext:value-type="float">
            <text:p>0.679408106146989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785282989530424" calcext:value-type="float">
            <text:p>0.785282989530424</text:p>
          </table:table-cell>
          <table:table-cell office:value-type="float" office:value="0.682828858712553" calcext:value-type="float">
            <text:p>0.682828858712553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784764693687157" calcext:value-type="float">
            <text:p>0.784764693687157</text:p>
          </table:table-cell>
          <table:table-cell office:value-type="float" office:value="0.681364672955323" calcext:value-type="float">
            <text:p>0.681364672955323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787148854566186" calcext:value-type="float">
            <text:p>0.787148854566186</text:p>
          </table:table-cell>
          <table:table-cell office:value-type="float" office:value="0.682427179434021" calcext:value-type="float">
            <text:p>0.682427179434021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787770809578107" calcext:value-type="float">
            <text:p>0.787770809578107</text:p>
          </table:table-cell>
          <table:table-cell office:value-type="float" office:value="0.680302166476625" calcext:value-type="float">
            <text:p>0.680302166476625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786436197781694" calcext:value-type="float">
            <text:p>0.786436197781694</text:p>
          </table:table-cell>
          <table:table-cell office:value-type="float" office:value="0.68172748004561" calcext:value-type="float">
            <text:p>0.6817274800456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789234995335337" calcext:value-type="float">
            <text:p>0.789234995335337</text:p>
          </table:table-cell>
          <table:table-cell office:value-type="float" office:value="0.682349435057531" calcext:value-type="float">
            <text:p>0.682349435057531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790206800041464" calcext:value-type="float">
            <text:p>0.790206800041464</text:p>
          </table:table-cell>
          <table:table-cell office:value-type="float" office:value="0.682764071732145" calcext:value-type="float">
            <text:p>0.682764071732145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790595521923914" calcext:value-type="float">
            <text:p>0.790595521923914</text:p>
          </table:table-cell>
          <table:table-cell office:value-type="float" office:value="0.684914999481704" calcext:value-type="float">
            <text:p>0.684914999481704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791774644967347" calcext:value-type="float">
            <text:p>0.791774644967347</text:p>
          </table:table-cell>
          <table:table-cell office:value-type="float" office:value="0.685213019591583" calcext:value-type="float">
            <text:p>0.685213019591583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794560485124909" calcext:value-type="float">
            <text:p>0.794560485124909</text:p>
          </table:table-cell>
          <table:table-cell office:value-type="float" office:value="0.684474448014927" calcext:value-type="float">
            <text:p>0.684474448014927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794197678034622" calcext:value-type="float">
            <text:p>0.794197678034622</text:p>
          </table:table-cell>
          <table:table-cell office:value-type="float" office:value="0.684539234995335" calcext:value-type="float">
            <text:p>0.684539234995335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796244946615528" calcext:value-type="float">
            <text:p>0.796244946615528</text:p>
          </table:table-cell>
          <table:table-cell office:value-type="float" office:value="0.685485124909298" calcext:value-type="float">
            <text:p>0.685485124909298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797968280294392" calcext:value-type="float">
            <text:p>0.797968280294392</text:p>
          </table:table-cell>
          <table:table-cell office:value-type="float" office:value="0.686249611278118" calcext:value-type="float">
            <text:p>0.686249611278118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797113092153001" calcext:value-type="float">
            <text:p>0.797113092153001</text:p>
          </table:table-cell>
          <table:table-cell office:value-type="float" office:value="0.686638333160568" calcext:value-type="float">
            <text:p>0.686638333160568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796193117031201" calcext:value-type="float">
            <text:p>0.796193117031201</text:p>
          </table:table-cell>
          <table:table-cell office:value-type="float" office:value="0.686443972219343" calcext:value-type="float">
            <text:p>0.68644397221934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97890535917902" calcext:value-type="float">
            <text:p>0.797890535917902</text:p>
          </table:table-cell>
          <table:table-cell office:value-type="float" office:value="0.687014097646937" calcext:value-type="float">
            <text:p>0.687014097646937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801466777236447" calcext:value-type="float">
            <text:p>0.801466777236447</text:p>
          </table:table-cell>
          <table:table-cell office:value-type="float" office:value="0.687143671607754" calcext:value-type="float">
            <text:p>0.68714367160775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802321965377838" calcext:value-type="float">
            <text:p>0.802321965377838</text:p>
          </table:table-cell>
          <table:table-cell office:value-type="float" office:value="0.686936353270447" calcext:value-type="float">
            <text:p>0.686936353270447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801220586710894" calcext:value-type="float">
            <text:p>0.801220586710894</text:p>
          </table:table-cell>
          <table:table-cell office:value-type="float" office:value="0.686612418368405" calcext:value-type="float">
            <text:p>0.686612418368405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803656577174251" calcext:value-type="float">
            <text:p>0.803656577174251</text:p>
          </table:table-cell>
          <table:table-cell office:value-type="float" office:value="0.68850419819633" calcext:value-type="float">
            <text:p>0.68850419819633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807712242147818" calcext:value-type="float">
            <text:p>0.807712242147818</text:p>
          </table:table-cell>
          <table:table-cell office:value-type="float" office:value="0.691341867938219" calcext:value-type="float">
            <text:p>0.691341867938219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807077329739816" calcext:value-type="float">
            <text:p>0.807077329739816</text:p>
          </table:table-cell>
          <table:table-cell office:value-type="float" office:value="0.689035451435679" calcext:value-type="float">
            <text:p>0.689035451435679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807349435057531" calcext:value-type="float">
            <text:p>0.807349435057531</text:p>
          </table:table-cell>
          <table:table-cell office:value-type="float" office:value="0.689709236031927" calcext:value-type="float">
            <text:p>0.689709236031927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807090287135897" calcext:value-type="float">
            <text:p>0.807090287135897</text:p>
          </table:table-cell>
          <table:table-cell office:value-type="float" office:value="0.69042189281642" calcext:value-type="float">
            <text:p>0.69042189281642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809785425520887" calcext:value-type="float">
            <text:p>0.809785425520887</text:p>
          </table:table-cell>
          <table:table-cell office:value-type="float" office:value="0.69049963719291" calcext:value-type="float">
            <text:p>0.6904996371929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812182543795999" calcext:value-type="float">
            <text:p>0.812182543795999</text:p>
          </table:table-cell>
          <table:table-cell office:value-type="float" office:value="0.690175702290868" calcext:value-type="float">
            <text:p>0.690175702290868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811236653882036" calcext:value-type="float">
            <text:p>0.811236653882036</text:p>
          </table:table-cell>
          <table:table-cell office:value-type="float" office:value="0.69096610345185" calcext:value-type="float">
            <text:p>0.69096610345185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813128433709962" calcext:value-type="float">
            <text:p>0.813128433709962</text:p>
          </table:table-cell>
          <table:table-cell office:value-type="float" office:value="0.691341867938219" calcext:value-type="float">
            <text:p>0.691341867938219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81180677930963" calcext:value-type="float">
            <text:p>0.81180677930963</text:p>
          </table:table-cell>
          <table:table-cell office:value-type="float" office:value="0.689877682180989" calcext:value-type="float">
            <text:p>0.689877682180989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812156629003835" calcext:value-type="float">
            <text:p>0.812156629003835</text:p>
          </table:table-cell>
          <table:table-cell office:value-type="float" office:value="0.690110915310459" calcext:value-type="float">
            <text:p>0.690110915310459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817339587436509" calcext:value-type="float">
            <text:p>0.817339587436509</text:p>
          </table:table-cell>
          <table:table-cell office:value-type="float" office:value="0.693376179123043" calcext:value-type="float">
            <text:p>0.693376179123043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816665802840261" calcext:value-type="float">
            <text:p>0.816665802840261</text:p>
          </table:table-cell>
          <table:table-cell office:value-type="float" office:value="0.691147506996994" calcext:value-type="float">
            <text:p>0.691147506996994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815434850212501" calcext:value-type="float">
            <text:p>0.815434850212501</text:p>
          </table:table-cell>
          <table:table-cell office:value-type="float" office:value="0.692806053695449" calcext:value-type="float">
            <text:p>0.692806053695449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81803928682492" calcext:value-type="float">
            <text:p>0.81803928682492</text:p>
          </table:table-cell>
          <table:table-cell office:value-type="float" office:value="0.693026329428838" calcext:value-type="float">
            <text:p>0.693026329428838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819516429978231" calcext:value-type="float">
            <text:p>0.819516429978231</text:p>
          </table:table-cell>
          <table:table-cell office:value-type="float" office:value="0.693363221726962" calcext:value-type="float">
            <text:p>0.69336322172696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22185653571058" calcext:value-type="float">
            <text:p>0.822185653571058</text:p>
          </table:table-cell>
          <table:table-cell office:value-type="float" office:value="0.693557582668187" calcext:value-type="float">
            <text:p>0.693557582668187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820993573131543" calcext:value-type="float">
            <text:p>0.820993573131543</text:p>
          </table:table-cell>
          <table:table-cell office:value-type="float" office:value="0.693998134134964" calcext:value-type="float">
            <text:p>0.69399813413496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823144500881103" calcext:value-type="float">
            <text:p>0.823144500881103</text:p>
          </table:table-cell>
          <table:table-cell office:value-type="float" office:value="0.692987457240593" calcext:value-type="float">
            <text:p>0.692987457240593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824997408520784" calcext:value-type="float">
            <text:p>0.824997408520784</text:p>
          </table:table-cell>
          <table:table-cell office:value-type="float" office:value="0.694049963719291" calcext:value-type="float">
            <text:p>0.694049963719291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824906706748212" calcext:value-type="float">
            <text:p>0.824906706748212</text:p>
          </table:table-cell>
          <table:table-cell office:value-type="float" office:value="0.69350575308386" calcext:value-type="float">
            <text:p>0.69350575308386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825321343422826" calcext:value-type="float">
            <text:p>0.825321343422826</text:p>
          </table:table-cell>
          <table:table-cell office:value-type="float" office:value="0.6948921944646" calcext:value-type="float">
            <text:p>0.6948921944646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825217684254172" calcext:value-type="float">
            <text:p>0.825217684254172</text:p>
          </table:table-cell>
          <table:table-cell office:value-type="float" office:value="0.69311703120141" calcext:value-type="float">
            <text:p>0.69311703120141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826617083030994" calcext:value-type="float">
            <text:p>0.826617083030994</text:p>
          </table:table-cell>
          <table:table-cell office:value-type="float" office:value="0.695060640613662" calcext:value-type="float">
            <text:p>0.69506064061366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826474551674096" calcext:value-type="float">
            <text:p>0.826474551674096</text:p>
          </table:table-cell>
          <table:table-cell office:value-type="float" office:value="0.695255001554887" calcext:value-type="float">
            <text:p>0.69525500155488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830724577588888" calcext:value-type="float">
            <text:p>0.830724577588888</text:p>
          </table:table-cell>
          <table:table-cell office:value-type="float" office:value="0.695527106872603" calcext:value-type="float">
            <text:p>0.69552710687260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830387685290764" calcext:value-type="float">
            <text:p>0.830387685290764</text:p>
          </table:table-cell>
          <table:table-cell office:value-type="float" office:value="0.695501192080439" calcext:value-type="float">
            <text:p>0.695501192080439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833523375142531" calcext:value-type="float">
            <text:p>0.833523375142531</text:p>
          </table:table-cell>
          <table:table-cell office:value-type="float" office:value="0.695799212190318" calcext:value-type="float">
            <text:p>0.695799212190318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83413237275837" calcext:value-type="float">
            <text:p>0.83413237275837</text:p>
          </table:table-cell>
          <table:table-cell office:value-type="float" office:value="0.695488234684358" calcext:value-type="float">
            <text:p>0.695488234684358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832020317197056" calcext:value-type="float">
            <text:p>0.832020317197056</text:p>
          </table:table-cell>
          <table:table-cell office:value-type="float" office:value="0.695863999170727" calcext:value-type="float">
            <text:p>0.695863999170727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834443350264331" calcext:value-type="float">
            <text:p>0.834443350264331</text:p>
          </table:table-cell>
          <table:table-cell office:value-type="float" office:value="0.696213848864932" calcext:value-type="float">
            <text:p>0.696213848864932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835674302892091" calcext:value-type="float">
            <text:p>0.835674302892091</text:p>
          </table:table-cell>
          <table:table-cell office:value-type="float" office:value="0.696628485539546" calcext:value-type="float">
            <text:p>0.696628485539546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835570643723437" calcext:value-type="float">
            <text:p>0.835570643723437</text:p>
          </table:table-cell>
          <table:table-cell office:value-type="float" office:value="0.697963097335959" calcext:value-type="float">
            <text:p>0.697963097335959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837877060225977" calcext:value-type="float">
            <text:p>0.837877060225977</text:p>
          </table:table-cell>
          <table:table-cell office:value-type="float" office:value="0.697081994402405" calcext:value-type="float">
            <text:p>0.697081994402405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84020939152068" calcext:value-type="float">
            <text:p>0.84020939152068</text:p>
          </table:table-cell>
          <table:table-cell office:value-type="float" office:value="0.698610967140044" calcext:value-type="float">
            <text:p>0.69861096714004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840157561936353" calcext:value-type="float">
            <text:p>0.840157561936353</text:p>
          </table:table-cell>
          <table:table-cell office:value-type="float" office:value="0.696356380221831" calcext:value-type="float">
            <text:p>0.69635638022183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839237586814554" calcext:value-type="float">
            <text:p>0.839237586814554</text:p>
          </table:table-cell>
          <table:table-cell office:value-type="float" office:value="0.699077433398984" calcext:value-type="float">
            <text:p>0.69907743339898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841971597387789" calcext:value-type="float">
            <text:p>0.841971597387789</text:p>
          </table:table-cell>
          <table:table-cell office:value-type="float" office:value="0.699245879548046" calcext:value-type="float">
            <text:p>0.699245879548046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841336684979786" calcext:value-type="float">
            <text:p>0.841336684979786</text:p>
          </table:table-cell>
          <table:table-cell office:value-type="float" office:value="0.700541619156214" calcext:value-type="float">
            <text:p>0.700541619156214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844770394941433" calcext:value-type="float">
            <text:p>0.844770394941433</text:p>
          </table:table-cell>
          <table:table-cell office:value-type="float" office:value="0.699025603814657" calcext:value-type="float">
            <text:p>0.699025603814657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84521094640821" calcext:value-type="float">
            <text:p>0.84521094640821</text:p>
          </table:table-cell>
          <table:table-cell office:value-type="float" office:value="0.700023323312947" calcext:value-type="float">
            <text:p>0.700023323312947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844239141702083" calcext:value-type="float">
            <text:p>0.844239141702083</text:p>
          </table:table-cell>
          <table:table-cell office:value-type="float" office:value="0.699375453508863" calcext:value-type="float">
            <text:p>0.699375453508863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845768114439722" calcext:value-type="float">
            <text:p>0.845768114439722</text:p>
          </table:table-cell>
          <table:table-cell office:value-type="float" office:value="0.699207007359801" calcext:value-type="float">
            <text:p>0.699207007359801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84775059604022" calcext:value-type="float">
            <text:p>0.84775059604022</text:p>
          </table:table-cell>
          <table:table-cell office:value-type="float" office:value="0.70004923810511" calcext:value-type="float">
            <text:p>0.70004923810511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847413703742096" calcext:value-type="float">
            <text:p>0.847413703742096</text:p>
          </table:table-cell>
          <table:table-cell office:value-type="float" office:value="0.701215403752462" calcext:value-type="float">
            <text:p>0.701215403752462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849810822017207" calcext:value-type="float">
            <text:p>0.849810822017207</text:p>
          </table:table-cell>
          <table:table-cell office:value-type="float" office:value="0.701137659375972" calcext:value-type="float">
            <text:p>0.70113765937597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851560070488235" calcext:value-type="float">
            <text:p>0.851560070488235</text:p>
          </table:table-cell>
          <table:table-cell office:value-type="float" office:value="0.700606406136623" calcext:value-type="float">
            <text:p>0.700606406136623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85298538405722" calcext:value-type="float">
            <text:p>0.85298538405722</text:p>
          </table:table-cell>
          <table:table-cell office:value-type="float" office:value="0.700697107909195" calcext:value-type="float">
            <text:p>0.700697107909195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851560070488235" calcext:value-type="float">
            <text:p>0.851560070488235</text:p>
          </table:table-cell>
          <table:table-cell office:value-type="float" office:value="0.701500466466259" calcext:value-type="float">
            <text:p>0.701500466466259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852518917798279" calcext:value-type="float">
            <text:p>0.852518917798279</text:p>
          </table:table-cell>
          <table:table-cell office:value-type="float" office:value="0.70096921322691" calcext:value-type="float">
            <text:p>0.70096921322691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854579143775267" calcext:value-type="float">
            <text:p>0.854579143775267</text:p>
          </table:table-cell>
          <table:table-cell office:value-type="float" office:value="0.700878511454338" calcext:value-type="float">
            <text:p>0.700878511454338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854903078677309" calcext:value-type="float">
            <text:p>0.854903078677309</text:p>
          </table:table-cell>
          <table:table-cell office:value-type="float" office:value="0.700062195501192" calcext:value-type="float">
            <text:p>0.700062195501192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857429770913237" calcext:value-type="float">
            <text:p>0.857429770913237</text:p>
          </table:table-cell>
          <table:table-cell office:value-type="float" office:value="0.700787809681766" calcext:value-type="float">
            <text:p>0.700787809681766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858233129470302" calcext:value-type="float">
            <text:p>0.858233129470302</text:p>
          </table:table-cell>
          <table:table-cell office:value-type="float" office:value="0.700425002591479" calcext:value-type="float">
            <text:p>0.700425002591479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859010573235203" calcext:value-type="float">
            <text:p>0.859010573235203</text:p>
          </table:table-cell>
          <table:table-cell office:value-type="float" office:value="0.703094226184306" calcext:value-type="float">
            <text:p>0.703094226184306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858155385093811" calcext:value-type="float">
            <text:p>0.858155385093811</text:p>
          </table:table-cell>
          <table:table-cell office:value-type="float" office:value="0.703703223800145" calcext:value-type="float">
            <text:p>0.70370322380014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58349746035037" calcext:value-type="float">
            <text:p>0.858349746035037</text:p>
          </table:table-cell>
          <table:table-cell office:value-type="float" office:value="0.701785529180056" calcext:value-type="float">
            <text:p>0.701785529180056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862509070177257" calcext:value-type="float">
            <text:p>0.862509070177257</text:p>
          </table:table-cell>
          <table:table-cell office:value-type="float" office:value="0.703534777651083" calcext:value-type="float">
            <text:p>0.703534777651083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861796413392765" calcext:value-type="float">
            <text:p>0.861796413392765</text:p>
          </table:table-cell>
          <table:table-cell office:value-type="float" office:value="0.704610241525863" calcext:value-type="float">
            <text:p>0.704610241525863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862211050067378" calcext:value-type="float">
            <text:p>0.862211050067378</text:p>
          </table:table-cell>
          <table:table-cell office:value-type="float" office:value="0.703055353996061" calcext:value-type="float">
            <text:p>0.703055353996061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86314398258526" calcext:value-type="float">
            <text:p>0.86314398258526</text:p>
          </table:table-cell>
          <table:table-cell office:value-type="float" office:value="0.70350886285892" calcext:value-type="float">
            <text:p>0.70350886285892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864647040530735" calcext:value-type="float">
            <text:p>0.864647040530735</text:p>
          </table:table-cell>
          <table:table-cell office:value-type="float" office:value="0.704364051000311" calcext:value-type="float">
            <text:p>0.704364051000311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866785010884213" calcext:value-type="float">
            <text:p>0.866785010884213</text:p>
          </table:table-cell>
          <table:table-cell office:value-type="float" office:value="0.704104903078677" calcext:value-type="float">
            <text:p>0.704104903078677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867290349331398" calcext:value-type="float">
            <text:p>0.867290349331398</text:p>
          </table:table-cell>
          <table:table-cell office:value-type="float" office:value="0.704545454545455" calcext:value-type="float">
            <text:p>0.704545454545455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868974810822017" calcext:value-type="float">
            <text:p>0.868974810822017</text:p>
          </table:table-cell>
          <table:table-cell office:value-type="float" office:value="0.702977609619571" calcext:value-type="float">
            <text:p>0.702977609619571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868158494868871" calcext:value-type="float">
            <text:p>0.868158494868871</text:p>
          </table:table-cell>
          <table:table-cell office:value-type="float" office:value="0.703936456929615" calcext:value-type="float">
            <text:p>0.703936456929615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871527417850109" calcext:value-type="float">
            <text:p>0.871527417850109</text:p>
          </table:table-cell>
          <table:table-cell office:value-type="float" office:value="0.704364051000311" calcext:value-type="float">
            <text:p>0.704364051000311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869739297190836" calcext:value-type="float">
            <text:p>0.869739297190836</text:p>
          </table:table-cell>
          <table:table-cell office:value-type="float" office:value="0.704156732663004" calcext:value-type="float">
            <text:p>0.70415673266300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872356691199336" calcext:value-type="float">
            <text:p>0.872356691199336</text:p>
          </table:table-cell>
          <table:table-cell office:value-type="float" office:value="0.705011920804395" calcext:value-type="float">
            <text:p>0.705011920804395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873963408313465" calcext:value-type="float">
            <text:p>0.873963408313465</text:p>
          </table:table-cell>
          <table:table-cell office:value-type="float" office:value="0.703793925572717" calcext:value-type="float">
            <text:p>0.703793925572717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874909298227428" calcext:value-type="float">
            <text:p>0.874909298227428</text:p>
          </table:table-cell>
          <table:table-cell office:value-type="float" office:value="0.705141494765212" calcext:value-type="float">
            <text:p>0.70514149476521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74339172799834" calcext:value-type="float">
            <text:p>0.874339172799834</text:p>
          </table:table-cell>
          <table:table-cell office:value-type="float" office:value="0.703806882968799" calcext:value-type="float">
            <text:p>0.703806882968799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876839950243599" calcext:value-type="float">
            <text:p>0.876839950243599</text:p>
          </table:table-cell>
          <table:table-cell office:value-type="float" office:value="0.706579765730279" calcext:value-type="float">
            <text:p>0.706579765730279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874663107701876" calcext:value-type="float">
            <text:p>0.874663107701876</text:p>
          </table:table-cell>
          <table:table-cell office:value-type="float" office:value="0.705931895926195" calcext:value-type="float">
            <text:p>0.705931895926195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876852907639681" calcext:value-type="float">
            <text:p>0.876852907639681</text:p>
          </table:table-cell>
          <table:table-cell office:value-type="float" office:value="0.707707059189385" calcext:value-type="float">
            <text:p>0.707707059189385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876684461490619" calcext:value-type="float">
            <text:p>0.876684461490619</text:p>
          </table:table-cell>
          <table:table-cell office:value-type="float" office:value="0.704001243910024" calcext:value-type="float">
            <text:p>0.70400124391002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879988597491448" calcext:value-type="float">
            <text:p>0.879988597491448</text:p>
          </table:table-cell>
          <table:table-cell office:value-type="float" office:value="0.704947133823987" calcext:value-type="float">
            <text:p>0.704947133823987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880778998652431" calcext:value-type="float">
            <text:p>0.880778998652431</text:p>
          </table:table-cell>
          <table:table-cell office:value-type="float" office:value="0.704066030890432" calcext:value-type="float">
            <text:p>0.704066030890432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88146574064476" calcext:value-type="float">
            <text:p>0.88146574064476</text:p>
          </table:table-cell>
          <table:table-cell office:value-type="float" office:value="0.704428837980719" calcext:value-type="float">
            <text:p>0.704428837980719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882515289727376" calcext:value-type="float">
            <text:p>0.882515289727376</text:p>
          </table:table-cell>
          <table:table-cell office:value-type="float" office:value="0.705491344459417" calcext:value-type="float">
            <text:p>0.705491344459417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88439411215922" calcext:value-type="float">
            <text:p>0.88439411215922</text:p>
          </table:table-cell>
          <table:table-cell office:value-type="float" office:value="0.705219239141702" calcext:value-type="float">
            <text:p>0.705219239141702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885119726339795" calcext:value-type="float">
            <text:p>0.885119726339795</text:p>
          </table:table-cell>
          <table:table-cell office:value-type="float" office:value="0.705530216647662" calcext:value-type="float">
            <text:p>0.705530216647662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885923084896859" calcext:value-type="float">
            <text:p>0.885923084896859</text:p>
          </table:table-cell>
          <table:table-cell office:value-type="float" office:value="0.707421996475588" calcext:value-type="float">
            <text:p>0.707421996475588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888657095470094" calcext:value-type="float">
            <text:p>0.888657095470094</text:p>
          </table:table-cell>
          <table:table-cell office:value-type="float" office:value="0.706074427283093" calcext:value-type="float">
            <text:p>0.706074427283093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888190629211154" calcext:value-type="float">
            <text:p>0.888190629211154</text:p>
          </table:table-cell>
          <table:table-cell office:value-type="float" office:value="0.706139214263502" calcext:value-type="float">
            <text:p>0.706139214263502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889680729760547" calcext:value-type="float">
            <text:p>0.889680729760547</text:p>
          </table:table-cell>
          <table:table-cell office:value-type="float" office:value="0.70735720949518" calcext:value-type="float">
            <text:p>0.7073572094951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888281330983726" calcext:value-type="float">
            <text:p>0.888281330983726</text:p>
          </table:table-cell>
          <table:table-cell office:value-type="float" office:value="0.706735254483259" calcext:value-type="float">
            <text:p>0.706735254483259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892298123769047" calcext:value-type="float">
            <text:p>0.892298123769047</text:p>
          </table:table-cell>
          <table:table-cell office:value-type="float" office:value="0.705322898310356" calcext:value-type="float">
            <text:p>0.705322898310356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892051933243495" calcext:value-type="float">
            <text:p>0.892051933243495</text:p>
          </table:table-cell>
          <table:table-cell office:value-type="float" office:value="0.707616357416813" calcext:value-type="float">
            <text:p>0.707616357416813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93917798279258" calcext:value-type="float">
            <text:p>0.893917798279258</text:p>
          </table:table-cell>
          <table:table-cell office:value-type="float" office:value="0.706100342075257" calcext:value-type="float">
            <text:p>0.706100342075257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93762309526278" calcext:value-type="float">
            <text:p>0.893762309526278</text:p>
          </table:table-cell>
          <table:table-cell office:value-type="float" office:value="0.705931895926195" calcext:value-type="float">
            <text:p>0.705931895926195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89416398880481" calcext:value-type="float">
            <text:p>0.89416398880481</text:p>
          </table:table-cell>
          <table:table-cell office:value-type="float" office:value="0.705711620192806" calcext:value-type="float">
            <text:p>0.705711620192806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896496320099513" calcext:value-type="float">
            <text:p>0.896496320099513</text:p>
          </table:table-cell>
          <table:table-cell office:value-type="float" office:value="0.706216958639992" calcext:value-type="float">
            <text:p>0.706216958639992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896081683424899" calcext:value-type="float">
            <text:p>0.896081683424899</text:p>
          </table:table-cell>
          <table:table-cell office:value-type="float" office:value="0.707033274593138" calcext:value-type="float">
            <text:p>0.707033274593138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899217373276666" calcext:value-type="float">
            <text:p>0.899217373276666</text:p>
          </table:table-cell>
          <table:table-cell office:value-type="float" office:value="0.706216958639992" calcext:value-type="float">
            <text:p>0.706216958639992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901290556649736" calcext:value-type="float">
            <text:p>0.901290556649736</text:p>
          </table:table-cell>
          <table:table-cell office:value-type="float" office:value="0.707538613040323" calcext:value-type="float">
            <text:p>0.70753861304032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99593137763035" calcext:value-type="float">
            <text:p>0.899593137763035</text:p>
          </table:table-cell>
          <table:table-cell office:value-type="float" office:value="0.706864828444076" calcext:value-type="float">
            <text:p>0.706864828444076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9020939152068" calcext:value-type="float">
            <text:p>0.9020939152068</text:p>
          </table:table-cell>
          <table:table-cell office:value-type="float" office:value="0.706165129055665" calcext:value-type="float">
            <text:p>0.706165129055665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902482637089251" calcext:value-type="float">
            <text:p>0.902482637089251</text:p>
          </table:table-cell>
          <table:table-cell office:value-type="float" office:value="0.707253550326526" calcext:value-type="float">
            <text:p>0.707253550326526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903026847724681" calcext:value-type="float">
            <text:p>0.903026847724681</text:p>
          </table:table-cell>
          <table:table-cell office:value-type="float" office:value="0.708251269824816" calcext:value-type="float">
            <text:p>0.708251269824816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9037913340935" calcext:value-type="float">
            <text:p>0.9037913340935</text:p>
          </table:table-cell>
          <table:table-cell office:value-type="float" office:value="0.707059189385301" calcext:value-type="float">
            <text:p>0.707059189385301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906214367160775" calcext:value-type="float">
            <text:p>0.906214367160775</text:p>
          </table:table-cell>
          <table:table-cell office:value-type="float" office:value="0.707836633150202" calcext:value-type="float">
            <text:p>0.707836633150202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906745620400124" calcext:value-type="float">
            <text:p>0.906745620400124</text:p>
          </table:table-cell>
          <table:table-cell office:value-type="float" office:value="0.707953249714937" calcext:value-type="float">
            <text:p>0.707953249714937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908533741059397" calcext:value-type="float">
            <text:p>0.908533741059397</text:p>
          </table:table-cell>
          <table:table-cell office:value-type="float" office:value="0.707085104177464" calcext:value-type="float">
            <text:p>0.70708510417746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908611485435887" calcext:value-type="float">
            <text:p>0.908611485435887</text:p>
          </table:table-cell>
          <table:table-cell office:value-type="float" office:value="0.706968487612729" calcext:value-type="float">
            <text:p>0.706968487612729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909337099616461" calcext:value-type="float">
            <text:p>0.909337099616461</text:p>
          </table:table-cell>
          <table:table-cell office:value-type="float" office:value="0.708367886389551" calcext:value-type="float">
            <text:p>0.70836788638955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911475069969939" calcext:value-type="float">
            <text:p>0.911475069969939</text:p>
          </table:table-cell>
          <table:table-cell office:value-type="float" office:value="0.707046231989219" calcext:value-type="float">
            <text:p>0.707046231989219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910049756400954" calcext:value-type="float">
            <text:p>0.910049756400954</text:p>
          </table:table-cell>
          <table:table-cell office:value-type="float" office:value="0.706476106561625" calcext:value-type="float">
            <text:p>0.706476106561625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910257074738261" calcext:value-type="float">
            <text:p>0.910257074738261</text:p>
          </table:table-cell>
          <table:table-cell office:value-type="float" office:value="0.708212397636571" calcext:value-type="float">
            <text:p>0.708212397636571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912109982377941" calcext:value-type="float">
            <text:p>0.912109982377941</text:p>
          </table:table-cell>
          <table:table-cell office:value-type="float" office:value="0.708069866279672" calcext:value-type="float">
            <text:p>0.708069866279672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915077226080647" calcext:value-type="float">
            <text:p>0.915077226080647</text:p>
          </table:table-cell>
          <table:table-cell office:value-type="float" office:value="0.708108738467917" calcext:value-type="float">
            <text:p>0.708108738467917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914351611900072" calcext:value-type="float">
            <text:p>0.914351611900072</text:p>
          </table:table-cell>
          <table:table-cell office:value-type="float" office:value="0.708484502954286" calcext:value-type="float">
            <text:p>0.708484502954286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915673266300404" calcext:value-type="float">
            <text:p>0.915673266300404</text:p>
          </table:table-cell>
          <table:table-cell office:value-type="float" office:value="0.708277184616979" calcext:value-type="float">
            <text:p>0.708277184616979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91795376801078" calcext:value-type="float">
            <text:p>0.91795376801078</text:p>
          </table:table-cell>
          <table:table-cell office:value-type="float" office:value="0.709274904115269" calcext:value-type="float">
            <text:p>0.709274904115269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918757126567845" calcext:value-type="float">
            <text:p>0.918757126567845</text:p>
          </table:table-cell>
          <table:table-cell office:value-type="float" office:value="0.706761169275422" calcext:value-type="float">
            <text:p>0.706761169275422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919068104073805" calcext:value-type="float">
            <text:p>0.919068104073805</text:p>
          </table:table-cell>
          <table:table-cell office:value-type="float" office:value="0.706579765730279" calcext:value-type="float">
            <text:p>0.70657976573027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919780760858298" calcext:value-type="float">
            <text:p>0.919780760858298</text:p>
          </table:table-cell>
          <table:table-cell office:value-type="float" office:value="0.706800041463668" calcext:value-type="float">
            <text:p>0.706800041463668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920376801078055" calcext:value-type="float">
            <text:p>0.920376801078055</text:p>
          </table:table-cell>
          <table:table-cell office:value-type="float" office:value="0.705854151549705" calcext:value-type="float">
            <text:p>0.705854151549705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920856224733078" calcext:value-type="float">
            <text:p>0.920856224733078</text:p>
          </table:table-cell>
          <table:table-cell office:value-type="float" office:value="0.706605680522442" calcext:value-type="float">
            <text:p>0.706605680522442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92233336788639" calcext:value-type="float">
            <text:p>0.92233336788639</text:p>
          </table:table-cell>
          <table:table-cell office:value-type="float" office:value="0.706761169275422" calcext:value-type="float">
            <text:p>0.706761169275422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923214470819944" calcext:value-type="float">
            <text:p>0.923214470819944</text:p>
          </table:table-cell>
          <table:table-cell office:value-type="float" office:value="0.706955530216648" calcext:value-type="float">
            <text:p>0.70695553021664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924898932310563" calcext:value-type="float">
            <text:p>0.924898932310563</text:p>
          </table:table-cell>
          <table:table-cell office:value-type="float" office:value="0.706748211879341" calcext:value-type="float">
            <text:p>0.706748211879341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925054421063543" calcext:value-type="float">
            <text:p>0.925054421063543</text:p>
          </table:table-cell>
          <table:table-cell office:value-type="float" office:value="0.706657510106769" calcext:value-type="float">
            <text:p>0.706657510106769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9274904115269" calcext:value-type="float">
            <text:p>0.9274904115269</text:p>
          </table:table-cell>
          <table:table-cell office:value-type="float" office:value="0.706294703016482" calcext:value-type="float">
            <text:p>0.706294703016482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927205348813103" calcext:value-type="float">
            <text:p>0.927205348813103</text:p>
          </table:table-cell>
          <table:table-cell office:value-type="float" office:value="0.706268788224318" calcext:value-type="float">
            <text:p>0.706268788224318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92942106354307" calcext:value-type="float">
            <text:p>0.92942106354307</text:p>
          </table:table-cell>
          <table:table-cell office:value-type="float" office:value="0.706035555094848" calcext:value-type="float">
            <text:p>0.70603555509484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931027780657199" calcext:value-type="float">
            <text:p>0.931027780657199</text:p>
          </table:table-cell>
          <table:table-cell office:value-type="float" office:value="0.705504301855499" calcext:value-type="float">
            <text:p>0.705504301855499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932051414947652" calcext:value-type="float">
            <text:p>0.932051414947652</text:p>
          </table:table-cell>
          <table:table-cell office:value-type="float" office:value="0.706074427283093" calcext:value-type="float">
            <text:p>0.706074427283093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933049134445942" calcext:value-type="float">
            <text:p>0.933049134445942</text:p>
          </table:table-cell>
          <table:table-cell office:value-type="float" office:value="0.706450191769462" calcext:value-type="float">
            <text:p>0.706450191769462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934448533222763" calcext:value-type="float">
            <text:p>0.934448533222763</text:p>
          </table:table-cell>
          <table:table-cell office:value-type="float" office:value="0.705931895926195" calcext:value-type="float">
            <text:p>0.705931895926195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.935381465740645" calcext:value-type="float">
            <text:p>0.935381465740645</text:p>
          </table:table-cell>
          <table:table-cell office:value-type="float" office:value="0.705996682906603" calcext:value-type="float">
            <text:p>0.705996682906603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937130714211672" calcext:value-type="float">
            <text:p>0.937130714211672</text:p>
          </table:table-cell>
          <table:table-cell office:value-type="float" office:value="0.706683424898932" calcext:value-type="float">
            <text:p>0.70668342489893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934526277599254" calcext:value-type="float">
            <text:p>0.934526277599254</text:p>
          </table:table-cell>
          <table:table-cell office:value-type="float" office:value="0.706152171659583" calcext:value-type="float">
            <text:p>0.706152171659583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936107079921219" calcext:value-type="float">
            <text:p>0.936107079921219</text:p>
          </table:table-cell>
          <table:table-cell office:value-type="float" office:value="0.705141494765212" calcext:value-type="float">
            <text:p>0.705141494765212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937338032548979" calcext:value-type="float">
            <text:p>0.937338032548979</text:p>
          </table:table-cell>
          <table:table-cell office:value-type="float" office:value="0.706864828444076" calcext:value-type="float">
            <text:p>0.706864828444076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9379599875609" calcext:value-type="float">
            <text:p>0.9379599875609</text:p>
          </table:table-cell>
          <table:table-cell office:value-type="float" office:value="0.705880066341868" calcext:value-type="float">
            <text:p>0.70588006634186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39242769772986" calcext:value-type="float">
            <text:p>0.939242769772986</text:p>
          </table:table-cell>
          <table:table-cell office:value-type="float" office:value="0.706372447392972" calcext:value-type="float">
            <text:p>0.706372447392972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942171141287447" calcext:value-type="float">
            <text:p>0.942171141287447</text:p>
          </table:table-cell>
          <table:table-cell office:value-type="float" office:value="0.704389965792474" calcext:value-type="float">
            <text:p>0.7043899657924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941847206385405" calcext:value-type="float">
            <text:p>0.941847206385405</text:p>
          </table:table-cell>
          <table:table-cell office:value-type="float" office:value="0.705543174043744" calcext:value-type="float">
            <text:p>0.70554317404374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942585777962061" calcext:value-type="float">
            <text:p>0.942585777962061</text:p>
          </table:table-cell>
          <table:table-cell office:value-type="float" office:value="0.705685705400643" calcext:value-type="float">
            <text:p>0.705685705400643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944775577899865" calcext:value-type="float">
            <text:p>0.944775577899865</text:p>
          </table:table-cell>
          <table:table-cell office:value-type="float" office:value="0.704364051000311" calcext:value-type="float">
            <text:p>0.704364051000311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945617808645175" calcext:value-type="float">
            <text:p>0.945617808645175</text:p>
          </table:table-cell>
          <table:table-cell office:value-type="float" office:value="0.706566808334197" calcext:value-type="float">
            <text:p>0.706566808334197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945617808645175" calcext:value-type="float">
            <text:p>0.945617808645175</text:p>
          </table:table-cell>
          <table:table-cell office:value-type="float" office:value="0.704364051000311" calcext:value-type="float">
            <text:p>0.704364051000311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946149061884524" calcext:value-type="float">
            <text:p>0.946149061884524</text:p>
          </table:table-cell>
          <table:table-cell office:value-type="float" office:value="0.706424276977299" calcext:value-type="float">
            <text:p>0.706424276977299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946732144708199" calcext:value-type="float">
            <text:p>0.946732144708199</text:p>
          </table:table-cell>
          <table:table-cell office:value-type="float" office:value="0.703534777651083" calcext:value-type="float">
            <text:p>0.703534777651083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948559137555717" calcext:value-type="float">
            <text:p>0.948559137555717</text:p>
          </table:table-cell>
          <table:table-cell office:value-type="float" office:value="0.704260391831658" calcext:value-type="float">
            <text:p>0.70426039183165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950075152897274" calcext:value-type="float">
            <text:p>0.950075152897274</text:p>
          </table:table-cell>
          <table:table-cell office:value-type="float" office:value="0.704273349227739" calcext:value-type="float">
            <text:p>0.704273349227739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951630040427076" calcext:value-type="float">
            <text:p>0.951630040427076</text:p>
          </table:table-cell>
          <table:table-cell office:value-type="float" office:value="0.703638436819737" calcext:value-type="float">
            <text:p>0.703638436819737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952057634497771" calcext:value-type="float">
            <text:p>0.952057634497771</text:p>
          </table:table-cell>
          <table:table-cell office:value-type="float" office:value="0.70520628174562" calcext:value-type="float">
            <text:p>0.70520628174562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953236757541204" calcext:value-type="float">
            <text:p>0.953236757541204</text:p>
          </table:table-cell>
          <table:table-cell office:value-type="float" office:value="0.702498185964549" calcext:value-type="float">
            <text:p>0.702498185964549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954493624961128" calcext:value-type="float">
            <text:p>0.954493624961128</text:p>
          </table:table-cell>
          <table:table-cell office:value-type="float" office:value="0.704325178812066" calcext:value-type="float">
            <text:p>0.704325178812066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955348813102519" calcext:value-type="float">
            <text:p>0.955348813102519</text:p>
          </table:table-cell>
          <table:table-cell office:value-type="float" office:value="0.702990567015653" calcext:value-type="float">
            <text:p>0.702990567015653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956229916036073" calcext:value-type="float">
            <text:p>0.956229916036073</text:p>
          </table:table-cell>
          <table:table-cell office:value-type="float" office:value="0.701552296050586" calcext:value-type="float">
            <text:p>0.701552296050586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956787084067586" calcext:value-type="float">
            <text:p>0.956787084067586</text:p>
          </table:table-cell>
          <table:table-cell office:value-type="float" office:value="0.703716181196227" calcext:value-type="float">
            <text:p>0.703716181196227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95759044262465" calcext:value-type="float">
            <text:p>0.95759044262465</text:p>
          </table:table-cell>
          <table:table-cell office:value-type="float" office:value="0.703327459313776" calcext:value-type="float">
            <text:p>0.703327459313776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958380843785633" calcext:value-type="float">
            <text:p>0.958380843785633</text:p>
          </table:table-cell>
          <table:table-cell office:value-type="float" office:value="0.702031719705608" calcext:value-type="float">
            <text:p>0.70203171970560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959197159738779" calcext:value-type="float">
            <text:p>0.959197159738779</text:p>
          </table:table-cell>
          <table:table-cell office:value-type="float" office:value="0.702938737431326" calcext:value-type="float">
            <text:p>0.702938737431326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96143878926091" calcext:value-type="float">
            <text:p>0.96143878926091</text:p>
          </table:table-cell>
          <table:table-cell office:value-type="float" office:value="0.703210842749041" calcext:value-type="float">
            <text:p>0.703210842749041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962138488649321" calcext:value-type="float">
            <text:p>0.962138488649321</text:p>
          </table:table-cell>
          <table:table-cell office:value-type="float" office:value="0.701111744583808" calcext:value-type="float">
            <text:p>0.701111744583808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963680418783041" calcext:value-type="float">
            <text:p>0.963680418783041</text:p>
          </table:table-cell>
          <table:table-cell office:value-type="float" office:value="0.701487509070177" calcext:value-type="float">
            <text:p>0.701487509070177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96251425313569" calcext:value-type="float">
            <text:p>0.96251425313569</text:p>
          </table:table-cell>
          <table:table-cell office:value-type="float" office:value="0.701293148128952" calcext:value-type="float">
            <text:p>0.70129314812895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966233025811133" calcext:value-type="float">
            <text:p>0.966233025811133</text:p>
          </table:table-cell>
          <table:table-cell office:value-type="float" office:value="0.701513423862341" calcext:value-type="float">
            <text:p>0.701513423862341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966453301544522" calcext:value-type="float">
            <text:p>0.966453301544522</text:p>
          </table:table-cell>
          <table:table-cell office:value-type="float" office:value="0.701953975329118" calcext:value-type="float">
            <text:p>0.701953975329118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966725406862237" calcext:value-type="float">
            <text:p>0.966725406862237</text:p>
          </table:table-cell>
          <table:table-cell office:value-type="float" office:value="0.700515704364051" calcext:value-type="float">
            <text:p>0.700515704364051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967373276666321" calcext:value-type="float">
            <text:p>0.967373276666321</text:p>
          </table:table-cell>
          <table:table-cell office:value-type="float" office:value="0.700476832175806" calcext:value-type="float">
            <text:p>0.700476832175806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96798227428216" calcext:value-type="float">
            <text:p>0.96798227428216</text:p>
          </table:table-cell>
          <table:table-cell office:value-type="float" office:value="0.699919664144294" calcext:value-type="float">
            <text:p>0.69991966414429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96874676065098" calcext:value-type="float">
            <text:p>0.96874676065098</text:p>
          </table:table-cell>
          <table:table-cell office:value-type="float" office:value="0.700606406136623" calcext:value-type="float">
            <text:p>0.700606406136623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970431222141598" calcext:value-type="float">
            <text:p>0.970431222141598</text:p>
          </table:table-cell>
          <table:table-cell office:value-type="float" office:value="0.699790090183477" calcext:value-type="float">
            <text:p>0.699790090183477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971869493106665" calcext:value-type="float">
            <text:p>0.971869493106665</text:p>
          </table:table-cell>
          <table:table-cell office:value-type="float" office:value="0.700347258214989" calcext:value-type="float">
            <text:p>0.700347258214989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972724681248056" calcext:value-type="float">
            <text:p>0.972724681248056</text:p>
          </table:table-cell>
          <table:table-cell office:value-type="float" office:value="0.699543899657925" calcext:value-type="float">
            <text:p>0.699543899657925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974331398362185" calcext:value-type="float">
            <text:p>0.974331398362185</text:p>
          </table:table-cell>
          <table:table-cell office:value-type="float" office:value="0.697600290245672" calcext:value-type="float">
            <text:p>0.69760029024567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75069969938841" calcext:value-type="float">
            <text:p>0.975069969938841</text:p>
          </table:table-cell>
          <table:table-cell office:value-type="float" office:value="0.699038561210739" calcext:value-type="float">
            <text:p>0.69903856121073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975666010158598" calcext:value-type="float">
            <text:p>0.975666010158598</text:p>
          </table:table-cell>
          <table:table-cell office:value-type="float" office:value="0.699129262983311" calcext:value-type="float">
            <text:p>0.699129262983311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977531875194361" calcext:value-type="float">
            <text:p>0.977531875194361</text:p>
          </table:table-cell>
          <table:table-cell office:value-type="float" office:value="0.696641442935628" calcext:value-type="float">
            <text:p>0.696641442935628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978076085829792" calcext:value-type="float">
            <text:p>0.978076085829792</text:p>
          </table:table-cell>
          <table:table-cell office:value-type="float" office:value="0.696628485539546" calcext:value-type="float">
            <text:p>0.696628485539546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979034933139836" calcext:value-type="float">
            <text:p>0.979034933139836</text:p>
          </table:table-cell>
          <table:table-cell office:value-type="float" office:value="0.697289312739712" calcext:value-type="float">
            <text:p>0.69728931273971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981056286928579" calcext:value-type="float">
            <text:p>0.981056286928579</text:p>
          </table:table-cell>
          <table:table-cell office:value-type="float" office:value="0.695799212190318" calcext:value-type="float">
            <text:p>0.695799212190318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982002176842542" calcext:value-type="float">
            <text:p>0.982002176842542</text:p>
          </table:table-cell>
          <table:table-cell office:value-type="float" office:value="0.695902871358972" calcext:value-type="float">
            <text:p>0.695902871358972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981924432466052" calcext:value-type="float">
            <text:p>0.981924432466052</text:p>
          </table:table-cell>
          <table:table-cell office:value-type="float" office:value="0.698027884316368" calcext:value-type="float">
            <text:p>0.698027884316368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982896237172178" calcext:value-type="float">
            <text:p>0.982896237172178</text:p>
          </table:table-cell>
          <table:table-cell office:value-type="float" office:value="0.696006530527625" calcext:value-type="float">
            <text:p>0.696006530527625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985060122317819" calcext:value-type="float">
            <text:p>0.985060122317819</text:p>
          </table:table-cell>
          <table:table-cell office:value-type="float" office:value="0.692857883279776" calcext:value-type="float">
            <text:p>0.692857883279776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985086037109982" calcext:value-type="float">
            <text:p>0.985086037109982</text:p>
          </table:table-cell>
          <table:table-cell office:value-type="float" office:value="0.695760340002073" calcext:value-type="float">
            <text:p>0.695760340002073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9859930548357" calcext:value-type="float">
            <text:p>0.9859930548357</text:p>
          </table:table-cell>
          <table:table-cell office:value-type="float" office:value="0.693207732973981" calcext:value-type="float">
            <text:p>0.693207732973981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987198092671297" calcext:value-type="float">
            <text:p>0.987198092671297</text:p>
          </table:table-cell>
          <table:table-cell office:value-type="float" office:value="0.690823572094952" calcext:value-type="float">
            <text:p>0.690823572094952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988364258318648" calcext:value-type="float">
            <text:p>0.988364258318648</text:p>
          </table:table-cell>
          <table:table-cell office:value-type="float" office:value="0.692948585052348" calcext:value-type="float">
            <text:p>0.692948585052348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989271276044366" calcext:value-type="float">
            <text:p>0.989271276044366</text:p>
          </table:table-cell>
          <table:table-cell office:value-type="float" office:value="0.692300715248264" calcext:value-type="float">
            <text:p>0.69230071524826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989504509173836" calcext:value-type="float">
            <text:p>0.989504509173836</text:p>
          </table:table-cell>
          <table:table-cell office:value-type="float" office:value="0.691082720016585" calcext:value-type="float">
            <text:p>0.691082720016585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990890950554577" calcext:value-type="float">
            <text:p>0.990890950554577</text:p>
          </table:table-cell>
          <table:table-cell office:value-type="float" office:value="0.694555302166477" calcext:value-type="float">
            <text:p>0.694555302166477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991785010884213" calcext:value-type="float">
            <text:p>0.991785010884213</text:p>
          </table:table-cell>
          <table:table-cell office:value-type="float" office:value="0.690836529491033" calcext:value-type="float">
            <text:p>0.690836529491033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99330102622577" calcext:value-type="float">
            <text:p>0.99330102622577</text:p>
          </table:table-cell>
          <table:table-cell office:value-type="float" office:value="0.691523271483363" calcext:value-type="float">
            <text:p>0.691523271483363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993961853425935" calcext:value-type="float">
            <text:p>0.993961853425935</text:p>
          </table:table-cell>
          <table:table-cell office:value-type="float" office:value="0.68788224318441" calcext:value-type="float">
            <text:p>0.68788224318441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99499844511247" calcext:value-type="float">
            <text:p>0.99499844511247</text:p>
          </table:table-cell>
          <table:table-cell office:value-type="float" office:value="0.691069762620504" calcext:value-type="float">
            <text:p>0.691069762620504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996022079402923" calcext:value-type="float">
            <text:p>0.996022079402923</text:p>
          </table:table-cell>
          <table:table-cell office:value-type="float" office:value="0.69049963719291" calcext:value-type="float">
            <text:p>0.69049963719291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997201202446356" calcext:value-type="float">
            <text:p>0.997201202446356</text:p>
          </table:table-cell>
          <table:table-cell office:value-type="float" office:value="0.693687156629004" calcext:value-type="float">
            <text:p>0.693687156629004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998030475795584" calcext:value-type="float">
            <text:p>0.998030475795584</text:p>
          </table:table-cell>
          <table:table-cell office:value-type="float" office:value="0.690681040738053" calcext:value-type="float">
            <text:p>0.690681040738053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998872706540893" calcext:value-type="float">
            <text:p>0.998872706540893</text:p>
          </table:table-cell>
          <table:table-cell office:value-type="float" office:value="0.692702394526796" calcext:value-type="float">
            <text:p>0.6927023945267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14263501606717" calcext:value-type="float">
            <text:p>0.714263501606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0:34:35.7379427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8T10:38:48.035160176</dc:date>
    <meta:editing-duration>PT1H21M33S</meta:editing-duration>
    <meta:editing-cycles>7</meta:editing-cycles>
    <meta:generator>LibreOffice/7.2.1.2$Linux_X86_64 LibreOffice_project/20$Build-2</meta:generator>
    <meta:document-statistic meta:table-count="1" meta:cell-count="30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lt" number:country="L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maximum="1" chart:origin="0" chart:interval-major="0.05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41cm" svg:height="15.062cm" xlink:href=".." xlink:type="simple" chart:class="chart:scatter" chart:style-name="ch1">
        <chart:title svg:x="7.667cm" svg:y="0.437cm" chart:style-name="ch2">
          <text:p>Klaidų dalies persiųstame pranešime priklausomybė nuo klaidos tikimybės kanale</text:p>
        </chart:title>
        <chart:legend chart:legend-position="bottom" svg:x="10.849cm" svg:y="14.463cm" style:legend-expansion="wide" chart:style-name="ch3"/>
        <chart:plot-area chart:style-name="ch4" table:cell-range-address="experiment_results_string.A2:experiment_results_string.C1001 experiment_results_string.B1:experiment_results_string.C1" chart:data-source-has-labels="row" svg:x="1.643cm" svg:y="1.517cm" svg:width="29.366cm" svg:height="11.48cm">
          <chart:coordinate-region svg:x="2.37cm" svg:y="1.717cm" svg:width="28.545cm" svg:height="10.633cm"/>
          <chart:axis chart:dimension="x" chart:name="primary-x" chart:style-name="ch5">
            <chart:title svg:x="14.589cm" svg:y="13.298cm" chart:style-name="ch6">
              <text:p>klaidos tikimybė kanale</text:p>
            </chart:title>
            <chart:grid chart:style-name="ch7" chart:class="major"/>
          </chart:axis>
          <chart:axis chart:dimension="y" chart:name="primary-y" chart:style-name="ch8">
            <chart:title svg:x="0.451cm" svg:y="9.867cm" chart:style-name="ch9">
              <text:p>klaidų dalis persiųstame pranešime</text:p>
            </chart:title>
            <chart:grid chart:style-name="ch7" chart:class="major"/>
          </chart:axis>
          <chart:series chart:style-name="ch10" chart:values-cell-range-address="experiment_results_string.B2:experiment_results_string.B1001" chart:label-cell-address="experiment_results_string.B1:experiment_results_string.B1" chart:class="chart:scatter">
            <chart:domain table:cell-range-address="experiment_results_string.A2:experiment_results_string.A1001"/>
            <chart:data-point chart:repeated="1000"/>
          </chart:series>
          <chart:series chart:style-name="ch11" chart:values-cell-range-address="experiment_results_string.C2:experiment_results_string.C1001" chart:label-cell-address="experiment_results_string.C1:experiment_results_string.C1" chart:class="chart:scatter">
            <chart:data-point chart:repeated="10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užkoduotas pranešimas</text:p>
                <draw:g>
                  <svg:desc>experiment_results_string.B1:experiment_results_string.B1</svg:desc>
                </draw:g>
              </table:table-cell>
              <table:table-cell office:value-type="string">
                <text:p>užkoduotas pranešimas</text:p>
                <draw:g>
                  <svg:desc>experiment_results_string.C1:experiment_results_str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experiment_results_string.A2:experiment_results_string.A1001</svg:desc>
                </draw:g>
              </table:table-cell>
              <table:table-cell office:value-type="float" office:value="0.00098476210220794">
                <text:p>0.00098476210220794</text:p>
                <draw:g>
                  <svg:desc>experiment_results_string.B2:experiment_results_string.B1001</svg:desc>
                </draw:g>
              </table:table-cell>
              <table:table-cell office:value-type="float" office:value="0">
                <text:p>0</text:p>
                <draw:g>
                  <svg:desc>experiment_results_string.C2:experiment_results_string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0200839639266093">
                <text:p>0.0020083963926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">
                <text:p>0.003</text:p>
              </table:table-cell>
              <table:table-cell office:value-type="float" office:value="0.00290245672229709">
                <text:p>0.00290245672229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0402975018140355">
                <text:p>0.00402975018140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0.00493676790712139">
                <text:p>0.0049367679071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">
                <text:p>0.006</text:p>
              </table:table-cell>
              <table:table-cell office:value-type="float" office:value="0.00570125427594071">
                <text:p>0.0057012542759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">
                <text:p>0.007</text:p>
              </table:table-cell>
              <table:table-cell office:value-type="float" office:value="0.00651757022908676">
                <text:p>0.00651757022908676</text:p>
              </table:table-cell>
              <table:table-cell office:value-type="float" office:value="0.0000518295843267337">
                <text:p>0.0000518295843267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">
                <text:p>0.008</text:p>
              </table:table-cell>
              <table:table-cell office:value-type="float" office:value="0.00813724473929719">
                <text:p>0.00813724473929719</text:p>
              </table:table-cell>
              <table:table-cell office:value-type="float" office:value="0.000181403545143568">
                <text:p>0.000181403545143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">
                <text:p>0.009</text:p>
              </table:table-cell>
              <table:table-cell office:value-type="float" office:value="0.00851300922566601">
                <text:p>0.00851300922566601</text:p>
              </table:table-cell>
              <table:table-cell office:value-type="float" office:value="0.000116616564735151">
                <text:p>0.000116616564735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00938115476314">
                <text:p>0.0100938115476314</text:p>
              </table:table-cell>
              <table:table-cell office:value-type="float" office:value="0.000116616564735151">
                <text:p>0.000116616564735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">
                <text:p>0.011</text:p>
              </table:table-cell>
              <table:table-cell office:value-type="float" office:value="0.0105084482222453">
                <text:p>0.0105084482222453</text:p>
              </table:table-cell>
              <table:table-cell office:value-type="float" office:value="0.000272105317715352">
                <text:p>0.000272105317715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">
                <text:p>0.012</text:p>
              </table:table-cell>
              <table:table-cell office:value-type="float" office:value="0.0119726339794755">
                <text:p>0.0119726339794755</text:p>
              </table:table-cell>
              <table:table-cell office:value-type="float" office:value="0.000362807090287136">
                <text:p>0.000362807090287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">
                <text:p>0.013</text:p>
              </table:table-cell>
              <table:table-cell office:value-type="float" office:value="0.0132813309837255">
                <text:p>0.0132813309837255</text:p>
              </table:table-cell>
              <table:table-cell office:value-type="float" office:value="0.000285062713797035">
                <text:p>0.000285062713797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">
                <text:p>0.014</text:p>
              </table:table-cell>
              <table:table-cell office:value-type="float" office:value="0.0134627345288691">
                <text:p>0.0134627345288691</text:p>
              </table:table-cell>
              <table:table-cell office:value-type="float" office:value="0.000583082823675754">
                <text:p>0.000583082823675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">
                <text:p>0.015</text:p>
              </table:table-cell>
              <table:table-cell office:value-type="float" office:value="0.0147584741370374">
                <text:p>0.0147584741370374</text:p>
              </table:table-cell>
              <table:table-cell office:value-type="float" office:value="0.000349849694205452">
                <text:p>0.000349849694205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">
                <text:p>0.016</text:p>
              </table:table-cell>
              <table:table-cell office:value-type="float" office:value="0.0159116823883072">
                <text:p>0.0159116823883072</text:p>
              </table:table-cell>
              <table:table-cell office:value-type="float" office:value="0.000608997615839121">
                <text:p>0.000608997615839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">
                <text:p>0.017</text:p>
              </table:table-cell>
              <table:table-cell office:value-type="float" office:value="0.0171555924121489">
                <text:p>0.0171555924121489</text:p>
              </table:table-cell>
              <table:table-cell office:value-type="float" office:value="0.000466466258940603">
                <text:p>0.0004664662589406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">
                <text:p>0.018</text:p>
              </table:table-cell>
              <table:table-cell office:value-type="float" office:value="0.0176609308593345">
                <text:p>0.0176609308593345</text:p>
              </table:table-cell>
              <table:table-cell office:value-type="float" office:value="0.000686741992329222">
                <text:p>0.000686741992329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">
                <text:p>0.019</text:p>
              </table:table-cell>
              <table:table-cell office:value-type="float" office:value="0.0187623095262776">
                <text:p>0.0187623095262776</text:p>
              </table:table-cell>
              <table:table-cell office:value-type="float" office:value="0.000699699388410905">
                <text:p>0.000699699388410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">
                <text:p>0.02</text:p>
              </table:table-cell>
              <table:table-cell office:value-type="float" office:value="0.0193972219342801">
                <text:p>0.0193972219342801</text:p>
              </table:table-cell>
              <table:table-cell office:value-type="float" office:value="0.00112729345910646">
                <text:p>0.00112729345910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1">
                <text:p>0.021</text:p>
              </table:table-cell>
              <table:table-cell office:value-type="float" office:value="0.0209780242562455">
                <text:p>0.0209780242562455</text:p>
              </table:table-cell>
              <table:table-cell office:value-type="float" office:value="0.00101067689437131">
                <text:p>0.00101067689437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">
                <text:p>0.022</text:p>
              </table:table-cell>
              <table:table-cell office:value-type="float" office:value="0.0223385508448222">
                <text:p>0.0223385508448222</text:p>
              </table:table-cell>
              <table:table-cell office:value-type="float" office:value="0.00141235617290349">
                <text:p>0.00141235617290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">
                <text:p>0.023</text:p>
              </table:table-cell>
              <table:table-cell office:value-type="float" office:value="0.022675443142946">
                <text:p>0.022675443142946</text:p>
              </table:table-cell>
              <table:table-cell office:value-type="float" office:value="0.00168446149061885">
                <text:p>0.00168446149061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">
                <text:p>0.024</text:p>
              </table:table-cell>
              <table:table-cell office:value-type="float" office:value="0.0239582253550327">
                <text:p>0.0239582253550327</text:p>
              </table:table-cell>
              <table:table-cell office:value-type="float" office:value="0.00182699284751736">
                <text:p>0.00182699284751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5">
                <text:p>0.025</text:p>
              </table:table-cell>
              <table:table-cell office:value-type="float" office:value="0.0242821602570747">
                <text:p>0.0242821602570747</text:p>
              </table:table-cell>
              <table:table-cell office:value-type="float" office:value="0.00173629107494558">
                <text:p>0.00173629107494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">
                <text:p>0.026</text:p>
              </table:table-cell>
              <table:table-cell office:value-type="float" office:value="0.0268347672851664">
                <text:p>0.0268347672851664</text:p>
              </table:table-cell>
              <table:table-cell office:value-type="float" office:value="0.0022675443142946">
                <text:p>0.0022675443142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">
                <text:p>0.027</text:p>
              </table:table-cell>
              <table:table-cell office:value-type="float" office:value="0.0275733388618223">
                <text:p>0.0275733388618223</text:p>
              </table:table-cell>
              <table:table-cell office:value-type="float" office:value="0.00230641650253965">
                <text:p>0.00230641650253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">
                <text:p>0.028</text:p>
              </table:table-cell>
              <table:table-cell office:value-type="float" office:value="0.0278195293873743">
                <text:p>0.0278195293873743</text:p>
              </table:table-cell>
              <table:table-cell office:value-type="float" office:value="0.00290245672229709">
                <text:p>0.002902456722297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">
                <text:p>0.029</text:p>
              </table:table-cell>
              <table:table-cell office:value-type="float" office:value="0.0286358453405204">
                <text:p>0.0286358453405204</text:p>
              </table:table-cell>
              <table:table-cell office:value-type="float" office:value="0.00279879755364362">
                <text:p>0.002798797553643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0.0306053695449362">
                <text:p>0.0306053695449362</text:p>
              </table:table-cell>
              <table:table-cell office:value-type="float" office:value="0.00326526381258422">
                <text:p>0.003265263812584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1">
                <text:p>0.031</text:p>
              </table:table-cell>
              <table:table-cell office:value-type="float" office:value="0.0319140665491863">
                <text:p>0.0319140665491863</text:p>
              </table:table-cell>
              <table:table-cell office:value-type="float" office:value="0.00366694309111641">
                <text:p>0.003666943091116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">
                <text:p>0.032</text:p>
              </table:table-cell>
              <table:table-cell office:value-type="float" office:value="0.0328988286513942">
                <text:p>0.0328988286513942</text:p>
              </table:table-cell>
              <table:table-cell office:value-type="float" office:value="0.00378355965585156">
                <text:p>0.00378355965585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">
                <text:p>0.033</text:p>
              </table:table-cell>
              <table:table-cell office:value-type="float" office:value="0.0322380014512284">
                <text:p>0.0322380014512284</text:p>
              </table:table-cell>
              <table:table-cell office:value-type="float" office:value="0.00392609101275008">
                <text:p>0.003926091012750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4">
                <text:p>0.034</text:p>
              </table:table-cell>
              <table:table-cell office:value-type="float" office:value="0.0332875505338447">
                <text:p>0.0332875505338447</text:p>
              </table:table-cell>
              <table:table-cell office:value-type="float" office:value="0.00570125427594071">
                <text:p>0.005701254275940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5">
                <text:p>0.035</text:p>
              </table:table-cell>
              <table:table-cell office:value-type="float" office:value="0.0352182025500155">
                <text:p>0.0352182025500155</text:p>
              </table:table-cell>
              <table:table-cell office:value-type="float" office:value="0.00527366020524515">
                <text:p>0.00527366020524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6">
                <text:p>0.036</text:p>
              </table:table-cell>
              <table:table-cell office:value-type="float" office:value="0.0359826889188349">
                <text:p>0.0359826889188349</text:p>
              </table:table-cell>
              <table:table-cell office:value-type="float" office:value="0.00637503887218824">
                <text:p>0.00637503887218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7">
                <text:p>0.037</text:p>
              </table:table-cell>
              <table:table-cell office:value-type="float" office:value="0.0363973255934487">
                <text:p>0.0363973255934487</text:p>
              </table:table-cell>
              <table:table-cell office:value-type="float" office:value="0.00676376075463875">
                <text:p>0.00676376075463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">
                <text:p>0.038</text:p>
              </table:table-cell>
              <table:table-cell office:value-type="float" office:value="0.0397144189903597">
                <text:p>0.0397144189903597</text:p>
              </table:table-cell>
              <table:table-cell office:value-type="float" office:value="0.00686741992329222">
                <text:p>0.006867419923292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">
                <text:p>0.039</text:p>
              </table:table-cell>
              <table:table-cell office:value-type="float" office:value="0.038677827303825">
                <text:p>0.038677827303825</text:p>
              </table:table-cell>
              <table:table-cell office:value-type="float" office:value="0.00807245775888877">
                <text:p>0.008072457758888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">
                <text:p>0.04</text:p>
              </table:table-cell>
              <table:table-cell office:value-type="float" office:value="0.0397792059707681">
                <text:p>0.0397792059707681</text:p>
              </table:table-cell>
              <table:table-cell office:value-type="float" office:value="0.00850005182958433">
                <text:p>0.00850005182958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">
                <text:p>0.041</text:p>
              </table:table-cell>
              <table:table-cell office:value-type="float" office:value="0.0411656473515082">
                <text:p>0.0411656473515082</text:p>
              </table:table-cell>
              <table:table-cell office:value-type="float" office:value="0.00805950036280709">
                <text:p>0.008059500362807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">
                <text:p>0.042</text:p>
              </table:table-cell>
              <table:table-cell office:value-type="float" office:value="0.0429796828029439">
                <text:p>0.0429796828029439</text:p>
              </table:table-cell>
              <table:table-cell office:value-type="float" office:value="0.00870737016689126">
                <text:p>0.00870737016689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">
                <text:p>0.043</text:p>
              </table:table-cell>
              <table:table-cell office:value-type="float" office:value="0.043834870944335">
                <text:p>0.043834870944335</text:p>
              </table:table-cell>
              <table:table-cell office:value-type="float" office:value="0.00909609204934177">
                <text:p>0.009096092049341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4">
                <text:p>0.044</text:p>
              </table:table-cell>
              <table:table-cell office:value-type="float" office:value="0.0456748211879341">
                <text:p>0.0456748211879341</text:p>
              </table:table-cell>
              <table:table-cell office:value-type="float" office:value="0.00925158080232196">
                <text:p>0.00925158080232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">
                <text:p>0.045</text:p>
              </table:table-cell>
              <table:table-cell office:value-type="float" office:value="0.0445604851249093">
                <text:p>0.0445604851249093</text:p>
              </table:table-cell>
              <table:table-cell office:value-type="float" office:value="0.0112988493832279">
                <text:p>0.0112988493832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6">
                <text:p>0.046</text:p>
              </table:table-cell>
              <table:table-cell office:value-type="float" office:value="0.0455452472271172">
                <text:p>0.0455452472271172</text:p>
              </table:table-cell>
              <table:table-cell office:value-type="float" office:value="0.0111563180263294">
                <text:p>0.0111563180263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">
                <text:p>0.047</text:p>
              </table:table-cell>
              <table:table-cell office:value-type="float" office:value="0.0477220897688401">
                <text:p>0.0477220897688401</text:p>
              </table:table-cell>
              <table:table-cell office:value-type="float" office:value="0.013138799626827">
                <text:p>0.013138799626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8">
                <text:p>0.048</text:p>
              </table:table-cell>
              <table:table-cell office:value-type="float" office:value="0.0469835181921841">
                <text:p>0.0469835181921841</text:p>
              </table:table-cell>
              <table:table-cell office:value-type="float" office:value="0.0126852907639681">
                <text:p>0.01268529076396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">
                <text:p>0.049</text:p>
              </table:table-cell>
              <table:table-cell office:value-type="float" office:value="0.0488882554161916">
                <text:p>0.0488882554161916</text:p>
              </table:table-cell>
              <table:table-cell office:value-type="float" office:value="0.013177671815072">
                <text:p>0.013177671815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">
                <text:p>0.05</text:p>
              </table:table-cell>
              <table:table-cell office:value-type="float" office:value="0.0503524411734218">
                <text:p>0.0503524411734218</text:p>
              </table:table-cell>
              <table:table-cell office:value-type="float" office:value="0.0130092256660102">
                <text:p>0.01300922566601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1">
                <text:p>0.051</text:p>
              </table:table-cell>
              <table:table-cell office:value-type="float" office:value="0.0505856743028921">
                <text:p>0.0505856743028921</text:p>
              </table:table-cell>
              <table:table-cell office:value-type="float" office:value="0.0163781486472478">
                <text:p>0.0163781486472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2">
                <text:p>0.052</text:p>
              </table:table-cell>
              <table:table-cell office:value-type="float" office:value="0.0534622162330258">
                <text:p>0.0534622162330258</text:p>
              </table:table-cell>
              <table:table-cell office:value-type="float" office:value="0.01547113092153">
                <text:p>0.015471130921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">
                <text:p>0.053</text:p>
              </table:table-cell>
              <table:table-cell office:value-type="float" office:value="0.0529180055975951">
                <text:p>0.0529180055975951</text:p>
              </table:table-cell>
              <table:table-cell office:value-type="float" office:value="0.0153933865450399">
                <text:p>0.01539338654503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">
                <text:p>0.054</text:p>
              </table:table-cell>
              <table:table-cell office:value-type="float" office:value="0.053371514460454">
                <text:p>0.053371514460454</text:p>
              </table:table-cell>
              <table:table-cell office:value-type="float" office:value="0.0160542137452058">
                <text:p>0.0160542137452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5">
                <text:p>0.055</text:p>
              </table:table-cell>
              <table:table-cell office:value-type="float" office:value="0.0540582564527832">
                <text:p>0.0540582564527832</text:p>
              </table:table-cell>
              <table:table-cell office:value-type="float" office:value="0.0193972219342801">
                <text:p>0.01939722193428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">
                <text:p>0.056</text:p>
              </table:table-cell>
              <table:table-cell office:value-type="float" office:value="0.0562869285788328">
                <text:p>0.0562869285788328</text:p>
              </table:table-cell>
              <table:table-cell office:value-type="float" office:value="0.0175443142945994">
                <text:p>0.0175443142945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">
                <text:p>0.057</text:p>
              </table:table-cell>
              <table:table-cell office:value-type="float" office:value="0.0557427179434021">
                <text:p>0.0557427179434021</text:p>
              </table:table-cell>
              <table:table-cell office:value-type="float" office:value="0.0213797035347777">
                <text:p>0.0213797035347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8">
                <text:p>0.058</text:p>
              </table:table-cell>
              <table:table-cell office:value-type="float" office:value="0.0568700114025086">
                <text:p>0.0568700114025086</text:p>
              </table:table-cell>
              <table:table-cell office:value-type="float" office:value="0.0218850419819633">
                <text:p>0.02188504198196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9">
                <text:p>0.059</text:p>
              </table:table-cell>
              <table:table-cell office:value-type="float" office:value="0.0595781071835804">
                <text:p>0.0595781071835804</text:p>
              </table:table-cell>
              <table:table-cell office:value-type="float" office:value="0.0233492277391935">
                <text:p>0.0233492277391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">
                <text:p>0.06</text:p>
              </table:table-cell>
              <table:table-cell office:value-type="float" office:value="0.0603166787602363">
                <text:p>0.0603166787602363</text:p>
              </table:table-cell>
              <table:table-cell office:value-type="float" office:value="0.0224033378252306">
                <text:p>0.0224033378252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">
                <text:p>0.061</text:p>
              </table:table-cell>
              <table:table-cell office:value-type="float" office:value="0.0611589095055458">
                <text:p>0.0611589095055458</text:p>
              </table:table-cell>
              <table:table-cell office:value-type="float" office:value="0.0225329117860475">
                <text:p>0.0225329117860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2">
                <text:p>0.062</text:p>
              </table:table-cell>
              <table:table-cell office:value-type="float" office:value="0.0618067793096299">
                <text:p>0.0618067793096299</text:p>
              </table:table-cell>
              <table:table-cell office:value-type="float" office:value="0.0255908572613248">
                <text:p>0.0255908572613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3">
                <text:p>0.063</text:p>
              </table:table-cell>
              <table:table-cell office:value-type="float" office:value="0.062869285788328">
                <text:p>0.062869285788328</text:p>
              </table:table-cell>
              <table:table-cell office:value-type="float" office:value="0.0239323105628693">
                <text:p>0.0239323105628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4">
                <text:p>0.064</text:p>
              </table:table-cell>
              <table:table-cell office:value-type="float" office:value="0.0638410904944542">
                <text:p>0.0638410904944542</text:p>
              </table:table-cell>
              <table:table-cell office:value-type="float" office:value="0.0249818596454856">
                <text:p>0.0249818596454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5">
                <text:p>0.065</text:p>
              </table:table-cell>
              <table:table-cell office:value-type="float" office:value="0.0645278324867835">
                <text:p>0.0645278324867835</text:p>
              </table:table-cell>
              <table:table-cell office:value-type="float" office:value="0.0266533637400228">
                <text:p>0.0266533637400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6">
                <text:p>0.066</text:p>
              </table:table-cell>
              <table:table-cell office:value-type="float" office:value="0.0652534466673577">
                <text:p>0.0652534466673577</text:p>
              </table:table-cell>
              <table:table-cell office:value-type="float" office:value="0.0275603814657406">
                <text:p>0.0275603814657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7">
                <text:p>0.067</text:p>
              </table:table-cell>
              <table:table-cell office:value-type="float" office:value="0.0686741992329221">
                <text:p>0.0686741992329221</text:p>
              </table:table-cell>
              <table:table-cell office:value-type="float" office:value="0.0310200062195501">
                <text:p>0.0310200062195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">
                <text:p>0.068</text:p>
              </table:table-cell>
              <table:table-cell office:value-type="float" office:value="0.0688167305898207">
                <text:p>0.0688167305898207</text:p>
              </table:table-cell>
              <table:table-cell office:value-type="float" office:value="0.033028402612211">
                <text:p>0.033028402612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">
                <text:p>0.069</text:p>
              </table:table-cell>
              <table:table-cell office:value-type="float" office:value="0.0699699388410905">
                <text:p>0.0699699388410905</text:p>
              </table:table-cell>
              <table:table-cell office:value-type="float" office:value="0.0317844925883694">
                <text:p>0.0317844925883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">
                <text:p>0.07</text:p>
              </table:table-cell>
              <table:table-cell office:value-type="float" office:value="0.0713563802218306">
                <text:p>0.0713563802218306</text:p>
              </table:table-cell>
              <table:table-cell office:value-type="float" office:value="0.0328858712553125">
                <text:p>0.0328858712553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">
                <text:p>0.071</text:p>
              </table:table-cell>
              <table:table-cell office:value-type="float" office:value="0.0711231470923603">
                <text:p>0.0711231470923603</text:p>
              </table:table-cell>
              <table:table-cell office:value-type="float" office:value="0.0363843681973671">
                <text:p>0.03638436819736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">
                <text:p>0.072</text:p>
              </table:table-cell>
              <table:table-cell office:value-type="float" office:value="0.0733777340105732">
                <text:p>0.0733777340105732</text:p>
              </table:table-cell>
              <table:table-cell office:value-type="float" office:value="0.0349072250440551">
                <text:p>0.0349072250440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3">
                <text:p>0.073</text:p>
              </table:table-cell>
              <table:table-cell office:value-type="float" office:value="0.0724707162848554">
                <text:p>0.0724707162848554</text:p>
              </table:table-cell>
              <table:table-cell office:value-type="float" office:value="0.0374209598839017">
                <text:p>0.0374209598839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4">
                <text:p>0.074</text:p>
              </table:table-cell>
              <table:table-cell office:value-type="float" office:value="0.0738960298538406">
                <text:p>0.0738960298538406</text:p>
              </table:table-cell>
              <table:table-cell office:value-type="float" office:value="0.0368249196641443">
                <text:p>0.0368249196641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5">
                <text:p>0.075</text:p>
              </table:table-cell>
              <table:table-cell office:value-type="float" office:value="0.0750103659168653">
                <text:p>0.0750103659168653</text:p>
              </table:table-cell>
              <table:table-cell office:value-type="float" office:value="0.0369804084171245">
                <text:p>0.0369804084171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">
                <text:p>0.076</text:p>
              </table:table-cell>
              <table:table-cell office:value-type="float" office:value="0.0745957292422515">
                <text:p>0.0745957292422515</text:p>
              </table:table-cell>
              <table:table-cell office:value-type="float" office:value="0.0372136415465948">
                <text:p>0.0372136415465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7">
                <text:p>0.077</text:p>
              </table:table-cell>
              <table:table-cell office:value-type="float" office:value="0.0753602156110708">
                <text:p>0.0753602156110708</text:p>
              </table:table-cell>
              <table:table-cell office:value-type="float" office:value="0.0397921633668498">
                <text:p>0.03979216336684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8">
                <text:p>0.078</text:p>
              </table:table-cell>
              <table:table-cell office:value-type="float" office:value="0.0786643516119001">
                <text:p>0.0786643516119001</text:p>
              </table:table-cell>
              <table:table-cell office:value-type="float" office:value="0.0434850212501296">
                <text:p>0.04348502125012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9">
                <text:p>0.079</text:p>
              </table:table-cell>
              <table:table-cell office:value-type="float" office:value="0.0785477350471649">
                <text:p>0.0785477350471649</text:p>
              </table:table-cell>
              <table:table-cell office:value-type="float" office:value="0.0438996579247434">
                <text:p>0.0438996579247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">
                <text:p>0.08</text:p>
              </table:table-cell>
              <table:table-cell office:value-type="float" office:value="0.0791308178708407">
                <text:p>0.0791308178708407</text:p>
              </table:table-cell>
              <table:table-cell office:value-type="float" office:value="0.0434591064579662">
                <text:p>0.0434591064579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1">
                <text:p>0.081</text:p>
              </table:table-cell>
              <table:table-cell office:value-type="float" office:value="0.0801933243495387">
                <text:p>0.0801933243495387</text:p>
              </table:table-cell>
              <table:table-cell office:value-type="float" office:value="0.0446641442935628">
                <text:p>0.04466414429356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2">
                <text:p>0.082</text:p>
              </table:table-cell>
              <table:table-cell office:value-type="float" office:value="0.0830439514875091">
                <text:p>0.0830439514875091</text:p>
              </table:table-cell>
              <table:table-cell office:value-type="float" office:value="0.0482792578003524">
                <text:p>0.0482792578003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">
                <text:p>0.083</text:p>
              </table:table-cell>
              <table:table-cell office:value-type="float" office:value="0.0841582875505338">
                <text:p>0.0841582875505338</text:p>
              </table:table-cell>
              <table:table-cell office:value-type="float" office:value="0.0497823157458277">
                <text:p>0.04978231574582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4">
                <text:p>0.084</text:p>
              </table:table-cell>
              <table:table-cell office:value-type="float" office:value="0.0850782626723334">
                <text:p>0.0850782626723334</text:p>
              </table:table-cell>
              <table:table-cell office:value-type="float" office:value="0.0514538198403649">
                <text:p>0.0514538198403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5">
                <text:p>0.085</text:p>
              </table:table-cell>
              <table:table-cell office:value-type="float" office:value="0.0845858816212294">
                <text:p>0.0845858816212294</text:p>
              </table:table-cell>
              <table:table-cell office:value-type="float" office:value="0.0511557997304862">
                <text:p>0.05115579973048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6">
                <text:p>0.086</text:p>
              </table:table-cell>
              <table:table-cell office:value-type="float" office:value="0.0863351300922567">
                <text:p>0.0863351300922567</text:p>
              </table:table-cell>
              <table:table-cell office:value-type="float" office:value="0.0526588576759614">
                <text:p>0.05265885767596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7">
                <text:p>0.087</text:p>
              </table:table-cell>
              <table:table-cell office:value-type="float" office:value="0.0870477868767492">
                <text:p>0.0870477868767492</text:p>
              </table:table-cell>
              <table:table-cell office:value-type="float" office:value="0.057180988908469">
                <text:p>0.0571809889084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8">
                <text:p>0.088</text:p>
              </table:table-cell>
              <table:table-cell office:value-type="float" office:value="0.0875401679278532">
                <text:p>0.0875401679278532</text:p>
              </table:table-cell>
              <table:table-cell office:value-type="float" office:value="0.0588006634186794">
                <text:p>0.0588006634186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9">
                <text:p>0.089</text:p>
              </table:table-cell>
              <table:table-cell office:value-type="float" office:value="0.0890820980615736">
                <text:p>0.0890820980615736</text:p>
              </table:table-cell>
              <table:table-cell office:value-type="float" office:value="0.0571162019280605">
                <text:p>0.0571162019280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">
                <text:p>0.09</text:p>
              </table:table-cell>
              <table:table-cell office:value-type="float" office:value="0.0907924743443558">
                <text:p>0.0907924743443558</text:p>
              </table:table-cell>
              <table:table-cell office:value-type="float" office:value="0.0561314398258526">
                <text:p>0.0561314398258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1">
                <text:p>0.091</text:p>
              </table:table-cell>
              <table:table-cell office:value-type="float" office:value="0.0913885145641132">
                <text:p>0.0913885145641132</text:p>
              </table:table-cell>
              <table:table-cell office:value-type="float" office:value="0.061107079921219">
                <text:p>0.061107079921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">
                <text:p>0.092</text:p>
              </table:table-cell>
              <table:table-cell office:value-type="float" office:value="0.0910127500777444">
                <text:p>0.0910127500777444</text:p>
              </table:table-cell>
              <table:table-cell office:value-type="float" office:value="0.0648647247849072">
                <text:p>0.06486472478490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">
                <text:p>0.093</text:p>
              </table:table-cell>
              <table:table-cell office:value-type="float" office:value="0.0925805950036281">
                <text:p>0.0925805950036281</text:p>
              </table:table-cell>
              <table:table-cell office:value-type="float" office:value="0.0630118171452265">
                <text:p>0.06301181714522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4">
                <text:p>0.094</text:p>
              </table:table-cell>
              <table:table-cell office:value-type="float" office:value="0.0945501192080439">
                <text:p>0.0945501192080439</text:p>
              </table:table-cell>
              <table:table-cell office:value-type="float" office:value="0.0673914170208355">
                <text:p>0.0673914170208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5">
                <text:p>0.095</text:p>
              </table:table-cell>
              <table:table-cell office:value-type="float" office:value="0.0957551570436405">
                <text:p>0.0957551570436405</text:p>
              </table:table-cell>
              <table:table-cell office:value-type="float" office:value="0.0673395874365088">
                <text:p>0.06733958743650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6">
                <text:p>0.096</text:p>
              </table:table-cell>
              <table:table-cell office:value-type="float" office:value="0.0959365605887841">
                <text:p>0.0959365605887841</text:p>
              </table:table-cell>
              <table:table-cell office:value-type="float" office:value="0.0717321447081994">
                <text:p>0.0717321447081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">
                <text:p>0.097</text:p>
              </table:table-cell>
              <table:table-cell office:value-type="float" office:value="0.0967787913340935">
                <text:p>0.0967787913340935</text:p>
              </table:table-cell>
              <table:table-cell office:value-type="float" office:value="0.0690370063232093">
                <text:p>0.06903700632320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8">
                <text:p>0.098</text:p>
              </table:table-cell>
              <table:table-cell office:value-type="float" office:value="0.0994221001347569">
                <text:p>0.0994221001347569</text:p>
              </table:table-cell>
              <table:table-cell office:value-type="float" office:value="0.0739089872499223">
                <text:p>0.07390898724992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">
                <text:p>0.099</text:p>
              </table:table-cell>
              <table:table-cell office:value-type="float" office:value="0.0968954078988287">
                <text:p>0.0968954078988287</text:p>
              </table:table-cell>
              <table:table-cell office:value-type="float" office:value="0.0747512179952317">
                <text:p>0.07475121799523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">
                <text:p>0.1</text:p>
              </table:table-cell>
              <table:table-cell office:value-type="float" office:value="0.100251373483985">
                <text:p>0.100251373483985</text:p>
              </table:table-cell>
              <table:table-cell office:value-type="float" office:value="0.0735332227635534">
                <text:p>0.07353322276355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1">
                <text:p>0.101</text:p>
              </table:table-cell>
              <table:table-cell office:value-type="float" office:value="0.100108842127086">
                <text:p>0.100108842127086</text:p>
              </table:table-cell>
              <table:table-cell office:value-type="float" office:value="0.0725355032652638">
                <text:p>0.07253550326526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2">
                <text:p>0.102</text:p>
              </table:table-cell>
              <table:table-cell office:value-type="float" office:value="0.101365709547009">
                <text:p>0.101365709547009</text:p>
              </table:table-cell>
              <table:table-cell office:value-type="float" office:value="0.0766559552192391">
                <text:p>0.07665595521923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3">
                <text:p>0.103</text:p>
              </table:table-cell>
              <table:table-cell office:value-type="float" office:value="0.10044573442521">
                <text:p>0.10044573442521</text:p>
              </table:table-cell>
              <table:table-cell office:value-type="float" office:value="0.0797268580905981">
                <text:p>0.0797268580905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4">
                <text:p>0.104</text:p>
              </table:table-cell>
              <table:table-cell office:value-type="float" office:value="0.102816937908158">
                <text:p>0.102816937908158</text:p>
              </table:table-cell>
              <table:table-cell office:value-type="float" office:value="0.082720016585467">
                <text:p>0.0827200165854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5">
                <text:p>0.105</text:p>
              </table:table-cell>
              <table:table-cell office:value-type="float" office:value="0.106898517673888">
                <text:p>0.106898517673888</text:p>
              </table:table-cell>
              <table:table-cell office:value-type="float" office:value="0.0828366331502021">
                <text:p>0.08283663315020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6">
                <text:p>0.106</text:p>
              </table:table-cell>
              <table:table-cell office:value-type="float" office:value="0.104255208873225">
                <text:p>0.104255208873225</text:p>
              </table:table-cell>
              <table:table-cell office:value-type="float" office:value="0.0849098165232715">
                <text:p>0.0849098165232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">
                <text:p>0.107</text:p>
              </table:table-cell>
              <table:table-cell office:value-type="float" office:value="0.106406136622784">
                <text:p>0.106406136622784</text:p>
              </table:table-cell>
              <table:table-cell office:value-type="float" office:value="0.084767285166373">
                <text:p>0.084767285166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8">
                <text:p>0.108</text:p>
              </table:table-cell>
              <table:table-cell office:value-type="float" office:value="0.106898517673888">
                <text:p>0.106898517673888</text:p>
              </table:table-cell>
              <table:table-cell office:value-type="float" office:value="0.0863351300922567">
                <text:p>0.0863351300922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9">
                <text:p>0.109</text:p>
              </table:table-cell>
              <table:table-cell office:value-type="float" office:value="0.108233129470302">
                <text:p>0.108233129470302</text:p>
              </table:table-cell>
              <table:table-cell office:value-type="float" office:value="0.0917513216544003">
                <text:p>0.09175132165440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">
                <text:p>0.11</text:p>
              </table:table-cell>
              <table:table-cell office:value-type="float" office:value="0.111083756608272">
                <text:p>0.111083756608272</text:p>
              </table:table-cell>
              <table:table-cell office:value-type="float" office:value="0.0882269099201824">
                <text:p>0.08822690992018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11">
                <text:p>0.111</text:p>
              </table:table-cell>
              <table:table-cell office:value-type="float" office:value="0.112107390898725">
                <text:p>0.112107390898725</text:p>
              </table:table-cell>
              <table:table-cell office:value-type="float" office:value="0.0955867108945786">
                <text:p>0.0955867108945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2">
                <text:p>0.112</text:p>
              </table:table-cell>
              <table:table-cell office:value-type="float" office:value="0.112677516326319">
                <text:p>0.112677516326319</text:p>
              </table:table-cell>
              <table:table-cell office:value-type="float" office:value="0.0958199440240489">
                <text:p>0.0958199440240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13">
                <text:p>0.113</text:p>
              </table:table-cell>
              <table:table-cell office:value-type="float" office:value="0.114750699699388">
                <text:p>0.114750699699388</text:p>
              </table:table-cell>
              <table:table-cell office:value-type="float" office:value="0.0945760340002073">
                <text:p>0.0945760340002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14">
                <text:p>0.114</text:p>
              </table:table-cell>
              <table:table-cell office:value-type="float" office:value="0.113325386130403">
                <text:p>0.113325386130403</text:p>
              </table:table-cell>
              <table:table-cell office:value-type="float" office:value="0.0974396185342594">
                <text:p>0.09743961853425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5">
                <text:p>0.115</text:p>
              </table:table-cell>
              <table:table-cell office:value-type="float" office:value="0.115968694931067">
                <text:p>0.115968694931067</text:p>
              </table:table-cell>
              <table:table-cell office:value-type="float" office:value="0.100666010158599">
                <text:p>0.1006660101585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16">
                <text:p>0.116</text:p>
              </table:table-cell>
              <table:table-cell office:value-type="float" office:value="0.114336063024775">
                <text:p>0.114336063024775</text:p>
              </table:table-cell>
              <table:table-cell office:value-type="float" office:value="0.100277288276148">
                <text:p>0.100277288276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">
                <text:p>0.117</text:p>
              </table:table-cell>
              <table:table-cell office:value-type="float" office:value="0.116163055872292">
                <text:p>0.116163055872292</text:p>
              </table:table-cell>
              <table:table-cell office:value-type="float" office:value="0.103659168653467">
                <text:p>0.1036591686534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">
                <text:p>0.118</text:p>
              </table:table-cell>
              <table:table-cell office:value-type="float" office:value="0.119104384782834">
                <text:p>0.119104384782834</text:p>
              </table:table-cell>
              <table:table-cell office:value-type="float" office:value="0.103814657406448">
                <text:p>0.103814657406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19">
                <text:p>0.119</text:p>
              </table:table-cell>
              <table:table-cell office:value-type="float" office:value="0.119311703120141">
                <text:p>0.119311703120141</text:p>
              </table:table-cell>
              <table:table-cell office:value-type="float" office:value="0.104255208873225">
                <text:p>0.1042552088732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">
                <text:p>0.12</text:p>
              </table:table-cell>
              <table:table-cell office:value-type="float" office:value="0.119182129159324">
                <text:p>0.119182129159324</text:p>
              </table:table-cell>
              <table:table-cell office:value-type="float" office:value="0.108129470301648">
                <text:p>0.108129470301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1">
                <text:p>0.121</text:p>
              </table:table-cell>
              <table:table-cell office:value-type="float" office:value="0.121099823779413">
                <text:p>0.121099823779413</text:p>
              </table:table-cell>
              <table:table-cell office:value-type="float" office:value="0.110656162537576">
                <text:p>0.1106561625375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">
                <text:p>0.122</text:p>
              </table:table-cell>
              <table:table-cell office:value-type="float" office:value="0.122214159842438">
                <text:p>0.122214159842438</text:p>
              </table:table-cell>
              <table:table-cell office:value-type="float" office:value="0.110021250129574">
                <text:p>0.1100212501295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3">
                <text:p>0.123</text:p>
              </table:table-cell>
              <table:table-cell office:value-type="float" office:value="0.121747693583497">
                <text:p>0.121747693583497</text:p>
              </table:table-cell>
              <table:table-cell office:value-type="float" office:value="0.112703431118482">
                <text:p>0.1127034311184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4">
                <text:p>0.124</text:p>
              </table:table-cell>
              <table:table-cell office:value-type="float" office:value="0.124585363325386">
                <text:p>0.124585363325386</text:p>
              </table:table-cell>
              <table:table-cell office:value-type="float" office:value="0.116927542241111">
                <text:p>0.1169275422411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5">
                <text:p>0.125</text:p>
              </table:table-cell>
              <table:table-cell office:value-type="float" office:value="0.123743132580077">
                <text:p>0.123743132580077</text:p>
              </table:table-cell>
              <table:table-cell office:value-type="float" office:value="0.117018244013683">
                <text:p>0.1170182440136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">
                <text:p>0.126</text:p>
              </table:table-cell>
              <table:table-cell office:value-type="float" office:value="0.126049549082616">
                <text:p>0.126049549082616</text:p>
              </table:table-cell>
              <table:table-cell office:value-type="float" office:value="0.117121903182336">
                <text:p>0.1171219031823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27">
                <text:p>0.127</text:p>
              </table:table-cell>
              <table:table-cell office:value-type="float" office:value="0.126684461490619">
                <text:p>0.126684461490619</text:p>
              </table:table-cell>
              <table:table-cell office:value-type="float" office:value="0.118586088939567">
                <text:p>0.1185860889395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8">
                <text:p>0.128</text:p>
              </table:table-cell>
              <table:table-cell office:value-type="float" office:value="0.128524411734218">
                <text:p>0.128524411734218</text:p>
              </table:table-cell>
              <table:table-cell office:value-type="float" office:value="0.123678345599668">
                <text:p>0.1236783455996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9">
                <text:p>0.129</text:p>
              </table:table-cell>
              <table:table-cell office:value-type="float" office:value="0.129029750181404">
                <text:p>0.129029750181404</text:p>
              </table:table-cell>
              <table:table-cell office:value-type="float" office:value="0.120853633253861">
                <text:p>0.120853633253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">
                <text:p>0.13</text:p>
              </table:table-cell>
              <table:table-cell office:value-type="float" office:value="0.129301855499119">
                <text:p>0.129301855499119</text:p>
              </table:table-cell>
              <table:table-cell office:value-type="float" office:value="0.120814761065616">
                <text:p>0.120814761065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31">
                <text:p>0.131</text:p>
              </table:table-cell>
              <table:table-cell office:value-type="float" office:value="0.130286617601327">
                <text:p>0.130286617601327</text:p>
              </table:table-cell>
              <table:table-cell office:value-type="float" office:value="0.129794236550223">
                <text:p>0.1297942365502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32">
                <text:p>0.132</text:p>
              </table:table-cell>
              <table:table-cell office:value-type="float" office:value="0.131141805742718">
                <text:p>0.131141805742718</text:p>
              </table:table-cell>
              <table:table-cell office:value-type="float" office:value="0.127332331294703">
                <text:p>0.1273323312947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33">
                <text:p>0.133</text:p>
              </table:table-cell>
              <table:table-cell office:value-type="float" office:value="0.131815590338965">
                <text:p>0.131815590338965</text:p>
              </table:table-cell>
              <table:table-cell office:value-type="float" office:value="0.126451228361149">
                <text:p>0.1264512283611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4">
                <text:p>0.134</text:p>
              </table:table-cell>
              <table:table-cell office:value-type="float" office:value="0.134886493210324">
                <text:p>0.134886493210324</text:p>
              </table:table-cell>
              <table:table-cell office:value-type="float" office:value="0.134536643516119">
                <text:p>0.134536643516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35">
                <text:p>0.135</text:p>
              </table:table-cell>
              <table:table-cell office:value-type="float" office:value="0.135780553539961">
                <text:p>0.135780553539961</text:p>
              </table:table-cell>
              <table:table-cell office:value-type="float" office:value="0.134808748833834">
                <text:p>0.1348087488338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6">
                <text:p>0.136</text:p>
              </table:table-cell>
              <table:table-cell office:value-type="float" office:value="0.135106768943713">
                <text:p>0.135106768943713</text:p>
              </table:table-cell>
              <table:table-cell office:value-type="float" office:value="0.135780553539961">
                <text:p>0.1357805535399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7">
                <text:p>0.137</text:p>
              </table:table-cell>
              <table:table-cell office:value-type="float" office:value="0.137439100238416">
                <text:p>0.137439100238416</text:p>
              </table:table-cell>
              <table:table-cell office:value-type="float" office:value="0.137477972426661">
                <text:p>0.1374779724266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0.136428423344045">
                <text:p>0.136428423344045</text:p>
              </table:table-cell>
              <table:table-cell office:value-type="float" office:value="0.138294288379807">
                <text:p>0.1382942883798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9">
                <text:p>0.139</text:p>
              </table:table-cell>
              <table:table-cell office:value-type="float" office:value="0.138372032756297">
                <text:p>0.138372032756297</text:p>
              </table:table-cell>
              <table:table-cell office:value-type="float" office:value="0.138333160568052">
                <text:p>0.138333160568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">
                <text:p>0.14</text:p>
              </table:table-cell>
              <table:table-cell office:value-type="float" office:value="0.139939877682181">
                <text:p>0.139939877682181</text:p>
              </table:table-cell>
              <table:table-cell office:value-type="float" office:value="0.142712760443661">
                <text:p>0.142712760443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">
                <text:p>0.141</text:p>
              </table:table-cell>
              <table:table-cell office:value-type="float" office:value="0.141689126153208">
                <text:p>0.141689126153208</text:p>
              </table:table-cell>
              <table:table-cell office:value-type="float" office:value="0.14724784907225">
                <text:p>0.147247849072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2">
                <text:p>0.142</text:p>
              </table:table-cell>
              <table:table-cell office:value-type="float" office:value="0.141002384160879">
                <text:p>0.141002384160879</text:p>
              </table:table-cell>
              <table:table-cell office:value-type="float" office:value="0.148439929511765">
                <text:p>0.148439929511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43">
                <text:p>0.143</text:p>
              </table:table-cell>
              <table:table-cell office:value-type="float" office:value="0.144384264538198">
                <text:p>0.144384264538198</text:p>
              </table:table-cell>
              <table:table-cell office:value-type="float" office:value="0.146599979268166">
                <text:p>0.1465999792681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4">
                <text:p>0.144</text:p>
              </table:table-cell>
              <table:table-cell office:value-type="float" office:value="0.144487923706852">
                <text:p>0.144487923706852</text:p>
              </table:table-cell>
              <table:table-cell office:value-type="float" office:value="0.146612936664248">
                <text:p>0.1466129366642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0.144772986420649">
                <text:p>0.144772986420649</text:p>
              </table:table-cell>
              <table:table-cell office:value-type="float" office:value="0.150163263190629">
                <text:p>0.1501632631906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6">
                <text:p>0.146</text:p>
              </table:table-cell>
              <table:table-cell office:value-type="float" office:value="0.146366746138696">
                <text:p>0.146366746138696</text:p>
              </table:table-cell>
              <table:table-cell office:value-type="float" office:value="0.151459002798798">
                <text:p>0.1514590027987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7">
                <text:p>0.147</text:p>
              </table:table-cell>
              <table:table-cell office:value-type="float" office:value="0.147364465636986">
                <text:p>0.147364465636986</text:p>
              </table:table-cell>
              <table:table-cell office:value-type="float" office:value="0.156032963615632">
                <text:p>0.1560329636156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8">
                <text:p>0.148</text:p>
              </table:table-cell>
              <table:table-cell office:value-type="float" office:value="0.147286721260496">
                <text:p>0.147286721260496</text:p>
              </table:table-cell>
              <table:table-cell office:value-type="float" office:value="0.151005493935939">
                <text:p>0.1510054939359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9">
                <text:p>0.149</text:p>
              </table:table-cell>
              <table:table-cell office:value-type="float" office:value="0.148375142531357">
                <text:p>0.148375142531357</text:p>
              </table:table-cell>
              <table:table-cell office:value-type="float" office:value="0.154361459521095">
                <text:p>0.154361459521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">
                <text:p>0.15</text:p>
              </table:table-cell>
              <table:table-cell office:value-type="float" office:value="0.151186897481082">
                <text:p>0.151186897481082</text:p>
              </table:table-cell>
              <table:table-cell office:value-type="float" office:value="0.161397325593449">
                <text:p>0.1613973255934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51">
                <text:p>0.151</text:p>
              </table:table-cell>
              <table:table-cell office:value-type="float" office:value="0.151964341245983">
                <text:p>0.151964341245983</text:p>
              </table:table-cell>
              <table:table-cell office:value-type="float" office:value="0.161915621436716">
                <text:p>0.1619156214367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2">
                <text:p>0.152</text:p>
              </table:table-cell>
              <table:table-cell office:value-type="float" office:value="0.153104592101171">
                <text:p>0.153104592101171</text:p>
              </table:table-cell>
              <table:table-cell office:value-type="float" office:value="0.164805120762931">
                <text:p>0.1648051207629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3">
                <text:p>0.153</text:p>
              </table:table-cell>
              <table:table-cell office:value-type="float" office:value="0.153376697418887">
                <text:p>0.153376697418887</text:p>
              </table:table-cell>
              <table:table-cell office:value-type="float" office:value="0.165517777547424">
                <text:p>0.1655177775474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4">
                <text:p>0.154</text:p>
              </table:table-cell>
              <table:table-cell office:value-type="float" office:value="0.153700632320929">
                <text:p>0.153700632320929</text:p>
              </table:table-cell>
              <table:table-cell office:value-type="float" office:value="0.168187001140251">
                <text:p>0.1681870011402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5">
                <text:p>0.155</text:p>
              </table:table-cell>
              <table:table-cell office:value-type="float" office:value="0.1556312843371">
                <text:p>0.1556312843371</text:p>
              </table:table-cell>
              <table:table-cell office:value-type="float" office:value="0.166126775163263">
                <text:p>0.1661267751632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">
                <text:p>0.156</text:p>
              </table:table-cell>
              <table:table-cell office:value-type="float" office:value="0.155955219239142">
                <text:p>0.155955219239142</text:p>
              </table:table-cell>
              <table:table-cell office:value-type="float" office:value="0.170635948999689">
                <text:p>0.170635948999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7">
                <text:p>0.157</text:p>
              </table:table-cell>
              <table:table-cell office:value-type="float" office:value="0.157263916243392">
                <text:p>0.157263916243392</text:p>
              </table:table-cell>
              <table:table-cell office:value-type="float" office:value="0.173227428216026">
                <text:p>0.1732274282160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">
                <text:p>0.158</text:p>
              </table:table-cell>
              <table:table-cell office:value-type="float" office:value="0.158987249922256">
                <text:p>0.158987249922256</text:p>
              </table:table-cell>
              <table:table-cell office:value-type="float" office:value="0.173693894474966">
                <text:p>0.1736938944749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59">
                <text:p>0.159</text:p>
              </table:table-cell>
              <table:table-cell office:value-type="float" office:value="0.156641961231471">
                <text:p>0.156641961231471</text:p>
              </table:table-cell>
              <table:table-cell office:value-type="float" office:value="0.176324245879548">
                <text:p>0.176324245879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">
                <text:p>0.16</text:p>
              </table:table-cell>
              <table:table-cell office:value-type="float" office:value="0.159648077122421">
                <text:p>0.159648077122421</text:p>
              </table:table-cell>
              <table:table-cell office:value-type="float" office:value="0.179732041049031">
                <text:p>0.1797320410490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61">
                <text:p>0.161</text:p>
              </table:table-cell>
              <table:table-cell office:value-type="float" office:value="0.163004042707577">
                <text:p>0.163004042707577</text:p>
              </table:table-cell>
              <table:table-cell office:value-type="float" office:value="0.178254897895719">
                <text:p>0.1782548978957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2">
                <text:p>0.162</text:p>
              </table:table-cell>
              <table:table-cell office:value-type="float" office:value="0.163625997719498">
                <text:p>0.163625997719498</text:p>
              </table:table-cell>
              <table:table-cell office:value-type="float" office:value="0.179006426868457">
                <text:p>0.179006426868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63">
                <text:p>0.163</text:p>
              </table:table-cell>
              <table:table-cell office:value-type="float" office:value="0.162783766974189">
                <text:p>0.162783766974189</text:p>
              </table:table-cell>
              <table:table-cell office:value-type="float" office:value="0.181481289520058">
                <text:p>0.1814812895200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4">
                <text:p>0.164</text:p>
              </table:table-cell>
              <table:table-cell office:value-type="float" office:value="0.161228879444387">
                <text:p>0.161228879444387</text:p>
              </table:table-cell>
              <table:table-cell office:value-type="float" office:value="0.18395615217166">
                <text:p>0.183956152171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5">
                <text:p>0.165</text:p>
              </table:table-cell>
              <table:table-cell office:value-type="float" office:value="0.164908779931585">
                <text:p>0.164908779931585</text:p>
              </table:table-cell>
              <table:table-cell office:value-type="float" office:value="0.187765626619674">
                <text:p>0.1877656266196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6">
                <text:p>0.166</text:p>
              </table:table-cell>
              <table:table-cell office:value-type="float" office:value="0.161941536228879">
                <text:p>0.161941536228879</text:p>
              </table:table-cell>
              <table:table-cell office:value-type="float" office:value="0.185990463356484">
                <text:p>0.1859904633564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67">
                <text:p>0.167</text:p>
              </table:table-cell>
              <table:table-cell office:value-type="float" office:value="0.167552088732248">
                <text:p>0.167552088732248</text:p>
              </table:table-cell>
              <table:table-cell office:value-type="float" office:value="0.183463771120556">
                <text:p>0.1834637711205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8">
                <text:p>0.168</text:p>
              </table:table-cell>
              <table:table-cell office:value-type="float" office:value="0.167953768010781">
                <text:p>0.167953768010781</text:p>
              </table:table-cell>
              <table:table-cell office:value-type="float" office:value="0.186677205348813">
                <text:p>0.186677205348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69">
                <text:p>0.169</text:p>
              </table:table-cell>
              <table:table-cell office:value-type="float" office:value="0.169417953768011">
                <text:p>0.169417953768011</text:p>
              </table:table-cell>
              <table:table-cell office:value-type="float" office:value="0.186327355654608">
                <text:p>0.186327355654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">
                <text:p>0.17</text:p>
              </table:table-cell>
              <table:table-cell office:value-type="float" office:value="0.167837151446045">
                <text:p>0.167837151446045</text:p>
              </table:table-cell>
              <table:table-cell office:value-type="float" office:value="0.190357105836011">
                <text:p>0.1903571058360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1">
                <text:p>0.171</text:p>
              </table:table-cell>
              <table:table-cell office:value-type="float" office:value="0.169547527728828">
                <text:p>0.169547527728828</text:p>
              </table:table-cell>
              <table:table-cell office:value-type="float" office:value="0.191510314087281">
                <text:p>0.1915103140872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72">
                <text:p>0.172</text:p>
              </table:table-cell>
              <table:table-cell office:value-type="float" office:value="0.173940085000518">
                <text:p>0.173940085000518</text:p>
              </table:table-cell>
              <table:table-cell office:value-type="float" office:value="0.194866279672437">
                <text:p>0.1948662796724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3">
                <text:p>0.173</text:p>
              </table:table-cell>
              <table:table-cell office:value-type="float" office:value="0.168731211775682">
                <text:p>0.168731211775682</text:p>
              </table:table-cell>
              <table:table-cell office:value-type="float" office:value="0.190758785114543">
                <text:p>0.1907587851145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4">
                <text:p>0.174</text:p>
              </table:table-cell>
              <table:table-cell office:value-type="float" office:value="0.175300611589095">
                <text:p>0.175300611589095</text:p>
              </table:table-cell>
              <table:table-cell office:value-type="float" office:value="0.198999689022494">
                <text:p>0.1989996890224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75">
                <text:p>0.175</text:p>
              </table:table-cell>
              <table:table-cell office:value-type="float" office:value="0.176078055353996">
                <text:p>0.176078055353996</text:p>
              </table:table-cell>
              <table:table-cell office:value-type="float" office:value="0.198934902042086">
                <text:p>0.1989349020420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6">
                <text:p>0.176</text:p>
              </table:table-cell>
              <table:table-cell office:value-type="float" office:value="0.177814346428942">
                <text:p>0.177814346428942</text:p>
              </table:table-cell>
              <table:table-cell office:value-type="float" office:value="0.199219964755883">
                <text:p>0.1992199647558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77">
                <text:p>0.177</text:p>
              </table:table-cell>
              <table:table-cell office:value-type="float" office:value="0.177360837566083">
                <text:p>0.177360837566083</text:p>
              </table:table-cell>
              <table:table-cell office:value-type="float" office:value="0.202420441588058">
                <text:p>0.2024204415880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78">
                <text:p>0.178</text:p>
              </table:table-cell>
              <table:table-cell office:value-type="float" office:value="0.176777754742407">
                <text:p>0.176777754742407</text:p>
              </table:table-cell>
              <table:table-cell office:value-type="float" office:value="0.205089665180885">
                <text:p>0.2050896651808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79">
                <text:p>0.179</text:p>
              </table:table-cell>
              <table:table-cell office:value-type="float" office:value="0.177153519228776">
                <text:p>0.177153519228776</text:p>
              </table:table-cell>
              <table:table-cell office:value-type="float" office:value="0.205115579973049">
                <text:p>0.2051155799730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  <table:table-cell office:value-type="float" office:value="0.180600186586504">
                <text:p>0.180600186586504</text:p>
              </table:table-cell>
              <table:table-cell office:value-type="float" office:value="0.20874365087592">
                <text:p>0.20874365087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81">
                <text:p>0.181</text:p>
              </table:table-cell>
              <table:table-cell office:value-type="float" office:value="0.181753394837773">
                <text:p>0.181753394837773</text:p>
              </table:table-cell>
              <table:table-cell office:value-type="float" office:value="0.207940292318856">
                <text:p>0.2079402923188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82">
                <text:p>0.182</text:p>
              </table:table-cell>
              <table:table-cell office:value-type="float" office:value="0.183295324971494">
                <text:p>0.183295324971494</text:p>
              </table:table-cell>
              <table:table-cell office:value-type="float" office:value="0.210946408209806">
                <text:p>0.2109464082098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83">
                <text:p>0.183</text:p>
              </table:table-cell>
              <table:table-cell office:value-type="float" office:value="0.184020939152068">
                <text:p>0.184020939152068</text:p>
              </table:table-cell>
              <table:table-cell office:value-type="float" office:value="0.206476106561625">
                <text:p>0.2064761065616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84">
                <text:p>0.184</text:p>
              </table:table-cell>
              <table:table-cell office:value-type="float" office:value="0.183813620814761">
                <text:p>0.183813620814761</text:p>
              </table:table-cell>
              <table:table-cell office:value-type="float" office:value="0.213330569088836">
                <text:p>0.2133305690888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85">
                <text:p>0.185</text:p>
              </table:table-cell>
              <table:table-cell office:value-type="float" office:value="0.18434487405411">
                <text:p>0.18434487405411</text:p>
              </table:table-cell>
              <table:table-cell office:value-type="float" office:value="0.213356483880999">
                <text:p>0.213356483880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86">
                <text:p>0.186</text:p>
              </table:table-cell>
              <table:table-cell office:value-type="float" office:value="0.186003420752566">
                <text:p>0.186003420752566</text:p>
              </table:table-cell>
              <table:table-cell office:value-type="float" office:value="0.217580595003628">
                <text:p>0.217580595003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87">
                <text:p>0.187</text:p>
              </table:table-cell>
              <table:table-cell office:value-type="float" office:value="0.189242769772986">
                <text:p>0.189242769772986</text:p>
              </table:table-cell>
              <table:table-cell office:value-type="float" office:value="0.217127086140769">
                <text:p>0.2171270861407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88">
                <text:p>0.188</text:p>
              </table:table-cell>
              <table:table-cell office:value-type="float" office:value="0.187843370996165">
                <text:p>0.187843370996165</text:p>
              </table:table-cell>
              <table:table-cell office:value-type="float" office:value="0.222569192495076">
                <text:p>0.222569192495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9">
                <text:p>0.189</text:p>
              </table:table-cell>
              <table:table-cell office:value-type="float" office:value="0.18827096506686">
                <text:p>0.18827096506686</text:p>
              </table:table-cell>
              <table:table-cell office:value-type="float" office:value="0.221480771224215">
                <text:p>0.2214807712242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9">
                <text:p>0.19</text:p>
              </table:table-cell>
              <table:table-cell office:value-type="float" office:value="0.189463045506375">
                <text:p>0.189463045506375</text:p>
              </table:table-cell>
              <table:table-cell office:value-type="float" office:value="0.220703327459314">
                <text:p>0.220703327459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1">
                <text:p>0.191</text:p>
              </table:table-cell>
              <table:table-cell office:value-type="float" office:value="0.188892920078781">
                <text:p>0.188892920078781</text:p>
              </table:table-cell>
              <table:table-cell office:value-type="float" office:value="0.224499844511247">
                <text:p>0.2244998445112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92">
                <text:p>0.192</text:p>
              </table:table-cell>
              <table:table-cell office:value-type="float" office:value="0.190279361459521">
                <text:p>0.190279361459521</text:p>
              </table:table-cell>
              <table:table-cell office:value-type="float" office:value="0.223826059914999">
                <text:p>0.223826059914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93">
                <text:p>0.193</text:p>
              </table:table-cell>
              <table:table-cell office:value-type="float" office:value="0.195138384990152">
                <text:p>0.195138384990152</text:p>
              </table:table-cell>
              <table:table-cell office:value-type="float" office:value="0.227091323727584">
                <text:p>0.2270913237275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94">
                <text:p>0.194</text:p>
              </table:table-cell>
              <table:table-cell office:value-type="float" office:value="0.192663522338551">
                <text:p>0.192663522338551</text:p>
              </table:table-cell>
              <table:table-cell office:value-type="float" office:value="0.226275007774438">
                <text:p>0.2262750077744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95">
                <text:p>0.195</text:p>
              </table:table-cell>
              <table:table-cell office:value-type="float" office:value="0.19550119208044">
                <text:p>0.19550119208044</text:p>
              </table:table-cell>
              <table:table-cell office:value-type="float" office:value="0.227039494143257">
                <text:p>0.227039494143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96">
                <text:p>0.196</text:p>
              </table:table-cell>
              <table:table-cell office:value-type="float" office:value="0.196783974292526">
                <text:p>0.196783974292526</text:p>
              </table:table-cell>
              <table:table-cell office:value-type="float" office:value="0.22968280294392">
                <text:p>0.229682802943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97">
                <text:p>0.197</text:p>
              </table:table-cell>
              <table:table-cell office:value-type="float" office:value="0.195384575515704">
                <text:p>0.195384575515704</text:p>
              </table:table-cell>
              <table:table-cell office:value-type="float" office:value="0.232611174458381">
                <text:p>0.2326111744583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8">
                <text:p>0.198</text:p>
              </table:table-cell>
              <table:table-cell office:value-type="float" office:value="0.199207007359801">
                <text:p>0.199207007359801</text:p>
              </table:table-cell>
              <table:table-cell office:value-type="float" office:value="0.233505234788017">
                <text:p>0.233505234788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9">
                <text:p>0.199</text:p>
              </table:table-cell>
              <table:table-cell office:value-type="float" office:value="0.200308386026744">
                <text:p>0.200308386026744</text:p>
              </table:table-cell>
              <table:table-cell office:value-type="float" office:value="0.230278843163678">
                <text:p>0.2302788431636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">
                <text:p>0.2</text:p>
              </table:table-cell>
              <table:table-cell office:value-type="float" office:value="0.200010365916865">
                <text:p>0.200010365916865</text:p>
              </table:table-cell>
              <table:table-cell office:value-type="float" office:value="0.234191976780346">
                <text:p>0.234191976780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01">
                <text:p>0.201</text:p>
              </table:table-cell>
              <table:table-cell office:value-type="float" office:value="0.200710065305276">
                <text:p>0.200710065305276</text:p>
              </table:table-cell>
              <table:table-cell office:value-type="float" office:value="0.235889395667047">
                <text:p>0.2358893956670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02">
                <text:p>0.202</text:p>
              </table:table-cell>
              <table:table-cell office:value-type="float" office:value="0.201591168238831">
                <text:p>0.201591168238831</text:p>
              </table:table-cell>
              <table:table-cell office:value-type="float" office:value="0.235150824090391">
                <text:p>0.2351508240903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03">
                <text:p>0.203</text:p>
              </table:table-cell>
              <table:table-cell office:value-type="float" office:value="0.20096921322691">
                <text:p>0.20096921322691</text:p>
              </table:table-cell>
              <table:table-cell office:value-type="float" office:value="0.236705711620193">
                <text:p>0.236705711620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04">
                <text:p>0.204</text:p>
              </table:table-cell>
              <table:table-cell office:value-type="float" office:value="0.204040116098269">
                <text:p>0.204040116098269</text:p>
              </table:table-cell>
              <table:table-cell office:value-type="float" office:value="0.239271276044366">
                <text:p>0.2392712760443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05">
                <text:p>0.205</text:p>
              </table:table-cell>
              <table:table-cell office:value-type="float" office:value="0.204636156318026">
                <text:p>0.204636156318026</text:p>
              </table:table-cell>
              <table:table-cell office:value-type="float" office:value="0.243624961127812">
                <text:p>0.2436249611278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06">
                <text:p>0.206</text:p>
              </table:table-cell>
              <table:table-cell office:value-type="float" office:value="0.20243339898414">
                <text:p>0.20243339898414</text:p>
              </table:table-cell>
              <table:table-cell office:value-type="float" office:value="0.241422203793926">
                <text:p>0.2414222037939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">
                <text:p>0.207</text:p>
              </table:table-cell>
              <table:table-cell office:value-type="float" office:value="0.211101896962786">
                <text:p>0.211101896962786</text:p>
              </table:table-cell>
              <table:table-cell office:value-type="float" office:value="0.247343733803255">
                <text:p>0.2473437338032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8">
                <text:p>0.208</text:p>
              </table:table-cell>
              <table:table-cell office:value-type="float" office:value="0.207007359800974">
                <text:p>0.207007359800974</text:p>
              </table:table-cell>
              <table:table-cell office:value-type="float" office:value="0.243067793096299">
                <text:p>0.2430677930962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9">
                <text:p>0.209</text:p>
              </table:table-cell>
              <table:table-cell office:value-type="float" office:value="0.210246708821395">
                <text:p>0.210246708821395</text:p>
              </table:table-cell>
              <table:table-cell office:value-type="float" office:value="0.248082305379911">
                <text:p>0.2480823053799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1">
                <text:p>0.21</text:p>
              </table:table-cell>
              <table:table-cell office:value-type="float" office:value="0.209028713589717">
                <text:p>0.209028713589717</text:p>
              </table:table-cell>
              <table:table-cell office:value-type="float" office:value="0.251516015341557">
                <text:p>0.2515160153415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11">
                <text:p>0.211</text:p>
              </table:table-cell>
              <table:table-cell office:value-type="float" office:value="0.210544728931274">
                <text:p>0.210544728931274</text:p>
              </table:table-cell>
              <table:table-cell office:value-type="float" office:value="0.249468746760651">
                <text:p>0.2494687467606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0.211322172696175">
                <text:p>0.211322172696175</text:p>
              </table:table-cell>
              <table:table-cell office:value-type="float" office:value="0.249650150305795">
                <text:p>0.2496501503057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3">
                <text:p>0.213</text:p>
              </table:table-cell>
              <table:table-cell office:value-type="float" office:value="0.215909090909091">
                <text:p>0.215909090909091</text:p>
              </table:table-cell>
              <table:table-cell office:value-type="float" office:value="0.252591479216337">
                <text:p>0.2525914792163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14">
                <text:p>0.214</text:p>
              </table:table-cell>
              <table:table-cell office:value-type="float" office:value="0.215002073183373">
                <text:p>0.215002073183373</text:p>
              </table:table-cell>
              <table:table-cell office:value-type="float" office:value="0.249546491137141">
                <text:p>0.249546491137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15">
                <text:p>0.215</text:p>
              </table:table-cell>
              <table:table-cell office:value-type="float" office:value="0.216738364258319">
                <text:p>0.216738364258319</text:p>
              </table:table-cell>
              <table:table-cell office:value-type="float" office:value="0.256660101585985">
                <text:p>0.2566601015859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16">
                <text:p>0.216</text:p>
              </table:table-cell>
              <table:table-cell office:value-type="float" office:value="0.218487612729346">
                <text:p>0.218487612729346</text:p>
              </table:table-cell>
              <table:table-cell office:value-type="float" office:value="0.255377319373899">
                <text:p>0.2553773193738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17">
                <text:p>0.217</text:p>
              </table:table-cell>
              <table:table-cell office:value-type="float" office:value="0.214108012853737">
                <text:p>0.214108012853737</text:p>
              </table:table-cell>
              <table:table-cell office:value-type="float" office:value="0.261337721571473">
                <text:p>0.2613377215714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8">
                <text:p>0.218</text:p>
              </table:table-cell>
              <table:table-cell office:value-type="float" office:value="0.219252099098165">
                <text:p>0.219252099098165</text:p>
              </table:table-cell>
              <table:table-cell office:value-type="float" office:value="0.261182232818493">
                <text:p>0.2611822328184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0.218604229294081">
                <text:p>0.218604229294081</text:p>
              </table:table-cell>
              <table:table-cell office:value-type="float" office:value="0.259484813931792">
                <text:p>0.2594848139317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2">
                <text:p>0.22</text:p>
              </table:table-cell>
              <table:table-cell office:value-type="float" office:value="0.221817663522339">
                <text:p>0.221817663522339</text:p>
              </table:table-cell>
              <table:table-cell office:value-type="float" office:value="0.26455115579973">
                <text:p>0.264551155799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1">
                <text:p>0.221</text:p>
              </table:table-cell>
              <table:table-cell office:value-type="float" office:value="0.220146159427801">
                <text:p>0.220146159427801</text:p>
              </table:table-cell>
              <table:table-cell office:value-type="float" office:value="0.263475691924951">
                <text:p>0.2634756919249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22">
                <text:p>0.222</text:p>
              </table:table-cell>
              <table:table-cell office:value-type="float" office:value="0.224590546283819">
                <text:p>0.224590546283819</text:p>
              </table:table-cell>
              <table:table-cell office:value-type="float" office:value="0.262154037524619">
                <text:p>0.2621540375246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23">
                <text:p>0.223</text:p>
              </table:table-cell>
              <table:table-cell office:value-type="float" office:value="0.224733077640717">
                <text:p>0.224733077640717</text:p>
              </table:table-cell>
              <table:table-cell office:value-type="float" office:value="0.261441380740126">
                <text:p>0.2614413807401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24">
                <text:p>0.224</text:p>
              </table:table-cell>
              <table:table-cell office:value-type="float" office:value="0.224862651601534">
                <text:p>0.224862651601534</text:p>
              </table:table-cell>
              <table:table-cell office:value-type="float" office:value="0.267272208976884">
                <text:p>0.2672722089768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25">
                <text:p>0.225</text:p>
              </table:table-cell>
              <table:table-cell office:value-type="float" office:value="0.226223178190111">
                <text:p>0.226223178190111</text:p>
              </table:table-cell>
              <table:table-cell office:value-type="float" office:value="0.268334715455582">
                <text:p>0.2683347154555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26">
                <text:p>0.226</text:p>
              </table:table-cell>
              <table:table-cell office:value-type="float" office:value="0.227920597076811">
                <text:p>0.227920597076811</text:p>
              </table:table-cell>
              <table:table-cell office:value-type="float" office:value="0.268503161604644">
                <text:p>0.2685031616046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27">
                <text:p>0.227</text:p>
              </table:table-cell>
              <table:table-cell office:value-type="float" office:value="0.227091323727584">
                <text:p>0.227091323727584</text:p>
              </table:table-cell>
              <table:table-cell office:value-type="float" office:value="0.272999378044988">
                <text:p>0.272999378044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28">
                <text:p>0.228</text:p>
              </table:table-cell>
              <table:table-cell office:value-type="float" office:value="0.228788742614284">
                <text:p>0.228788742614284</text:p>
              </table:table-cell>
              <table:table-cell office:value-type="float" office:value="0.271314916554369">
                <text:p>0.2713149165543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9">
                <text:p>0.229</text:p>
              </table:table-cell>
              <table:table-cell office:value-type="float" office:value="0.229488442002695">
                <text:p>0.229488442002695</text:p>
              </table:table-cell>
              <table:table-cell office:value-type="float" office:value="0.273154866797968">
                <text:p>0.273154866797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3">
                <text:p>0.23</text:p>
              </table:table-cell>
              <table:table-cell office:value-type="float" office:value="0.230265885767596">
                <text:p>0.230265885767596</text:p>
              </table:table-cell>
              <table:table-cell office:value-type="float" office:value="0.275746346014305">
                <text:p>0.2757463460143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31">
                <text:p>0.231</text:p>
              </table:table-cell>
              <table:table-cell office:value-type="float" office:value="0.227687363947341">
                <text:p>0.227687363947341</text:p>
              </table:table-cell>
              <table:table-cell office:value-type="float" office:value="0.276264641857572">
                <text:p>0.2762646418575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32">
                <text:p>0.232</text:p>
              </table:table-cell>
              <table:table-cell office:value-type="float" office:value="0.231872602881725">
                <text:p>0.231872602881725</text:p>
              </table:table-cell>
              <table:table-cell office:value-type="float" office:value="0.277884316367783">
                <text:p>0.2778843163677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33">
                <text:p>0.233</text:p>
              </table:table-cell>
              <table:table-cell office:value-type="float" office:value="0.233544106976262">
                <text:p>0.233544106976262</text:p>
              </table:table-cell>
              <table:table-cell office:value-type="float" office:value="0.27678293770084">
                <text:p>0.27678293770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34">
                <text:p>0.234</text:p>
              </table:table-cell>
              <table:table-cell office:value-type="float" office:value="0.229242251477143">
                <text:p>0.229242251477143</text:p>
              </table:table-cell>
              <table:table-cell office:value-type="float" office:value="0.275357624131854">
                <text:p>0.2753576241318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5">
                <text:p>0.235</text:p>
              </table:table-cell>
              <table:table-cell office:value-type="float" office:value="0.230939670363844">
                <text:p>0.230939670363844</text:p>
              </table:table-cell>
              <table:table-cell office:value-type="float" office:value="0.278506271379704">
                <text:p>0.278506271379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36">
                <text:p>0.236</text:p>
              </table:table-cell>
              <table:table-cell office:value-type="float" office:value="0.23699077433399">
                <text:p>0.23699077433399</text:p>
              </table:table-cell>
              <table:table-cell office:value-type="float" office:value="0.276899554265575">
                <text:p>0.276899554265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37">
                <text:p>0.237</text:p>
              </table:table-cell>
              <table:table-cell office:value-type="float" office:value="0.235332227635534">
                <text:p>0.235332227635534</text:p>
              </table:table-cell>
              <table:table-cell office:value-type="float" office:value="0.284013164714419">
                <text:p>0.284013164714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38">
                <text:p>0.238</text:p>
              </table:table-cell>
              <table:table-cell office:value-type="float" office:value="0.23814398258526">
                <text:p>0.23814398258526</text:p>
              </table:table-cell>
              <table:table-cell office:value-type="float" office:value="0.287835596558516">
                <text:p>0.2878355965585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39">
                <text:p>0.239</text:p>
              </table:table-cell>
              <table:table-cell office:value-type="float" office:value="0.237794132891054">
                <text:p>0.237794132891054</text:p>
              </table:table-cell>
              <table:table-cell office:value-type="float" office:value="0.281110707992122">
                <text:p>0.2811107079921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0.238429045299057">
                <text:p>0.238429045299057</text:p>
              </table:table-cell>
              <table:table-cell office:value-type="float" office:value="0.287770809578107">
                <text:p>0.2877708095781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1">
                <text:p>0.241</text:p>
              </table:table-cell>
              <table:table-cell office:value-type="float" office:value="0.24322328184928">
                <text:p>0.24322328184928</text:p>
              </table:table-cell>
              <table:table-cell office:value-type="float" office:value="0.288988804809785">
                <text:p>0.2889888048097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2">
                <text:p>0.242</text:p>
              </table:table-cell>
              <table:table-cell office:value-type="float" office:value="0.241759096092049">
                <text:p>0.241759096092049</text:p>
              </table:table-cell>
              <table:table-cell office:value-type="float" office:value="0.287433917279983">
                <text:p>0.2874339172799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">
                <text:p>0.243</text:p>
              </table:table-cell>
              <table:table-cell office:value-type="float" office:value="0.243339898414015">
                <text:p>0.243339898414015</text:p>
              </table:table-cell>
              <table:table-cell office:value-type="float" office:value="0.288353892401783">
                <text:p>0.2883538924017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4">
                <text:p>0.244</text:p>
              </table:table-cell>
              <table:table-cell office:value-type="float" office:value="0.243275111433606">
                <text:p>0.243275111433606</text:p>
              </table:table-cell>
              <table:table-cell office:value-type="float" office:value="0.290245672229709">
                <text:p>0.2902456722297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5">
                <text:p>0.245</text:p>
              </table:table-cell>
              <table:table-cell office:value-type="float" office:value="0.24515393386545">
                <text:p>0.24515393386545</text:p>
              </table:table-cell>
              <table:table-cell office:value-type="float" office:value="0.292098579869389">
                <text:p>0.292098579869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6">
                <text:p>0.246</text:p>
              </table:table-cell>
              <table:table-cell office:value-type="float" office:value="0.24607390898725">
                <text:p>0.24607390898725</text:p>
              </table:table-cell>
              <table:table-cell office:value-type="float" office:value="0.292215196434125">
                <text:p>0.292215196434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7">
                <text:p>0.247</text:p>
              </table:table-cell>
              <table:table-cell office:value-type="float" office:value="0.244622680626101">
                <text:p>0.244622680626101</text:p>
              </table:table-cell>
              <table:table-cell office:value-type="float" office:value="0.294988079195605">
                <text:p>0.2949880791956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8">
                <text:p>0.248</text:p>
              </table:table-cell>
              <table:table-cell office:value-type="float" office:value="0.248963408313465">
                <text:p>0.248963408313465</text:p>
              </table:table-cell>
              <table:table-cell office:value-type="float" office:value="0.293653467399191">
                <text:p>0.2936534673991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9">
                <text:p>0.249</text:p>
              </table:table-cell>
              <table:table-cell office:value-type="float" office:value="0.250816315953146">
                <text:p>0.250816315953146</text:p>
              </table:table-cell>
              <table:table-cell office:value-type="float" office:value="0.297216751321654">
                <text:p>0.2972167513216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">
                <text:p>0.25</text:p>
              </table:table-cell>
              <table:table-cell office:value-type="float" office:value="0.248730175183995">
                <text:p>0.248730175183995</text:p>
              </table:table-cell>
              <table:table-cell office:value-type="float" office:value="0.299017829377008">
                <text:p>0.2990178293770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1">
                <text:p>0.251</text:p>
              </table:table-cell>
              <table:table-cell office:value-type="float" office:value="0.252604436612418">
                <text:p>0.252604436612418</text:p>
              </table:table-cell>
              <table:table-cell office:value-type="float" office:value="0.29526018451332">
                <text:p>0.295260184513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52">
                <text:p>0.252</text:p>
              </table:table-cell>
              <table:table-cell office:value-type="float" office:value="0.250803358557064">
                <text:p>0.250803358557064</text:p>
              </table:table-cell>
              <table:table-cell office:value-type="float" office:value="0.29618015963512">
                <text:p>0.29618015963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53">
                <text:p>0.253</text:p>
              </table:table-cell>
              <table:table-cell office:value-type="float" office:value="0.252708095781072">
                <text:p>0.252708095781072</text:p>
              </table:table-cell>
              <table:table-cell office:value-type="float" office:value="0.301272416295221">
                <text:p>0.3012724162952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54">
                <text:p>0.254</text:p>
              </table:table-cell>
              <table:table-cell office:value-type="float" office:value="0.252954286306624">
                <text:p>0.252954286306624</text:p>
              </table:table-cell>
              <table:table-cell office:value-type="float" office:value="0.301583393801182">
                <text:p>0.301583393801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55">
                <text:p>0.255</text:p>
              </table:table-cell>
              <table:table-cell office:value-type="float" office:value="0.253757644863688">
                <text:p>0.253757644863688</text:p>
              </table:table-cell>
              <table:table-cell office:value-type="float" office:value="0.302218306209184">
                <text:p>0.302218306209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56">
                <text:p>0.256</text:p>
              </table:table-cell>
              <table:table-cell office:value-type="float" office:value="0.254133409350057">
                <text:p>0.254133409350057</text:p>
              </table:table-cell>
              <table:table-cell office:value-type="float" office:value="0.302827303825023">
                <text:p>0.3028273038250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7">
                <text:p>0.257</text:p>
              </table:table-cell>
              <table:table-cell office:value-type="float" office:value="0.257282056597906">
                <text:p>0.257282056597906</text:p>
              </table:table-cell>
              <table:table-cell office:value-type="float" office:value="0.306261013786669">
                <text:p>0.30626101378666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8">
                <text:p>0.258</text:p>
              </table:table-cell>
              <table:table-cell office:value-type="float" office:value="0.25746346014305">
                <text:p>0.25746346014305</text:p>
              </table:table-cell>
              <table:table-cell office:value-type="float" office:value="0.306001865865036">
                <text:p>0.3060018658650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0.261402508551881">
                <text:p>0.261402508551881</text:p>
              </table:table-cell>
              <table:table-cell office:value-type="float" office:value="0.306105525033689">
                <text:p>0.306105525033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6">
                <text:p>0.26</text:p>
              </table:table-cell>
              <table:table-cell office:value-type="float" office:value="0.259821706229916">
                <text:p>0.259821706229916</text:p>
              </table:table-cell>
              <table:table-cell office:value-type="float" office:value="0.30895615217166">
                <text:p>0.3089561521716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61">
                <text:p>0.261</text:p>
              </table:table-cell>
              <table:table-cell office:value-type="float" office:value="0.263644138074013">
                <text:p>0.263644138074013</text:p>
              </table:table-cell>
              <table:table-cell office:value-type="float" office:value="0.302892090805432">
                <text:p>0.3028920908054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62">
                <text:p>0.262</text:p>
              </table:table-cell>
              <table:table-cell office:value-type="float" office:value="0.261402508551881">
                <text:p>0.261402508551881</text:p>
              </table:table-cell>
              <table:table-cell office:value-type="float" office:value="0.308606302477454">
                <text:p>0.3086063024774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63">
                <text:p>0.263</text:p>
              </table:table-cell>
              <table:table-cell office:value-type="float" office:value="0.264304965274178">
                <text:p>0.264304965274178</text:p>
              </table:table-cell>
              <table:table-cell office:value-type="float" office:value="0.310381465740645">
                <text:p>0.3103814657406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64">
                <text:p>0.264</text:p>
              </table:table-cell>
              <table:table-cell office:value-type="float" office:value="0.263812584223075">
                <text:p>0.263812584223075</text:p>
              </table:table-cell>
              <table:table-cell office:value-type="float" office:value="0.309176427905048">
                <text:p>0.3091764279050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65">
                <text:p>0.265</text:p>
              </table:table-cell>
              <table:table-cell office:value-type="float" office:value="0.265497045713693">
                <text:p>0.265497045713693</text:p>
              </table:table-cell>
              <table:table-cell office:value-type="float" office:value="0.312998859749145">
                <text:p>0.3129988597491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66">
                <text:p>0.266</text:p>
              </table:table-cell>
              <table:table-cell office:value-type="float" office:value="0.26554887529802">
                <text:p>0.26554887529802</text:p>
              </table:table-cell>
              <table:table-cell office:value-type="float" office:value="0.312519436094122">
                <text:p>0.3125194360941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67">
                <text:p>0.267</text:p>
              </table:table-cell>
              <table:table-cell office:value-type="float" office:value="0.269850730797139">
                <text:p>0.269850730797139</text:p>
              </table:table-cell>
              <table:table-cell office:value-type="float" office:value="0.316069762620504">
                <text:p>0.31606976262050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8">
                <text:p>0.268</text:p>
              </table:table-cell>
              <table:table-cell office:value-type="float" office:value="0.26963045506375">
                <text:p>0.26963045506375</text:p>
              </table:table-cell>
              <table:table-cell office:value-type="float" office:value="0.311690162744895">
                <text:p>0.3116901627448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69">
                <text:p>0.269</text:p>
              </table:table-cell>
              <table:table-cell office:value-type="float" office:value="0.267246294184721">
                <text:p>0.267246294184721</text:p>
              </table:table-cell>
              <table:table-cell office:value-type="float" office:value="0.319024048927128">
                <text:p>0.3190240489271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7">
                <text:p>0.27</text:p>
              </table:table-cell>
              <table:table-cell office:value-type="float" office:value="0.270083963926609">
                <text:p>0.270083963926609</text:p>
              </table:table-cell>
              <table:table-cell office:value-type="float" office:value="0.319982896237172">
                <text:p>0.3199828962371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71">
                <text:p>0.271</text:p>
              </table:table-cell>
              <table:table-cell office:value-type="float" office:value="0.270459728412978">
                <text:p>0.270459728412978</text:p>
              </table:table-cell>
              <table:table-cell office:value-type="float" office:value="0.314242769772986">
                <text:p>0.3142427697729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2">
                <text:p>0.272</text:p>
              </table:table-cell>
              <table:table-cell office:value-type="float" office:value="0.270978024256245">
                <text:p>0.270978024256245</text:p>
              </table:table-cell>
              <table:table-cell office:value-type="float" office:value="0.323312947030165">
                <text:p>0.3233129470301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73">
                <text:p>0.273</text:p>
              </table:table-cell>
              <table:table-cell office:value-type="float" office:value="0.274968902249404">
                <text:p>0.274968902249404</text:p>
              </table:table-cell>
              <table:table-cell office:value-type="float" office:value="0.317482118793407">
                <text:p>0.3174821187934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74">
                <text:p>0.274</text:p>
              </table:table-cell>
              <table:table-cell office:value-type="float" office:value="0.272377423033067">
                <text:p>0.272377423033067</text:p>
              </table:table-cell>
              <table:table-cell office:value-type="float" office:value="0.323338861822328">
                <text:p>0.3233388618223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75">
                <text:p>0.275</text:p>
              </table:table-cell>
              <table:table-cell office:value-type="float" office:value="0.278130506893335">
                <text:p>0.278130506893335</text:p>
              </table:table-cell>
              <table:table-cell office:value-type="float" office:value="0.325995128019073">
                <text:p>0.3259951280190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76">
                <text:p>0.276</text:p>
              </table:table-cell>
              <table:table-cell office:value-type="float" office:value="0.27309007981756">
                <text:p>0.27309007981756</text:p>
              </table:table-cell>
              <table:table-cell office:value-type="float" office:value="0.32450502746968">
                <text:p>0.32450502746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77">
                <text:p>0.277</text:p>
              </table:table-cell>
              <table:table-cell office:value-type="float" office:value="0.274191458484503">
                <text:p>0.274191458484503</text:p>
              </table:table-cell>
              <table:table-cell office:value-type="float" office:value="0.322950139939878">
                <text:p>0.322950139939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78">
                <text:p>0.278</text:p>
              </table:table-cell>
              <table:table-cell office:value-type="float" office:value="0.277638125842231">
                <text:p>0.277638125842231</text:p>
              </table:table-cell>
              <table:table-cell office:value-type="float" office:value="0.322626205037836">
                <text:p>0.3226262050378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9">
                <text:p>0.279</text:p>
              </table:table-cell>
              <table:table-cell office:value-type="float" office:value="0.277145744791127">
                <text:p>0.277145744791127</text:p>
              </table:table-cell>
              <table:table-cell office:value-type="float" office:value="0.322392971908365">
                <text:p>0.3223929719083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8">
                <text:p>0.28</text:p>
              </table:table-cell>
              <table:table-cell office:value-type="float" office:value="0.279568777858402">
                <text:p>0.279568777858402</text:p>
              </table:table-cell>
              <table:table-cell office:value-type="float" office:value="0.322457758888774">
                <text:p>0.3224577588887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81">
                <text:p>0.281</text:p>
              </table:table-cell>
              <table:table-cell office:value-type="float" office:value="0.280851560070488">
                <text:p>0.280851560070488</text:p>
              </table:table-cell>
              <table:table-cell office:value-type="float" office:value="0.333639991707266">
                <text:p>0.333639991707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82">
                <text:p>0.282</text:p>
              </table:table-cell>
              <table:table-cell office:value-type="float" office:value="0.279465118689748">
                <text:p>0.279465118689748</text:p>
              </table:table-cell>
              <table:table-cell office:value-type="float" office:value="0.330374727894682">
                <text:p>0.3303747278946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83">
                <text:p>0.283</text:p>
              </table:table-cell>
              <table:table-cell office:value-type="float" office:value="0.284738778894993">
                <text:p>0.284738778894993</text:p>
              </table:table-cell>
              <table:table-cell office:value-type="float" office:value="0.328625479423655">
                <text:p>0.32862547942365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84">
                <text:p>0.284</text:p>
              </table:table-cell>
              <table:table-cell office:value-type="float" office:value="0.285088628589199">
                <text:p>0.285088628589199</text:p>
              </table:table-cell>
              <table:table-cell office:value-type="float" office:value="0.329986006012232">
                <text:p>0.3299860060122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85">
                <text:p>0.285</text:p>
              </table:table-cell>
              <table:table-cell office:value-type="float" office:value="0.286241836840469">
                <text:p>0.286241836840469</text:p>
              </table:table-cell>
              <table:table-cell office:value-type="float" office:value="0.332979164507101">
                <text:p>0.3329791645071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86">
                <text:p>0.286</text:p>
              </table:table-cell>
              <table:table-cell office:value-type="float" office:value="0.286539856950347">
                <text:p>0.286539856950347</text:p>
              </table:table-cell>
              <table:table-cell office:value-type="float" office:value="0.332318337306935">
                <text:p>0.3323183373069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7">
                <text:p>0.287</text:p>
              </table:table-cell>
              <table:table-cell office:value-type="float" office:value="0.286747175287654">
                <text:p>0.286747175287654</text:p>
              </table:table-cell>
              <table:table-cell office:value-type="float" office:value="0.336231470923603">
                <text:p>0.3362314709236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8">
                <text:p>0.288</text:p>
              </table:table-cell>
              <table:table-cell office:value-type="float" office:value="0.287706022597699">
                <text:p>0.287706022597699</text:p>
              </table:table-cell>
              <table:table-cell office:value-type="float" office:value="0.334261946719187">
                <text:p>0.3342619467191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89">
                <text:p>0.289</text:p>
              </table:table-cell>
              <table:table-cell office:value-type="float" office:value="0.288457551570436">
                <text:p>0.288457551570436</text:p>
              </table:table-cell>
              <table:table-cell office:value-type="float" office:value="0.337553125323935">
                <text:p>0.3375531253239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9">
                <text:p>0.29</text:p>
              </table:table-cell>
              <table:table-cell office:value-type="float" office:value="0.291385923084897">
                <text:p>0.291385923084897</text:p>
              </table:table-cell>
              <table:table-cell office:value-type="float" office:value="0.33667202239038">
                <text:p>0.336672022390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91">
                <text:p>0.291</text:p>
              </table:table-cell>
              <table:table-cell office:value-type="float" office:value="0.290841712449466">
                <text:p>0.290841712449466</text:p>
              </table:table-cell>
              <table:table-cell office:value-type="float" office:value="0.338149165543692">
                <text:p>0.3381491655436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92">
                <text:p>0.292</text:p>
              </table:table-cell>
              <table:table-cell office:value-type="float" office:value="0.290660308904323">
                <text:p>0.290660308904323</text:p>
              </table:table-cell>
              <table:table-cell office:value-type="float" office:value="0.342632424587955">
                <text:p>0.342632424587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93">
                <text:p>0.293</text:p>
              </table:table-cell>
              <table:table-cell office:value-type="float" office:value="0.294275422411112">
                <text:p>0.294275422411112</text:p>
              </table:table-cell>
              <table:table-cell office:value-type="float" office:value="0.34151808852493">
                <text:p>0.341518088524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94">
                <text:p>0.294</text:p>
              </table:table-cell>
              <table:table-cell office:value-type="float" office:value="0.292513216544003">
                <text:p>0.292513216544003</text:p>
              </table:table-cell>
              <table:table-cell office:value-type="float" office:value="0.339885456618638">
                <text:p>0.339885456618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95">
                <text:p>0.295</text:p>
              </table:table-cell>
              <table:table-cell office:value-type="float" office:value="0.293964444905152">
                <text:p>0.293964444905152</text:p>
              </table:table-cell>
              <table:table-cell office:value-type="float" office:value="0.341608790297502">
                <text:p>0.341608790297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96">
                <text:p>0.296</text:p>
              </table:table-cell>
              <table:table-cell office:value-type="float" office:value="0.297916450710065">
                <text:p>0.297916450710065</text:p>
              </table:table-cell>
              <table:table-cell office:value-type="float" office:value="0.345431222141598">
                <text:p>0.3454312221415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97">
                <text:p>0.297</text:p>
              </table:table-cell>
              <table:table-cell office:value-type="float" office:value="0.299328806882969">
                <text:p>0.299328806882969</text:p>
              </table:table-cell>
              <table:table-cell office:value-type="float" office:value="0.343500570125428">
                <text:p>0.3435005701254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98">
                <text:p>0.298</text:p>
              </table:table-cell>
              <table:table-cell office:value-type="float" office:value="0.299574997408521">
                <text:p>0.299574997408521</text:p>
              </table:table-cell>
              <table:table-cell office:value-type="float" office:value="0.345768114439722">
                <text:p>0.3457681144397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99">
                <text:p>0.299</text:p>
              </table:table-cell>
              <table:table-cell office:value-type="float" office:value="0.300313568985177">
                <text:p>0.300313568985177</text:p>
              </table:table-cell>
              <table:table-cell office:value-type="float" office:value="0.345483051725925">
                <text:p>0.3454830517259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2980330672748">
                <text:p>0.2980330672748</text:p>
              </table:table-cell>
              <table:table-cell office:value-type="float" office:value="0.347232300196952">
                <text:p>0.3472323001969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1">
                <text:p>0.301</text:p>
              </table:table-cell>
              <table:table-cell office:value-type="float" office:value="0.303708406758578">
                <text:p>0.303708406758578</text:p>
              </table:table-cell>
              <table:table-cell office:value-type="float" office:value="0.345910645796621">
                <text:p>0.3459106457966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2">
                <text:p>0.302</text:p>
              </table:table-cell>
              <table:table-cell office:value-type="float" office:value="0.299639784388929">
                <text:p>0.299639784388929</text:p>
              </table:table-cell>
              <table:table-cell office:value-type="float" office:value="0.34813931792267">
                <text:p>0.348139317922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3">
                <text:p>0.303</text:p>
              </table:table-cell>
              <table:table-cell office:value-type="float" office:value="0.298629107494558">
                <text:p>0.298629107494558</text:p>
              </table:table-cell>
              <table:table-cell office:value-type="float" office:value="0.345910645796621">
                <text:p>0.3459106457966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4">
                <text:p>0.304</text:p>
              </table:table-cell>
              <table:table-cell office:value-type="float" office:value="0.307232818492796">
                <text:p>0.307232818492796</text:p>
              </table:table-cell>
              <table:table-cell office:value-type="float" office:value="0.349733077640717">
                <text:p>0.3497330776407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5">
                <text:p>0.305</text:p>
              </table:table-cell>
              <table:table-cell office:value-type="float" office:value="0.303319684876127">
                <text:p>0.303319684876127</text:p>
              </table:table-cell>
              <table:table-cell office:value-type="float" office:value="0.347037939255727">
                <text:p>0.3470379392557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6">
                <text:p>0.306</text:p>
              </table:table-cell>
              <table:table-cell office:value-type="float" office:value="0.309331916658028">
                <text:p>0.309331916658028</text:p>
              </table:table-cell>
              <table:table-cell office:value-type="float" office:value="0.352415258629626">
                <text:p>0.3524152586296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7">
                <text:p>0.307</text:p>
              </table:table-cell>
              <table:table-cell office:value-type="float" office:value="0.309435575826682">
                <text:p>0.309435575826682</text:p>
              </table:table-cell>
              <table:table-cell office:value-type="float" office:value="0.350121799523168">
                <text:p>0.3501217995231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8">
                <text:p>0.308</text:p>
              </table:table-cell>
              <table:table-cell office:value-type="float" office:value="0.308204623198922">
                <text:p>0.308204623198922</text:p>
              </table:table-cell>
              <table:table-cell office:value-type="float" office:value="0.354112677516326">
                <text:p>0.3541126775163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9">
                <text:p>0.309</text:p>
              </table:table-cell>
              <table:table-cell office:value-type="float" office:value="0.309228257489375">
                <text:p>0.309228257489375</text:p>
              </table:table-cell>
              <table:table-cell office:value-type="float" office:value="0.35152119829999">
                <text:p>0.35152119829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">
                <text:p>0.31</text:p>
              </table:table-cell>
              <table:table-cell office:value-type="float" office:value="0.30811392142635">
                <text:p>0.30811392142635</text:p>
              </table:table-cell>
              <table:table-cell office:value-type="float" office:value="0.355019695242044">
                <text:p>0.3550196952420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11">
                <text:p>0.311</text:p>
              </table:table-cell>
              <table:table-cell office:value-type="float" office:value="0.310705400642687">
                <text:p>0.310705400642687</text:p>
              </table:table-cell>
              <table:table-cell office:value-type="float" office:value="0.355356587540168">
                <text:p>0.3553565875401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12">
                <text:p>0.312</text:p>
              </table:table-cell>
              <table:table-cell office:value-type="float" office:value="0.313283922462942">
                <text:p>0.313283922462942</text:p>
              </table:table-cell>
              <table:table-cell office:value-type="float" office:value="0.359826889188349">
                <text:p>0.3598268891883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13">
                <text:p>0.313</text:p>
              </table:table-cell>
              <table:table-cell office:value-type="float" office:value="0.311262568674199">
                <text:p>0.311262568674199</text:p>
              </table:table-cell>
              <table:table-cell office:value-type="float" office:value="0.355848968591272">
                <text:p>0.355848968591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14">
                <text:p>0.314</text:p>
              </table:table-cell>
              <table:table-cell office:value-type="float" office:value="0.312752669223593">
                <text:p>0.312752669223593</text:p>
              </table:table-cell>
              <table:table-cell office:value-type="float" office:value="0.355512076293148">
                <text:p>0.3555120762931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15">
                <text:p>0.315</text:p>
              </table:table-cell>
              <table:table-cell office:value-type="float" office:value="0.314488960298538">
                <text:p>0.314488960298538</text:p>
              </table:table-cell>
              <table:table-cell office:value-type="float" office:value="0.358945786254794">
                <text:p>0.3589457862547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16">
                <text:p>0.316</text:p>
              </table:table-cell>
              <table:table-cell office:value-type="float" office:value="0.315085000518296">
                <text:p>0.315085000518296</text:p>
              </table:table-cell>
              <table:table-cell office:value-type="float" office:value="0.358349746035037">
                <text:p>0.3583497460350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17">
                <text:p>0.317</text:p>
              </table:table-cell>
              <table:table-cell office:value-type="float" office:value="0.318531667876024">
                <text:p>0.318531667876024</text:p>
              </table:table-cell>
              <table:table-cell office:value-type="float" office:value="0.361925987353581">
                <text:p>0.361925987353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18">
                <text:p>0.318</text:p>
              </table:table-cell>
              <table:table-cell office:value-type="float" office:value="0.319529387374313">
                <text:p>0.319529387374313</text:p>
              </table:table-cell>
              <table:table-cell office:value-type="float" office:value="0.363662278428527">
                <text:p>0.363662278428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19">
                <text:p>0.319</text:p>
              </table:table-cell>
              <table:table-cell office:value-type="float" office:value="0.319529387374313">
                <text:p>0.319529387374313</text:p>
              </table:table-cell>
              <table:table-cell office:value-type="float" office:value="0.367108945786255">
                <text:p>0.3671089457862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2">
                <text:p>0.32</text:p>
              </table:table-cell>
              <table:table-cell office:value-type="float" office:value="0.320695553021665">
                <text:p>0.320695553021665</text:p>
              </table:table-cell>
              <table:table-cell office:value-type="float" office:value="0.3636104488442">
                <text:p>0.36361044884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1">
                <text:p>0.321</text:p>
              </table:table-cell>
              <table:table-cell office:value-type="float" office:value="0.321524826370893">
                <text:p>0.321524826370893</text:p>
              </table:table-cell>
              <table:table-cell office:value-type="float" office:value="0.363182854773505">
                <text:p>0.3631828547735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22">
                <text:p>0.322</text:p>
              </table:table-cell>
              <table:table-cell office:value-type="float" office:value="0.321162019280605">
                <text:p>0.321162019280605</text:p>
              </table:table-cell>
              <table:table-cell office:value-type="float" office:value="0.365268995542656">
                <text:p>0.3652689955426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23">
                <text:p>0.323</text:p>
              </table:table-cell>
              <table:table-cell office:value-type="float" office:value="0.327018762309526">
                <text:p>0.327018762309526</text:p>
              </table:table-cell>
              <table:table-cell office:value-type="float" office:value="0.36484140147196">
                <text:p>0.36484140147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4">
                <text:p>0.324</text:p>
              </table:table-cell>
              <table:table-cell office:value-type="float" office:value="0.322846480771224">
                <text:p>0.322846480771224</text:p>
              </table:table-cell>
              <table:table-cell office:value-type="float" office:value="0.366435161190007">
                <text:p>0.3664351611900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25">
                <text:p>0.325</text:p>
              </table:table-cell>
              <table:table-cell office:value-type="float" office:value="0.325943298434747">
                <text:p>0.325943298434747</text:p>
              </table:table-cell>
              <table:table-cell office:value-type="float" office:value="0.365126464185757">
                <text:p>0.3651264641857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26">
                <text:p>0.326</text:p>
              </table:table-cell>
              <table:table-cell office:value-type="float" office:value="0.327213123250751">
                <text:p>0.327213123250751</text:p>
              </table:table-cell>
              <table:table-cell office:value-type="float" office:value="0.365333782523064">
                <text:p>0.3653337825230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7">
                <text:p>0.327</text:p>
              </table:table-cell>
              <table:table-cell office:value-type="float" office:value="0.327951694827407">
                <text:p>0.327951694827407</text:p>
              </table:table-cell>
              <table:table-cell office:value-type="float" office:value="0.367808645174666">
                <text:p>0.3678086451746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28">
                <text:p>0.328</text:p>
              </table:table-cell>
              <table:table-cell office:value-type="float" office:value="0.328936456929615">
                <text:p>0.328936456929615</text:p>
              </table:table-cell>
              <table:table-cell office:value-type="float" office:value="0.37130714211672">
                <text:p>0.371307142116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29">
                <text:p>0.329</text:p>
              </table:table-cell>
              <table:table-cell office:value-type="float" office:value="0.326694827407484">
                <text:p>0.326694827407484</text:p>
              </table:table-cell>
              <table:table-cell office:value-type="float" office:value="0.371631077018762">
                <text:p>0.3716310770187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3">
                <text:p>0.33</text:p>
              </table:table-cell>
              <table:table-cell office:value-type="float" office:value="0.330672748004561">
                <text:p>0.330672748004561</text:p>
              </table:table-cell>
              <table:table-cell office:value-type="float" office:value="0.369117342178916">
                <text:p>0.3691173421789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31">
                <text:p>0.331</text:p>
              </table:table-cell>
              <table:table-cell office:value-type="float" office:value="0.33097076811444">
                <text:p>0.33097076811444</text:p>
              </table:table-cell>
              <table:table-cell office:value-type="float" office:value="0.37261583912097">
                <text:p>0.372615839120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32">
                <text:p>0.332</text:p>
              </table:table-cell>
              <table:table-cell office:value-type="float" office:value="0.33143723437338">
                <text:p>0.33143723437338</text:p>
              </table:table-cell>
              <table:table-cell office:value-type="float" office:value="0.373237794132891">
                <text:p>0.3732377941328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33">
                <text:p>0.333</text:p>
              </table:table-cell>
              <table:table-cell office:value-type="float" office:value="0.335622473307764">
                <text:p>0.335622473307764</text:p>
              </table:table-cell>
              <table:table-cell office:value-type="float" office:value="0.375272105317715">
                <text:p>0.3752721053177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34">
                <text:p>0.334</text:p>
              </table:table-cell>
              <table:table-cell office:value-type="float" office:value="0.334547009432984">
                <text:p>0.334547009432984</text:p>
              </table:table-cell>
              <table:table-cell office:value-type="float" office:value="0.37384679174873">
                <text:p>0.373846791748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35">
                <text:p>0.335</text:p>
              </table:table-cell>
              <table:table-cell office:value-type="float" office:value="0.334857986938945">
                <text:p>0.334857986938945</text:p>
              </table:table-cell>
              <table:table-cell office:value-type="float" office:value="0.377125012957396">
                <text:p>0.3771250129573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6">
                <text:p>0.336</text:p>
              </table:table-cell>
              <table:table-cell office:value-type="float" office:value="0.337488338343526">
                <text:p>0.337488338343526</text:p>
              </table:table-cell>
              <table:table-cell office:value-type="float" office:value="0.376049549082616">
                <text:p>0.3760495490826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">
                <text:p>0.337</text:p>
              </table:table-cell>
              <table:table-cell office:value-type="float" office:value="0.336063024774541">
                <text:p>0.336063024774541</text:p>
              </table:table-cell>
              <table:table-cell office:value-type="float" office:value="0.378498496942054">
                <text:p>0.3784984969420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38">
                <text:p>0.338</text:p>
              </table:table-cell>
              <table:table-cell office:value-type="float" office:value="0.337293977402301">
                <text:p>0.337293977402301</text:p>
              </table:table-cell>
              <table:table-cell office:value-type="float" office:value="0.38000155488753">
                <text:p>0.380001554887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39">
                <text:p>0.339</text:p>
              </table:table-cell>
              <table:table-cell office:value-type="float" office:value="0.340611070799212">
                <text:p>0.340611070799212</text:p>
              </table:table-cell>
              <table:table-cell office:value-type="float" office:value="0.382502332331295">
                <text:p>0.3825023323312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4">
                <text:p>0.34</text:p>
              </table:table-cell>
              <table:table-cell office:value-type="float" office:value="0.34290452990567">
                <text:p>0.34290452990567</text:p>
              </table:table-cell>
              <table:table-cell office:value-type="float" office:value="0.380778998652431">
                <text:p>0.3807789986524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41">
                <text:p>0.341</text:p>
              </table:table-cell>
              <table:table-cell office:value-type="float" office:value="0.340222348916762">
                <text:p>0.340222348916762</text:p>
              </table:table-cell>
              <table:table-cell office:value-type="float" office:value="0.378291178604748">
                <text:p>0.3782911786047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42">
                <text:p>0.342</text:p>
              </table:table-cell>
              <table:table-cell office:value-type="float" office:value="0.343098890846895">
                <text:p>0.343098890846895</text:p>
              </table:table-cell>
              <table:table-cell office:value-type="float" office:value="0.38039027676998">
                <text:p>0.380390276769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43">
                <text:p>0.343</text:p>
              </table:table-cell>
              <table:table-cell office:value-type="float" office:value="0.340196434124598">
                <text:p>0.340196434124598</text:p>
              </table:table-cell>
              <table:table-cell office:value-type="float" office:value="0.378446667357728">
                <text:p>0.3784466673577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44">
                <text:p>0.344</text:p>
              </table:table-cell>
              <table:table-cell office:value-type="float" office:value="0.343085933450814">
                <text:p>0.343085933450814</text:p>
              </table:table-cell>
              <table:table-cell office:value-type="float" office:value="0.383836944127708">
                <text:p>0.3838369441277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45">
                <text:p>0.345</text:p>
              </table:table-cell>
              <table:table-cell office:value-type="float" office:value="0.347996786565772">
                <text:p>0.347996786565772</text:p>
              </table:table-cell>
              <table:table-cell office:value-type="float" office:value="0.384769876645589">
                <text:p>0.3847698766455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46">
                <text:p>0.346</text:p>
              </table:table-cell>
              <table:table-cell office:value-type="float" office:value="0.343915206800041">
                <text:p>0.343915206800041</text:p>
              </table:table-cell>
              <table:table-cell office:value-type="float" office:value="0.385897170104696">
                <text:p>0.38589717010469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47">
                <text:p>0.347</text:p>
              </table:table-cell>
              <table:table-cell office:value-type="float" office:value="0.347465533326423">
                <text:p>0.347465533326423</text:p>
              </table:table-cell>
              <table:table-cell office:value-type="float" office:value="0.385067896755468">
                <text:p>0.3850678967554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48">
                <text:p>0.348</text:p>
              </table:table-cell>
              <table:table-cell office:value-type="float" office:value="0.349253653985695">
                <text:p>0.349253653985695</text:p>
              </table:table-cell>
              <table:table-cell office:value-type="float" office:value="0.385041981963305">
                <text:p>0.3850419819633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49">
                <text:p>0.349</text:p>
              </table:table-cell>
              <table:table-cell office:value-type="float" office:value="0.353361148543589">
                <text:p>0.353361148543589</text:p>
              </table:table-cell>
              <table:table-cell office:value-type="float" office:value="0.386156318026329">
                <text:p>0.3861563180263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">
                <text:p>0.35</text:p>
              </table:table-cell>
              <table:table-cell office:value-type="float" office:value="0.351378666943091">
                <text:p>0.351378666943091</text:p>
              </table:table-cell>
              <table:table-cell office:value-type="float" office:value="0.387166994920701">
                <text:p>0.3871669949207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1">
                <text:p>0.351</text:p>
              </table:table-cell>
              <table:table-cell office:value-type="float" office:value="0.354125634912408">
                <text:p>0.354125634912408</text:p>
              </table:table-cell>
              <table:table-cell office:value-type="float" office:value="0.390484088317612">
                <text:p>0.3904840883176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52">
                <text:p>0.352</text:p>
              </table:table-cell>
              <table:table-cell office:value-type="float" office:value="0.350821498911579">
                <text:p>0.350821498911579</text:p>
              </table:table-cell>
              <table:table-cell office:value-type="float" office:value="0.393438374624235">
                <text:p>0.3934383746242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53">
                <text:p>0.353</text:p>
              </table:table-cell>
              <table:table-cell office:value-type="float" office:value="0.354268166269306">
                <text:p>0.354268166269306</text:p>
              </table:table-cell>
              <table:table-cell office:value-type="float" office:value="0.391002384160879">
                <text:p>0.3910023841608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54">
                <text:p>0.354</text:p>
              </table:table-cell>
              <table:table-cell office:value-type="float" office:value="0.35552503368923">
                <text:p>0.35552503368923</text:p>
              </table:table-cell>
              <table:table-cell office:value-type="float" office:value="0.390691406654919">
                <text:p>0.3906914066549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55">
                <text:p>0.355</text:p>
              </table:table-cell>
              <table:table-cell office:value-type="float" office:value="0.35429408106147">
                <text:p>0.35429408106147</text:p>
              </table:table-cell>
              <table:table-cell office:value-type="float" office:value="0.390665491862755">
                <text:p>0.3906654918627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56">
                <text:p>0.356</text:p>
              </table:table-cell>
              <table:table-cell office:value-type="float" office:value="0.353490722504405">
                <text:p>0.353490722504405</text:p>
              </table:table-cell>
              <table:table-cell office:value-type="float" office:value="0.392492484710273">
                <text:p>0.3924924847102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57">
                <text:p>0.357</text:p>
              </table:table-cell>
              <table:table-cell office:value-type="float" office:value="0.358336788638955">
                <text:p>0.358336788638955</text:p>
              </table:table-cell>
              <table:table-cell office:value-type="float" office:value="0.395122836114854">
                <text:p>0.39512283611485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58">
                <text:p>0.358</text:p>
              </table:table-cell>
              <table:table-cell office:value-type="float" office:value="0.358349746035037">
                <text:p>0.358349746035037</text:p>
              </table:table-cell>
              <table:table-cell office:value-type="float" office:value="0.394760029024567">
                <text:p>0.3947600290245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59">
                <text:p>0.359</text:p>
              </table:table-cell>
              <table:table-cell office:value-type="float" office:value="0.360409972012024">
                <text:p>0.360409972012024</text:p>
              </table:table-cell>
              <table:table-cell office:value-type="float" office:value="0.393554991188971">
                <text:p>0.3935549911889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6">
                <text:p>0.36</text:p>
              </table:table-cell>
              <table:table-cell office:value-type="float" office:value="0.358582979164507">
                <text:p>0.358582979164507</text:p>
              </table:table-cell>
              <table:table-cell office:value-type="float" office:value="0.394293562765627">
                <text:p>0.3942935627656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61">
                <text:p>0.361</text:p>
              </table:table-cell>
              <table:table-cell office:value-type="float" office:value="0.360371099823779">
                <text:p>0.360371099823779</text:p>
              </table:table-cell>
              <table:table-cell office:value-type="float" office:value="0.394747071628486">
                <text:p>0.3947470716284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62">
                <text:p>0.362</text:p>
              </table:table-cell>
              <table:table-cell office:value-type="float" office:value="0.361589095055458">
                <text:p>0.361589095055458</text:p>
              </table:table-cell>
              <table:table-cell office:value-type="float" office:value="0.39531719705608">
                <text:p>0.395317197056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63">
                <text:p>0.363</text:p>
              </table:table-cell>
              <table:table-cell office:value-type="float" office:value="0.36230175183995">
                <text:p>0.36230175183995</text:p>
              </table:table-cell>
              <table:table-cell office:value-type="float" office:value="0.396522234891676">
                <text:p>0.3965222348916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64">
                <text:p>0.364</text:p>
              </table:table-cell>
              <table:table-cell office:value-type="float" office:value="0.364284233440448">
                <text:p>0.364284233440448</text:p>
              </table:table-cell>
              <table:table-cell office:value-type="float" office:value="0.397999378044988">
                <text:p>0.3979993780449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65">
                <text:p>0.365</text:p>
              </table:table-cell>
              <table:table-cell office:value-type="float" office:value="0.364025085518814">
                <text:p>0.364025085518814</text:p>
              </table:table-cell>
              <table:table-cell office:value-type="float" office:value="0.399657924743444">
                <text:p>0.3996579247434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66">
                <text:p>0.366</text:p>
              </table:table-cell>
              <table:table-cell office:value-type="float" office:value="0.364336063024775">
                <text:p>0.364336063024775</text:p>
              </table:table-cell>
              <table:table-cell office:value-type="float" office:value="0.398426972115684">
                <text:p>0.3984269721156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67">
                <text:p>0.367</text:p>
              </table:table-cell>
              <table:table-cell office:value-type="float" office:value="0.371592204830517">
                <text:p>0.371592204830517</text:p>
              </table:table-cell>
              <table:table-cell office:value-type="float" office:value="0.404465118689748">
                <text:p>0.4044651186897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68">
                <text:p>0.368</text:p>
              </table:table-cell>
              <table:table-cell office:value-type="float" office:value="0.369195086555406">
                <text:p>0.369195086555406</text:p>
              </table:table-cell>
              <table:table-cell office:value-type="float" office:value="0.40309163470509">
                <text:p>0.403091634705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69">
                <text:p>0.369</text:p>
              </table:table-cell>
              <table:table-cell office:value-type="float" office:value="0.369907743339898">
                <text:p>0.369907743339898</text:p>
              </table:table-cell>
              <table:table-cell office:value-type="float" office:value="0.40594226184306">
                <text:p>0.405942261843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7">
                <text:p>0.37</text:p>
              </table:table-cell>
              <table:table-cell office:value-type="float" office:value="0.37115165336374">
                <text:p>0.37115165336374</text:p>
              </table:table-cell>
              <table:table-cell office:value-type="float" office:value="0.404413289105421">
                <text:p>0.4044132891054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71">
                <text:p>0.371</text:p>
              </table:table-cell>
              <table:table-cell office:value-type="float" office:value="0.369778169379082">
                <text:p>0.369778169379082</text:p>
              </table:table-cell>
              <table:table-cell office:value-type="float" office:value="0.403065719912926">
                <text:p>0.4030657199129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72">
                <text:p>0.372</text:p>
              </table:table-cell>
              <table:table-cell office:value-type="float" office:value="0.37722867212605">
                <text:p>0.37722867212605</text:p>
              </table:table-cell>
              <table:table-cell office:value-type="float" office:value="0.406395770705919">
                <text:p>0.40639577070591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73">
                <text:p>0.373</text:p>
              </table:table-cell>
              <table:table-cell office:value-type="float" office:value="0.373134134964238">
                <text:p>0.373134134964238</text:p>
              </table:table-cell>
              <table:table-cell office:value-type="float" office:value="0.406551259458899">
                <text:p>0.4065512594588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74">
                <text:p>0.374</text:p>
              </table:table-cell>
              <table:table-cell office:value-type="float" office:value="0.373665388203587">
                <text:p>0.373665388203587</text:p>
              </table:table-cell>
              <table:table-cell office:value-type="float" office:value="0.406927023945268">
                <text:p>0.4069270239452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75">
                <text:p>0.375</text:p>
              </table:table-cell>
              <table:table-cell office:value-type="float" office:value="0.377215714729968">
                <text:p>0.377215714729968</text:p>
              </table:table-cell>
              <table:table-cell office:value-type="float" office:value="0.406149580180367">
                <text:p>0.4061495801803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76">
                <text:p>0.376</text:p>
              </table:table-cell>
              <table:table-cell office:value-type="float" office:value="0.375466466258941">
                <text:p>0.375466466258941</text:p>
              </table:table-cell>
              <table:table-cell office:value-type="float" office:value="0.406512387270654">
                <text:p>0.4065123872706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77">
                <text:p>0.377</text:p>
              </table:table-cell>
              <table:table-cell office:value-type="float" office:value="0.376217995231678">
                <text:p>0.376217995231678</text:p>
              </table:table-cell>
              <table:table-cell office:value-type="float" office:value="0.409207525655644">
                <text:p>0.4092075256556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">
                <text:p>0.378</text:p>
              </table:table-cell>
              <table:table-cell office:value-type="float" office:value="0.378809474448015">
                <text:p>0.378809474448015</text:p>
              </table:table-cell>
              <table:table-cell office:value-type="float" office:value="0.410749455789365">
                <text:p>0.41074945578936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79">
                <text:p>0.379</text:p>
              </table:table-cell>
              <table:table-cell office:value-type="float" office:value="0.380740126464186">
                <text:p>0.380740126464186</text:p>
              </table:table-cell>
              <table:table-cell office:value-type="float" office:value="0.41125479423655">
                <text:p>0.41125479423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8">
                <text:p>0.38</text:p>
              </table:table-cell>
              <table:table-cell office:value-type="float" office:value="0.380260702809163">
                <text:p>0.380260702809163</text:p>
              </table:table-cell>
              <table:table-cell office:value-type="float" office:value="0.411786047475899">
                <text:p>0.41178604747589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81">
                <text:p>0.381</text:p>
              </table:table-cell>
              <table:table-cell office:value-type="float" office:value="0.382320928786151">
                <text:p>0.382320928786151</text:p>
              </table:table-cell>
              <table:table-cell office:value-type="float" office:value="0.413807401264642">
                <text:p>0.413807401264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82">
                <text:p>0.382</text:p>
              </table:table-cell>
              <table:table-cell office:value-type="float" office:value="0.381012231781901">
                <text:p>0.381012231781901</text:p>
              </table:table-cell>
              <table:table-cell office:value-type="float" office:value="0.413004042707578">
                <text:p>0.4130040427075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83">
                <text:p>0.383</text:p>
              </table:table-cell>
              <table:table-cell office:value-type="float" office:value="0.384834663625998">
                <text:p>0.384834663625998</text:p>
              </table:table-cell>
              <table:table-cell office:value-type="float" office:value="0.411863791852389">
                <text:p>0.4118637918523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4">
                <text:p>0.384</text:p>
              </table:table-cell>
              <table:table-cell office:value-type="float" office:value="0.383720327562973">
                <text:p>0.383720327562973</text:p>
              </table:table-cell>
              <table:table-cell office:value-type="float" office:value="0.413548253343008">
                <text:p>0.4135482533430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85">
                <text:p>0.385</text:p>
              </table:table-cell>
              <table:table-cell office:value-type="float" office:value="0.38500310977506">
                <text:p>0.38500310977506</text:p>
              </table:table-cell>
              <table:table-cell office:value-type="float" office:value="0.41471441899036">
                <text:p>0.41471441899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86">
                <text:p>0.386</text:p>
              </table:table-cell>
              <table:table-cell office:value-type="float" office:value="0.386143360630248">
                <text:p>0.386143360630248</text:p>
              </table:table-cell>
              <table:table-cell office:value-type="float" office:value="0.4177982792578">
                <text:p>0.417798279257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87">
                <text:p>0.387</text:p>
              </table:table-cell>
              <table:table-cell office:value-type="float" office:value="0.387257696693272">
                <text:p>0.387257696693272</text:p>
              </table:table-cell>
              <table:table-cell office:value-type="float" office:value="0.418096299367679">
                <text:p>0.41809629936767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88">
                <text:p>0.388</text:p>
              </table:table-cell>
              <table:table-cell office:value-type="float" office:value="0.390808023219654">
                <text:p>0.390808023219654</text:p>
              </table:table-cell>
              <table:table-cell office:value-type="float" office:value="0.420933969109568">
                <text:p>0.4209339691095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89">
                <text:p>0.389</text:p>
              </table:table-cell>
              <table:table-cell office:value-type="float" office:value="0.391119000725614">
                <text:p>0.391119000725614</text:p>
              </table:table-cell>
              <table:table-cell office:value-type="float" office:value="0.417357727791023">
                <text:p>0.4173577277910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9">
                <text:p>0.39</text:p>
              </table:table-cell>
              <table:table-cell office:value-type="float" office:value="0.387179952316782">
                <text:p>0.387179952316782</text:p>
              </table:table-cell>
              <table:table-cell office:value-type="float" office:value="0.41848502125013">
                <text:p>0.418485021250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91">
                <text:p>0.391</text:p>
              </table:table-cell>
              <table:table-cell office:value-type="float" office:value="0.392609101275008">
                <text:p>0.392609101275008</text:p>
              </table:table-cell>
              <table:table-cell office:value-type="float" office:value="0.4213356483881">
                <text:p>0.42133564838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92">
                <text:p>0.392</text:p>
              </table:table-cell>
              <table:table-cell office:value-type="float" office:value="0.393878926091013">
                <text:p>0.393878926091013</text:p>
              </table:table-cell>
              <table:table-cell office:value-type="float" office:value="0.418821913548253">
                <text:p>0.4188219135482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3">
                <text:p>0.393</text:p>
              </table:table-cell>
              <table:table-cell office:value-type="float" office:value="0.394798901212812">
                <text:p>0.394798901212812</text:p>
              </table:table-cell>
              <table:table-cell office:value-type="float" office:value="0.41979371825438">
                <text:p>0.41979371825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4">
                <text:p>0.394</text:p>
              </table:table-cell>
              <table:table-cell office:value-type="float" office:value="0.392907121384886">
                <text:p>0.392907121384886</text:p>
              </table:table-cell>
              <table:table-cell office:value-type="float" office:value="0.424873017518399">
                <text:p>0.42487301751839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5">
                <text:p>0.395</text:p>
              </table:table-cell>
              <table:table-cell office:value-type="float" office:value="0.396574064476003">
                <text:p>0.396574064476003</text:p>
              </table:table-cell>
              <table:table-cell office:value-type="float" office:value="0.422035347776511">
                <text:p>0.4220353477765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6">
                <text:p>0.396</text:p>
              </table:table-cell>
              <table:table-cell office:value-type="float" office:value="0.394462008914688">
                <text:p>0.394462008914688</text:p>
              </table:table-cell>
              <table:table-cell office:value-type="float" office:value="0.424600912200684">
                <text:p>0.4246009122006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7">
                <text:p>0.397</text:p>
              </table:table-cell>
              <table:table-cell office:value-type="float" office:value="0.393956670467503">
                <text:p>0.393956670467503</text:p>
              </table:table-cell>
              <table:table-cell office:value-type="float" office:value="0.426324245879548">
                <text:p>0.4263242458795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8">
                <text:p>0.398</text:p>
              </table:table-cell>
              <table:table-cell office:value-type="float" office:value="0.399683839535607">
                <text:p>0.399683839535607</text:p>
              </table:table-cell>
              <table:table-cell office:value-type="float" office:value="0.423810511039701">
                <text:p>0.4238105110397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9">
                <text:p>0.399</text:p>
              </table:table-cell>
              <table:table-cell office:value-type="float" office:value="0.40086296257904">
                <text:p>0.40086296257904</text:p>
              </table:table-cell>
              <table:table-cell office:value-type="float" office:value="0.42387529802011">
                <text:p>0.423875298020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">
                <text:p>0.4</text:p>
              </table:table-cell>
              <table:table-cell office:value-type="float" office:value="0.396418575723023">
                <text:p>0.396418575723023</text:p>
              </table:table-cell>
              <table:table-cell office:value-type="float" office:value="0.427581113299471">
                <text:p>0.4275811132994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01">
                <text:p>0.401</text:p>
              </table:table-cell>
              <table:table-cell office:value-type="float" office:value="0.401549704571369">
                <text:p>0.401549704571369</text:p>
              </table:table-cell>
              <table:table-cell office:value-type="float" office:value="0.42680366953457">
                <text:p>0.426803669534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02">
                <text:p>0.402</text:p>
              </table:table-cell>
              <table:table-cell office:value-type="float" office:value="0.402754742406966">
                <text:p>0.402754742406966</text:p>
              </table:table-cell>
              <table:table-cell office:value-type="float" office:value="0.428488131025189">
                <text:p>0.4284881310251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03">
                <text:p>0.403</text:p>
              </table:table-cell>
              <table:table-cell office:value-type="float" office:value="0.403778376697419">
                <text:p>0.403778376697419</text:p>
              </table:table-cell>
              <table:table-cell office:value-type="float" office:value="0.427166476624857">
                <text:p>0.4271664766248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04">
                <text:p>0.404</text:p>
              </table:table-cell>
              <table:table-cell office:value-type="float" office:value="0.402754742406966">
                <text:p>0.402754742406966</text:p>
              </table:table-cell>
              <table:table-cell office:value-type="float" office:value="0.427309007981756">
                <text:p>0.4273090079817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05">
                <text:p>0.405</text:p>
              </table:table-cell>
              <table:table-cell office:value-type="float" office:value="0.404918627552607">
                <text:p>0.404918627552607</text:p>
              </table:table-cell>
              <table:table-cell office:value-type="float" office:value="0.433411941536229">
                <text:p>0.4334119415362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06">
                <text:p>0.406</text:p>
              </table:table-cell>
              <table:table-cell office:value-type="float" office:value="0.40617549497253">
                <text:p>0.40617549497253</text:p>
              </table:table-cell>
              <table:table-cell office:value-type="float" office:value="0.430885249300301">
                <text:p>0.4308852493003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07">
                <text:p>0.407</text:p>
              </table:table-cell>
              <table:table-cell office:value-type="float" office:value="0.407069555302166">
                <text:p>0.407069555302166</text:p>
              </table:table-cell>
              <table:table-cell office:value-type="float" office:value="0.433243495387167">
                <text:p>0.4332434953871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08">
                <text:p>0.408</text:p>
              </table:table-cell>
              <table:table-cell office:value-type="float" office:value="0.407756297294496">
                <text:p>0.407756297294496</text:p>
              </table:table-cell>
              <table:table-cell office:value-type="float" office:value="0.432466051622266">
                <text:p>0.4324660516222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09">
                <text:p>0.409</text:p>
              </table:table-cell>
              <table:table-cell office:value-type="float" office:value="0.409259355239971">
                <text:p>0.409259355239971</text:p>
              </table:table-cell>
              <table:table-cell office:value-type="float" office:value="0.436223696485954">
                <text:p>0.4362236964859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">
                <text:p>0.41</text:p>
              </table:table-cell>
              <table:table-cell office:value-type="float" office:value="0.407730382502332">
                <text:p>0.407730382502332</text:p>
              </table:table-cell>
              <table:table-cell office:value-type="float" office:value="0.429589509692132">
                <text:p>0.42958950969213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11">
                <text:p>0.411</text:p>
              </table:table-cell>
              <table:table-cell office:value-type="float" office:value="0.408093189592619">
                <text:p>0.408093189592619</text:p>
              </table:table-cell>
              <table:table-cell office:value-type="float" office:value="0.436793821913548">
                <text:p>0.4367938219135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12">
                <text:p>0.412</text:p>
              </table:table-cell>
              <table:table-cell office:value-type="float" office:value="0.410956774126672">
                <text:p>0.410956774126672</text:p>
              </table:table-cell>
              <table:table-cell office:value-type="float" office:value="0.434085726132476">
                <text:p>0.4340857261324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13">
                <text:p>0.413</text:p>
              </table:table-cell>
              <table:table-cell office:value-type="float" office:value="0.412550533844719">
                <text:p>0.412550533844719</text:p>
              </table:table-cell>
              <table:table-cell office:value-type="float" office:value="0.437908157976573">
                <text:p>0.437908157976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14">
                <text:p>0.414</text:p>
              </table:table-cell>
              <table:table-cell office:value-type="float" office:value="0.413042914895823">
                <text:p>0.413042914895823</text:p>
              </table:table-cell>
              <table:table-cell office:value-type="float" office:value="0.435148232611174">
                <text:p>0.43514823261117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15">
                <text:p>0.415</text:p>
              </table:table-cell>
              <table:table-cell office:value-type="float" office:value="0.413975847413704">
                <text:p>0.413975847413704</text:p>
              </table:table-cell>
              <table:table-cell office:value-type="float" office:value="0.437687882243184">
                <text:p>0.4376878822431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16">
                <text:p>0.416</text:p>
              </table:table-cell>
              <table:table-cell office:value-type="float" office:value="0.414364569296154">
                <text:p>0.414364569296154</text:p>
              </table:table-cell>
              <table:table-cell office:value-type="float" office:value="0.437493521301959">
                <text:p>0.4374935213019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17">
                <text:p>0.417</text:p>
              </table:table-cell>
              <table:table-cell office:value-type="float" office:value="0.416295221312325">
                <text:p>0.416295221312325</text:p>
              </table:table-cell>
              <table:table-cell office:value-type="float" office:value="0.436560588784078">
                <text:p>0.43656058878407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18">
                <text:p>0.418</text:p>
              </table:table-cell>
              <table:table-cell office:value-type="float" office:value="0.417694620089147">
                <text:p>0.417694620089147</text:p>
              </table:table-cell>
              <table:table-cell office:value-type="float" office:value="0.441691717632425">
                <text:p>0.4416917176324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19">
                <text:p>0.419</text:p>
              </table:table-cell>
              <table:table-cell office:value-type="float" office:value="0.41895148750907">
                <text:p>0.41895148750907</text:p>
              </table:table-cell>
              <table:table-cell office:value-type="float" office:value="0.439955426557479">
                <text:p>0.4399554265574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2">
                <text:p>0.42</text:p>
              </table:table-cell>
              <table:table-cell office:value-type="float" office:value="0.419936249611278">
                <text:p>0.419936249611278</text:p>
              </table:table-cell>
              <table:table-cell office:value-type="float" office:value="0.439968383953561">
                <text:p>0.4399683839535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21">
                <text:p>0.421</text:p>
              </table:table-cell>
              <table:table-cell office:value-type="float" office:value="0.419353166787602">
                <text:p>0.419353166787602</text:p>
              </table:table-cell>
              <table:table-cell office:value-type="float" office:value="0.441510314087281">
                <text:p>0.44151031408728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22">
                <text:p>0.422</text:p>
              </table:table-cell>
              <table:table-cell office:value-type="float" office:value="0.421737327666632">
                <text:p>0.421737327666632</text:p>
              </table:table-cell>
              <table:table-cell office:value-type="float" office:value="0.44442572820566">
                <text:p>0.444425728205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23">
                <text:p>0.423</text:p>
              </table:table-cell>
              <table:table-cell office:value-type="float" office:value="0.421750285062714">
                <text:p>0.421750285062714</text:p>
              </table:table-cell>
              <table:table-cell office:value-type="float" office:value="0.444386856017415">
                <text:p>0.4443868560174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24">
                <text:p>0.424</text:p>
              </table:table-cell>
              <table:table-cell office:value-type="float" office:value="0.426777754742407">
                <text:p>0.426777754742407</text:p>
              </table:table-cell>
              <table:table-cell office:value-type="float" office:value="0.442598735358142">
                <text:p>0.4425987353581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25">
                <text:p>0.425</text:p>
              </table:table-cell>
              <table:table-cell office:value-type="float" office:value="0.425326526381258">
                <text:p>0.425326526381258</text:p>
              </table:table-cell>
              <table:table-cell office:value-type="float" office:value="0.4431947755779">
                <text:p>0.443194775577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26">
                <text:p>0.426</text:p>
              </table:table-cell>
              <table:table-cell office:value-type="float" office:value="0.42426401990256">
                <text:p>0.42426401990256</text:p>
              </table:table-cell>
              <table:table-cell office:value-type="float" office:value="0.446576655955219">
                <text:p>0.4465766559552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27">
                <text:p>0.427</text:p>
              </table:table-cell>
              <table:table-cell office:value-type="float" office:value="0.425352441173422">
                <text:p>0.425352441173422</text:p>
              </table:table-cell>
              <table:table-cell office:value-type="float" office:value="0.447483673680937">
                <text:p>0.4474836736809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28">
                <text:p>0.428</text:p>
              </table:table-cell>
              <table:table-cell office:value-type="float" office:value="0.42887685290764">
                <text:p>0.42887685290764</text:p>
              </table:table-cell>
              <table:table-cell office:value-type="float" office:value="0.447587332849591">
                <text:p>0.4475873328495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29">
                <text:p>0.429</text:p>
              </table:table-cell>
              <table:table-cell office:value-type="float" office:value="0.431040738053281">
                <text:p>0.431040738053281</text:p>
              </table:table-cell>
              <table:table-cell office:value-type="float" office:value="0.450800767077848">
                <text:p>0.45080076707784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3">
                <text:p>0.43</text:p>
              </table:table-cell>
              <table:table-cell office:value-type="float" office:value="0.429770913237276">
                <text:p>0.429770913237276</text:p>
              </table:table-cell>
              <table:table-cell office:value-type="float" office:value="0.446472996786566">
                <text:p>0.4464729967865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31">
                <text:p>0.431</text:p>
              </table:table-cell>
              <table:table-cell office:value-type="float" office:value="0.431299885974914">
                <text:p>0.431299885974914</text:p>
              </table:table-cell>
              <table:table-cell office:value-type="float" office:value="0.4510469576034">
                <text:p>0.45104695760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32">
                <text:p>0.432</text:p>
              </table:table-cell>
              <table:table-cell office:value-type="float" office:value="0.432323520265367">
                <text:p>0.432323520265367</text:p>
              </table:table-cell>
              <table:table-cell office:value-type="float" office:value="0.449323623924536">
                <text:p>0.449323623924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3">
                <text:p>0.433</text:p>
              </table:table-cell>
              <table:table-cell office:value-type="float" office:value="0.434940914273868">
                <text:p>0.434940914273868</text:p>
              </table:table-cell>
              <table:table-cell office:value-type="float" office:value="0.451059914999482">
                <text:p>0.4510599149994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34">
                <text:p>0.434</text:p>
              </table:table-cell>
              <table:table-cell office:value-type="float" office:value="0.433049134445942">
                <text:p>0.433049134445942</text:p>
              </table:table-cell>
              <table:table-cell office:value-type="float" office:value="0.452226080646833">
                <text:p>0.4522260806468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35">
                <text:p>0.435</text:p>
              </table:table-cell>
              <table:table-cell office:value-type="float" office:value="0.437078884627345">
                <text:p>0.437078884627345</text:p>
              </table:table-cell>
              <table:table-cell office:value-type="float" office:value="0.453573649839328">
                <text:p>0.4535736498393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36">
                <text:p>0.436</text:p>
              </table:table-cell>
              <table:table-cell office:value-type="float" office:value="0.435666528454442">
                <text:p>0.435666528454442</text:p>
              </table:table-cell>
              <table:table-cell office:value-type="float" office:value="0.451319062921115">
                <text:p>0.4513190629211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7">
                <text:p>0.437</text:p>
              </table:table-cell>
              <table:table-cell office:value-type="float" office:value="0.437493521301959">
                <text:p>0.437493521301959</text:p>
              </table:table-cell>
              <table:table-cell office:value-type="float" office:value="0.452886907846999">
                <text:p>0.4528869078469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38">
                <text:p>0.438</text:p>
              </table:table-cell>
              <table:table-cell office:value-type="float" office:value="0.439139110604333">
                <text:p>0.439139110604333</text:p>
              </table:table-cell>
              <table:table-cell office:value-type="float" office:value="0.454454752772883">
                <text:p>0.4544547527728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39">
                <text:p>0.439</text:p>
              </table:table-cell>
              <table:table-cell office:value-type="float" office:value="0.439838809992744">
                <text:p>0.439838809992744</text:p>
              </table:table-cell>
              <table:table-cell office:value-type="float" office:value="0.456294703016482">
                <text:p>0.4562947030164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4">
                <text:p>0.44</text:p>
              </table:table-cell>
              <table:table-cell office:value-type="float" office:value="0.441406654918628">
                <text:p>0.441406654918628</text:p>
              </table:table-cell>
              <table:table-cell office:value-type="float" office:value="0.454027158702187">
                <text:p>0.4540271587021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41">
                <text:p>0.441</text:p>
              </table:table-cell>
              <table:table-cell office:value-type="float" office:value="0.439139110604333">
                <text:p>0.439139110604333</text:p>
              </table:table-cell>
              <table:table-cell office:value-type="float" office:value="0.455905981134031">
                <text:p>0.4559059811340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42">
                <text:p>0.442</text:p>
              </table:table-cell>
              <table:table-cell office:value-type="float" office:value="0.441432569710791">
                <text:p>0.441432569710791</text:p>
              </table:table-cell>
              <table:table-cell office:value-type="float" office:value="0.457072146781383">
                <text:p>0.4570721467813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43">
                <text:p>0.443</text:p>
              </table:table-cell>
              <table:table-cell office:value-type="float" office:value="0.440992018244014">
                <text:p>0.440992018244014</text:p>
              </table:table-cell>
              <table:table-cell office:value-type="float" office:value="0.459987560899762">
                <text:p>0.4599875608997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44">
                <text:p>0.444</text:p>
              </table:table-cell>
              <table:table-cell office:value-type="float" office:value="0.443946304550637">
                <text:p>0.443946304550637</text:p>
              </table:table-cell>
              <table:table-cell office:value-type="float" office:value="0.459171244946616">
                <text:p>0.4591712449466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45">
                <text:p>0.445</text:p>
              </table:table-cell>
              <table:table-cell office:value-type="float" office:value="0.445332745931378">
                <text:p>0.445332745931378</text:p>
              </table:table-cell>
              <table:table-cell office:value-type="float" office:value="0.457888462734529">
                <text:p>0.4578884627345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46">
                <text:p>0.446</text:p>
              </table:table-cell>
              <table:table-cell office:value-type="float" office:value="0.446861718669016">
                <text:p>0.446861718669016</text:p>
              </table:table-cell>
              <table:table-cell office:value-type="float" office:value="0.460985280398051">
                <text:p>0.4609852803980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47">
                <text:p>0.447</text:p>
              </table:table-cell>
              <table:table-cell office:value-type="float" office:value="0.445345703327459">
                <text:p>0.445345703327459</text:p>
              </table:table-cell>
              <table:table-cell office:value-type="float" office:value="0.459547009432984">
                <text:p>0.45954700943298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8">
                <text:p>0.448</text:p>
              </table:table-cell>
              <table:table-cell office:value-type="float" office:value="0.4475095884731">
                <text:p>0.4475095884731</text:p>
              </table:table-cell>
              <table:table-cell office:value-type="float" office:value="0.463291696900591">
                <text:p>0.46329169690059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9">
                <text:p>0.449</text:p>
              </table:table-cell>
              <table:table-cell office:value-type="float" office:value="0.450334300818907">
                <text:p>0.450334300818907</text:p>
              </table:table-cell>
              <table:table-cell office:value-type="float" office:value="0.46513164714419">
                <text:p>0.465131647144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5">
                <text:p>0.45</text:p>
              </table:table-cell>
              <table:table-cell office:value-type="float" office:value="0.451889188348709">
                <text:p>0.451889188348709</text:p>
              </table:table-cell>
              <table:table-cell office:value-type="float" office:value="0.465481496838395">
                <text:p>0.46548149683839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51">
                <text:p>0.451</text:p>
              </table:table-cell>
              <table:table-cell office:value-type="float" office:value="0.450554576552296">
                <text:p>0.450554576552296</text:p>
              </table:table-cell>
              <table:table-cell office:value-type="float" office:value="0.4650539027677">
                <text:p>0.46505390276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52">
                <text:p>0.452</text:p>
              </table:table-cell>
              <table:table-cell office:value-type="float" office:value="0.447911267751633">
                <text:p>0.447911267751633</text:p>
              </table:table-cell>
              <table:table-cell office:value-type="float" office:value="0.468422825748938">
                <text:p>0.4684228257489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53">
                <text:p>0.453</text:p>
              </table:table-cell>
              <table:table-cell office:value-type="float" office:value="0.455918938530113">
                <text:p>0.455918938530113</text:p>
              </table:table-cell>
              <table:table-cell office:value-type="float" office:value="0.46520939152068">
                <text:p>0.465209391520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54">
                <text:p>0.454</text:p>
              </table:table-cell>
              <table:table-cell office:value-type="float" office:value="0.454415880584638">
                <text:p>0.454415880584638</text:p>
              </table:table-cell>
              <table:table-cell office:value-type="float" office:value="0.465157561936353">
                <text:p>0.4651575619363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55">
                <text:p>0.455</text:p>
              </table:table-cell>
              <table:table-cell office:value-type="float" office:value="0.452899865243081">
                <text:p>0.452899865243081</text:p>
              </table:table-cell>
              <table:table-cell office:value-type="float" office:value="0.465727687363947">
                <text:p>0.4657276873639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56">
                <text:p>0.456</text:p>
              </table:table-cell>
              <table:table-cell office:value-type="float" office:value="0.459015756193635">
                <text:p>0.459015756193635</text:p>
              </table:table-cell>
              <table:table-cell office:value-type="float" office:value="0.465624028195294">
                <text:p>0.4656240281952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57">
                <text:p>0.457</text:p>
              </table:table-cell>
              <table:table-cell office:value-type="float" office:value="0.453444075878511">
                <text:p>0.453444075878511</text:p>
              </table:table-cell>
              <table:table-cell office:value-type="float" office:value="0.472880170001037">
                <text:p>0.4728801700010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58">
                <text:p>0.458</text:p>
              </table:table-cell>
              <table:table-cell office:value-type="float" office:value="0.45874365087592">
                <text:p>0.45874365087592</text:p>
              </table:table-cell>
              <table:table-cell office:value-type="float" office:value="0.470275733388618">
                <text:p>0.4702757333886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59">
                <text:p>0.459</text:p>
              </table:table-cell>
              <table:table-cell office:value-type="float" office:value="0.456216958639992">
                <text:p>0.456216958639992</text:p>
              </table:table-cell>
              <table:table-cell office:value-type="float" office:value="0.469433502643309">
                <text:p>0.4694335026433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6">
                <text:p>0.46</text:p>
              </table:table-cell>
              <table:table-cell office:value-type="float" office:value="0.462229190421893">
                <text:p>0.462229190421893</text:p>
              </table:table-cell>
              <table:table-cell office:value-type="float" office:value="0.470197989012128">
                <text:p>0.4701979890121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61">
                <text:p>0.461</text:p>
              </table:table-cell>
              <table:table-cell office:value-type="float" office:value="0.459767285166373">
                <text:p>0.459767285166373</text:p>
              </table:table-cell>
              <table:table-cell office:value-type="float" office:value="0.474149994817042">
                <text:p>0.4741499948170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62">
                <text:p>0.462</text:p>
              </table:table-cell>
              <table:table-cell office:value-type="float" office:value="0.459780242562455">
                <text:p>0.459780242562455</text:p>
              </table:table-cell>
              <table:table-cell office:value-type="float" office:value="0.473968591271898">
                <text:p>0.4739685912718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63">
                <text:p>0.463</text:p>
              </table:table-cell>
              <table:table-cell office:value-type="float" office:value="0.463408313465326">
                <text:p>0.463408313465326</text:p>
              </table:table-cell>
              <table:table-cell office:value-type="float" office:value="0.475264330880066">
                <text:p>0.47526433088006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4">
                <text:p>0.464</text:p>
              </table:table-cell>
              <table:table-cell office:value-type="float" office:value="0.466142324038561">
                <text:p>0.466142324038561</text:p>
              </table:table-cell>
              <table:table-cell office:value-type="float" office:value="0.473152275318752">
                <text:p>0.4731522753187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65">
                <text:p>0.465</text:p>
              </table:table-cell>
              <table:table-cell office:value-type="float" office:value="0.465585156007049">
                <text:p>0.465585156007049</text:p>
              </table:table-cell>
              <table:table-cell office:value-type="float" office:value="0.476611900072561">
                <text:p>0.47661190007256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66">
                <text:p>0.466</text:p>
              </table:table-cell>
              <table:table-cell office:value-type="float" office:value="0.466142324038561">
                <text:p>0.466142324038561</text:p>
              </table:table-cell>
              <table:table-cell office:value-type="float" office:value="0.478102000621955">
                <text:p>0.4781020006219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67">
                <text:p>0.467</text:p>
              </table:table-cell>
              <table:table-cell office:value-type="float" office:value="0.469303928682492">
                <text:p>0.469303928682492</text:p>
              </table:table-cell>
              <table:table-cell office:value-type="float" office:value="0.478089043225873">
                <text:p>0.4780890432258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68">
                <text:p>0.468</text:p>
              </table:table-cell>
              <table:table-cell office:value-type="float" office:value="0.467813828133098">
                <text:p>0.467813828133098</text:p>
              </table:table-cell>
              <table:table-cell office:value-type="float" office:value="0.475406862236965">
                <text:p>0.4754068622369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69">
                <text:p>0.469</text:p>
              </table:table-cell>
              <table:table-cell office:value-type="float" office:value="0.467088213952524">
                <text:p>0.467088213952524</text:p>
              </table:table-cell>
              <table:table-cell office:value-type="float" office:value="0.476015859852804">
                <text:p>0.4760158598528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7">
                <text:p>0.47</text:p>
              </table:table-cell>
              <table:table-cell office:value-type="float" office:value="0.467321447081994">
                <text:p>0.467321447081994</text:p>
              </table:table-cell>
              <table:table-cell office:value-type="float" office:value="0.477169068104074">
                <text:p>0.4771690681040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71">
                <text:p>0.471</text:p>
              </table:table-cell>
              <table:table-cell office:value-type="float" office:value="0.470457136933762">
                <text:p>0.470457136933762</text:p>
              </table:table-cell>
              <table:table-cell office:value-type="float" office:value="0.479099720120245">
                <text:p>0.47909972012024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72">
                <text:p>0.472</text:p>
              </table:table-cell>
              <table:table-cell office:value-type="float" office:value="0.471156836322173">
                <text:p>0.471156836322173</text:p>
              </table:table-cell>
              <table:table-cell office:value-type="float" office:value="0.478542552088732">
                <text:p>0.4785425520887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73">
                <text:p>0.473</text:p>
              </table:table-cell>
              <table:table-cell office:value-type="float" office:value="0.472413703742096">
                <text:p>0.472413703742096</text:p>
              </table:table-cell>
              <table:table-cell office:value-type="float" office:value="0.479112677516326">
                <text:p>0.47911267751632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74">
                <text:p>0.474</text:p>
              </table:table-cell>
              <table:table-cell office:value-type="float" office:value="0.473255934487405">
                <text:p>0.473255934487405</text:p>
              </table:table-cell>
              <table:table-cell office:value-type="float" office:value="0.483090598113403">
                <text:p>0.4830905981134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75">
                <text:p>0.475</text:p>
              </table:table-cell>
              <table:table-cell office:value-type="float" office:value="0.476663729656888">
                <text:p>0.476663729656888</text:p>
              </table:table-cell>
              <table:table-cell office:value-type="float" office:value="0.481172903493314">
                <text:p>0.4811729034933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76">
                <text:p>0.476</text:p>
              </table:table-cell>
              <table:table-cell office:value-type="float" office:value="0.477233855084482">
                <text:p>0.477233855084482</text:p>
              </table:table-cell>
              <table:table-cell office:value-type="float" office:value="0.480719394630455">
                <text:p>0.4807193946304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77">
                <text:p>0.477</text:p>
              </table:table-cell>
              <table:table-cell office:value-type="float" office:value="0.476689644449052">
                <text:p>0.476689644449052</text:p>
              </table:table-cell>
              <table:table-cell office:value-type="float" office:value="0.481056286928579">
                <text:p>0.48105628692857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78">
                <text:p>0.478</text:p>
              </table:table-cell>
              <table:table-cell office:value-type="float" office:value="0.47659894267648">
                <text:p>0.47659894267648</text:p>
              </table:table-cell>
              <table:table-cell office:value-type="float" office:value="0.484671400435369">
                <text:p>0.48467140043536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79">
                <text:p>0.479</text:p>
              </table:table-cell>
              <table:table-cell office:value-type="float" office:value="0.479592101171349">
                <text:p>0.479592101171349</text:p>
              </table:table-cell>
              <table:table-cell office:value-type="float" office:value="0.485293355447289">
                <text:p>0.4852933554472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8">
                <text:p>0.48</text:p>
              </table:table-cell>
              <table:table-cell office:value-type="float" office:value="0.482494557893646">
                <text:p>0.482494557893646</text:p>
              </table:table-cell>
              <table:table-cell office:value-type="float" office:value="0.483427490411527">
                <text:p>0.4834274904115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1">
                <text:p>0.481</text:p>
              </table:table-cell>
              <table:table-cell office:value-type="float" office:value="0.479488442002695">
                <text:p>0.479488442002695</text:p>
              </table:table-cell>
              <table:table-cell office:value-type="float" office:value="0.486407691510314">
                <text:p>0.486407691510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2">
                <text:p>0.482</text:p>
              </table:table-cell>
              <table:table-cell office:value-type="float" office:value="0.478723955633876">
                <text:p>0.478723955633876</text:p>
              </table:table-cell>
              <table:table-cell office:value-type="float" office:value="0.484956463149165">
                <text:p>0.4849564631491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3">
                <text:p>0.483</text:p>
              </table:table-cell>
              <table:table-cell office:value-type="float" office:value="0.483388618223282">
                <text:p>0.483388618223282</text:p>
              </table:table-cell>
              <table:table-cell office:value-type="float" office:value="0.487042603918317">
                <text:p>0.4870426039183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84">
                <text:p>0.484</text:p>
              </table:table-cell>
              <table:table-cell office:value-type="float" office:value="0.481807815901316">
                <text:p>0.481807815901316</text:p>
              </table:table-cell>
              <table:table-cell office:value-type="float" office:value="0.487534984969421">
                <text:p>0.4875349849694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85">
                <text:p>0.485</text:p>
              </table:table-cell>
              <table:table-cell office:value-type="float" office:value="0.486278117549497">
                <text:p>0.486278117549497</text:p>
              </table:table-cell>
              <table:table-cell office:value-type="float" office:value="0.489193531667876">
                <text:p>0.4891935316678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86">
                <text:p>0.486</text:p>
              </table:table-cell>
              <table:table-cell office:value-type="float" office:value="0.484282678552918">
                <text:p>0.484282678552918</text:p>
              </table:table-cell>
              <table:table-cell office:value-type="float" office:value="0.490502228672126">
                <text:p>0.4905022286721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87">
                <text:p>0.487</text:p>
              </table:table-cell>
              <table:table-cell office:value-type="float" office:value="0.488519747071628">
                <text:p>0.488519747071628</text:p>
              </table:table-cell>
              <table:table-cell office:value-type="float" office:value="0.489672955322898">
                <text:p>0.4896729553228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88">
                <text:p>0.488</text:p>
              </table:table-cell>
              <table:table-cell office:value-type="float" office:value="0.488701150616772">
                <text:p>0.488701150616772</text:p>
              </table:table-cell>
              <table:table-cell office:value-type="float" office:value="0.489595210946408">
                <text:p>0.4895952109464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89">
                <text:p>0.489</text:p>
              </table:table-cell>
              <table:table-cell office:value-type="float" office:value="0.488208769565668">
                <text:p>0.488208769565668</text:p>
              </table:table-cell>
              <table:table-cell office:value-type="float" office:value="0.491266715040945">
                <text:p>0.4912667150409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9">
                <text:p>0.49</text:p>
              </table:table-cell>
              <table:table-cell office:value-type="float" office:value="0.489828444075878">
                <text:p>0.489828444075878</text:p>
              </table:table-cell>
              <table:table-cell office:value-type="float" office:value="0.494791126775163">
                <text:p>0.4947911267751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91">
                <text:p>0.491</text:p>
              </table:table-cell>
              <table:table-cell office:value-type="float" office:value="0.489659997926817">
                <text:p>0.489659997926817</text:p>
              </table:table-cell>
              <table:table-cell office:value-type="float" office:value="0.493624961127812">
                <text:p>0.4936249611278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92">
                <text:p>0.492</text:p>
              </table:table-cell>
              <table:table-cell office:value-type="float" office:value="0.494596765833938">
                <text:p>0.494596765833938</text:p>
              </table:table-cell>
              <table:table-cell office:value-type="float" office:value="0.494026640406344">
                <text:p>0.4940266404063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93">
                <text:p>0.493</text:p>
              </table:table-cell>
              <table:table-cell office:value-type="float" office:value="0.494363532704468">
                <text:p>0.494363532704468</text:p>
              </table:table-cell>
              <table:table-cell office:value-type="float" office:value="0.495555613143983">
                <text:p>0.4955556131439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94">
                <text:p>0.494</text:p>
              </table:table-cell>
              <table:table-cell office:value-type="float" office:value="0.490929822742822">
                <text:p>0.490929822742822</text:p>
              </table:table-cell>
              <table:table-cell office:value-type="float" office:value="0.495063232092879">
                <text:p>0.4950632320928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5">
                <text:p>0.495</text:p>
              </table:table-cell>
              <table:table-cell office:value-type="float" office:value="0.493935938633772">
                <text:p>0.493935938633772</text:p>
              </table:table-cell>
              <table:table-cell office:value-type="float" office:value="0.496786565771743">
                <text:p>0.4967865657717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6">
                <text:p>0.496</text:p>
              </table:table-cell>
              <table:table-cell office:value-type="float" office:value="0.495866590649943">
                <text:p>0.495866590649943</text:p>
              </table:table-cell>
              <table:table-cell office:value-type="float" office:value="0.496022079402923">
                <text:p>0.4960220794029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497">
                <text:p>0.497</text:p>
              </table:table-cell>
              <table:table-cell office:value-type="float" office:value="0.495503783559656">
                <text:p>0.495503783559656</text:p>
              </table:table-cell>
              <table:table-cell office:value-type="float" office:value="0.495633357520473">
                <text:p>0.4956333575204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498">
                <text:p>0.498</text:p>
              </table:table-cell>
              <table:table-cell office:value-type="float" office:value="0.502150927749559">
                <text:p>0.502150927749559</text:p>
              </table:table-cell>
              <table:table-cell office:value-type="float" office:value="0.499753809474448">
                <text:p>0.499753809474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99">
                <text:p>0.499</text:p>
              </table:table-cell>
              <table:table-cell office:value-type="float" office:value="0.499235513631181">
                <text:p>0.499235513631181</text:p>
              </table:table-cell>
              <table:table-cell office:value-type="float" office:value="0.497654711309215">
                <text:p>0.4976547113092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0.501684461490619">
                <text:p>0.501684461490619</text:p>
              </table:table-cell>
              <table:table-cell office:value-type="float" office:value="0.497862029646522">
                <text:p>0.4978620296465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501">
                <text:p>0.501</text:p>
              </table:table-cell>
              <table:table-cell office:value-type="float" office:value="0.499313258007671">
                <text:p>0.499313258007671</text:p>
              </table:table-cell>
              <table:table-cell office:value-type="float" office:value="0.499339172799834">
                <text:p>0.4993391727998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02">
                <text:p>0.502</text:p>
              </table:table-cell>
              <table:table-cell office:value-type="float" office:value="0.501321654400332">
                <text:p>0.501321654400332</text:p>
              </table:table-cell>
              <table:table-cell office:value-type="float" office:value="0.503213434228258">
                <text:p>0.5032134342282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503">
                <text:p>0.503</text:p>
              </table:table-cell>
              <table:table-cell office:value-type="float" office:value="0.49976676687053">
                <text:p>0.49976676687053</text:p>
              </table:table-cell>
              <table:table-cell office:value-type="float" office:value="0.500090701772572">
                <text:p>0.50009070177257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04">
                <text:p>0.504</text:p>
              </table:table-cell>
              <table:table-cell office:value-type="float" office:value="0.503187519436094">
                <text:p>0.503187519436094</text:p>
              </table:table-cell>
              <table:table-cell office:value-type="float" office:value="0.500907017725718">
                <text:p>0.5009070177257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05">
                <text:p>0.505</text:p>
              </table:table-cell>
              <table:table-cell office:value-type="float" office:value="0.507165440033171">
                <text:p>0.507165440033171</text:p>
              </table:table-cell>
              <table:table-cell office:value-type="float" office:value="0.507217269617498">
                <text:p>0.5072172696174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06">
                <text:p>0.506</text:p>
              </table:table-cell>
              <table:table-cell office:value-type="float" office:value="0.502150927749559">
                <text:p>0.502150927749559</text:p>
              </table:table-cell>
              <table:table-cell office:value-type="float" office:value="0.502682180988908">
                <text:p>0.5026821809889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507">
                <text:p>0.507</text:p>
              </table:table-cell>
              <table:table-cell office:value-type="float" office:value="0.508124287343215">
                <text:p>0.508124287343215</text:p>
              </table:table-cell>
              <table:table-cell office:value-type="float" office:value="0.503900176220587">
                <text:p>0.50390017622058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508">
                <text:p>0.508</text:p>
              </table:table-cell>
              <table:table-cell office:value-type="float" office:value="0.509899450606406">
                <text:p>0.509899450606406</text:p>
              </table:table-cell>
              <table:table-cell office:value-type="float" office:value="0.504742406965896">
                <text:p>0.50474240696589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09">
                <text:p>0.509</text:p>
              </table:table-cell>
              <table:table-cell office:value-type="float" office:value="0.512750077744377">
                <text:p>0.512750077744377</text:p>
              </table:table-cell>
              <table:table-cell office:value-type="float" office:value="0.508189074323624">
                <text:p>0.5081890743236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1">
                <text:p>0.51</text:p>
              </table:table-cell>
              <table:table-cell office:value-type="float" office:value="0.506556442417332">
                <text:p>0.506556442417332</text:p>
              </table:table-cell>
              <table:table-cell office:value-type="float" office:value="0.508888773712035">
                <text:p>0.50888877371203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511">
                <text:p>0.511</text:p>
              </table:table-cell>
              <table:table-cell office:value-type="float" office:value="0.5113895511558">
                <text:p>0.5113895511558</text:p>
              </table:table-cell>
              <table:table-cell office:value-type="float" office:value="0.509458899139629">
                <text:p>0.5094588991396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12">
                <text:p>0.512</text:p>
              </table:table-cell>
              <table:table-cell office:value-type="float" office:value="0.512503887218824">
                <text:p>0.512503887218824</text:p>
              </table:table-cell>
              <table:table-cell office:value-type="float" office:value="0.506932206903701">
                <text:p>0.5069322069037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13">
                <text:p>0.513</text:p>
              </table:table-cell>
              <table:table-cell office:value-type="float" office:value="0.514292007878097">
                <text:p>0.514292007878097</text:p>
              </table:table-cell>
              <table:table-cell office:value-type="float" office:value="0.512270654089354">
                <text:p>0.5122706540893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514">
                <text:p>0.514</text:p>
              </table:table-cell>
              <table:table-cell office:value-type="float" office:value="0.514343837462423">
                <text:p>0.514343837462423</text:p>
              </table:table-cell>
              <table:table-cell office:value-type="float" office:value="0.507891054213745">
                <text:p>0.5078910542137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515">
                <text:p>0.515</text:p>
              </table:table-cell>
              <table:table-cell office:value-type="float" office:value="0.516455893023738">
                <text:p>0.516455893023738</text:p>
              </table:table-cell>
              <table:table-cell office:value-type="float" office:value="0.511583912097025">
                <text:p>0.5115839120970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516">
                <text:p>0.516</text:p>
              </table:table-cell>
              <table:table-cell office:value-type="float" office:value="0.514771431533119">
                <text:p>0.514771431533119</text:p>
              </table:table-cell>
              <table:table-cell office:value-type="float" office:value="0.509899450606406">
                <text:p>0.50989945060640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517">
                <text:p>0.517</text:p>
              </table:table-cell>
              <table:table-cell office:value-type="float" office:value="0.518840053902768">
                <text:p>0.518840053902768</text:p>
              </table:table-cell>
              <table:table-cell office:value-type="float" office:value="0.512763035140458">
                <text:p>0.5127630351404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518">
                <text:p>0.518</text:p>
              </table:table-cell>
              <table:table-cell office:value-type="float" office:value="0.518593863377216">
                <text:p>0.518593863377216</text:p>
              </table:table-cell>
              <table:table-cell office:value-type="float" office:value="0.514641857572302">
                <text:p>0.5146418575723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519">
                <text:p>0.519</text:p>
              </table:table-cell>
              <table:table-cell office:value-type="float" office:value="0.520058049134446">
                <text:p>0.520058049134446</text:p>
              </table:table-cell>
              <table:table-cell office:value-type="float" office:value="0.511609826889188">
                <text:p>0.5116098268891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52">
                <text:p>0.52</text:p>
              </table:table-cell>
              <table:table-cell office:value-type="float" office:value="0.522390380429149">
                <text:p>0.522390380429149</text:p>
              </table:table-cell>
              <table:table-cell office:value-type="float" office:value="0.515043536850834">
                <text:p>0.51504353685083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521">
                <text:p>0.521</text:p>
              </table:table-cell>
              <table:table-cell office:value-type="float" office:value="0.517894163988805">
                <text:p>0.517894163988805</text:p>
              </table:table-cell>
              <table:table-cell office:value-type="float" office:value="0.513320203171971">
                <text:p>0.5133202031719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22">
                <text:p>0.522</text:p>
              </table:table-cell>
              <table:table-cell office:value-type="float" office:value="0.521522234891676">
                <text:p>0.521522234891676</text:p>
              </table:table-cell>
              <table:table-cell office:value-type="float" office:value="0.517894163988805">
                <text:p>0.5178941639888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3">
                <text:p>0.523</text:p>
              </table:table-cell>
              <table:table-cell office:value-type="float" office:value="0.524100756711931">
                <text:p>0.524100756711931</text:p>
              </table:table-cell>
              <table:table-cell office:value-type="float" office:value="0.51677982792578">
                <text:p>0.516779827925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524">
                <text:p>0.524</text:p>
              </table:table-cell>
              <table:table-cell office:value-type="float" office:value="0.524463563802218">
                <text:p>0.524463563802218</text:p>
              </table:table-cell>
              <table:table-cell office:value-type="float" office:value="0.516727998341453">
                <text:p>0.5167279983414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25">
                <text:p>0.525</text:p>
              </table:table-cell>
              <table:table-cell office:value-type="float" office:value="0.525072561418057">
                <text:p>0.525072561418057</text:p>
              </table:table-cell>
              <table:table-cell office:value-type="float" office:value="0.51701306105525">
                <text:p>0.51701306105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526">
                <text:p>0.526</text:p>
              </table:table-cell>
              <table:table-cell office:value-type="float" office:value="0.526329428837981">
                <text:p>0.526329428837981</text:p>
              </table:table-cell>
              <table:table-cell office:value-type="float" office:value="0.520174665699181">
                <text:p>0.5201746656991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527">
                <text:p>0.527</text:p>
              </table:table-cell>
              <table:table-cell office:value-type="float" office:value="0.52732714833627">
                <text:p>0.52732714833627</text:p>
              </table:table-cell>
              <table:table-cell office:value-type="float" office:value="0.518710479941951">
                <text:p>0.5187104799419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8">
                <text:p>0.528</text:p>
              </table:table-cell>
              <table:table-cell office:value-type="float" office:value="0.529283715144605">
                <text:p>0.529283715144605</text:p>
              </table:table-cell>
              <table:table-cell office:value-type="float" office:value="0.519695242044159">
                <text:p>0.51969524204415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29">
                <text:p>0.529</text:p>
              </table:table-cell>
              <table:table-cell office:value-type="float" office:value="0.528117549497253">
                <text:p>0.528117549497253</text:p>
              </table:table-cell>
              <table:table-cell office:value-type="float" office:value="0.51839950243599">
                <text:p>0.518399502435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53">
                <text:p>0.53</text:p>
              </table:table-cell>
              <table:table-cell office:value-type="float" office:value="0.528117549497253">
                <text:p>0.528117549497253</text:p>
              </table:table-cell>
              <table:table-cell office:value-type="float" office:value="0.522144189903597">
                <text:p>0.5221441899035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531">
                <text:p>0.531</text:p>
              </table:table-cell>
              <table:table-cell office:value-type="float" office:value="0.530851560070488">
                <text:p>0.530851560070488</text:p>
              </table:table-cell>
              <table:table-cell office:value-type="float" office:value="0.521794340209391">
                <text:p>0.5217943402093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32">
                <text:p>0.532</text:p>
              </table:table-cell>
              <table:table-cell office:value-type="float" office:value="0.529905670156525">
                <text:p>0.529905670156525</text:p>
              </table:table-cell>
              <table:table-cell office:value-type="float" office:value="0.521690681040738">
                <text:p>0.5216906810407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33">
                <text:p>0.533</text:p>
              </table:table-cell>
              <table:table-cell office:value-type="float" office:value="0.530683113921426">
                <text:p>0.530683113921426</text:p>
              </table:table-cell>
              <table:table-cell office:value-type="float" office:value="0.522895718876335">
                <text:p>0.52289571887633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34">
                <text:p>0.534</text:p>
              </table:table-cell>
              <table:table-cell office:value-type="float" office:value="0.534142738675236">
                <text:p>0.534142738675236</text:p>
              </table:table-cell>
              <table:table-cell office:value-type="float" office:value="0.52455426557479">
                <text:p>0.524554265574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35">
                <text:p>0.535</text:p>
              </table:table-cell>
              <table:table-cell office:value-type="float" office:value="0.532717425106251">
                <text:p>0.532717425106251</text:p>
              </table:table-cell>
              <table:table-cell office:value-type="float" office:value="0.525007774437649">
                <text:p>0.52500777443764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536">
                <text:p>0.536</text:p>
              </table:table-cell>
              <table:table-cell office:value-type="float" office:value="0.536112262879652">
                <text:p>0.536112262879652</text:p>
              </table:table-cell>
              <table:table-cell office:value-type="float" office:value="0.5235565460765">
                <text:p>0.523556546076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537">
                <text:p>0.537</text:p>
              </table:table-cell>
              <table:table-cell office:value-type="float" office:value="0.539597802425624">
                <text:p>0.539597802425624</text:p>
              </table:table-cell>
              <table:table-cell office:value-type="float" office:value="0.528687674924847">
                <text:p>0.5286876749248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38">
                <text:p>0.538</text:p>
              </table:table-cell>
              <table:table-cell office:value-type="float" office:value="0.537382087695657">
                <text:p>0.537382087695657</text:p>
              </table:table-cell>
              <table:table-cell office:value-type="float" office:value="0.528998652430807">
                <text:p>0.52899865243080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9">
                <text:p>0.539</text:p>
              </table:table-cell>
              <table:table-cell office:value-type="float" office:value="0.540206800041464">
                <text:p>0.540206800041464</text:p>
              </table:table-cell>
              <table:table-cell office:value-type="float" office:value="0.528350782626723">
                <text:p>0.5283507826267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54">
                <text:p>0.54</text:p>
              </table:table-cell>
              <table:table-cell office:value-type="float" office:value="0.538833316056805">
                <text:p>0.538833316056805</text:p>
              </table:table-cell>
              <table:table-cell office:value-type="float" office:value="0.52863584534052">
                <text:p>0.528635845340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41">
                <text:p>0.541</text:p>
              </table:table-cell>
              <table:table-cell office:value-type="float" office:value="0.542578003524412">
                <text:p>0.542578003524412</text:p>
              </table:table-cell>
              <table:table-cell office:value-type="float" office:value="0.530579454752773">
                <text:p>0.5305794547527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542">
                <text:p>0.542</text:p>
              </table:table-cell>
              <table:table-cell office:value-type="float" office:value="0.542733492277392">
                <text:p>0.542733492277392</text:p>
              </table:table-cell>
              <table:table-cell office:value-type="float" office:value="0.526757022908676">
                <text:p>0.5267570229086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43">
                <text:p>0.543</text:p>
              </table:table-cell>
              <table:table-cell office:value-type="float" office:value="0.543342489893231">
                <text:p>0.543342489893231</text:p>
              </table:table-cell>
              <table:table-cell office:value-type="float" office:value="0.527029128226392">
                <text:p>0.52702912822639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4">
                <text:p>0.544</text:p>
              </table:table-cell>
              <table:table-cell office:value-type="float" office:value="0.543808956152172">
                <text:p>0.543808956152172</text:p>
              </table:table-cell>
              <table:table-cell office:value-type="float" office:value="0.52986679796828">
                <text:p>0.529866797968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545">
                <text:p>0.545</text:p>
              </table:table-cell>
              <table:table-cell office:value-type="float" office:value="0.544197678034622">
                <text:p>0.544197678034622</text:p>
              </table:table-cell>
              <table:table-cell office:value-type="float" office:value="0.531577174251063">
                <text:p>0.5315771742510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46">
                <text:p>0.546</text:p>
              </table:table-cell>
              <table:table-cell office:value-type="float" office:value="0.543912615320825">
                <text:p>0.543912615320825</text:p>
              </table:table-cell>
              <table:table-cell office:value-type="float" office:value="0.535334819114751">
                <text:p>0.5353348191147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47">
                <text:p>0.547</text:p>
              </table:table-cell>
              <table:table-cell office:value-type="float" office:value="0.548227428216026">
                <text:p>0.548227428216026</text:p>
              </table:table-cell>
              <table:table-cell office:value-type="float" office:value="0.533689229812377">
                <text:p>0.5336892298123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48">
                <text:p>0.548</text:p>
              </table:table-cell>
              <table:table-cell office:value-type="float" office:value="0.548447703949414">
                <text:p>0.548447703949414</text:p>
              </table:table-cell>
              <table:table-cell office:value-type="float" office:value="0.533909505545766">
                <text:p>0.5339095055457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549">
                <text:p>0.549</text:p>
              </table:table-cell>
              <table:table-cell office:value-type="float" office:value="0.548667979682803">
                <text:p>0.548667979682803</text:p>
              </table:table-cell>
              <table:table-cell office:value-type="float" office:value="0.538509381154763">
                <text:p>0.5385093811547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55">
                <text:p>0.55</text:p>
              </table:table-cell>
              <table:table-cell office:value-type="float" office:value="0.548784596247538">
                <text:p>0.548784596247538</text:p>
              </table:table-cell>
              <table:table-cell office:value-type="float" office:value="0.533443039286825">
                <text:p>0.5334430392868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551">
                <text:p>0.551</text:p>
              </table:table-cell>
              <table:table-cell office:value-type="float" office:value="0.553371514460454">
                <text:p>0.553371514460454</text:p>
              </table:table-cell>
              <table:table-cell office:value-type="float" office:value="0.539843992951177">
                <text:p>0.53984399295117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552">
                <text:p>0.552</text:p>
              </table:table-cell>
              <table:table-cell office:value-type="float" office:value="0.553591790193843">
                <text:p>0.553591790193843</text:p>
              </table:table-cell>
              <table:table-cell office:value-type="float" office:value="0.5375634912408">
                <text:p>0.53756349124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553">
                <text:p>0.553</text:p>
              </table:table-cell>
              <table:table-cell office:value-type="float" office:value="0.551531564216855">
                <text:p>0.551531564216855</text:p>
              </table:table-cell>
              <table:table-cell office:value-type="float" office:value="0.539170208354929">
                <text:p>0.5391702083549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554">
                <text:p>0.554</text:p>
              </table:table-cell>
              <table:table-cell office:value-type="float" office:value="0.554408106146989">
                <text:p>0.554408106146989</text:p>
              </table:table-cell>
              <table:table-cell office:value-type="float" office:value="0.541036073390691">
                <text:p>0.5410360733906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555">
                <text:p>0.555</text:p>
              </table:table-cell>
              <table:table-cell office:value-type="float" office:value="0.557673369959573">
                <text:p>0.557673369959573</text:p>
              </table:table-cell>
              <table:table-cell office:value-type="float" office:value="0.542616875712657">
                <text:p>0.5426168757126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556">
                <text:p>0.556</text:p>
              </table:table-cell>
              <table:table-cell office:value-type="float" office:value="0.559202342697212">
                <text:p>0.559202342697212</text:p>
              </table:table-cell>
              <table:table-cell office:value-type="float" office:value="0.542098579869389">
                <text:p>0.54209857986938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57">
                <text:p>0.557</text:p>
              </table:table-cell>
              <table:table-cell office:value-type="float" office:value="0.555211464704053">
                <text:p>0.555211464704053</text:p>
              </table:table-cell>
              <table:table-cell office:value-type="float" office:value="0.541282263916243">
                <text:p>0.5412822639162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58">
                <text:p>0.558</text:p>
              </table:table-cell>
              <table:table-cell office:value-type="float" office:value="0.558515600704882">
                <text:p>0.558515600704882</text:p>
              </table:table-cell>
              <table:table-cell office:value-type="float" office:value="0.543627552607028">
                <text:p>0.5436275526070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559">
                <text:p>0.559</text:p>
              </table:table-cell>
              <table:table-cell office:value-type="float" office:value="0.557608582979164">
                <text:p>0.557608582979164</text:p>
              </table:table-cell>
              <table:table-cell office:value-type="float" office:value="0.54248730175184">
                <text:p>0.542487301751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56">
                <text:p>0.56</text:p>
              </table:table-cell>
              <table:table-cell office:value-type="float" office:value="0.559007981755986">
                <text:p>0.559007981755986</text:p>
              </table:table-cell>
              <table:table-cell office:value-type="float" office:value="0.541735772779102">
                <text:p>0.54173577277910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561">
                <text:p>0.561</text:p>
              </table:table-cell>
              <table:table-cell office:value-type="float" office:value="0.561016378148647">
                <text:p>0.561016378148647</text:p>
              </table:table-cell>
              <table:table-cell office:value-type="float" office:value="0.54164507100653">
                <text:p>0.541645071006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62">
                <text:p>0.562</text:p>
              </table:table-cell>
              <table:table-cell office:value-type="float" office:value="0.561042292940811">
                <text:p>0.561042292940811</text:p>
              </table:table-cell>
              <table:table-cell office:value-type="float" office:value="0.547514771431533">
                <text:p>0.5475147714315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63">
                <text:p>0.563</text:p>
              </table:table-cell>
              <table:table-cell office:value-type="float" office:value="0.564527832486784">
                <text:p>0.564527832486784</text:p>
              </table:table-cell>
              <table:table-cell office:value-type="float" office:value="0.546750285062714">
                <text:p>0.5467502850627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64">
                <text:p>0.564</text:p>
              </table:table-cell>
              <table:table-cell office:value-type="float" office:value="0.562791541411838">
                <text:p>0.562791541411838</text:p>
              </table:table-cell>
              <table:table-cell office:value-type="float" office:value="0.54410697626205">
                <text:p>0.544106976262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65">
                <text:p>0.565</text:p>
              </table:table-cell>
              <table:table-cell office:value-type="float" office:value="0.562934072768736">
                <text:p>0.562934072768736</text:p>
              </table:table-cell>
              <table:table-cell office:value-type="float" office:value="0.544625272105318">
                <text:p>0.5446252721053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66">
                <text:p>0.566</text:p>
              </table:table-cell>
              <table:table-cell office:value-type="float" office:value="0.563556027780657">
                <text:p>0.563556027780657</text:p>
              </table:table-cell>
              <table:table-cell office:value-type="float" office:value="0.547838706333575">
                <text:p>0.5478387063335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67">
                <text:p>0.567</text:p>
              </table:table-cell>
              <table:table-cell office:value-type="float" office:value="0.568635327044677">
                <text:p>0.568635327044677</text:p>
              </table:table-cell>
              <table:table-cell office:value-type="float" office:value="0.547346325282471">
                <text:p>0.5473463252824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68">
                <text:p>0.568</text:p>
              </table:table-cell>
              <table:table-cell office:value-type="float" office:value="0.566911993365813">
                <text:p>0.566911993365813</text:p>
              </table:table-cell>
              <table:table-cell office:value-type="float" office:value="0.548758681455375">
                <text:p>0.5487586814553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69">
                <text:p>0.569</text:p>
              </table:table-cell>
              <table:table-cell office:value-type="float" office:value="0.568713071421167">
                <text:p>0.568713071421167</text:p>
              </table:table-cell>
              <table:table-cell office:value-type="float" office:value="0.549976676687053">
                <text:p>0.54997667668705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57">
                <text:p>0.57</text:p>
              </table:table-cell>
              <table:table-cell office:value-type="float" office:value="0.568259562558308">
                <text:p>0.568259562558308</text:p>
              </table:table-cell>
              <table:table-cell office:value-type="float" office:value="0.550987353581424">
                <text:p>0.5509873535814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571">
                <text:p>0.571</text:p>
              </table:table-cell>
              <table:table-cell office:value-type="float" office:value="0.572911267751633">
                <text:p>0.572911267751633</text:p>
              </table:table-cell>
              <table:table-cell office:value-type="float" office:value="0.551181714522649">
                <text:p>0.5511817145226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572">
                <text:p>0.572</text:p>
              </table:table-cell>
              <table:table-cell office:value-type="float" office:value="0.571719187312118">
                <text:p>0.571719187312118</text:p>
              </table:table-cell>
              <table:table-cell office:value-type="float" office:value="0.552503368922981">
                <text:p>0.55250336892298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573">
                <text:p>0.573</text:p>
              </table:table-cell>
              <table:table-cell office:value-type="float" office:value="0.574725303203068">
                <text:p>0.574725303203068</text:p>
              </table:table-cell>
              <table:table-cell office:value-type="float" office:value="0.553241940499637">
                <text:p>0.553241940499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574">
                <text:p>0.574</text:p>
              </table:table-cell>
              <table:table-cell office:value-type="float" office:value="0.577290867627242">
                <text:p>0.577290867627242</text:p>
              </table:table-cell>
              <table:table-cell office:value-type="float" office:value="0.552918005597595">
                <text:p>0.5529180055975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575">
                <text:p>0.575</text:p>
              </table:table-cell>
              <table:table-cell office:value-type="float" office:value="0.575062195501192">
                <text:p>0.575062195501192</text:p>
              </table:table-cell>
              <table:table-cell office:value-type="float" office:value="0.554706126256867">
                <text:p>0.5547061262568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576">
                <text:p>0.576</text:p>
              </table:table-cell>
              <table:table-cell office:value-type="float" office:value="0.576344977713279">
                <text:p>0.576344977713279</text:p>
              </table:table-cell>
              <table:table-cell office:value-type="float" office:value="0.556351715559241">
                <text:p>0.5563517155592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577">
                <text:p>0.577</text:p>
              </table:table-cell>
              <table:table-cell office:value-type="float" office:value="0.576059914999482">
                <text:p>0.576059914999482</text:p>
              </table:table-cell>
              <table:table-cell office:value-type="float" office:value="0.557310562869286">
                <text:p>0.5573105628692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578">
                <text:p>0.578</text:p>
              </table:table-cell>
              <table:table-cell office:value-type="float" office:value="0.580543174043744">
                <text:p>0.580543174043744</text:p>
              </table:table-cell>
              <table:table-cell office:value-type="float" office:value="0.557064372343734">
                <text:p>0.5570643723437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579">
                <text:p>0.579</text:p>
              </table:table-cell>
              <table:table-cell office:value-type="float" office:value="0.581191043847828">
                <text:p>0.581191043847828</text:p>
              </table:table-cell>
              <table:table-cell office:value-type="float" office:value="0.555690888359075">
                <text:p>0.5556908883590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8">
                <text:p>0.58</text:p>
              </table:table-cell>
              <table:table-cell office:value-type="float" office:value="0.579571369337618">
                <text:p>0.579571369337618</text:p>
              </table:table-cell>
              <table:table-cell office:value-type="float" office:value="0.557388307245776">
                <text:p>0.5573883072457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81">
                <text:p>0.581</text:p>
              </table:table-cell>
              <table:table-cell office:value-type="float" office:value="0.578327459313776">
                <text:p>0.578327459313776</text:p>
              </table:table-cell>
              <table:table-cell office:value-type="float" office:value="0.558463771120556">
                <text:p>0.5584637711205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582">
                <text:p>0.582</text:p>
              </table:table-cell>
              <table:table-cell office:value-type="float" office:value="0.583264227220898">
                <text:p>0.583264227220898</text:p>
              </table:table-cell>
              <table:table-cell office:value-type="float" office:value="0.559591064579662">
                <text:p>0.5595910645796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583">
                <text:p>0.583</text:p>
              </table:table-cell>
              <table:table-cell office:value-type="float" office:value="0.580154452161294">
                <text:p>0.580154452161294</text:p>
              </table:table-cell>
              <table:table-cell office:value-type="float" office:value="0.560705400642687">
                <text:p>0.5607054006426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584">
                <text:p>0.584</text:p>
              </table:table-cell>
              <table:table-cell office:value-type="float" office:value="0.585998237794133">
                <text:p>0.585998237794133</text:p>
              </table:table-cell>
              <table:table-cell office:value-type="float" office:value="0.56026484917591">
                <text:p>0.560264849175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585">
                <text:p>0.585</text:p>
              </table:table-cell>
              <table:table-cell office:value-type="float" office:value="0.58536332538613">
                <text:p>0.58536332538613</text:p>
              </table:table-cell>
              <table:table-cell office:value-type="float" office:value="0.561936353270447">
                <text:p>0.56193635327044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86">
                <text:p>0.586</text:p>
              </table:table-cell>
              <table:table-cell office:value-type="float" office:value="0.587319892194465">
                <text:p>0.587319892194465</text:p>
              </table:table-cell>
              <table:table-cell office:value-type="float" office:value="0.560627656266197">
                <text:p>0.5606276562661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587">
                <text:p>0.587</text:p>
              </table:table-cell>
              <table:table-cell office:value-type="float" office:value="0.588084378563284">
                <text:p>0.588084378563284</text:p>
              </table:table-cell>
              <table:table-cell office:value-type="float" office:value="0.562247330776407">
                <text:p>0.56224733077640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588">
                <text:p>0.588</text:p>
              </table:table-cell>
              <table:table-cell office:value-type="float" office:value="0.589431947755779">
                <text:p>0.589431947755779</text:p>
              </table:table-cell>
              <table:table-cell office:value-type="float" office:value="0.564709236031927">
                <text:p>0.5647092360319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589">
                <text:p>0.589</text:p>
              </table:table-cell>
              <table:table-cell office:value-type="float" office:value="0.585777962060744">
                <text:p>0.585777962060744</text:p>
              </table:table-cell>
              <table:table-cell office:value-type="float" office:value="0.564527832486784">
                <text:p>0.5645278324867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59">
                <text:p>0.59</text:p>
              </table:table-cell>
              <table:table-cell office:value-type="float" office:value="0.588887737120348">
                <text:p>0.588887737120348</text:p>
              </table:table-cell>
              <table:table-cell office:value-type="float" office:value="0.565072043122214">
                <text:p>0.5650720431222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91">
                <text:p>0.591</text:p>
              </table:table-cell>
              <table:table-cell office:value-type="float" office:value="0.590727687363947">
                <text:p>0.590727687363947</text:p>
              </table:table-cell>
              <table:table-cell office:value-type="float" office:value="0.570902871358972">
                <text:p>0.5709028713589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592">
                <text:p>0.592</text:p>
              </table:table-cell>
              <table:table-cell office:value-type="float" office:value="0.595042500259148">
                <text:p>0.595042500259148</text:p>
              </table:table-cell>
              <table:table-cell office:value-type="float" office:value="0.564709236031927">
                <text:p>0.5647092360319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93">
                <text:p>0.593</text:p>
              </table:table-cell>
              <table:table-cell office:value-type="float" office:value="0.59390224940396">
                <text:p>0.59390224940396</text:p>
              </table:table-cell>
              <table:table-cell office:value-type="float" office:value="0.566639888048098">
                <text:p>0.5666398880480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94">
                <text:p>0.594</text:p>
              </table:table-cell>
              <table:table-cell office:value-type="float" office:value="0.591958639991707">
                <text:p>0.591958639991707</text:p>
              </table:table-cell>
              <table:table-cell office:value-type="float" office:value="0.569412770809578">
                <text:p>0.56941277080957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95">
                <text:p>0.595</text:p>
              </table:table-cell>
              <table:table-cell office:value-type="float" office:value="0.596156836322173">
                <text:p>0.596156836322173</text:p>
              </table:table-cell>
              <table:table-cell office:value-type="float" office:value="0.567741266715041">
                <text:p>0.5677412667150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96">
                <text:p>0.596</text:p>
              </table:table-cell>
              <table:table-cell office:value-type="float" office:value="0.595651497874987">
                <text:p>0.595651497874987</text:p>
              </table:table-cell>
              <table:table-cell office:value-type="float" office:value="0.56588835907536">
                <text:p>0.565888359075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97">
                <text:p>0.597</text:p>
              </table:table-cell>
              <table:table-cell office:value-type="float" office:value="0.596973152275319">
                <text:p>0.596973152275319</text:p>
              </table:table-cell>
              <table:table-cell office:value-type="float" office:value="0.569322069037006">
                <text:p>0.56932206903700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98">
                <text:p>0.598</text:p>
              </table:table-cell>
              <table:table-cell office:value-type="float" office:value="0.596143878926091">
                <text:p>0.596143878926091</text:p>
              </table:table-cell>
              <table:table-cell office:value-type="float" office:value="0.569775577899865">
                <text:p>0.5697755778998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9">
                <text:p>0.599</text:p>
              </table:table-cell>
              <table:table-cell office:value-type="float" office:value="0.599422100134757">
                <text:p>0.599422100134757</text:p>
              </table:table-cell>
              <table:table-cell office:value-type="float" office:value="0.570786254794237">
                <text:p>0.57078625479423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6">
                <text:p>0.6</text:p>
              </table:table-cell>
              <table:table-cell office:value-type="float" office:value="0.601326837358764">
                <text:p>0.601326837358764</text:p>
              </table:table-cell>
              <table:table-cell office:value-type="float" office:value="0.570293873743133">
                <text:p>0.5702938737431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01">
                <text:p>0.601</text:p>
              </table:table-cell>
              <table:table-cell office:value-type="float" office:value="0.600510521405618">
                <text:p>0.600510521405618</text:p>
              </table:table-cell>
              <table:table-cell office:value-type="float" office:value="0.573986731626412">
                <text:p>0.57398673162641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602">
                <text:p>0.602</text:p>
              </table:table-cell>
              <table:table-cell office:value-type="float" office:value="0.599771949828962">
                <text:p>0.599771949828962</text:p>
              </table:table-cell>
              <table:table-cell office:value-type="float" office:value="0.572405929304447">
                <text:p>0.5724059293044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03">
                <text:p>0.603</text:p>
              </table:table-cell>
              <table:table-cell office:value-type="float" office:value="0.602285684668809">
                <text:p>0.602285684668809</text:p>
              </table:table-cell>
              <table:table-cell office:value-type="float" office:value="0.572574375453509">
                <text:p>0.5725743754535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604">
                <text:p>0.604</text:p>
              </table:table-cell>
              <table:table-cell office:value-type="float" office:value="0.603179744998445">
                <text:p>0.603179744998445</text:p>
              </table:table-cell>
              <table:table-cell office:value-type="float" office:value="0.577692546905774">
                <text:p>0.57769254690577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05">
                <text:p>0.605</text:p>
              </table:table-cell>
              <table:table-cell office:value-type="float" office:value="0.605926712967762">
                <text:p>0.605926712967762</text:p>
              </table:table-cell>
              <table:table-cell office:value-type="float" office:value="0.578094226184306">
                <text:p>0.57809422618430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606">
                <text:p>0.606</text:p>
              </table:table-cell>
              <table:table-cell office:value-type="float" office:value="0.606470923603193">
                <text:p>0.606470923603193</text:p>
              </table:table-cell>
              <table:table-cell office:value-type="float" office:value="0.57950658235721">
                <text:p>0.579506582357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07">
                <text:p>0.607</text:p>
              </table:table-cell>
              <table:table-cell office:value-type="float" office:value="0.609049445423448">
                <text:p>0.609049445423448</text:p>
              </table:table-cell>
              <table:table-cell office:value-type="float" office:value="0.577070591893853">
                <text:p>0.57707059189385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608">
                <text:p>0.608</text:p>
              </table:table-cell>
              <table:table-cell office:value-type="float" office:value="0.604851249092982">
                <text:p>0.604851249092982</text:p>
              </table:table-cell>
              <table:table-cell office:value-type="float" office:value="0.576811443972219">
                <text:p>0.57681144397221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609">
                <text:p>0.609</text:p>
              </table:table-cell>
              <table:table-cell office:value-type="float" office:value="0.609969420545247">
                <text:p>0.609969420545247</text:p>
              </table:table-cell>
              <table:table-cell office:value-type="float" office:value="0.580335855706437">
                <text:p>0.5803358557064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61">
                <text:p>0.61</text:p>
              </table:table-cell>
              <table:table-cell office:value-type="float" office:value="0.610941225251374">
                <text:p>0.610941225251374</text:p>
              </table:table-cell>
              <table:table-cell office:value-type="float" office:value="0.578171970560796">
                <text:p>0.5781719705607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11">
                <text:p>0.611</text:p>
              </table:table-cell>
              <table:table-cell office:value-type="float" office:value="0.612820047683218">
                <text:p>0.612820047683218</text:p>
              </table:table-cell>
              <table:table-cell office:value-type="float" office:value="0.578962371721779">
                <text:p>0.5789623717217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612">
                <text:p>0.612</text:p>
              </table:table-cell>
              <table:table-cell office:value-type="float" office:value="0.613351300922567">
                <text:p>0.613351300922567</text:p>
              </table:table-cell>
              <table:table-cell office:value-type="float" office:value="0.580828236757541">
                <text:p>0.58082823675754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613">
                <text:p>0.613</text:p>
              </table:table-cell>
              <table:table-cell office:value-type="float" office:value="0.612327666632114">
                <text:p>0.612327666632114</text:p>
              </table:table-cell>
              <table:table-cell office:value-type="float" office:value="0.580348813102519">
                <text:p>0.5803488131025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14">
                <text:p>0.614</text:p>
              </table:table-cell>
              <table:table-cell office:value-type="float" office:value="0.61329947133824">
                <text:p>0.61329947133824</text:p>
              </table:table-cell>
              <table:table-cell office:value-type="float" office:value="0.5812817456204">
                <text:p>0.58128174562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15">
                <text:p>0.615</text:p>
              </table:table-cell>
              <table:table-cell office:value-type="float" office:value="0.616188970664455">
                <text:p>0.616188970664455</text:p>
              </table:table-cell>
              <table:table-cell office:value-type="float" office:value="0.584210117134861">
                <text:p>0.58421011713486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16">
                <text:p>0.616</text:p>
              </table:table-cell>
              <table:table-cell office:value-type="float" office:value="0.618599046335648">
                <text:p>0.618599046335648</text:p>
              </table:table-cell>
              <table:table-cell office:value-type="float" office:value="0.584883901731108">
                <text:p>0.5848839017311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617">
                <text:p>0.617</text:p>
              </table:table-cell>
              <table:table-cell office:value-type="float" office:value="0.612807090287136">
                <text:p>0.612807090287136</text:p>
              </table:table-cell>
              <table:table-cell office:value-type="float" office:value="0.586659064994299">
                <text:p>0.58665906499429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618">
                <text:p>0.618</text:p>
              </table:table-cell>
              <table:table-cell office:value-type="float" office:value="0.620737016689126">
                <text:p>0.620737016689126</text:p>
              </table:table-cell>
              <table:table-cell office:value-type="float" office:value="0.582214678138281">
                <text:p>0.5822146781382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19">
                <text:p>0.619</text:p>
              </table:table-cell>
              <table:table-cell office:value-type="float" office:value="0.61892298123769">
                <text:p>0.61892298123769</text:p>
              </table:table-cell>
              <table:table-cell office:value-type="float" office:value="0.582460868663833">
                <text:p>0.5824608686638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62">
                <text:p>0.62</text:p>
              </table:table-cell>
              <table:table-cell office:value-type="float" office:value="0.621864310148233">
                <text:p>0.621864310148233</text:p>
              </table:table-cell>
              <table:table-cell office:value-type="float" office:value="0.584210117134861">
                <text:p>0.5842101171348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621">
                <text:p>0.621</text:p>
              </table:table-cell>
              <table:table-cell office:value-type="float" office:value="0.620827718461698">
                <text:p>0.620827718461698</text:p>
              </table:table-cell>
              <table:table-cell office:value-type="float" office:value="0.586581320617809">
                <text:p>0.58658132061780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622">
                <text:p>0.622</text:p>
              </table:table-cell>
              <table:table-cell office:value-type="float" office:value="0.622810200062195">
                <text:p>0.622810200062195</text:p>
              </table:table-cell>
              <table:table-cell office:value-type="float" office:value="0.587410593967036">
                <text:p>0.5874105939670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23">
                <text:p>0.623</text:p>
              </table:table-cell>
              <table:table-cell office:value-type="float" office:value="0.624883383435265">
                <text:p>0.624883383435265</text:p>
              </table:table-cell>
              <table:table-cell office:value-type="float" office:value="0.588408313465326">
                <text:p>0.5884083134653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24">
                <text:p>0.624</text:p>
              </table:table-cell>
              <table:table-cell office:value-type="float" office:value="0.62607546387478">
                <text:p>0.62607546387478</text:p>
              </table:table-cell>
              <table:table-cell office:value-type="float" office:value="0.589367160775371">
                <text:p>0.58936716077537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25">
                <text:p>0.625</text:p>
              </table:table-cell>
              <table:table-cell office:value-type="float" office:value="0.623432155074116">
                <text:p>0.623432155074116</text:p>
              </table:table-cell>
              <table:table-cell office:value-type="float" office:value="0.587812273245569">
                <text:p>0.5878122732455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26">
                <text:p>0.626</text:p>
              </table:table-cell>
              <table:table-cell office:value-type="float" office:value="0.62607546387478">
                <text:p>0.62607546387478</text:p>
              </table:table-cell>
              <table:table-cell office:value-type="float" office:value="0.589950243599046">
                <text:p>0.5899502435990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627">
                <text:p>0.627</text:p>
              </table:table-cell>
              <table:table-cell office:value-type="float" office:value="0.628641028298953">
                <text:p>0.628641028298953</text:p>
              </table:table-cell>
              <table:table-cell office:value-type="float" office:value="0.590338965481497">
                <text:p>0.5903389654814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28">
                <text:p>0.628</text:p>
              </table:table-cell>
              <table:table-cell office:value-type="float" office:value="0.626710376282782">
                <text:p>0.626710376282782</text:p>
              </table:table-cell>
              <table:table-cell office:value-type="float" office:value="0.592282574893749">
                <text:p>0.5922825748937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629">
                <text:p>0.629</text:p>
              </table:table-cell>
              <table:table-cell office:value-type="float" office:value="0.629794236550223">
                <text:p>0.629794236550223</text:p>
              </table:table-cell>
              <table:table-cell office:value-type="float" office:value="0.592697211568363">
                <text:p>0.59269721156836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63">
                <text:p>0.63</text:p>
              </table:table-cell>
              <table:table-cell office:value-type="float" office:value="0.627073183373069">
                <text:p>0.627073183373069</text:p>
              </table:table-cell>
              <table:table-cell office:value-type="float" office:value="0.594938841090494">
                <text:p>0.59493884109049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631">
                <text:p>0.631</text:p>
              </table:table-cell>
              <table:table-cell office:value-type="float" office:value="0.627980201098787">
                <text:p>0.627980201098787</text:p>
              </table:table-cell>
              <table:table-cell office:value-type="float" office:value="0.595107287239556">
                <text:p>0.5951072872395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32">
                <text:p>0.632</text:p>
              </table:table-cell>
              <table:table-cell office:value-type="float" office:value="0.632320928786151">
                <text:p>0.632320928786151</text:p>
              </table:table-cell>
              <table:table-cell office:value-type="float" office:value="0.593798590235306">
                <text:p>0.5937985902353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633">
                <text:p>0.633</text:p>
              </table:table-cell>
              <table:table-cell office:value-type="float" office:value="0.637037420959884">
                <text:p>0.637037420959884</text:p>
              </table:table-cell>
              <table:table-cell office:value-type="float" office:value="0.597361874157769">
                <text:p>0.5973618741577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34">
                <text:p>0.634</text:p>
              </table:table-cell>
              <table:table-cell office:value-type="float" office:value="0.635793510936042">
                <text:p>0.635793510936042</text:p>
              </table:table-cell>
              <table:table-cell office:value-type="float" office:value="0.597219342800871">
                <text:p>0.5972193428008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635">
                <text:p>0.635</text:p>
              </table:table-cell>
              <table:table-cell office:value-type="float" office:value="0.634614387892609">
                <text:p>0.634614387892609</text:p>
              </table:table-cell>
              <table:table-cell office:value-type="float" office:value="0.596182751114336">
                <text:p>0.5961827511143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6">
                <text:p>0.636</text:p>
              </table:table-cell>
              <table:table-cell office:value-type="float" office:value="0.636687571265678">
                <text:p>0.636687571265678</text:p>
              </table:table-cell>
              <table:table-cell office:value-type="float" office:value="0.599590546283819">
                <text:p>0.5995905462838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637">
                <text:p>0.637</text:p>
              </table:table-cell>
              <table:table-cell office:value-type="float" office:value="0.636532082512698">
                <text:p>0.636532082512698</text:p>
              </table:table-cell>
              <table:table-cell office:value-type="float" office:value="0.596506686016378">
                <text:p>0.5965066860163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638">
                <text:p>0.638</text:p>
              </table:table-cell>
              <table:table-cell office:value-type="float" office:value="0.641494765211983">
                <text:p>0.641494765211983</text:p>
              </table:table-cell>
              <table:table-cell office:value-type="float" office:value="0.599305483570022">
                <text:p>0.5993054835700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9">
                <text:p>0.639</text:p>
              </table:table-cell>
              <table:table-cell office:value-type="float" office:value="0.640704364051">
                <text:p>0.640704364051</text:p>
              </table:table-cell>
              <table:table-cell office:value-type="float" office:value="0.599227739193532">
                <text:p>0.59922773919353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4">
                <text:p>0.64</text:p>
              </table:table-cell>
              <table:table-cell office:value-type="float" office:value="0.6390069451643">
                <text:p>0.6390069451643</text:p>
              </table:table-cell>
              <table:table-cell office:value-type="float" office:value="0.603646211257386">
                <text:p>0.60364621125738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41">
                <text:p>0.641</text:p>
              </table:table-cell>
              <table:table-cell office:value-type="float" office:value="0.63793148128952">
                <text:p>0.63793148128952</text:p>
              </table:table-cell>
              <table:table-cell office:value-type="float" office:value="0.601352752150928">
                <text:p>0.6013527521509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2">
                <text:p>0.642</text:p>
              </table:table-cell>
              <table:table-cell office:value-type="float" office:value="0.64324401368301">
                <text:p>0.64324401368301</text:p>
              </table:table-cell>
              <table:table-cell office:value-type="float" office:value="0.603879444386856">
                <text:p>0.6038794443868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643">
                <text:p>0.643</text:p>
              </table:table-cell>
              <table:table-cell office:value-type="float" office:value="0.645045091738364">
                <text:p>0.645045091738364</text:p>
              </table:table-cell>
              <table:table-cell office:value-type="float" office:value="0.604112677516326">
                <text:p>0.6041126775163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44">
                <text:p>0.644</text:p>
              </table:table-cell>
              <table:table-cell office:value-type="float" office:value="0.642181507204312">
                <text:p>0.642181507204312</text:p>
              </table:table-cell>
              <table:table-cell office:value-type="float" office:value="0.59929252617394">
                <text:p>0.599292526173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645">
                <text:p>0.645</text:p>
              </table:table-cell>
              <table:table-cell office:value-type="float" office:value="0.646224214781797">
                <text:p>0.646224214781797</text:p>
              </table:table-cell>
              <table:table-cell office:value-type="float" office:value="0.601858090598113">
                <text:p>0.6018580905981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646">
                <text:p>0.646</text:p>
              </table:table-cell>
              <table:table-cell office:value-type="float" office:value="0.645213537887426">
                <text:p>0.645213537887426</text:p>
              </table:table-cell>
              <table:table-cell office:value-type="float" office:value="0.599758992432881">
                <text:p>0.59975899243288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647">
                <text:p>0.647</text:p>
              </table:table-cell>
              <table:table-cell office:value-type="float" office:value="0.649269202860993">
                <text:p>0.649269202860993</text:p>
              </table:table-cell>
              <table:table-cell office:value-type="float" office:value="0.608207214678138">
                <text:p>0.6082072146781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648">
                <text:p>0.648</text:p>
              </table:table-cell>
              <table:table-cell office:value-type="float" office:value="0.648634290452991">
                <text:p>0.648634290452991</text:p>
              </table:table-cell>
              <table:table-cell office:value-type="float" office:value="0.606172903493314">
                <text:p>0.6061729034933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649">
                <text:p>0.649</text:p>
              </table:table-cell>
              <table:table-cell office:value-type="float" office:value="0.648543588680419">
                <text:p>0.648543588680419</text:p>
              </table:table-cell>
              <table:table-cell office:value-type="float" office:value="0.604643930755675">
                <text:p>0.6046439307556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5">
                <text:p>0.65</text:p>
              </table:table-cell>
              <table:table-cell office:value-type="float" office:value="0.648802736602052">
                <text:p>0.648802736602052</text:p>
              </table:table-cell>
              <table:table-cell office:value-type="float" office:value="0.604941950865554">
                <text:p>0.6049419508655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51">
                <text:p>0.651</text:p>
              </table:table-cell>
              <table:table-cell office:value-type="float" office:value="0.654180055975951">
                <text:p>0.654180055975951</text:p>
              </table:table-cell>
              <table:table-cell office:value-type="float" office:value="0.610513631180678">
                <text:p>0.6105136311806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52">
                <text:p>0.652</text:p>
              </table:table-cell>
              <table:table-cell office:value-type="float" office:value="0.651459002798798">
                <text:p>0.651459002798798</text:p>
              </table:table-cell>
              <table:table-cell office:value-type="float" office:value="0.60683373069348">
                <text:p>0.6068337306934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653">
                <text:p>0.653</text:p>
              </table:table-cell>
              <table:table-cell office:value-type="float" office:value="0.653661760132684">
                <text:p>0.653661760132684</text:p>
              </table:table-cell>
              <table:table-cell office:value-type="float" office:value="0.608025811132995">
                <text:p>0.6080258111329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654">
                <text:p>0.654</text:p>
              </table:table-cell>
              <table:table-cell office:value-type="float" office:value="0.655540582564528">
                <text:p>0.655540582564528</text:p>
              </table:table-cell>
              <table:table-cell office:value-type="float" office:value="0.610358142427698">
                <text:p>0.6103581424276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655">
                <text:p>0.655</text:p>
              </table:table-cell>
              <table:table-cell office:value-type="float" office:value="0.657030683113921">
                <text:p>0.657030683113921</text:p>
              </table:table-cell>
              <table:table-cell office:value-type="float" office:value="0.612405411008604">
                <text:p>0.6124054110086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56">
                <text:p>0.656</text:p>
              </table:table-cell>
              <table:table-cell office:value-type="float" office:value="0.656875194360941">
                <text:p>0.656875194360941</text:p>
              </table:table-cell>
              <table:table-cell office:value-type="float" office:value="0.611809370788846">
                <text:p>0.6118093707888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657">
                <text:p>0.657</text:p>
              </table:table-cell>
              <table:table-cell office:value-type="float" office:value="0.660205245153934">
                <text:p>0.660205245153934</text:p>
              </table:table-cell>
              <table:table-cell office:value-type="float" office:value="0.614167616875713">
                <text:p>0.6141676168757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658">
                <text:p>0.658</text:p>
              </table:table-cell>
              <table:table-cell office:value-type="float" office:value="0.659531460557686">
                <text:p>0.659531460557686</text:p>
              </table:table-cell>
              <table:table-cell office:value-type="float" office:value="0.60952886907847">
                <text:p>0.609528869078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659">
                <text:p>0.659</text:p>
              </table:table-cell>
              <table:table-cell office:value-type="float" office:value="0.663522338550845">
                <text:p>0.663522338550845</text:p>
              </table:table-cell>
              <table:table-cell office:value-type="float" office:value="0.612586814553747">
                <text:p>0.6125868145537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">
                <text:p>0.66</text:p>
              </table:table-cell>
              <table:table-cell office:value-type="float" office:value="0.655916347050897">
                <text:p>0.655916347050897</text:p>
              </table:table-cell>
              <table:table-cell office:value-type="float" office:value="0.613480874883383">
                <text:p>0.61348087488338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61">
                <text:p>0.661</text:p>
              </table:table-cell>
              <table:table-cell office:value-type="float" office:value="0.658287550533845">
                <text:p>0.658287550533845</text:p>
              </table:table-cell>
              <table:table-cell office:value-type="float" office:value="0.613597491448119">
                <text:p>0.6135974914481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2">
                <text:p>0.662</text:p>
              </table:table-cell>
              <table:table-cell office:value-type="float" office:value="0.662161811962268">
                <text:p>0.662161811962268</text:p>
              </table:table-cell>
              <table:table-cell office:value-type="float" office:value="0.614193531667876">
                <text:p>0.614193531667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63">
                <text:p>0.663</text:p>
              </table:table-cell>
              <table:table-cell office:value-type="float" office:value="0.665090183476729">
                <text:p>0.665090183476729</text:p>
              </table:table-cell>
              <table:table-cell office:value-type="float" office:value="0.61560588784078">
                <text:p>0.6156058878407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4">
                <text:p>0.664</text:p>
              </table:table-cell>
              <table:table-cell office:value-type="float" office:value="0.665064268684565">
                <text:p>0.665064268684565</text:p>
              </table:table-cell>
              <table:table-cell office:value-type="float" office:value="0.617160775370582">
                <text:p>0.6171607753705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5">
                <text:p>0.665</text:p>
              </table:table-cell>
              <table:table-cell office:value-type="float" office:value="0.663250233233129">
                <text:p>0.663250233233129</text:p>
              </table:table-cell>
              <table:table-cell office:value-type="float" office:value="0.619013683010262">
                <text:p>0.61901368301026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66">
                <text:p>0.666</text:p>
              </table:table-cell>
              <table:table-cell office:value-type="float" office:value="0.663379807193946">
                <text:p>0.663379807193946</text:p>
              </table:table-cell>
              <table:table-cell office:value-type="float" office:value="0.616240800248782">
                <text:p>0.6162408002487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667">
                <text:p>0.667</text:p>
              </table:table-cell>
              <table:table-cell office:value-type="float" office:value="0.667370685187105">
                <text:p>0.667370685187105</text:p>
              </table:table-cell>
              <table:table-cell office:value-type="float" office:value="0.618158494868871">
                <text:p>0.6181584948688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668">
                <text:p>0.668</text:p>
              </table:table-cell>
              <table:table-cell office:value-type="float" office:value="0.667863066238209">
                <text:p>0.667863066238209</text:p>
              </table:table-cell>
              <table:table-cell office:value-type="float" office:value="0.616785010884213">
                <text:p>0.6167850108842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69">
                <text:p>0.669</text:p>
              </table:table-cell>
              <table:table-cell office:value-type="float" office:value="0.667292940810615">
                <text:p>0.667292940810615</text:p>
              </table:table-cell>
              <table:table-cell office:value-type="float" office:value="0.618171452264953">
                <text:p>0.61817145226495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67">
                <text:p>0.67</text:p>
              </table:table-cell>
              <table:table-cell office:value-type="float" office:value="0.668472063854048">
                <text:p>0.668472063854048</text:p>
              </table:table-cell>
              <table:table-cell office:value-type="float" office:value="0.620659272312636">
                <text:p>0.62065927231263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671">
                <text:p>0.671</text:p>
              </table:table-cell>
              <table:table-cell office:value-type="float" office:value="0.671789157250959">
                <text:p>0.671789157250959</text:p>
              </table:table-cell>
              <table:table-cell office:value-type="float" office:value="0.619324660516223">
                <text:p>0.6193246605162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672">
                <text:p>0.672</text:p>
              </table:table-cell>
              <table:table-cell office:value-type="float" office:value="0.670985798693895">
                <text:p>0.670985798693895</text:p>
              </table:table-cell>
              <table:table-cell office:value-type="float" office:value="0.620464911371411">
                <text:p>0.6204649113714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3">
                <text:p>0.673</text:p>
              </table:table-cell>
              <table:table-cell office:value-type="float" office:value="0.673240385612107">
                <text:p>0.673240385612107</text:p>
              </table:table-cell>
              <table:table-cell office:value-type="float" office:value="0.623743132580077">
                <text:p>0.6237431325800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674">
                <text:p>0.674</text:p>
              </table:table-cell>
              <table:table-cell office:value-type="float" office:value="0.674056701565253">
                <text:p>0.674056701565253</text:p>
              </table:table-cell>
              <table:table-cell office:value-type="float" office:value="0.622175287654193">
                <text:p>0.6221752876541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75">
                <text:p>0.675</text:p>
              </table:table-cell>
              <table:table-cell office:value-type="float" office:value="0.676039183165751">
                <text:p>0.676039183165751</text:p>
              </table:table-cell>
              <table:table-cell office:value-type="float" office:value="0.624442831968488">
                <text:p>0.62444283196848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676">
                <text:p>0.676</text:p>
              </table:table-cell>
              <table:table-cell office:value-type="float" office:value="0.678475173629107">
                <text:p>0.678475173629107</text:p>
              </table:table-cell>
              <table:table-cell office:value-type="float" office:value="0.624378044988079">
                <text:p>0.6243780449880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77">
                <text:p>0.677</text:p>
              </table:table-cell>
              <table:table-cell office:value-type="float" office:value="0.678760236342905">
                <text:p>0.678760236342905</text:p>
              </table:table-cell>
              <table:table-cell office:value-type="float" office:value="0.62376904737224">
                <text:p>0.623769047372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78">
                <text:p>0.678</text:p>
              </table:table-cell>
              <table:table-cell office:value-type="float" office:value="0.677464496734736">
                <text:p>0.677464496734736</text:p>
              </table:table-cell>
              <table:table-cell office:value-type="float" office:value="0.626192080439515">
                <text:p>0.6261920804395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679">
                <text:p>0.679</text:p>
              </table:table-cell>
              <table:table-cell office:value-type="float" office:value="0.675482015134239">
                <text:p>0.675482015134239</text:p>
              </table:table-cell>
              <table:table-cell office:value-type="float" office:value="0.627319373898621">
                <text:p>0.6273193738986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68">
                <text:p>0.68</text:p>
              </table:table-cell>
              <table:table-cell office:value-type="float" office:value="0.679408106146989">
                <text:p>0.679408106146989</text:p>
              </table:table-cell>
              <table:table-cell office:value-type="float" office:value="0.623678345599668">
                <text:p>0.6236783455996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681">
                <text:p>0.681</text:p>
              </table:table-cell>
              <table:table-cell office:value-type="float" office:value="0.68041878304136">
                <text:p>0.68041878304136</text:p>
              </table:table-cell>
              <table:table-cell office:value-type="float" office:value="0.625207318337307">
                <text:p>0.6252073183373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682">
                <text:p>0.682</text:p>
              </table:table-cell>
              <table:table-cell office:value-type="float" office:value="0.684357831450192">
                <text:p>0.684357831450192</text:p>
              </table:table-cell>
              <table:table-cell office:value-type="float" office:value="0.626438270965067">
                <text:p>0.6264382709650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683">
                <text:p>0.683</text:p>
              </table:table-cell>
              <table:table-cell office:value-type="float" office:value="0.682764071732145">
                <text:p>0.682764071732145</text:p>
              </table:table-cell>
              <table:table-cell office:value-type="float" office:value="0.627669223592827">
                <text:p>0.62766922359282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684">
                <text:p>0.684</text:p>
              </table:table-cell>
              <table:table-cell office:value-type="float" office:value="0.685355550948481">
                <text:p>0.685355550948481</text:p>
              </table:table-cell>
              <table:table-cell office:value-type="float" office:value="0.629586918212916">
                <text:p>0.6295869182129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685">
                <text:p>0.685</text:p>
              </table:table-cell>
              <table:table-cell office:value-type="float" office:value="0.684642894163989">
                <text:p>0.684642894163989</text:p>
              </table:table-cell>
              <table:table-cell office:value-type="float" office:value="0.629910853114958">
                <text:p>0.6299108531149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686">
                <text:p>0.686</text:p>
              </table:table-cell>
              <table:table-cell office:value-type="float" office:value="0.687545350886286">
                <text:p>0.687545350886286</text:p>
              </table:table-cell>
              <table:table-cell office:value-type="float" office:value="0.630403234166062">
                <text:p>0.6304032341660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687">
                <text:p>0.687</text:p>
              </table:table-cell>
              <table:table-cell office:value-type="float" office:value="0.68657354618016">
                <text:p>0.68657354618016</text:p>
              </table:table-cell>
              <table:table-cell office:value-type="float" office:value="0.631530527625168">
                <text:p>0.63153052762516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688">
                <text:p>0.688</text:p>
              </table:table-cell>
              <table:table-cell office:value-type="float" office:value="0.686741992329222">
                <text:p>0.686741992329222</text:p>
              </table:table-cell>
              <table:table-cell office:value-type="float" office:value="0.631413911060433">
                <text:p>0.6314139110604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689">
                <text:p>0.689</text:p>
              </table:table-cell>
              <table:table-cell office:value-type="float" office:value="0.688646729553229">
                <text:p>0.688646729553229</text:p>
              </table:table-cell>
              <table:table-cell office:value-type="float" office:value="0.632826267233337">
                <text:p>0.6328262672333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69">
                <text:p>0.69</text:p>
              </table:table-cell>
              <table:table-cell office:value-type="float" office:value="0.68957966207111">
                <text:p>0.68957966207111</text:p>
              </table:table-cell>
              <table:table-cell office:value-type="float" office:value="0.634134964237587">
                <text:p>0.6341349642375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691">
                <text:p>0.691</text:p>
              </table:table-cell>
              <table:table-cell office:value-type="float" office:value="0.690681040738053">
                <text:p>0.690681040738053</text:p>
              </table:table-cell>
              <table:table-cell office:value-type="float" office:value="0.631724888566394">
                <text:p>0.6317248885663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692">
                <text:p>0.692</text:p>
              </table:table-cell>
              <table:table-cell office:value-type="float" office:value="0.693091116409246">
                <text:p>0.693091116409246</text:p>
              </table:table-cell>
              <table:table-cell office:value-type="float" office:value="0.634277495594485">
                <text:p>0.6342774955944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693">
                <text:p>0.693</text:p>
              </table:table-cell>
              <table:table-cell office:value-type="float" office:value="0.693129988597491">
                <text:p>0.693129988597491</text:p>
              </table:table-cell>
              <table:table-cell office:value-type="float" office:value="0.636337721571473">
                <text:p>0.6363377215714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694">
                <text:p>0.694</text:p>
              </table:table-cell>
              <table:table-cell office:value-type="float" office:value="0.692831968487613">
                <text:p>0.692831968487613</text:p>
              </table:table-cell>
              <table:table-cell office:value-type="float" office:value="0.635301129884938">
                <text:p>0.6353011298849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695">
                <text:p>0.695</text:p>
              </table:table-cell>
              <table:table-cell office:value-type="float" office:value="0.694646003939048">
                <text:p>0.694646003939048</text:p>
              </table:table-cell>
              <table:table-cell office:value-type="float" office:value="0.638540478905359">
                <text:p>0.6385404789053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96">
                <text:p>0.696</text:p>
              </table:table-cell>
              <table:table-cell office:value-type="float" office:value="0.694464600393905">
                <text:p>0.694464600393905</text:p>
              </table:table-cell>
              <table:table-cell office:value-type="float" office:value="0.637050378355966">
                <text:p>0.6370503783559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697">
                <text:p>0.697</text:p>
              </table:table-cell>
              <table:table-cell office:value-type="float" office:value="0.696693272519954">
                <text:p>0.696693272519954</text:p>
              </table:table-cell>
              <table:table-cell office:value-type="float" office:value="0.63384990152379">
                <text:p>0.633849901523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98">
                <text:p>0.698</text:p>
              </table:table-cell>
              <table:table-cell office:value-type="float" office:value="0.700593448740541">
                <text:p>0.700593448740541</text:p>
              </table:table-cell>
              <table:table-cell office:value-type="float" office:value="0.638903285995646">
                <text:p>0.6389032859956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699">
                <text:p>0.699</text:p>
              </table:table-cell>
              <table:table-cell office:value-type="float" office:value="0.697652119829999">
                <text:p>0.697652119829999</text:p>
              </table:table-cell>
              <table:table-cell office:value-type="float" office:value="0.637983310873847">
                <text:p>0.6379833108738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7">
                <text:p>0.7</text:p>
              </table:table-cell>
              <table:table-cell office:value-type="float" office:value="0.70204467710169">
                <text:p>0.70204467710169</text:p>
              </table:table-cell>
              <table:table-cell office:value-type="float" office:value="0.63924017829377">
                <text:p>0.639240178293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701">
                <text:p>0.701</text:p>
              </table:table-cell>
              <table:table-cell office:value-type="float" office:value="0.701059914999482">
                <text:p>0.701059914999482</text:p>
              </table:table-cell>
              <table:table-cell office:value-type="float" office:value="0.639343837462423">
                <text:p>0.63934383746242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702">
                <text:p>0.702</text:p>
              </table:table-cell>
              <table:table-cell office:value-type="float" office:value="0.703107183580388">
                <text:p>0.703107183580388</text:p>
              </table:table-cell>
              <table:table-cell office:value-type="float" office:value="0.638825541619156">
                <text:p>0.6388255416191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703">
                <text:p>0.703</text:p>
              </table:table-cell>
              <table:table-cell office:value-type="float" office:value="0.70227791023116">
                <text:p>0.70227791023116</text:p>
              </table:table-cell>
              <table:table-cell office:value-type="float" office:value="0.640497045713693">
                <text:p>0.6404970457136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704">
                <text:p>0.704</text:p>
              </table:table-cell>
              <table:table-cell office:value-type="float" office:value="0.705258111329947">
                <text:p>0.705258111329947</text:p>
              </table:table-cell>
              <table:table-cell office:value-type="float" office:value="0.640276769980305">
                <text:p>0.6402767699803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05">
                <text:p>0.705</text:p>
              </table:table-cell>
              <table:table-cell office:value-type="float" office:value="0.704402923188556">
                <text:p>0.704402923188556</text:p>
              </table:table-cell>
              <table:table-cell office:value-type="float" office:value="0.64285529180056">
                <text:p>0.642855291800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706">
                <text:p>0.706</text:p>
              </table:table-cell>
              <table:table-cell office:value-type="float" office:value="0.707033274593138">
                <text:p>0.707033274593138</text:p>
              </table:table-cell>
              <table:table-cell office:value-type="float" office:value="0.643425417228154">
                <text:p>0.64342541722815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707">
                <text:p>0.707</text:p>
              </table:table-cell>
              <table:table-cell office:value-type="float" office:value="0.705763449777133">
                <text:p>0.705763449777133</text:p>
              </table:table-cell>
              <table:table-cell office:value-type="float" office:value="0.642725717839743">
                <text:p>0.6427257178397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708">
                <text:p>0.708</text:p>
              </table:table-cell>
              <table:table-cell office:value-type="float" office:value="0.709171244946616">
                <text:p>0.709171244946616</text:p>
              </table:table-cell>
              <table:table-cell office:value-type="float" office:value="0.641170830309941">
                <text:p>0.6411708303099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709">
                <text:p>0.709</text:p>
              </table:table-cell>
              <table:table-cell office:value-type="float" office:value="0.706294703016482">
                <text:p>0.706294703016482</text:p>
              </table:table-cell>
              <table:table-cell office:value-type="float" office:value="0.641494765211983">
                <text:p>0.64149476521198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">
                <text:p>0.71</text:p>
              </table:table-cell>
              <table:table-cell office:value-type="float" office:value="0.709987560899762">
                <text:p>0.709987560899762</text:p>
              </table:table-cell>
              <table:table-cell office:value-type="float" office:value="0.643749352130196">
                <text:p>0.6437493521301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711">
                <text:p>0.711</text:p>
              </table:table-cell>
              <table:table-cell office:value-type="float" office:value="0.712488338343527">
                <text:p>0.712488338343527</text:p>
              </table:table-cell>
              <table:table-cell office:value-type="float" office:value="0.646314916554369">
                <text:p>0.64631491655436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712">
                <text:p>0.712</text:p>
              </table:table-cell>
              <table:table-cell office:value-type="float" office:value="0.709534052036903">
                <text:p>0.709534052036903</text:p>
              </table:table-cell>
              <table:table-cell office:value-type="float" office:value="0.644345392349953">
                <text:p>0.6443453923499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713">
                <text:p>0.713</text:p>
              </table:table-cell>
              <table:table-cell office:value-type="float" office:value="0.713019591582876">
                <text:p>0.713019591582876</text:p>
              </table:table-cell>
              <table:table-cell office:value-type="float" office:value="0.64670363843682">
                <text:p>0.646703638436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14">
                <text:p>0.714</text:p>
              </table:table-cell>
              <table:table-cell office:value-type="float" office:value="0.715598113403131">
                <text:p>0.715598113403131</text:p>
              </table:table-cell>
              <table:table-cell office:value-type="float" office:value="0.646768425417228">
                <text:p>0.6467684254172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715">
                <text:p>0.715</text:p>
              </table:table-cell>
              <table:table-cell office:value-type="float" office:value="0.713084378563284">
                <text:p>0.713084378563284</text:p>
              </table:table-cell>
              <table:table-cell office:value-type="float" office:value="0.64578366331502">
                <text:p>0.6457836633150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16">
                <text:p>0.716</text:p>
              </table:table-cell>
              <table:table-cell office:value-type="float" office:value="0.715170519332435">
                <text:p>0.715170519332435</text:p>
              </table:table-cell>
              <table:table-cell office:value-type="float" office:value="0.648336270343112">
                <text:p>0.6483362703431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17">
                <text:p>0.717</text:p>
              </table:table-cell>
              <table:table-cell office:value-type="float" office:value="0.719679693168861">
                <text:p>0.719679693168861</text:p>
              </table:table-cell>
              <table:table-cell office:value-type="float" office:value="0.647753187519436">
                <text:p>0.64775318751943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18">
                <text:p>0.718</text:p>
              </table:table-cell>
              <table:table-cell office:value-type="float" office:value="0.718837462423551">
                <text:p>0.718837462423551</text:p>
              </table:table-cell>
              <table:table-cell office:value-type="float" office:value="0.648219653778377">
                <text:p>0.6482196537783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719">
                <text:p>0.719</text:p>
              </table:table-cell>
              <table:table-cell office:value-type="float" office:value="0.716388514564113">
                <text:p>0.716388514564113</text:p>
              </table:table-cell>
              <table:table-cell office:value-type="float" office:value="0.647455167409557">
                <text:p>0.6474551674095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2">
                <text:p>0.72</text:p>
              </table:table-cell>
              <table:table-cell office:value-type="float" office:value="0.722595107287239">
                <text:p>0.722595107287239</text:p>
              </table:table-cell>
              <table:table-cell office:value-type="float" office:value="0.648517673888255">
                <text:p>0.6485176738882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21">
                <text:p>0.721</text:p>
              </table:table-cell>
              <table:table-cell office:value-type="float" office:value="0.720314605576863">
                <text:p>0.720314605576863</text:p>
              </table:table-cell>
              <table:table-cell office:value-type="float" office:value="0.648465844303929">
                <text:p>0.6484658443039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722">
                <text:p>0.722</text:p>
              </table:table-cell>
              <table:table-cell office:value-type="float" office:value="0.723851974707163">
                <text:p>0.723851974707163</text:p>
              </table:table-cell>
              <table:table-cell office:value-type="float" office:value="0.65309163470509">
                <text:p>0.653091634705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723">
                <text:p>0.723</text:p>
              </table:table-cell>
              <table:table-cell office:value-type="float" office:value="0.722439618534259">
                <text:p>0.722439618534259</text:p>
              </table:table-cell>
              <table:table-cell office:value-type="float" office:value="0.653039805120763">
                <text:p>0.6530398051207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724">
                <text:p>0.724</text:p>
              </table:table-cell>
              <table:table-cell office:value-type="float" office:value="0.722996786565772">
                <text:p>0.722996786565772</text:p>
              </table:table-cell>
              <table:table-cell office:value-type="float" office:value="0.653804291489582">
                <text:p>0.6538042914895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725">
                <text:p>0.725</text:p>
              </table:table-cell>
              <table:table-cell office:value-type="float" office:value="0.72698766455893">
                <text:p>0.72698766455893</text:p>
              </table:table-cell>
              <table:table-cell office:value-type="float" office:value="0.651523789779206">
                <text:p>0.6515237897792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726">
                <text:p>0.726</text:p>
              </table:table-cell>
              <table:table-cell office:value-type="float" office:value="0.730421374520576">
                <text:p>0.730421374520576</text:p>
              </table:table-cell>
              <table:table-cell office:value-type="float" office:value="0.654542863066238">
                <text:p>0.6545428630662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727">
                <text:p>0.727</text:p>
              </table:table-cell>
              <table:table-cell office:value-type="float" office:value="0.728568466880896">
                <text:p>0.728568466880896</text:p>
              </table:table-cell>
              <table:table-cell office:value-type="float" office:value="0.653506271379704">
                <text:p>0.6535062713797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728">
                <text:p>0.728</text:p>
              </table:table-cell>
              <table:table-cell office:value-type="float" office:value="0.729838291696901">
                <text:p>0.729838291696901</text:p>
              </table:table-cell>
              <table:table-cell office:value-type="float" office:value="0.652884316367783">
                <text:p>0.6528843163677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729">
                <text:p>0.729</text:p>
              </table:table-cell>
              <table:table-cell office:value-type="float" office:value="0.731587540167928">
                <text:p>0.731587540167928</text:p>
              </table:table-cell>
              <table:table-cell office:value-type="float" office:value="0.656499429874572">
                <text:p>0.6564994298745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73">
                <text:p>0.73</text:p>
              </table:table-cell>
              <table:table-cell office:value-type="float" office:value="0.730343630144086">
                <text:p>0.730343630144086</text:p>
              </table:table-cell>
              <table:table-cell office:value-type="float" office:value="0.653376697418887">
                <text:p>0.6533766974188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731">
                <text:p>0.731</text:p>
              </table:table-cell>
              <table:table-cell office:value-type="float" office:value="0.730032652638126">
                <text:p>0.730032652638126</text:p>
              </table:table-cell>
              <table:table-cell office:value-type="float" office:value="0.655773815693998">
                <text:p>0.6557738156939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732">
                <text:p>0.732</text:p>
              </table:table-cell>
              <table:table-cell office:value-type="float" office:value="0.732131750803359">
                <text:p>0.732131750803359</text:p>
              </table:table-cell>
              <table:table-cell office:value-type="float" office:value="0.654672437027055">
                <text:p>0.6546724370270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733">
                <text:p>0.733</text:p>
              </table:table-cell>
              <table:table-cell office:value-type="float" office:value="0.731276562661968">
                <text:p>0.731276562661968</text:p>
              </table:table-cell>
              <table:table-cell office:value-type="float" office:value="0.655346221623303">
                <text:p>0.65534622162330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734">
                <text:p>0.734</text:p>
              </table:table-cell>
              <table:table-cell office:value-type="float" office:value="0.733025811132995">
                <text:p>0.733025811132995</text:p>
              </table:table-cell>
              <table:table-cell office:value-type="float" office:value="0.658002487820048">
                <text:p>0.65800248782004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735">
                <text:p>0.735</text:p>
              </table:table-cell>
              <table:table-cell office:value-type="float" office:value="0.735798693894475">
                <text:p>0.735798693894475</text:p>
              </table:table-cell>
              <table:table-cell office:value-type="float" office:value="0.657665595521924">
                <text:p>0.6576655955219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736">
                <text:p>0.736</text:p>
              </table:table-cell>
              <table:table-cell office:value-type="float" office:value="0.736057841816109">
                <text:p>0.736057841816109</text:p>
              </table:table-cell>
              <table:table-cell office:value-type="float" office:value="0.659997926816627">
                <text:p>0.65999792681662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737">
                <text:p>0.737</text:p>
              </table:table-cell>
              <table:table-cell office:value-type="float" office:value="0.736589095055458">
                <text:p>0.736589095055458</text:p>
              </table:table-cell>
              <table:table-cell office:value-type="float" office:value="0.659375971804706">
                <text:p>0.6593759718047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738">
                <text:p>0.738</text:p>
              </table:table-cell>
              <table:table-cell office:value-type="float" office:value="0.737807090287136">
                <text:p>0.737807090287136</text:p>
              </table:table-cell>
              <table:table-cell office:value-type="float" office:value="0.658870633357521">
                <text:p>0.65887063335752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39">
                <text:p>0.739</text:p>
              </table:table-cell>
              <table:table-cell office:value-type="float" office:value="0.738429045299057">
                <text:p>0.738429045299057</text:p>
              </table:table-cell>
              <table:table-cell office:value-type="float" office:value="0.658831761169275">
                <text:p>0.6588317611692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4">
                <text:p>0.74</text:p>
              </table:table-cell>
              <table:table-cell office:value-type="float" office:value="0.739336063024775">
                <text:p>0.739336063024775</text:p>
              </table:table-cell>
              <table:table-cell office:value-type="float" office:value="0.660982688918835">
                <text:p>0.6609826889188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741">
                <text:p>0.741</text:p>
              </table:table-cell>
              <table:table-cell office:value-type="float" office:value="0.740191251166166">
                <text:p>0.740191251166166</text:p>
              </table:table-cell>
              <table:table-cell office:value-type="float" office:value="0.660749455789365">
                <text:p>0.6607494557893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742">
                <text:p>0.742</text:p>
              </table:table-cell>
              <table:table-cell office:value-type="float" office:value="0.743132580076708">
                <text:p>0.743132580076708</text:p>
              </table:table-cell>
              <table:table-cell office:value-type="float" office:value="0.660995646314917">
                <text:p>0.6609956463149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43">
                <text:p>0.743</text:p>
              </table:table-cell>
              <table:table-cell office:value-type="float" office:value="0.744985487716389">
                <text:p>0.744985487716389</text:p>
              </table:table-cell>
              <table:table-cell office:value-type="float" office:value="0.66240800248782">
                <text:p>0.6624080024878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744">
                <text:p>0.744</text:p>
              </table:table-cell>
              <table:table-cell office:value-type="float" office:value="0.744000725614181">
                <text:p>0.744000725614181</text:p>
              </table:table-cell>
              <table:table-cell office:value-type="float" office:value="0.660568052244221">
                <text:p>0.6605680522442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745">
                <text:p>0.745</text:p>
              </table:table-cell>
              <table:table-cell office:value-type="float" office:value="0.745516740955738">
                <text:p>0.745516740955738</text:p>
              </table:table-cell>
              <table:table-cell office:value-type="float" office:value="0.663664869907743">
                <text:p>0.6636648699077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46">
                <text:p>0.746</text:p>
              </table:table-cell>
              <table:table-cell office:value-type="float" office:value="0.746695863999171">
                <text:p>0.746695863999171</text:p>
              </table:table-cell>
              <table:table-cell office:value-type="float" office:value="0.66332797760962">
                <text:p>0.663327977609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7">
                <text:p>0.747</text:p>
              </table:table-cell>
              <table:table-cell office:value-type="float" office:value="0.74746035036799">
                <text:p>0.74746035036799</text:p>
              </table:table-cell>
              <table:table-cell office:value-type="float" office:value="0.663379807193946">
                <text:p>0.6633798071939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748">
                <text:p>0.748</text:p>
              </table:table-cell>
              <table:table-cell office:value-type="float" office:value="0.749909298227428">
                <text:p>0.749909298227428</text:p>
              </table:table-cell>
              <table:table-cell office:value-type="float" office:value="0.662757852182026">
                <text:p>0.66275785218202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749">
                <text:p>0.749</text:p>
              </table:table-cell>
              <table:table-cell office:value-type="float" office:value="0.747680626101379">
                <text:p>0.747680626101379</text:p>
              </table:table-cell>
              <table:table-cell office:value-type="float" office:value="0.665427075774852">
                <text:p>0.6654270757748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75">
                <text:p>0.75</text:p>
              </table:table-cell>
              <table:table-cell office:value-type="float" office:value="0.752086140769151">
                <text:p>0.752086140769151</text:p>
              </table:table-cell>
              <table:table-cell office:value-type="float" office:value="0.665686223696486">
                <text:p>0.66568622369648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51">
                <text:p>0.751</text:p>
              </table:table-cell>
              <table:table-cell office:value-type="float" office:value="0.752112055561314">
                <text:p>0.752112055561314</text:p>
              </table:table-cell>
              <table:table-cell office:value-type="float" office:value="0.664312739711827">
                <text:p>0.6643127397118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752">
                <text:p>0.752</text:p>
              </table:table-cell>
              <table:table-cell office:value-type="float" office:value="0.753368922981238">
                <text:p>0.753368922981238</text:p>
              </table:table-cell>
              <table:table-cell office:value-type="float" office:value="0.665116098268892">
                <text:p>0.6651160982688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753">
                <text:p>0.753</text:p>
              </table:table-cell>
              <table:table-cell office:value-type="float" office:value="0.751451228361149">
                <text:p>0.751451228361149</text:p>
              </table:table-cell>
              <table:table-cell office:value-type="float" office:value="0.667992640199026">
                <text:p>0.6679926401990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754">
                <text:p>0.754</text:p>
              </table:table-cell>
              <table:table-cell office:value-type="float" office:value="0.753796517051933">
                <text:p>0.753796517051933</text:p>
              </table:table-cell>
              <table:table-cell office:value-type="float" office:value="0.667396599979268">
                <text:p>0.6673965999792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755">
                <text:p>0.755</text:p>
              </table:table-cell>
              <table:table-cell office:value-type="float" office:value="0.753511454338136">
                <text:p>0.753511454338136</text:p>
              </table:table-cell>
              <table:table-cell office:value-type="float" office:value="0.666748730175184">
                <text:p>0.66674873017518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756">
                <text:p>0.756</text:p>
              </table:table-cell>
              <table:table-cell office:value-type="float" office:value="0.755817870840676">
                <text:p>0.755817870840676</text:p>
              </table:table-cell>
              <table:table-cell office:value-type="float" office:value="0.667163366849798">
                <text:p>0.6671633668497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757">
                <text:p>0.757</text:p>
              </table:table-cell>
              <table:table-cell office:value-type="float" office:value="0.757359800974396">
                <text:p>0.757359800974396</text:p>
              </table:table-cell>
              <table:table-cell office:value-type="float" office:value="0.669132891054214">
                <text:p>0.66913289105421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758">
                <text:p>0.758</text:p>
              </table:table-cell>
              <table:table-cell office:value-type="float" office:value="0.753822431844097">
                <text:p>0.753822431844097</text:p>
              </table:table-cell>
              <table:table-cell office:value-type="float" office:value="0.668692339587436">
                <text:p>0.6686923395874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759">
                <text:p>0.759</text:p>
              </table:table-cell>
              <table:table-cell office:value-type="float" office:value="0.759147921633669">
                <text:p>0.759147921633669</text:p>
              </table:table-cell>
              <table:table-cell office:value-type="float" office:value="0.671542966725407">
                <text:p>0.6715429667254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76">
                <text:p>0.76</text:p>
              </table:table-cell>
              <table:table-cell office:value-type="float" office:value="0.758370477868768">
                <text:p>0.758370477868768</text:p>
              </table:table-cell>
              <table:table-cell office:value-type="float" office:value="0.669780760858298">
                <text:p>0.66978076085829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761">
                <text:p>0.761</text:p>
              </table:table-cell>
              <table:table-cell office:value-type="float" office:value="0.76177827303825">
                <text:p>0.76177827303825</text:p>
              </table:table-cell>
              <table:table-cell office:value-type="float" office:value="0.669975121799523">
                <text:p>0.66997512179952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762">
                <text:p>0.762</text:p>
              </table:table-cell>
              <table:table-cell office:value-type="float" office:value="0.762905566497357">
                <text:p>0.762905566497357</text:p>
              </table:table-cell>
              <table:table-cell office:value-type="float" office:value="0.671231989219447">
                <text:p>0.6712319892194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763">
                <text:p>0.763</text:p>
              </table:table-cell>
              <table:table-cell office:value-type="float" office:value="0.762037420959884">
                <text:p>0.762037420959884</text:p>
              </table:table-cell>
              <table:table-cell office:value-type="float" office:value="0.669404996371929">
                <text:p>0.6694049963719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764">
                <text:p>0.764</text:p>
              </table:table-cell>
              <table:table-cell office:value-type="float" office:value="0.76523789779206">
                <text:p>0.76523789779206</text:p>
              </table:table-cell>
              <table:table-cell office:value-type="float" office:value="0.671206074427283">
                <text:p>0.6712060744272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765">
                <text:p>0.765</text:p>
              </table:table-cell>
              <table:table-cell office:value-type="float" office:value="0.766442935627656">
                <text:p>0.766442935627656</text:p>
              </table:table-cell>
              <table:table-cell office:value-type="float" office:value="0.67141339276459">
                <text:p>0.671413392764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766">
                <text:p>0.766</text:p>
              </table:table-cell>
              <table:table-cell office:value-type="float" office:value="0.766067171141287">
                <text:p>0.766067171141287</text:p>
              </table:table-cell>
              <table:table-cell office:value-type="float" office:value="0.67549497253032">
                <text:p>0.6754949725303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767">
                <text:p>0.767</text:p>
              </table:table-cell>
              <table:table-cell office:value-type="float" office:value="0.767609101275008">
                <text:p>0.767609101275008</text:p>
              </table:table-cell>
              <table:table-cell office:value-type="float" office:value="0.673603192702395">
                <text:p>0.6736031927023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768">
                <text:p>0.768</text:p>
              </table:table-cell>
              <table:table-cell office:value-type="float" office:value="0.770692961542448">
                <text:p>0.770692961542448</text:p>
              </table:table-cell>
              <table:table-cell office:value-type="float" office:value="0.67295532289831">
                <text:p>0.672955322898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769">
                <text:p>0.769</text:p>
              </table:table-cell>
              <table:table-cell office:value-type="float" office:value="0.768192184098684">
                <text:p>0.768192184098684</text:p>
              </table:table-cell>
              <table:table-cell office:value-type="float" office:value="0.673318129988598">
                <text:p>0.67331812998859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77">
                <text:p>0.77</text:p>
              </table:table-cell>
              <table:table-cell office:value-type="float" office:value="0.770990981652327">
                <text:p>0.770990981652327</text:p>
              </table:table-cell>
              <table:table-cell office:value-type="float" office:value="0.673732766663211">
                <text:p>0.6737327666632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771">
                <text:p>0.771</text:p>
              </table:table-cell>
              <table:table-cell office:value-type="float" office:value="0.772895718876335">
                <text:p>0.772895718876335</text:p>
              </table:table-cell>
              <table:table-cell office:value-type="float" office:value="0.676389032859956">
                <text:p>0.67638903285995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772">
                <text:p>0.772</text:p>
              </table:table-cell>
              <table:table-cell office:value-type="float" office:value="0.773504716492174">
                <text:p>0.773504716492174</text:p>
              </table:table-cell>
              <table:table-cell office:value-type="float" office:value="0.676479734632528">
                <text:p>0.67647973463252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773">
                <text:p>0.773</text:p>
              </table:table-cell>
              <table:table-cell office:value-type="float" office:value="0.770109878718773">
                <text:p>0.770109878718773</text:p>
              </table:table-cell>
              <table:table-cell office:value-type="float" office:value="0.673693894474966">
                <text:p>0.6736938944749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774">
                <text:p>0.774</text:p>
              </table:table-cell>
              <table:table-cell office:value-type="float" office:value="0.774670882139525">
                <text:p>0.774670882139525</text:p>
              </table:table-cell>
              <table:table-cell office:value-type="float" office:value="0.675196952420442">
                <text:p>0.67519695242044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775">
                <text:p>0.775</text:p>
              </table:table-cell>
              <table:table-cell office:value-type="float" office:value="0.776484917590961">
                <text:p>0.776484917590961</text:p>
              </table:table-cell>
              <table:table-cell office:value-type="float" office:value="0.678216025707474">
                <text:p>0.6782160257074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76">
                <text:p>0.776</text:p>
              </table:table-cell>
              <table:table-cell office:value-type="float" office:value="0.775292837151446">
                <text:p>0.775292837151446</text:p>
              </table:table-cell>
              <table:table-cell office:value-type="float" office:value="0.678475173629107">
                <text:p>0.67847517362910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777">
                <text:p>0.777</text:p>
              </table:table-cell>
              <table:table-cell office:value-type="float" office:value="0.77701617083031">
                <text:p>0.77701617083031</text:p>
              </table:table-cell>
              <table:table-cell office:value-type="float" office:value="0.677373794962164">
                <text:p>0.67737379496216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778">
                <text:p>0.778</text:p>
              </table:table-cell>
              <table:table-cell office:value-type="float" office:value="0.779491033481911">
                <text:p>0.779491033481911</text:p>
              </table:table-cell>
              <table:table-cell office:value-type="float" office:value="0.675754120451954">
                <text:p>0.67575412045195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779">
                <text:p>0.779</text:p>
              </table:table-cell>
              <table:table-cell office:value-type="float" office:value="0.777858401575619">
                <text:p>0.777858401575619</text:p>
              </table:table-cell>
              <table:table-cell office:value-type="float" office:value="0.678565875401679">
                <text:p>0.67856587540167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8">
                <text:p>0.78</text:p>
              </table:table-cell>
              <table:table-cell office:value-type="float" office:value="0.778894993262154">
                <text:p>0.778894993262154</text:p>
              </table:table-cell>
              <table:table-cell office:value-type="float" office:value="0.678850938115476">
                <text:p>0.67885093811547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781">
                <text:p>0.781</text:p>
              </table:table-cell>
              <table:table-cell office:value-type="float" office:value="0.781343941121592">
                <text:p>0.781343941121592</text:p>
              </table:table-cell>
              <table:table-cell office:value-type="float" office:value="0.681053695449362">
                <text:p>0.6810536954493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782">
                <text:p>0.782</text:p>
              </table:table-cell>
              <table:table-cell office:value-type="float" office:value="0.784129781279154">
                <text:p>0.784129781279154</text:p>
              </table:table-cell>
              <table:table-cell office:value-type="float" office:value="0.681248056390588">
                <text:p>0.6812480563905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783">
                <text:p>0.783</text:p>
              </table:table-cell>
              <table:table-cell office:value-type="float" office:value="0.783533741059397">
                <text:p>0.783533741059397</text:p>
              </table:table-cell>
              <table:table-cell office:value-type="float" office:value="0.681468332123976">
                <text:p>0.6814683321239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4">
                <text:p>0.784</text:p>
              </table:table-cell>
              <table:table-cell office:value-type="float" office:value="0.784272312636053">
                <text:p>0.784272312636053</text:p>
              </table:table-cell>
              <table:table-cell office:value-type="float" office:value="0.679408106146989">
                <text:p>0.6794081061469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85">
                <text:p>0.785</text:p>
              </table:table-cell>
              <table:table-cell office:value-type="float" office:value="0.785282989530424">
                <text:p>0.785282989530424</text:p>
              </table:table-cell>
              <table:table-cell office:value-type="float" office:value="0.682828858712553">
                <text:p>0.6828288587125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786">
                <text:p>0.786</text:p>
              </table:table-cell>
              <table:table-cell office:value-type="float" office:value="0.784764693687157">
                <text:p>0.784764693687157</text:p>
              </table:table-cell>
              <table:table-cell office:value-type="float" office:value="0.681364672955323">
                <text:p>0.6813646729553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787">
                <text:p>0.787</text:p>
              </table:table-cell>
              <table:table-cell office:value-type="float" office:value="0.787148854566186">
                <text:p>0.787148854566186</text:p>
              </table:table-cell>
              <table:table-cell office:value-type="float" office:value="0.682427179434021">
                <text:p>0.6824271794340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788">
                <text:p>0.788</text:p>
              </table:table-cell>
              <table:table-cell office:value-type="float" office:value="0.787770809578107">
                <text:p>0.787770809578107</text:p>
              </table:table-cell>
              <table:table-cell office:value-type="float" office:value="0.680302166476625">
                <text:p>0.680302166476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789">
                <text:p>0.789</text:p>
              </table:table-cell>
              <table:table-cell office:value-type="float" office:value="0.786436197781694">
                <text:p>0.786436197781694</text:p>
              </table:table-cell>
              <table:table-cell office:value-type="float" office:value="0.68172748004561">
                <text:p>0.681727480045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79">
                <text:p>0.79</text:p>
              </table:table-cell>
              <table:table-cell office:value-type="float" office:value="0.789234995335337">
                <text:p>0.789234995335337</text:p>
              </table:table-cell>
              <table:table-cell office:value-type="float" office:value="0.682349435057531">
                <text:p>0.68234943505753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791">
                <text:p>0.791</text:p>
              </table:table-cell>
              <table:table-cell office:value-type="float" office:value="0.790206800041464">
                <text:p>0.790206800041464</text:p>
              </table:table-cell>
              <table:table-cell office:value-type="float" office:value="0.682764071732145">
                <text:p>0.68276407173214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792">
                <text:p>0.792</text:p>
              </table:table-cell>
              <table:table-cell office:value-type="float" office:value="0.790595521923914">
                <text:p>0.790595521923914</text:p>
              </table:table-cell>
              <table:table-cell office:value-type="float" office:value="0.684914999481704">
                <text:p>0.6849149994817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793">
                <text:p>0.793</text:p>
              </table:table-cell>
              <table:table-cell office:value-type="float" office:value="0.791774644967347">
                <text:p>0.791774644967347</text:p>
              </table:table-cell>
              <table:table-cell office:value-type="float" office:value="0.685213019591583">
                <text:p>0.6852130195915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794">
                <text:p>0.794</text:p>
              </table:table-cell>
              <table:table-cell office:value-type="float" office:value="0.794560485124909">
                <text:p>0.794560485124909</text:p>
              </table:table-cell>
              <table:table-cell office:value-type="float" office:value="0.684474448014927">
                <text:p>0.6844744480149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795">
                <text:p>0.795</text:p>
              </table:table-cell>
              <table:table-cell office:value-type="float" office:value="0.794197678034622">
                <text:p>0.794197678034622</text:p>
              </table:table-cell>
              <table:table-cell office:value-type="float" office:value="0.684539234995335">
                <text:p>0.6845392349953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796">
                <text:p>0.796</text:p>
              </table:table-cell>
              <table:table-cell office:value-type="float" office:value="0.796244946615528">
                <text:p>0.796244946615528</text:p>
              </table:table-cell>
              <table:table-cell office:value-type="float" office:value="0.685485124909298">
                <text:p>0.68548512490929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797">
                <text:p>0.797</text:p>
              </table:table-cell>
              <table:table-cell office:value-type="float" office:value="0.797968280294392">
                <text:p>0.797968280294392</text:p>
              </table:table-cell>
              <table:table-cell office:value-type="float" office:value="0.686249611278118">
                <text:p>0.68624961127811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798">
                <text:p>0.798</text:p>
              </table:table-cell>
              <table:table-cell office:value-type="float" office:value="0.797113092153001">
                <text:p>0.797113092153001</text:p>
              </table:table-cell>
              <table:table-cell office:value-type="float" office:value="0.686638333160568">
                <text:p>0.68663833316056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799">
                <text:p>0.799</text:p>
              </table:table-cell>
              <table:table-cell office:value-type="float" office:value="0.796193117031201">
                <text:p>0.796193117031201</text:p>
              </table:table-cell>
              <table:table-cell office:value-type="float" office:value="0.686443972219343">
                <text:p>0.68644397221934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8">
                <text:p>0.8</text:p>
              </table:table-cell>
              <table:table-cell office:value-type="float" office:value="0.797890535917902">
                <text:p>0.797890535917902</text:p>
              </table:table-cell>
              <table:table-cell office:value-type="float" office:value="0.687014097646937">
                <text:p>0.6870140976469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801">
                <text:p>0.801</text:p>
              </table:table-cell>
              <table:table-cell office:value-type="float" office:value="0.801466777236447">
                <text:p>0.801466777236447</text:p>
              </table:table-cell>
              <table:table-cell office:value-type="float" office:value="0.687143671607754">
                <text:p>0.68714367160775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802">
                <text:p>0.802</text:p>
              </table:table-cell>
              <table:table-cell office:value-type="float" office:value="0.802321965377838">
                <text:p>0.802321965377838</text:p>
              </table:table-cell>
              <table:table-cell office:value-type="float" office:value="0.686936353270447">
                <text:p>0.68693635327044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803">
                <text:p>0.803</text:p>
              </table:table-cell>
              <table:table-cell office:value-type="float" office:value="0.801220586710894">
                <text:p>0.801220586710894</text:p>
              </table:table-cell>
              <table:table-cell office:value-type="float" office:value="0.686612418368405">
                <text:p>0.6866124183684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804">
                <text:p>0.804</text:p>
              </table:table-cell>
              <table:table-cell office:value-type="float" office:value="0.803656577174251">
                <text:p>0.803656577174251</text:p>
              </table:table-cell>
              <table:table-cell office:value-type="float" office:value="0.68850419819633">
                <text:p>0.688504198196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805">
                <text:p>0.805</text:p>
              </table:table-cell>
              <table:table-cell office:value-type="float" office:value="0.807712242147818">
                <text:p>0.807712242147818</text:p>
              </table:table-cell>
              <table:table-cell office:value-type="float" office:value="0.691341867938219">
                <text:p>0.6913418679382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806">
                <text:p>0.806</text:p>
              </table:table-cell>
              <table:table-cell office:value-type="float" office:value="0.807077329739816">
                <text:p>0.807077329739816</text:p>
              </table:table-cell>
              <table:table-cell office:value-type="float" office:value="0.689035451435679">
                <text:p>0.68903545143567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807">
                <text:p>0.807</text:p>
              </table:table-cell>
              <table:table-cell office:value-type="float" office:value="0.807349435057531">
                <text:p>0.807349435057531</text:p>
              </table:table-cell>
              <table:table-cell office:value-type="float" office:value="0.689709236031927">
                <text:p>0.6897092360319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08">
                <text:p>0.808</text:p>
              </table:table-cell>
              <table:table-cell office:value-type="float" office:value="0.807090287135897">
                <text:p>0.807090287135897</text:p>
              </table:table-cell>
              <table:table-cell office:value-type="float" office:value="0.69042189281642">
                <text:p>0.690421892816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09">
                <text:p>0.809</text:p>
              </table:table-cell>
              <table:table-cell office:value-type="float" office:value="0.809785425520887">
                <text:p>0.809785425520887</text:p>
              </table:table-cell>
              <table:table-cell office:value-type="float" office:value="0.69049963719291">
                <text:p>0.69049963719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1">
                <text:p>0.81</text:p>
              </table:table-cell>
              <table:table-cell office:value-type="float" office:value="0.812182543795999">
                <text:p>0.812182543795999</text:p>
              </table:table-cell>
              <table:table-cell office:value-type="float" office:value="0.690175702290868">
                <text:p>0.6901757022908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11">
                <text:p>0.811</text:p>
              </table:table-cell>
              <table:table-cell office:value-type="float" office:value="0.811236653882036">
                <text:p>0.811236653882036</text:p>
              </table:table-cell>
              <table:table-cell office:value-type="float" office:value="0.69096610345185">
                <text:p>0.690966103451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812">
                <text:p>0.812</text:p>
              </table:table-cell>
              <table:table-cell office:value-type="float" office:value="0.813128433709962">
                <text:p>0.813128433709962</text:p>
              </table:table-cell>
              <table:table-cell office:value-type="float" office:value="0.691341867938219">
                <text:p>0.6913418679382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13">
                <text:p>0.813</text:p>
              </table:table-cell>
              <table:table-cell office:value-type="float" office:value="0.81180677930963">
                <text:p>0.81180677930963</text:p>
              </table:table-cell>
              <table:table-cell office:value-type="float" office:value="0.689877682180989">
                <text:p>0.6898776821809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14">
                <text:p>0.814</text:p>
              </table:table-cell>
              <table:table-cell office:value-type="float" office:value="0.812156629003835">
                <text:p>0.812156629003835</text:p>
              </table:table-cell>
              <table:table-cell office:value-type="float" office:value="0.690110915310459">
                <text:p>0.6901109153104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15">
                <text:p>0.815</text:p>
              </table:table-cell>
              <table:table-cell office:value-type="float" office:value="0.817339587436509">
                <text:p>0.817339587436509</text:p>
              </table:table-cell>
              <table:table-cell office:value-type="float" office:value="0.693376179123043">
                <text:p>0.69337617912304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16">
                <text:p>0.816</text:p>
              </table:table-cell>
              <table:table-cell office:value-type="float" office:value="0.816665802840261">
                <text:p>0.816665802840261</text:p>
              </table:table-cell>
              <table:table-cell office:value-type="float" office:value="0.691147506996994">
                <text:p>0.6911475069969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17">
                <text:p>0.817</text:p>
              </table:table-cell>
              <table:table-cell office:value-type="float" office:value="0.815434850212501">
                <text:p>0.815434850212501</text:p>
              </table:table-cell>
              <table:table-cell office:value-type="float" office:value="0.692806053695449">
                <text:p>0.69280605369544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18">
                <text:p>0.818</text:p>
              </table:table-cell>
              <table:table-cell office:value-type="float" office:value="0.81803928682492">
                <text:p>0.81803928682492</text:p>
              </table:table-cell>
              <table:table-cell office:value-type="float" office:value="0.693026329428838">
                <text:p>0.6930263294288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819">
                <text:p>0.819</text:p>
              </table:table-cell>
              <table:table-cell office:value-type="float" office:value="0.819516429978231">
                <text:p>0.819516429978231</text:p>
              </table:table-cell>
              <table:table-cell office:value-type="float" office:value="0.693363221726962">
                <text:p>0.6933632217269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82">
                <text:p>0.82</text:p>
              </table:table-cell>
              <table:table-cell office:value-type="float" office:value="0.822185653571058">
                <text:p>0.822185653571058</text:p>
              </table:table-cell>
              <table:table-cell office:value-type="float" office:value="0.693557582668187">
                <text:p>0.6935575826681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1">
                <text:p>0.821</text:p>
              </table:table-cell>
              <table:table-cell office:value-type="float" office:value="0.820993573131543">
                <text:p>0.820993573131543</text:p>
              </table:table-cell>
              <table:table-cell office:value-type="float" office:value="0.693998134134964">
                <text:p>0.6939981341349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822">
                <text:p>0.822</text:p>
              </table:table-cell>
              <table:table-cell office:value-type="float" office:value="0.823144500881103">
                <text:p>0.823144500881103</text:p>
              </table:table-cell>
              <table:table-cell office:value-type="float" office:value="0.692987457240593">
                <text:p>0.69298745724059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823">
                <text:p>0.823</text:p>
              </table:table-cell>
              <table:table-cell office:value-type="float" office:value="0.824997408520784">
                <text:p>0.824997408520784</text:p>
              </table:table-cell>
              <table:table-cell office:value-type="float" office:value="0.694049963719291">
                <text:p>0.6940499637192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4">
                <text:p>0.824</text:p>
              </table:table-cell>
              <table:table-cell office:value-type="float" office:value="0.824906706748212">
                <text:p>0.824906706748212</text:p>
              </table:table-cell>
              <table:table-cell office:value-type="float" office:value="0.69350575308386">
                <text:p>0.693505753083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25">
                <text:p>0.825</text:p>
              </table:table-cell>
              <table:table-cell office:value-type="float" office:value="0.825321343422826">
                <text:p>0.825321343422826</text:p>
              </table:table-cell>
              <table:table-cell office:value-type="float" office:value="0.6948921944646">
                <text:p>0.694892194464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826">
                <text:p>0.826</text:p>
              </table:table-cell>
              <table:table-cell office:value-type="float" office:value="0.825217684254172">
                <text:p>0.825217684254172</text:p>
              </table:table-cell>
              <table:table-cell office:value-type="float" office:value="0.69311703120141">
                <text:p>0.6931170312014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27">
                <text:p>0.827</text:p>
              </table:table-cell>
              <table:table-cell office:value-type="float" office:value="0.826617083030994">
                <text:p>0.826617083030994</text:p>
              </table:table-cell>
              <table:table-cell office:value-type="float" office:value="0.695060640613662">
                <text:p>0.6950606406136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828">
                <text:p>0.828</text:p>
              </table:table-cell>
              <table:table-cell office:value-type="float" office:value="0.826474551674096">
                <text:p>0.826474551674096</text:p>
              </table:table-cell>
              <table:table-cell office:value-type="float" office:value="0.695255001554887">
                <text:p>0.6952550015548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9">
                <text:p>0.829</text:p>
              </table:table-cell>
              <table:table-cell office:value-type="float" office:value="0.830724577588888">
                <text:p>0.830724577588888</text:p>
              </table:table-cell>
              <table:table-cell office:value-type="float" office:value="0.695527106872603">
                <text:p>0.6955271068726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83">
                <text:p>0.83</text:p>
              </table:table-cell>
              <table:table-cell office:value-type="float" office:value="0.830387685290764">
                <text:p>0.830387685290764</text:p>
              </table:table-cell>
              <table:table-cell office:value-type="float" office:value="0.695501192080439">
                <text:p>0.6955011920804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831">
                <text:p>0.831</text:p>
              </table:table-cell>
              <table:table-cell office:value-type="float" office:value="0.833523375142531">
                <text:p>0.833523375142531</text:p>
              </table:table-cell>
              <table:table-cell office:value-type="float" office:value="0.695799212190318">
                <text:p>0.6957992121903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832">
                <text:p>0.832</text:p>
              </table:table-cell>
              <table:table-cell office:value-type="float" office:value="0.83413237275837">
                <text:p>0.83413237275837</text:p>
              </table:table-cell>
              <table:table-cell office:value-type="float" office:value="0.695488234684358">
                <text:p>0.6954882346843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833">
                <text:p>0.833</text:p>
              </table:table-cell>
              <table:table-cell office:value-type="float" office:value="0.832020317197056">
                <text:p>0.832020317197056</text:p>
              </table:table-cell>
              <table:table-cell office:value-type="float" office:value="0.695863999170727">
                <text:p>0.69586399917072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834">
                <text:p>0.834</text:p>
              </table:table-cell>
              <table:table-cell office:value-type="float" office:value="0.834443350264331">
                <text:p>0.834443350264331</text:p>
              </table:table-cell>
              <table:table-cell office:value-type="float" office:value="0.696213848864932">
                <text:p>0.6962138488649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835">
                <text:p>0.835</text:p>
              </table:table-cell>
              <table:table-cell office:value-type="float" office:value="0.835674302892091">
                <text:p>0.835674302892091</text:p>
              </table:table-cell>
              <table:table-cell office:value-type="float" office:value="0.696628485539546">
                <text:p>0.69662848553954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836">
                <text:p>0.836</text:p>
              </table:table-cell>
              <table:table-cell office:value-type="float" office:value="0.835570643723437">
                <text:p>0.835570643723437</text:p>
              </table:table-cell>
              <table:table-cell office:value-type="float" office:value="0.697963097335959">
                <text:p>0.6979630973359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837">
                <text:p>0.837</text:p>
              </table:table-cell>
              <table:table-cell office:value-type="float" office:value="0.837877060225977">
                <text:p>0.837877060225977</text:p>
              </table:table-cell>
              <table:table-cell office:value-type="float" office:value="0.697081994402405">
                <text:p>0.6970819944024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838">
                <text:p>0.838</text:p>
              </table:table-cell>
              <table:table-cell office:value-type="float" office:value="0.84020939152068">
                <text:p>0.84020939152068</text:p>
              </table:table-cell>
              <table:table-cell office:value-type="float" office:value="0.698610967140044">
                <text:p>0.6986109671400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839">
                <text:p>0.839</text:p>
              </table:table-cell>
              <table:table-cell office:value-type="float" office:value="0.840157561936353">
                <text:p>0.840157561936353</text:p>
              </table:table-cell>
              <table:table-cell office:value-type="float" office:value="0.696356380221831">
                <text:p>0.6963563802218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84">
                <text:p>0.84</text:p>
              </table:table-cell>
              <table:table-cell office:value-type="float" office:value="0.839237586814554">
                <text:p>0.839237586814554</text:p>
              </table:table-cell>
              <table:table-cell office:value-type="float" office:value="0.699077433398984">
                <text:p>0.6990774333989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41">
                <text:p>0.841</text:p>
              </table:table-cell>
              <table:table-cell office:value-type="float" office:value="0.841971597387789">
                <text:p>0.841971597387789</text:p>
              </table:table-cell>
              <table:table-cell office:value-type="float" office:value="0.699245879548046">
                <text:p>0.69924587954804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42">
                <text:p>0.842</text:p>
              </table:table-cell>
              <table:table-cell office:value-type="float" office:value="0.841336684979786">
                <text:p>0.841336684979786</text:p>
              </table:table-cell>
              <table:table-cell office:value-type="float" office:value="0.700541619156214">
                <text:p>0.7005416191562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43">
                <text:p>0.843</text:p>
              </table:table-cell>
              <table:table-cell office:value-type="float" office:value="0.844770394941433">
                <text:p>0.844770394941433</text:p>
              </table:table-cell>
              <table:table-cell office:value-type="float" office:value="0.699025603814657">
                <text:p>0.69902560381465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44">
                <text:p>0.844</text:p>
              </table:table-cell>
              <table:table-cell office:value-type="float" office:value="0.84521094640821">
                <text:p>0.84521094640821</text:p>
              </table:table-cell>
              <table:table-cell office:value-type="float" office:value="0.700023323312947">
                <text:p>0.70002332331294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45">
                <text:p>0.845</text:p>
              </table:table-cell>
              <table:table-cell office:value-type="float" office:value="0.844239141702083">
                <text:p>0.844239141702083</text:p>
              </table:table-cell>
              <table:table-cell office:value-type="float" office:value="0.699375453508863">
                <text:p>0.6993754535088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46">
                <text:p>0.846</text:p>
              </table:table-cell>
              <table:table-cell office:value-type="float" office:value="0.845768114439722">
                <text:p>0.845768114439722</text:p>
              </table:table-cell>
              <table:table-cell office:value-type="float" office:value="0.699207007359801">
                <text:p>0.6992070073598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847">
                <text:p>0.847</text:p>
              </table:table-cell>
              <table:table-cell office:value-type="float" office:value="0.84775059604022">
                <text:p>0.84775059604022</text:p>
              </table:table-cell>
              <table:table-cell office:value-type="float" office:value="0.70004923810511">
                <text:p>0.7000492381051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848">
                <text:p>0.848</text:p>
              </table:table-cell>
              <table:table-cell office:value-type="float" office:value="0.847413703742096">
                <text:p>0.847413703742096</text:p>
              </table:table-cell>
              <table:table-cell office:value-type="float" office:value="0.701215403752462">
                <text:p>0.7012154037524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849">
                <text:p>0.849</text:p>
              </table:table-cell>
              <table:table-cell office:value-type="float" office:value="0.849810822017207">
                <text:p>0.849810822017207</text:p>
              </table:table-cell>
              <table:table-cell office:value-type="float" office:value="0.701137659375972">
                <text:p>0.7011376593759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5">
                <text:p>0.85</text:p>
              </table:table-cell>
              <table:table-cell office:value-type="float" office:value="0.851560070488235">
                <text:p>0.851560070488235</text:p>
              </table:table-cell>
              <table:table-cell office:value-type="float" office:value="0.700606406136623">
                <text:p>0.7006064061366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51">
                <text:p>0.851</text:p>
              </table:table-cell>
              <table:table-cell office:value-type="float" office:value="0.85298538405722">
                <text:p>0.85298538405722</text:p>
              </table:table-cell>
              <table:table-cell office:value-type="float" office:value="0.700697107909195">
                <text:p>0.7006971079091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852">
                <text:p>0.852</text:p>
              </table:table-cell>
              <table:table-cell office:value-type="float" office:value="0.851560070488235">
                <text:p>0.851560070488235</text:p>
              </table:table-cell>
              <table:table-cell office:value-type="float" office:value="0.701500466466259">
                <text:p>0.7015004664662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853">
                <text:p>0.853</text:p>
              </table:table-cell>
              <table:table-cell office:value-type="float" office:value="0.852518917798279">
                <text:p>0.852518917798279</text:p>
              </table:table-cell>
              <table:table-cell office:value-type="float" office:value="0.70096921322691">
                <text:p>0.700969213226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54">
                <text:p>0.854</text:p>
              </table:table-cell>
              <table:table-cell office:value-type="float" office:value="0.854579143775267">
                <text:p>0.854579143775267</text:p>
              </table:table-cell>
              <table:table-cell office:value-type="float" office:value="0.700878511454338">
                <text:p>0.7008785114543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855">
                <text:p>0.855</text:p>
              </table:table-cell>
              <table:table-cell office:value-type="float" office:value="0.854903078677309">
                <text:p>0.854903078677309</text:p>
              </table:table-cell>
              <table:table-cell office:value-type="float" office:value="0.700062195501192">
                <text:p>0.7000621955011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56">
                <text:p>0.856</text:p>
              </table:table-cell>
              <table:table-cell office:value-type="float" office:value="0.857429770913237">
                <text:p>0.857429770913237</text:p>
              </table:table-cell>
              <table:table-cell office:value-type="float" office:value="0.700787809681766">
                <text:p>0.7007878096817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57">
                <text:p>0.857</text:p>
              </table:table-cell>
              <table:table-cell office:value-type="float" office:value="0.858233129470302">
                <text:p>0.858233129470302</text:p>
              </table:table-cell>
              <table:table-cell office:value-type="float" office:value="0.700425002591479">
                <text:p>0.700425002591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58">
                <text:p>0.858</text:p>
              </table:table-cell>
              <table:table-cell office:value-type="float" office:value="0.859010573235203">
                <text:p>0.859010573235203</text:p>
              </table:table-cell>
              <table:table-cell office:value-type="float" office:value="0.703094226184306">
                <text:p>0.7030942261843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859">
                <text:p>0.859</text:p>
              </table:table-cell>
              <table:table-cell office:value-type="float" office:value="0.858155385093811">
                <text:p>0.858155385093811</text:p>
              </table:table-cell>
              <table:table-cell office:value-type="float" office:value="0.703703223800145">
                <text:p>0.70370322380014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86">
                <text:p>0.86</text:p>
              </table:table-cell>
              <table:table-cell office:value-type="float" office:value="0.858349746035037">
                <text:p>0.858349746035037</text:p>
              </table:table-cell>
              <table:table-cell office:value-type="float" office:value="0.701785529180056">
                <text:p>0.70178552918005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61">
                <text:p>0.861</text:p>
              </table:table-cell>
              <table:table-cell office:value-type="float" office:value="0.862509070177257">
                <text:p>0.862509070177257</text:p>
              </table:table-cell>
              <table:table-cell office:value-type="float" office:value="0.703534777651083">
                <text:p>0.7035347776510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62">
                <text:p>0.862</text:p>
              </table:table-cell>
              <table:table-cell office:value-type="float" office:value="0.861796413392765">
                <text:p>0.861796413392765</text:p>
              </table:table-cell>
              <table:table-cell office:value-type="float" office:value="0.704610241525863">
                <text:p>0.7046102415258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863">
                <text:p>0.863</text:p>
              </table:table-cell>
              <table:table-cell office:value-type="float" office:value="0.862211050067378">
                <text:p>0.862211050067378</text:p>
              </table:table-cell>
              <table:table-cell office:value-type="float" office:value="0.703055353996061">
                <text:p>0.7030553539960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864">
                <text:p>0.864</text:p>
              </table:table-cell>
              <table:table-cell office:value-type="float" office:value="0.86314398258526">
                <text:p>0.86314398258526</text:p>
              </table:table-cell>
              <table:table-cell office:value-type="float" office:value="0.70350886285892">
                <text:p>0.703508862858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865">
                <text:p>0.865</text:p>
              </table:table-cell>
              <table:table-cell office:value-type="float" office:value="0.864647040530735">
                <text:p>0.864647040530735</text:p>
              </table:table-cell>
              <table:table-cell office:value-type="float" office:value="0.704364051000311">
                <text:p>0.70436405100031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866">
                <text:p>0.866</text:p>
              </table:table-cell>
              <table:table-cell office:value-type="float" office:value="0.866785010884213">
                <text:p>0.866785010884213</text:p>
              </table:table-cell>
              <table:table-cell office:value-type="float" office:value="0.704104903078677">
                <text:p>0.7041049030786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867">
                <text:p>0.867</text:p>
              </table:table-cell>
              <table:table-cell office:value-type="float" office:value="0.867290349331398">
                <text:p>0.867290349331398</text:p>
              </table:table-cell>
              <table:table-cell office:value-type="float" office:value="0.704545454545455">
                <text:p>0.7045454545454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868">
                <text:p>0.868</text:p>
              </table:table-cell>
              <table:table-cell office:value-type="float" office:value="0.868974810822017">
                <text:p>0.868974810822017</text:p>
              </table:table-cell>
              <table:table-cell office:value-type="float" office:value="0.702977609619571">
                <text:p>0.7029776096195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869">
                <text:p>0.869</text:p>
              </table:table-cell>
              <table:table-cell office:value-type="float" office:value="0.868158494868871">
                <text:p>0.868158494868871</text:p>
              </table:table-cell>
              <table:table-cell office:value-type="float" office:value="0.703936456929615">
                <text:p>0.7039364569296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87">
                <text:p>0.87</text:p>
              </table:table-cell>
              <table:table-cell office:value-type="float" office:value="0.871527417850109">
                <text:p>0.871527417850109</text:p>
              </table:table-cell>
              <table:table-cell office:value-type="float" office:value="0.704364051000311">
                <text:p>0.7043640510003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871">
                <text:p>0.871</text:p>
              </table:table-cell>
              <table:table-cell office:value-type="float" office:value="0.869739297190836">
                <text:p>0.869739297190836</text:p>
              </table:table-cell>
              <table:table-cell office:value-type="float" office:value="0.704156732663004">
                <text:p>0.7041567326630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72">
                <text:p>0.872</text:p>
              </table:table-cell>
              <table:table-cell office:value-type="float" office:value="0.872356691199336">
                <text:p>0.872356691199336</text:p>
              </table:table-cell>
              <table:table-cell office:value-type="float" office:value="0.705011920804395">
                <text:p>0.7050119208043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73">
                <text:p>0.873</text:p>
              </table:table-cell>
              <table:table-cell office:value-type="float" office:value="0.873963408313465">
                <text:p>0.873963408313465</text:p>
              </table:table-cell>
              <table:table-cell office:value-type="float" office:value="0.703793925572717">
                <text:p>0.7037939255727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874">
                <text:p>0.874</text:p>
              </table:table-cell>
              <table:table-cell office:value-type="float" office:value="0.874909298227428">
                <text:p>0.874909298227428</text:p>
              </table:table-cell>
              <table:table-cell office:value-type="float" office:value="0.705141494765212">
                <text:p>0.7051414947652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75">
                <text:p>0.875</text:p>
              </table:table-cell>
              <table:table-cell office:value-type="float" office:value="0.874339172799834">
                <text:p>0.874339172799834</text:p>
              </table:table-cell>
              <table:table-cell office:value-type="float" office:value="0.703806882968799">
                <text:p>0.7038068829687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876">
                <text:p>0.876</text:p>
              </table:table-cell>
              <table:table-cell office:value-type="float" office:value="0.876839950243599">
                <text:p>0.876839950243599</text:p>
              </table:table-cell>
              <table:table-cell office:value-type="float" office:value="0.706579765730279">
                <text:p>0.70657976573027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877">
                <text:p>0.877</text:p>
              </table:table-cell>
              <table:table-cell office:value-type="float" office:value="0.874663107701876">
                <text:p>0.874663107701876</text:p>
              </table:table-cell>
              <table:table-cell office:value-type="float" office:value="0.705931895926195">
                <text:p>0.7059318959261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878">
                <text:p>0.878</text:p>
              </table:table-cell>
              <table:table-cell office:value-type="float" office:value="0.876852907639681">
                <text:p>0.876852907639681</text:p>
              </table:table-cell>
              <table:table-cell office:value-type="float" office:value="0.707707059189385">
                <text:p>0.7077070591893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879">
                <text:p>0.879</text:p>
              </table:table-cell>
              <table:table-cell office:value-type="float" office:value="0.876684461490619">
                <text:p>0.876684461490619</text:p>
              </table:table-cell>
              <table:table-cell office:value-type="float" office:value="0.704001243910024">
                <text:p>0.7040012439100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88">
                <text:p>0.88</text:p>
              </table:table-cell>
              <table:table-cell office:value-type="float" office:value="0.879988597491448">
                <text:p>0.879988597491448</text:p>
              </table:table-cell>
              <table:table-cell office:value-type="float" office:value="0.704947133823987">
                <text:p>0.70494713382398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881">
                <text:p>0.881</text:p>
              </table:table-cell>
              <table:table-cell office:value-type="float" office:value="0.880778998652431">
                <text:p>0.880778998652431</text:p>
              </table:table-cell>
              <table:table-cell office:value-type="float" office:value="0.704066030890432">
                <text:p>0.70406603089043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882">
                <text:p>0.882</text:p>
              </table:table-cell>
              <table:table-cell office:value-type="float" office:value="0.88146574064476">
                <text:p>0.88146574064476</text:p>
              </table:table-cell>
              <table:table-cell office:value-type="float" office:value="0.704428837980719">
                <text:p>0.7044288379807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3">
                <text:p>0.883</text:p>
              </table:table-cell>
              <table:table-cell office:value-type="float" office:value="0.882515289727376">
                <text:p>0.882515289727376</text:p>
              </table:table-cell>
              <table:table-cell office:value-type="float" office:value="0.705491344459417">
                <text:p>0.7054913444594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84">
                <text:p>0.884</text:p>
              </table:table-cell>
              <table:table-cell office:value-type="float" office:value="0.88439411215922">
                <text:p>0.88439411215922</text:p>
              </table:table-cell>
              <table:table-cell office:value-type="float" office:value="0.705219239141702">
                <text:p>0.70521923914170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885">
                <text:p>0.885</text:p>
              </table:table-cell>
              <table:table-cell office:value-type="float" office:value="0.885119726339795">
                <text:p>0.885119726339795</text:p>
              </table:table-cell>
              <table:table-cell office:value-type="float" office:value="0.705530216647662">
                <text:p>0.70553021664766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886">
                <text:p>0.886</text:p>
              </table:table-cell>
              <table:table-cell office:value-type="float" office:value="0.885923084896859">
                <text:p>0.885923084896859</text:p>
              </table:table-cell>
              <table:table-cell office:value-type="float" office:value="0.707421996475588">
                <text:p>0.7074219964755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87">
                <text:p>0.887</text:p>
              </table:table-cell>
              <table:table-cell office:value-type="float" office:value="0.888657095470094">
                <text:p>0.888657095470094</text:p>
              </table:table-cell>
              <table:table-cell office:value-type="float" office:value="0.706074427283093">
                <text:p>0.7060744272830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888">
                <text:p>0.888</text:p>
              </table:table-cell>
              <table:table-cell office:value-type="float" office:value="0.888190629211154">
                <text:p>0.888190629211154</text:p>
              </table:table-cell>
              <table:table-cell office:value-type="float" office:value="0.706139214263502">
                <text:p>0.70613921426350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889">
                <text:p>0.889</text:p>
              </table:table-cell>
              <table:table-cell office:value-type="float" office:value="0.889680729760547">
                <text:p>0.889680729760547</text:p>
              </table:table-cell>
              <table:table-cell office:value-type="float" office:value="0.70735720949518">
                <text:p>0.707357209495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89">
                <text:p>0.89</text:p>
              </table:table-cell>
              <table:table-cell office:value-type="float" office:value="0.888281330983726">
                <text:p>0.888281330983726</text:p>
              </table:table-cell>
              <table:table-cell office:value-type="float" office:value="0.706735254483259">
                <text:p>0.70673525448325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1">
                <text:p>0.891</text:p>
              </table:table-cell>
              <table:table-cell office:value-type="float" office:value="0.892298123769047">
                <text:p>0.892298123769047</text:p>
              </table:table-cell>
              <table:table-cell office:value-type="float" office:value="0.705322898310356">
                <text:p>0.7053228983103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892">
                <text:p>0.892</text:p>
              </table:table-cell>
              <table:table-cell office:value-type="float" office:value="0.892051933243495">
                <text:p>0.892051933243495</text:p>
              </table:table-cell>
              <table:table-cell office:value-type="float" office:value="0.707616357416813">
                <text:p>0.7076163574168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893">
                <text:p>0.893</text:p>
              </table:table-cell>
              <table:table-cell office:value-type="float" office:value="0.893917798279258">
                <text:p>0.893917798279258</text:p>
              </table:table-cell>
              <table:table-cell office:value-type="float" office:value="0.706100342075257">
                <text:p>0.7061003420752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894">
                <text:p>0.894</text:p>
              </table:table-cell>
              <table:table-cell office:value-type="float" office:value="0.893762309526278">
                <text:p>0.893762309526278</text:p>
              </table:table-cell>
              <table:table-cell office:value-type="float" office:value="0.705931895926195">
                <text:p>0.7059318959261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895">
                <text:p>0.895</text:p>
              </table:table-cell>
              <table:table-cell office:value-type="float" office:value="0.89416398880481">
                <text:p>0.89416398880481</text:p>
              </table:table-cell>
              <table:table-cell office:value-type="float" office:value="0.705711620192806">
                <text:p>0.7057116201928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896">
                <text:p>0.896</text:p>
              </table:table-cell>
              <table:table-cell office:value-type="float" office:value="0.896496320099513">
                <text:p>0.896496320099513</text:p>
              </table:table-cell>
              <table:table-cell office:value-type="float" office:value="0.706216958639992">
                <text:p>0.70621695863999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897">
                <text:p>0.897</text:p>
              </table:table-cell>
              <table:table-cell office:value-type="float" office:value="0.896081683424899">
                <text:p>0.896081683424899</text:p>
              </table:table-cell>
              <table:table-cell office:value-type="float" office:value="0.707033274593138">
                <text:p>0.7070332745931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898">
                <text:p>0.898</text:p>
              </table:table-cell>
              <table:table-cell office:value-type="float" office:value="0.899217373276666">
                <text:p>0.899217373276666</text:p>
              </table:table-cell>
              <table:table-cell office:value-type="float" office:value="0.706216958639992">
                <text:p>0.70621695863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899">
                <text:p>0.899</text:p>
              </table:table-cell>
              <table:table-cell office:value-type="float" office:value="0.901290556649736">
                <text:p>0.901290556649736</text:p>
              </table:table-cell>
              <table:table-cell office:value-type="float" office:value="0.707538613040323">
                <text:p>0.70753861304032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">
                <text:p>0.9</text:p>
              </table:table-cell>
              <table:table-cell office:value-type="float" office:value="0.899593137763035">
                <text:p>0.899593137763035</text:p>
              </table:table-cell>
              <table:table-cell office:value-type="float" office:value="0.706864828444076">
                <text:p>0.7068648284440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901">
                <text:p>0.901</text:p>
              </table:table-cell>
              <table:table-cell office:value-type="float" office:value="0.9020939152068">
                <text:p>0.9020939152068</text:p>
              </table:table-cell>
              <table:table-cell office:value-type="float" office:value="0.706165129055665">
                <text:p>0.70616512905566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902">
                <text:p>0.902</text:p>
              </table:table-cell>
              <table:table-cell office:value-type="float" office:value="0.902482637089251">
                <text:p>0.902482637089251</text:p>
              </table:table-cell>
              <table:table-cell office:value-type="float" office:value="0.707253550326526">
                <text:p>0.70725355032652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03">
                <text:p>0.903</text:p>
              </table:table-cell>
              <table:table-cell office:value-type="float" office:value="0.903026847724681">
                <text:p>0.903026847724681</text:p>
              </table:table-cell>
              <table:table-cell office:value-type="float" office:value="0.708251269824816">
                <text:p>0.7082512698248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904">
                <text:p>0.904</text:p>
              </table:table-cell>
              <table:table-cell office:value-type="float" office:value="0.9037913340935">
                <text:p>0.9037913340935</text:p>
              </table:table-cell>
              <table:table-cell office:value-type="float" office:value="0.707059189385301">
                <text:p>0.7070591893853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905">
                <text:p>0.905</text:p>
              </table:table-cell>
              <table:table-cell office:value-type="float" office:value="0.906214367160775">
                <text:p>0.906214367160775</text:p>
              </table:table-cell>
              <table:table-cell office:value-type="float" office:value="0.707836633150202">
                <text:p>0.7078366331502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906">
                <text:p>0.906</text:p>
              </table:table-cell>
              <table:table-cell office:value-type="float" office:value="0.906745620400124">
                <text:p>0.906745620400124</text:p>
              </table:table-cell>
              <table:table-cell office:value-type="float" office:value="0.707953249714937">
                <text:p>0.7079532497149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07">
                <text:p>0.907</text:p>
              </table:table-cell>
              <table:table-cell office:value-type="float" office:value="0.908533741059397">
                <text:p>0.908533741059397</text:p>
              </table:table-cell>
              <table:table-cell office:value-type="float" office:value="0.707085104177464">
                <text:p>0.7070851041774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908">
                <text:p>0.908</text:p>
              </table:table-cell>
              <table:table-cell office:value-type="float" office:value="0.908611485435887">
                <text:p>0.908611485435887</text:p>
              </table:table-cell>
              <table:table-cell office:value-type="float" office:value="0.706968487612729">
                <text:p>0.7069684876127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909">
                <text:p>0.909</text:p>
              </table:table-cell>
              <table:table-cell office:value-type="float" office:value="0.909337099616461">
                <text:p>0.909337099616461</text:p>
              </table:table-cell>
              <table:table-cell office:value-type="float" office:value="0.708367886389551">
                <text:p>0.7083678863895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1">
                <text:p>0.91</text:p>
              </table:table-cell>
              <table:table-cell office:value-type="float" office:value="0.911475069969939">
                <text:p>0.911475069969939</text:p>
              </table:table-cell>
              <table:table-cell office:value-type="float" office:value="0.707046231989219">
                <text:p>0.70704623198921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911">
                <text:p>0.911</text:p>
              </table:table-cell>
              <table:table-cell office:value-type="float" office:value="0.910049756400954">
                <text:p>0.910049756400954</text:p>
              </table:table-cell>
              <table:table-cell office:value-type="float" office:value="0.706476106561625">
                <text:p>0.7064761065616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2">
                <text:p>0.912</text:p>
              </table:table-cell>
              <table:table-cell office:value-type="float" office:value="0.910257074738261">
                <text:p>0.910257074738261</text:p>
              </table:table-cell>
              <table:table-cell office:value-type="float" office:value="0.708212397636571">
                <text:p>0.70821239763657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913">
                <text:p>0.913</text:p>
              </table:table-cell>
              <table:table-cell office:value-type="float" office:value="0.912109982377941">
                <text:p>0.912109982377941</text:p>
              </table:table-cell>
              <table:table-cell office:value-type="float" office:value="0.708069866279672">
                <text:p>0.7080698662796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914">
                <text:p>0.914</text:p>
              </table:table-cell>
              <table:table-cell office:value-type="float" office:value="0.915077226080647">
                <text:p>0.915077226080647</text:p>
              </table:table-cell>
              <table:table-cell office:value-type="float" office:value="0.708108738467917">
                <text:p>0.7081087384679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915">
                <text:p>0.915</text:p>
              </table:table-cell>
              <table:table-cell office:value-type="float" office:value="0.914351611900072">
                <text:p>0.914351611900072</text:p>
              </table:table-cell>
              <table:table-cell office:value-type="float" office:value="0.708484502954286">
                <text:p>0.7084845029542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916">
                <text:p>0.916</text:p>
              </table:table-cell>
              <table:table-cell office:value-type="float" office:value="0.915673266300404">
                <text:p>0.915673266300404</text:p>
              </table:table-cell>
              <table:table-cell office:value-type="float" office:value="0.708277184616979">
                <text:p>0.70827718461697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917">
                <text:p>0.917</text:p>
              </table:table-cell>
              <table:table-cell office:value-type="float" office:value="0.91795376801078">
                <text:p>0.91795376801078</text:p>
              </table:table-cell>
              <table:table-cell office:value-type="float" office:value="0.709274904115269">
                <text:p>0.7092749041152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18">
                <text:p>0.918</text:p>
              </table:table-cell>
              <table:table-cell office:value-type="float" office:value="0.918757126567845">
                <text:p>0.918757126567845</text:p>
              </table:table-cell>
              <table:table-cell office:value-type="float" office:value="0.706761169275422">
                <text:p>0.7067611692754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19">
                <text:p>0.919</text:p>
              </table:table-cell>
              <table:table-cell office:value-type="float" office:value="0.919068104073805">
                <text:p>0.919068104073805</text:p>
              </table:table-cell>
              <table:table-cell office:value-type="float" office:value="0.706579765730279">
                <text:p>0.7065797657302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92">
                <text:p>0.92</text:p>
              </table:table-cell>
              <table:table-cell office:value-type="float" office:value="0.919780760858298">
                <text:p>0.919780760858298</text:p>
              </table:table-cell>
              <table:table-cell office:value-type="float" office:value="0.706800041463668">
                <text:p>0.70680004146366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921">
                <text:p>0.921</text:p>
              </table:table-cell>
              <table:table-cell office:value-type="float" office:value="0.920376801078055">
                <text:p>0.920376801078055</text:p>
              </table:table-cell>
              <table:table-cell office:value-type="float" office:value="0.705854151549705">
                <text:p>0.7058541515497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922">
                <text:p>0.922</text:p>
              </table:table-cell>
              <table:table-cell office:value-type="float" office:value="0.920856224733078">
                <text:p>0.920856224733078</text:p>
              </table:table-cell>
              <table:table-cell office:value-type="float" office:value="0.706605680522442">
                <text:p>0.7066056805224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23">
                <text:p>0.923</text:p>
              </table:table-cell>
              <table:table-cell office:value-type="float" office:value="0.92233336788639">
                <text:p>0.92233336788639</text:p>
              </table:table-cell>
              <table:table-cell office:value-type="float" office:value="0.706761169275422">
                <text:p>0.7067611692754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924">
                <text:p>0.924</text:p>
              </table:table-cell>
              <table:table-cell office:value-type="float" office:value="0.923214470819944">
                <text:p>0.923214470819944</text:p>
              </table:table-cell>
              <table:table-cell office:value-type="float" office:value="0.706955530216648">
                <text:p>0.7069555302166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925">
                <text:p>0.925</text:p>
              </table:table-cell>
              <table:table-cell office:value-type="float" office:value="0.924898932310563">
                <text:p>0.924898932310563</text:p>
              </table:table-cell>
              <table:table-cell office:value-type="float" office:value="0.706748211879341">
                <text:p>0.7067482118793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6">
                <text:p>0.926</text:p>
              </table:table-cell>
              <table:table-cell office:value-type="float" office:value="0.925054421063543">
                <text:p>0.925054421063543</text:p>
              </table:table-cell>
              <table:table-cell office:value-type="float" office:value="0.706657510106769">
                <text:p>0.7066575101067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927">
                <text:p>0.927</text:p>
              </table:table-cell>
              <table:table-cell office:value-type="float" office:value="0.9274904115269">
                <text:p>0.9274904115269</text:p>
              </table:table-cell>
              <table:table-cell office:value-type="float" office:value="0.706294703016482">
                <text:p>0.7062947030164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28">
                <text:p>0.928</text:p>
              </table:table-cell>
              <table:table-cell office:value-type="float" office:value="0.927205348813103">
                <text:p>0.927205348813103</text:p>
              </table:table-cell>
              <table:table-cell office:value-type="float" office:value="0.706268788224318">
                <text:p>0.7062687882243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929">
                <text:p>0.929</text:p>
              </table:table-cell>
              <table:table-cell office:value-type="float" office:value="0.92942106354307">
                <text:p>0.92942106354307</text:p>
              </table:table-cell>
              <table:table-cell office:value-type="float" office:value="0.706035555094848">
                <text:p>0.7060355550948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93">
                <text:p>0.93</text:p>
              </table:table-cell>
              <table:table-cell office:value-type="float" office:value="0.931027780657199">
                <text:p>0.931027780657199</text:p>
              </table:table-cell>
              <table:table-cell office:value-type="float" office:value="0.705504301855499">
                <text:p>0.7055043018554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31">
                <text:p>0.931</text:p>
              </table:table-cell>
              <table:table-cell office:value-type="float" office:value="0.932051414947652">
                <text:p>0.932051414947652</text:p>
              </table:table-cell>
              <table:table-cell office:value-type="float" office:value="0.706074427283093">
                <text:p>0.7060744272830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32">
                <text:p>0.932</text:p>
              </table:table-cell>
              <table:table-cell office:value-type="float" office:value="0.933049134445942">
                <text:p>0.933049134445942</text:p>
              </table:table-cell>
              <table:table-cell office:value-type="float" office:value="0.706450191769462">
                <text:p>0.70645019176946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933">
                <text:p>0.933</text:p>
              </table:table-cell>
              <table:table-cell office:value-type="float" office:value="0.934448533222763">
                <text:p>0.934448533222763</text:p>
              </table:table-cell>
              <table:table-cell office:value-type="float" office:value="0.705931895926195">
                <text:p>0.7059318959261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934">
                <text:p>0.934</text:p>
              </table:table-cell>
              <table:table-cell office:value-type="float" office:value="0.935381465740645">
                <text:p>0.935381465740645</text:p>
              </table:table-cell>
              <table:table-cell office:value-type="float" office:value="0.705996682906603">
                <text:p>0.7059966829066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935">
                <text:p>0.935</text:p>
              </table:table-cell>
              <table:table-cell office:value-type="float" office:value="0.937130714211672">
                <text:p>0.937130714211672</text:p>
              </table:table-cell>
              <table:table-cell office:value-type="float" office:value="0.706683424898932">
                <text:p>0.7066834248989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36">
                <text:p>0.936</text:p>
              </table:table-cell>
              <table:table-cell office:value-type="float" office:value="0.934526277599254">
                <text:p>0.934526277599254</text:p>
              </table:table-cell>
              <table:table-cell office:value-type="float" office:value="0.706152171659583">
                <text:p>0.7061521716595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937">
                <text:p>0.937</text:p>
              </table:table-cell>
              <table:table-cell office:value-type="float" office:value="0.936107079921219">
                <text:p>0.936107079921219</text:p>
              </table:table-cell>
              <table:table-cell office:value-type="float" office:value="0.705141494765212">
                <text:p>0.70514149476521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938">
                <text:p>0.938</text:p>
              </table:table-cell>
              <table:table-cell office:value-type="float" office:value="0.937338032548979">
                <text:p>0.937338032548979</text:p>
              </table:table-cell>
              <table:table-cell office:value-type="float" office:value="0.706864828444076">
                <text:p>0.7068648284440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939">
                <text:p>0.939</text:p>
              </table:table-cell>
              <table:table-cell office:value-type="float" office:value="0.9379599875609">
                <text:p>0.9379599875609</text:p>
              </table:table-cell>
              <table:table-cell office:value-type="float" office:value="0.705880066341868">
                <text:p>0.7058800663418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94">
                <text:p>0.94</text:p>
              </table:table-cell>
              <table:table-cell office:value-type="float" office:value="0.939242769772986">
                <text:p>0.939242769772986</text:p>
              </table:table-cell>
              <table:table-cell office:value-type="float" office:value="0.706372447392972">
                <text:p>0.7063724473929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941">
                <text:p>0.941</text:p>
              </table:table-cell>
              <table:table-cell office:value-type="float" office:value="0.942171141287447">
                <text:p>0.942171141287447</text:p>
              </table:table-cell>
              <table:table-cell office:value-type="float" office:value="0.704389965792474">
                <text:p>0.7043899657924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942">
                <text:p>0.942</text:p>
              </table:table-cell>
              <table:table-cell office:value-type="float" office:value="0.941847206385405">
                <text:p>0.941847206385405</text:p>
              </table:table-cell>
              <table:table-cell office:value-type="float" office:value="0.705543174043744">
                <text:p>0.7055431740437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3">
                <text:p>0.943</text:p>
              </table:table-cell>
              <table:table-cell office:value-type="float" office:value="0.942585777962061">
                <text:p>0.942585777962061</text:p>
              </table:table-cell>
              <table:table-cell office:value-type="float" office:value="0.705685705400643">
                <text:p>0.70568570540064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944">
                <text:p>0.944</text:p>
              </table:table-cell>
              <table:table-cell office:value-type="float" office:value="0.944775577899865">
                <text:p>0.944775577899865</text:p>
              </table:table-cell>
              <table:table-cell office:value-type="float" office:value="0.704364051000311">
                <text:p>0.7043640510003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45">
                <text:p>0.945</text:p>
              </table:table-cell>
              <table:table-cell office:value-type="float" office:value="0.945617808645175">
                <text:p>0.945617808645175</text:p>
              </table:table-cell>
              <table:table-cell office:value-type="float" office:value="0.706566808334197">
                <text:p>0.7065668083341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46">
                <text:p>0.946</text:p>
              </table:table-cell>
              <table:table-cell office:value-type="float" office:value="0.945617808645175">
                <text:p>0.945617808645175</text:p>
              </table:table-cell>
              <table:table-cell office:value-type="float" office:value="0.704364051000311">
                <text:p>0.7043640510003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947">
                <text:p>0.947</text:p>
              </table:table-cell>
              <table:table-cell office:value-type="float" office:value="0.946149061884524">
                <text:p>0.946149061884524</text:p>
              </table:table-cell>
              <table:table-cell office:value-type="float" office:value="0.706424276977299">
                <text:p>0.7064242769772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948">
                <text:p>0.948</text:p>
              </table:table-cell>
              <table:table-cell office:value-type="float" office:value="0.946732144708199">
                <text:p>0.946732144708199</text:p>
              </table:table-cell>
              <table:table-cell office:value-type="float" office:value="0.703534777651083">
                <text:p>0.7035347776510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949">
                <text:p>0.949</text:p>
              </table:table-cell>
              <table:table-cell office:value-type="float" office:value="0.948559137555717">
                <text:p>0.948559137555717</text:p>
              </table:table-cell>
              <table:table-cell office:value-type="float" office:value="0.704260391831658">
                <text:p>0.7042603918316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95">
                <text:p>0.95</text:p>
              </table:table-cell>
              <table:table-cell office:value-type="float" office:value="0.950075152897274">
                <text:p>0.950075152897274</text:p>
              </table:table-cell>
              <table:table-cell office:value-type="float" office:value="0.704273349227739">
                <text:p>0.7042733492277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951">
                <text:p>0.951</text:p>
              </table:table-cell>
              <table:table-cell office:value-type="float" office:value="0.951630040427076">
                <text:p>0.951630040427076</text:p>
              </table:table-cell>
              <table:table-cell office:value-type="float" office:value="0.703638436819737">
                <text:p>0.7036384368197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2">
                <text:p>0.952</text:p>
              </table:table-cell>
              <table:table-cell office:value-type="float" office:value="0.952057634497771">
                <text:p>0.952057634497771</text:p>
              </table:table-cell>
              <table:table-cell office:value-type="float" office:value="0.70520628174562">
                <text:p>0.705206281745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53">
                <text:p>0.953</text:p>
              </table:table-cell>
              <table:table-cell office:value-type="float" office:value="0.953236757541204">
                <text:p>0.953236757541204</text:p>
              </table:table-cell>
              <table:table-cell office:value-type="float" office:value="0.702498185964549">
                <text:p>0.70249818596454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954">
                <text:p>0.954</text:p>
              </table:table-cell>
              <table:table-cell office:value-type="float" office:value="0.954493624961128">
                <text:p>0.954493624961128</text:p>
              </table:table-cell>
              <table:table-cell office:value-type="float" office:value="0.704325178812066">
                <text:p>0.7043251788120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955">
                <text:p>0.955</text:p>
              </table:table-cell>
              <table:table-cell office:value-type="float" office:value="0.955348813102519">
                <text:p>0.955348813102519</text:p>
              </table:table-cell>
              <table:table-cell office:value-type="float" office:value="0.702990567015653">
                <text:p>0.7029905670156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956">
                <text:p>0.956</text:p>
              </table:table-cell>
              <table:table-cell office:value-type="float" office:value="0.956229916036073">
                <text:p>0.956229916036073</text:p>
              </table:table-cell>
              <table:table-cell office:value-type="float" office:value="0.701552296050586">
                <text:p>0.70155229605058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957">
                <text:p>0.957</text:p>
              </table:table-cell>
              <table:table-cell office:value-type="float" office:value="0.956787084067586">
                <text:p>0.956787084067586</text:p>
              </table:table-cell>
              <table:table-cell office:value-type="float" office:value="0.703716181196227">
                <text:p>0.70371618119622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958">
                <text:p>0.958</text:p>
              </table:table-cell>
              <table:table-cell office:value-type="float" office:value="0.95759044262465">
                <text:p>0.95759044262465</text:p>
              </table:table-cell>
              <table:table-cell office:value-type="float" office:value="0.703327459313776">
                <text:p>0.7033274593137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959">
                <text:p>0.959</text:p>
              </table:table-cell>
              <table:table-cell office:value-type="float" office:value="0.958380843785633">
                <text:p>0.958380843785633</text:p>
              </table:table-cell>
              <table:table-cell office:value-type="float" office:value="0.702031719705608">
                <text:p>0.7020317197056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96">
                <text:p>0.96</text:p>
              </table:table-cell>
              <table:table-cell office:value-type="float" office:value="0.959197159738779">
                <text:p>0.959197159738779</text:p>
              </table:table-cell>
              <table:table-cell office:value-type="float" office:value="0.702938737431326">
                <text:p>0.70293873743132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61">
                <text:p>0.961</text:p>
              </table:table-cell>
              <table:table-cell office:value-type="float" office:value="0.96143878926091">
                <text:p>0.96143878926091</text:p>
              </table:table-cell>
              <table:table-cell office:value-type="float" office:value="0.703210842749041">
                <text:p>0.7032108427490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962">
                <text:p>0.962</text:p>
              </table:table-cell>
              <table:table-cell office:value-type="float" office:value="0.962138488649321">
                <text:p>0.962138488649321</text:p>
              </table:table-cell>
              <table:table-cell office:value-type="float" office:value="0.701111744583808">
                <text:p>0.7011117445838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963">
                <text:p>0.963</text:p>
              </table:table-cell>
              <table:table-cell office:value-type="float" office:value="0.963680418783041">
                <text:p>0.963680418783041</text:p>
              </table:table-cell>
              <table:table-cell office:value-type="float" office:value="0.701487509070177">
                <text:p>0.7014875090701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964">
                <text:p>0.964</text:p>
              </table:table-cell>
              <table:table-cell office:value-type="float" office:value="0.96251425313569">
                <text:p>0.96251425313569</text:p>
              </table:table-cell>
              <table:table-cell office:value-type="float" office:value="0.701293148128952">
                <text:p>0.7012931481289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65">
                <text:p>0.965</text:p>
              </table:table-cell>
              <table:table-cell office:value-type="float" office:value="0.966233025811133">
                <text:p>0.966233025811133</text:p>
              </table:table-cell>
              <table:table-cell office:value-type="float" office:value="0.701513423862341">
                <text:p>0.70151342386234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966">
                <text:p>0.966</text:p>
              </table:table-cell>
              <table:table-cell office:value-type="float" office:value="0.966453301544522">
                <text:p>0.966453301544522</text:p>
              </table:table-cell>
              <table:table-cell office:value-type="float" office:value="0.701953975329118">
                <text:p>0.7019539753291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967">
                <text:p>0.967</text:p>
              </table:table-cell>
              <table:table-cell office:value-type="float" office:value="0.966725406862237">
                <text:p>0.966725406862237</text:p>
              </table:table-cell>
              <table:table-cell office:value-type="float" office:value="0.700515704364051">
                <text:p>0.7005157043640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968">
                <text:p>0.968</text:p>
              </table:table-cell>
              <table:table-cell office:value-type="float" office:value="0.967373276666321">
                <text:p>0.967373276666321</text:p>
              </table:table-cell>
              <table:table-cell office:value-type="float" office:value="0.700476832175806">
                <text:p>0.7004768321758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69">
                <text:p>0.969</text:p>
              </table:table-cell>
              <table:table-cell office:value-type="float" office:value="0.96798227428216">
                <text:p>0.96798227428216</text:p>
              </table:table-cell>
              <table:table-cell office:value-type="float" office:value="0.699919664144294">
                <text:p>0.6999196641442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97">
                <text:p>0.97</text:p>
              </table:table-cell>
              <table:table-cell office:value-type="float" office:value="0.96874676065098">
                <text:p>0.96874676065098</text:p>
              </table:table-cell>
              <table:table-cell office:value-type="float" office:value="0.700606406136623">
                <text:p>0.70060640613662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971">
                <text:p>0.971</text:p>
              </table:table-cell>
              <table:table-cell office:value-type="float" office:value="0.970431222141598">
                <text:p>0.970431222141598</text:p>
              </table:table-cell>
              <table:table-cell office:value-type="float" office:value="0.699790090183477">
                <text:p>0.69979009018347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972">
                <text:p>0.972</text:p>
              </table:table-cell>
              <table:table-cell office:value-type="float" office:value="0.971869493106665">
                <text:p>0.971869493106665</text:p>
              </table:table-cell>
              <table:table-cell office:value-type="float" office:value="0.700347258214989">
                <text:p>0.7003472582149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73">
                <text:p>0.973</text:p>
              </table:table-cell>
              <table:table-cell office:value-type="float" office:value="0.972724681248056">
                <text:p>0.972724681248056</text:p>
              </table:table-cell>
              <table:table-cell office:value-type="float" office:value="0.699543899657925">
                <text:p>0.6995438996579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974">
                <text:p>0.974</text:p>
              </table:table-cell>
              <table:table-cell office:value-type="float" office:value="0.974331398362185">
                <text:p>0.974331398362185</text:p>
              </table:table-cell>
              <table:table-cell office:value-type="float" office:value="0.697600290245672">
                <text:p>0.69760029024567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5">
                <text:p>0.975</text:p>
              </table:table-cell>
              <table:table-cell office:value-type="float" office:value="0.975069969938841">
                <text:p>0.975069969938841</text:p>
              </table:table-cell>
              <table:table-cell office:value-type="float" office:value="0.699038561210739">
                <text:p>0.69903856121073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976">
                <text:p>0.976</text:p>
              </table:table-cell>
              <table:table-cell office:value-type="float" office:value="0.975666010158598">
                <text:p>0.975666010158598</text:p>
              </table:table-cell>
              <table:table-cell office:value-type="float" office:value="0.699129262983311">
                <text:p>0.6991292629833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977">
                <text:p>0.977</text:p>
              </table:table-cell>
              <table:table-cell office:value-type="float" office:value="0.977531875194361">
                <text:p>0.977531875194361</text:p>
              </table:table-cell>
              <table:table-cell office:value-type="float" office:value="0.696641442935628">
                <text:p>0.6966414429356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78">
                <text:p>0.978</text:p>
              </table:table-cell>
              <table:table-cell office:value-type="float" office:value="0.978076085829792">
                <text:p>0.978076085829792</text:p>
              </table:table-cell>
              <table:table-cell office:value-type="float" office:value="0.696628485539546">
                <text:p>0.6966284855395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79">
                <text:p>0.979</text:p>
              </table:table-cell>
              <table:table-cell office:value-type="float" office:value="0.979034933139836">
                <text:p>0.979034933139836</text:p>
              </table:table-cell>
              <table:table-cell office:value-type="float" office:value="0.697289312739712">
                <text:p>0.69728931273971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8">
                <text:p>0.98</text:p>
              </table:table-cell>
              <table:table-cell office:value-type="float" office:value="0.981056286928579">
                <text:p>0.981056286928579</text:p>
              </table:table-cell>
              <table:table-cell office:value-type="float" office:value="0.695799212190318">
                <text:p>0.6957992121903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981">
                <text:p>0.981</text:p>
              </table:table-cell>
              <table:table-cell office:value-type="float" office:value="0.982002176842542">
                <text:p>0.982002176842542</text:p>
              </table:table-cell>
              <table:table-cell office:value-type="float" office:value="0.695902871358972">
                <text:p>0.69590287135897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982">
                <text:p>0.982</text:p>
              </table:table-cell>
              <table:table-cell office:value-type="float" office:value="0.981924432466052">
                <text:p>0.981924432466052</text:p>
              </table:table-cell>
              <table:table-cell office:value-type="float" office:value="0.698027884316368">
                <text:p>0.6980278843163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983">
                <text:p>0.983</text:p>
              </table:table-cell>
              <table:table-cell office:value-type="float" office:value="0.982896237172178">
                <text:p>0.982896237172178</text:p>
              </table:table-cell>
              <table:table-cell office:value-type="float" office:value="0.696006530527625">
                <text:p>0.69600653052762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984">
                <text:p>0.984</text:p>
              </table:table-cell>
              <table:table-cell office:value-type="float" office:value="0.985060122317819">
                <text:p>0.985060122317819</text:p>
              </table:table-cell>
              <table:table-cell office:value-type="float" office:value="0.692857883279776">
                <text:p>0.6928578832797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985">
                <text:p>0.985</text:p>
              </table:table-cell>
              <table:table-cell office:value-type="float" office:value="0.985086037109982">
                <text:p>0.985086037109982</text:p>
              </table:table-cell>
              <table:table-cell office:value-type="float" office:value="0.695760340002073">
                <text:p>0.6957603400020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986">
                <text:p>0.986</text:p>
              </table:table-cell>
              <table:table-cell office:value-type="float" office:value="0.9859930548357">
                <text:p>0.9859930548357</text:p>
              </table:table-cell>
              <table:table-cell office:value-type="float" office:value="0.693207732973981">
                <text:p>0.69320773297398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87">
                <text:p>0.987</text:p>
              </table:table-cell>
              <table:table-cell office:value-type="float" office:value="0.987198092671297">
                <text:p>0.987198092671297</text:p>
              </table:table-cell>
              <table:table-cell office:value-type="float" office:value="0.690823572094952">
                <text:p>0.6908235720949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988">
                <text:p>0.988</text:p>
              </table:table-cell>
              <table:table-cell office:value-type="float" office:value="0.988364258318648">
                <text:p>0.988364258318648</text:p>
              </table:table-cell>
              <table:table-cell office:value-type="float" office:value="0.692948585052348">
                <text:p>0.69294858505234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989">
                <text:p>0.989</text:p>
              </table:table-cell>
              <table:table-cell office:value-type="float" office:value="0.989271276044366">
                <text:p>0.989271276044366</text:p>
              </table:table-cell>
              <table:table-cell office:value-type="float" office:value="0.692300715248264">
                <text:p>0.6923007152482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99">
                <text:p>0.99</text:p>
              </table:table-cell>
              <table:table-cell office:value-type="float" office:value="0.989504509173836">
                <text:p>0.989504509173836</text:p>
              </table:table-cell>
              <table:table-cell office:value-type="float" office:value="0.691082720016585">
                <text:p>0.69108272001658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991">
                <text:p>0.991</text:p>
              </table:table-cell>
              <table:table-cell office:value-type="float" office:value="0.990890950554577">
                <text:p>0.990890950554577</text:p>
              </table:table-cell>
              <table:table-cell office:value-type="float" office:value="0.694555302166477">
                <text:p>0.69455530216647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992">
                <text:p>0.992</text:p>
              </table:table-cell>
              <table:table-cell office:value-type="float" office:value="0.991785010884213">
                <text:p>0.991785010884213</text:p>
              </table:table-cell>
              <table:table-cell office:value-type="float" office:value="0.690836529491033">
                <text:p>0.6908365294910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993">
                <text:p>0.993</text:p>
              </table:table-cell>
              <table:table-cell office:value-type="float" office:value="0.99330102622577">
                <text:p>0.99330102622577</text:p>
              </table:table-cell>
              <table:table-cell office:value-type="float" office:value="0.691523271483363">
                <text:p>0.6915232714833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94">
                <text:p>0.994</text:p>
              </table:table-cell>
              <table:table-cell office:value-type="float" office:value="0.993961853425935">
                <text:p>0.993961853425935</text:p>
              </table:table-cell>
              <table:table-cell office:value-type="float" office:value="0.68788224318441">
                <text:p>0.6878822431844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95">
                <text:p>0.995</text:p>
              </table:table-cell>
              <table:table-cell office:value-type="float" office:value="0.99499844511247">
                <text:p>0.99499844511247</text:p>
              </table:table-cell>
              <table:table-cell office:value-type="float" office:value="0.691069762620504">
                <text:p>0.6910697626205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996">
                <text:p>0.996</text:p>
              </table:table-cell>
              <table:table-cell office:value-type="float" office:value="0.996022079402923">
                <text:p>0.996022079402923</text:p>
              </table:table-cell>
              <table:table-cell office:value-type="float" office:value="0.69049963719291">
                <text:p>0.690499637192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997">
                <text:p>0.997</text:p>
              </table:table-cell>
              <table:table-cell office:value-type="float" office:value="0.997201202446356">
                <text:p>0.997201202446356</text:p>
              </table:table-cell>
              <table:table-cell office:value-type="float" office:value="0.693687156629004">
                <text:p>0.6936871566290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98">
                <text:p>0.998</text:p>
              </table:table-cell>
              <table:table-cell office:value-type="float" office:value="0.998030475795584">
                <text:p>0.998030475795584</text:p>
              </table:table-cell>
              <table:table-cell office:value-type="float" office:value="0.690681040738053">
                <text:p>0.6906810407380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999">
                <text:p>0.999</text:p>
              </table:table-cell>
              <table:table-cell office:value-type="float" office:value="0.998872706540893">
                <text:p>0.998872706540893</text:p>
              </table:table-cell>
              <table:table-cell office:value-type="float" office:value="0.692702394526796">
                <text:p>0.6927023945267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4263501606717">
                <text:p>0.714263501606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